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0D000000DD000000DDC3FF3B79.bmp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594cm" svg:height="19.2cm" svg:x="1.726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SE </meta:initial-creator>
    <meta:creation-date>2016-03-28T22:35:26.08</meta:creation-date>
    <dc:date>2016-04-01T02:07:13.42</dc:date>
    <dc:creator>SSE </dc:creator>
    <meta:editing-duration>PT3H51M45S</meta:editing-duration>
    <meta:editing-cycles>5</meta:editing-cycles>
    <meta:generator>OpenOffice/4.1.0$Win32 OpenOffice.org_project/410m18$Build-9764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amed-symbol" chart:symbol-name="arrow-down" chart:symbol-width="0.15cm" chart:symbol-height="0.1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sterisk" chart:symbol-width="0.15cm" chart:symbol-height="0.15cm" chart:link-data-style-to-source="fals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2cm" chart:symbol-height="0.02cm" chart:link-data-style-to-source="false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1cm" chart:symbol-height="0.1cm" chart:link-data-style-to-source="false">
        <chart:symbol-image xlink:href="Pictures/2000000D000000DD000000DDC3FF3B79.bmp" xlink:type="simple" xlink:actuate="onLoad"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tar" chart:symbol-width="0.13cm" chart:symbol-height="0.13cm" chart:link-data-style-to-source="fals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95cm" svg:height="19.201cm" xlink:href="." xlink:type="simple" chart:class="chart:scatter" chart:style-name="ch1">
        <chart:title svg:x="9.828cm" svg:y="0.52cm" chart:style-name="ch2">
          <text:p>Border vectors</text:p>
        </chart:title>
        <chart:legend chart:legend-position="end" svg:x="20.692cm" svg:y="7.842cm" style:legend-expansion="high" chart:style-name="ch3"/>
        <chart:plot-area chart:style-name="ch4" chart:data-source-has-labels="both" svg:x="1.82cm" svg:y="2.943cm" svg:width="17.89cm" svg:height="14.575cm">
          <chartooo:coordinate-region svg:x="2.653cm" svg:y="3.182cm" svg:width="16.936cm" svg:height="13.61cm"/>
          <chart:axis chart:dimension="x" chart:name="primary-x" chart:style-name="ch5" chartooo:axis-type="auto">
            <chart:title svg:x="10.557cm" svg:y="17.902cm" chart:style-name="ch6">
              <text:p>x</text:p>
            </chart:title>
            <chart:categories table:cell-range-address="local-table.$A$2:.$A$1001"/>
          </chart:axis>
          <chart:axis chart:dimension="y" chart:name="primary-y" chart:style-name="ch5">
            <chart:title svg:x="0.451cm" svg:y="10.438cm" chart:style-name="ch7">
              <text:p>y</text:p>
            </chart:title>
          </chart:axis>
          <chart:series chart:style-name="ch8" chart:values-cell-range-address="local-table.$C$2:.$C$1001" chart:label-cell-address="local-table.$C$1" chart:class="chart:scatter">
            <chart:domain table:cell-range-address="local-table.$B$2:.$B$1001"/>
            <chart:data-point chart:repeated="1000"/>
          </chart:series>
          <chart:series chart:style-name="ch9" chart:values-cell-range-address="local-table.$E$2:.$E$1001" chart:label-cell-address="local-table.$E$1" chart:class="chart:scatter">
            <chart:domain table:cell-range-address="local-table.$D$2:.$D$1001"/>
            <chart:data-point chart:repeated="1000"/>
          </chart:series>
          <chart:series chart:style-name="ch10" chart:values-cell-range-address="local-table.$G$2:.$G$1001" chart:label-cell-address="local-table.$G$1" chart:class="chart:scatter">
            <chart:domain table:cell-range-address="local-table.$F$2:.$F$1001"/>
            <chart:data-point chart:repeated="1000"/>
          </chart:series>
          <chart:series chart:style-name="ch11" chart:values-cell-range-address="local-table.$I$2:.$I$1001" chart:label-cell-address="local-table.$I$1" chart:class="chart:scatter">
            <chart:domain table:cell-range-address="local-table.$H$2:.$H$1001"/>
            <chart:data-point chart:repeated="1000"/>
          </chart:series>
          <chart:series chart:style-name="ch12" chart:values-cell-range-address="local-table.$K$2:.$K$1001" chart:label-cell-address="local-table.$K$1" chart:class="chart:scatter">
            <chart:domain table:cell-range-address="local-table.$J$2:.$J$1001"/>
            <chart:data-point chart:repeated="10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lass 1</text:p>
              </table:table-cell>
              <table:table-cell office:value-type="string">
                <text:p/>
              </table:table-cell>
              <table:table-cell office:value-type="string">
                <text:p>Class 2</text:p>
              </table:table-cell>
              <table:table-cell office:value-type="string">
                <text:p/>
              </table:table-cell>
              <table:table-cell office:value-type="string">
                <text:p>Border</text:p>
              </table:table-cell>
              <table:table-cell office:value-type="string">
                <text:p/>
              </table:table-cell>
              <table:table-cell office:value-type="string">
                <text:p>AGF borders</text:p>
              </table:table-cell>
              <table:table-cell office:value-type="string">
                <text:p/>
              </table:table-cell>
              <table:table-cell office:value-type="string">
                <text:p>SVM border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63289">
                <text:p>0.163289</text:p>
              </table:table-cell>
              <table:table-cell office:value-type="float" office:value="0.52442">
                <text:p>0.52442</text:p>
              </table:table-cell>
              <table:table-cell office:value-type="float" office:value="0.781433">
                <text:p>0.781433</text:p>
              </table:table-cell>
              <table:table-cell office:value-type="float" office:value="0.856991">
                <text:p>0.856991</text:p>
              </table:table-cell>
              <table:table-cell office:value-type="float" office:value="0.311425">
                <text:p>0.311425</text:p>
              </table:table-cell>
              <table:table-cell office:value-type="float" office:value="0.607129">
                <text:p>0.607129</text:p>
              </table:table-cell>
              <table:table-cell office:value-type="float" office:value="0.291378">
                <text:p>0.291378</text:p>
              </table:table-cell>
              <table:table-cell office:value-type="float" office:value="0.325153">
                <text:p>0.325153</text:p>
              </table:table-cell>
              <table:table-cell office:value-type="float" office:value="0.383178">
                <text:p>0.383178</text:p>
              </table:table-cell>
              <table:table-cell office:value-type="float" office:value="0.630023">
                <text:p>0.6300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6845">
                <text:p>0.396845</text:p>
              </table:table-cell>
              <table:table-cell office:value-type="float" office:value="0.365483">
                <text:p>0.365483</text:p>
              </table:table-cell>
              <table:table-cell office:value-type="float" office:value="0.442291">
                <text:p>0.442291</text:p>
              </table:table-cell>
              <table:table-cell office:value-type="float" office:value="0.652405">
                <text:p>0.652405</text:p>
              </table:table-cell>
              <table:table-cell office:value-type="float" office:value="0.444987">
                <text:p>0.444987</text:p>
              </table:table-cell>
              <table:table-cell office:value-type="float" office:value="0.651464">
                <text:p>0.651464</text:p>
              </table:table-cell>
              <table:table-cell office:value-type="float" office:value="0.606448">
                <text:p>0.606448</text:p>
              </table:table-cell>
              <table:table-cell office:value-type="float" office:value="0.610949">
                <text:p>0.610949</text:p>
              </table:table-cell>
              <table:table-cell office:value-type="float" office:value="0.383333">
                <text:p>0.383333</text:p>
              </table:table-cell>
              <table:table-cell office:value-type="float" office:value="0.630088">
                <text:p>0.63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9997">
                <text:p>0.199997</text:p>
              </table:table-cell>
              <table:table-cell office:value-type="float" office:value="0.45417">
                <text:p>0.45417</text:p>
              </table:table-cell>
              <table:table-cell office:value-type="float" office:value="0.336275">
                <text:p>0.336275</text:p>
              </table:table-cell>
              <table:table-cell office:value-type="float" office:value="0.620584">
                <text:p>0.620584</text:p>
              </table:table-cell>
              <table:table-cell office:value-type="float" office:value="0.39763">
                <text:p>0.39763</text:p>
              </table:table-cell>
              <table:table-cell office:value-type="float" office:value="0.360744">
                <text:p>0.360744</text:p>
              </table:table-cell>
              <table:table-cell office:value-type="float" office:value="0.590319">
                <text:p>0.590319</text:p>
              </table:table-cell>
              <table:table-cell office:value-type="float" office:value="0.470443">
                <text:p>0.470443</text:p>
              </table:table-cell>
              <table:table-cell office:value-type="float" office:value="0.421214">
                <text:p>0.421214</text:p>
              </table:table-cell>
              <table:table-cell office:value-type="float" office:value="0.3413">
                <text:p>0.34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99605">
                <text:p>0.499605</text:p>
              </table:table-cell>
              <table:table-cell office:value-type="float" office:value="0.406205">
                <text:p>0.406205</text:p>
              </table:table-cell>
              <table:table-cell office:value-type="float" office:value="0.519132">
                <text:p>0.519132</text:p>
              </table:table-cell>
              <table:table-cell office:value-type="float" office:value="0.098084">
                <text:p>0.098084</text:p>
              </table:table-cell>
              <table:table-cell office:value-type="float" office:value="0.559246">
                <text:p>0.559246</text:p>
              </table:table-cell>
              <table:table-cell office:value-type="float" office:value="0.668482">
                <text:p>0.668482</text:p>
              </table:table-cell>
              <table:table-cell office:value-type="float" office:value="0.531405">
                <text:p>0.531405</text:p>
              </table:table-cell>
              <table:table-cell office:value-type="float" office:value="0.648634">
                <text:p>0.648634</text:p>
              </table:table-cell>
              <table:table-cell office:value-type="float" office:value="0.401234">
                <text:p>0.401234</text:p>
              </table:table-cell>
              <table:table-cell office:value-type="float" office:value="0.637107">
                <text:p>0.637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3644">
                <text:p>0.423644</text:p>
              </table:table-cell>
              <table:table-cell office:value-type="float" office:value="0.536353">
                <text:p>0.536353</text:p>
              </table:table-cell>
              <table:table-cell office:value-type="float" office:value="0.738734">
                <text:p>0.738734</text:p>
              </table:table-cell>
              <table:table-cell office:value-type="float" office:value="0.69054">
                <text:p>0.69054</text:p>
              </table:table-cell>
              <table:table-cell office:value-type="float" office:value="0.466546">
                <text:p>0.466546</text:p>
              </table:table-cell>
              <table:table-cell office:value-type="float" office:value="0.384268">
                <text:p>0.384268</text:p>
              </table:table-cell>
              <table:table-cell office:value-type="float" office:value="0.623483">
                <text:p>0.623483</text:p>
              </table:table-cell>
              <table:table-cell office:value-type="float" office:value="0.578862">
                <text:p>0.578862</text:p>
              </table:table-cell>
              <table:table-cell office:value-type="float" office:value="0.619159">
                <text:p>0.619159</text:p>
              </table:table-cell>
              <table:table-cell office:value-type="float" office:value="0.545354">
                <text:p>0.545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7316">
                <text:p>0.217316</text:p>
              </table:table-cell>
              <table:table-cell office:value-type="float" office:value="0.502102">
                <text:p>0.502102</text:p>
              </table:table-cell>
              <table:table-cell office:value-type="float" office:value="0.575411">
                <text:p>0.575411</text:p>
              </table:table-cell>
              <table:table-cell office:value-type="float" office:value="0.61225">
                <text:p>0.61225</text:p>
              </table:table-cell>
              <table:table-cell office:value-type="float" office:value="0.630412">
                <text:p>0.630412</text:p>
              </table:table-cell>
              <table:table-cell office:value-type="float" office:value="0.526065">
                <text:p>0.526065</text:p>
              </table:table-cell>
              <table:table-cell office:value-type="float" office:value="0.557025">
                <text:p>0.557025</text:p>
              </table:table-cell>
              <table:table-cell office:value-type="float" office:value="0.412682">
                <text:p>0.412682</text:p>
              </table:table-cell>
              <table:table-cell office:value-type="float" office:value="0.613069">
                <text:p>0.613069</text:p>
              </table:table-cell>
              <table:table-cell office:value-type="float" office:value="0.595613">
                <text:p>0.595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9647">
                <text:p>0.169647</text:p>
              </table:table-cell>
              <table:table-cell office:value-type="float" office:value="0.435821">
                <text:p>0.435821</text:p>
              </table:table-cell>
              <table:table-cell office:value-type="float" office:value="0.406528">
                <text:p>0.406528</text:p>
              </table:table-cell>
              <table:table-cell office:value-type="float" office:value="0.768997">
                <text:p>0.768997</text:p>
              </table:table-cell>
              <table:table-cell office:value-type="float" office:value="0.403603">
                <text:p>0.403603</text:p>
              </table:table-cell>
              <table:table-cell office:value-type="float" office:value="0.638499">
                <text:p>0.638499</text:p>
              </table:table-cell>
              <table:table-cell office:value-type="float" office:value="0.395142">
                <text:p>0.395142</text:p>
              </table:table-cell>
              <table:table-cell office:value-type="float" office:value="0.656213">
                <text:p>0.656213</text:p>
              </table:table-cell>
              <table:table-cell office:value-type="float" office:value="0.619811">
                <text:p>0.619811</text:p>
              </table:table-cell>
              <table:table-cell office:value-type="float" office:value="0.569801">
                <text:p>0.5698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1567">
                <text:p>0.411567</text:p>
              </table:table-cell>
              <table:table-cell office:value-type="float" office:value="0.443347">
                <text:p>0.443347</text:p>
              </table:table-cell>
              <table:table-cell office:value-type="float" office:value="0.628225">
                <text:p>0.628225</text:p>
              </table:table-cell>
              <table:table-cell office:value-type="float" office:value="0.839363">
                <text:p>0.839363</text:p>
              </table:table-cell>
              <table:table-cell office:value-type="float" office:value="0.407382">
                <text:p>0.407382</text:p>
              </table:table-cell>
              <table:table-cell office:value-type="float" office:value="0.36358">
                <text:p>0.36358</text:p>
              </table:table-cell>
              <table:table-cell office:value-type="float" office:value="0.260166">
                <text:p>0.260166</text:p>
              </table:table-cell>
              <table:table-cell office:value-type="float" office:value="0.6056">
                <text:p>0.6056</text:p>
              </table:table-cell>
              <table:table-cell office:value-type="float" office:value="0.619797">
                <text:p>0.619797</text:p>
              </table:table-cell>
              <table:table-cell office:value-type="float" office:value="0.550753">
                <text:p>0.5507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2293">
                <text:p>0.392293</text:p>
              </table:table-cell>
              <table:table-cell office:value-type="float" office:value="0.465504">
                <text:p>0.465504</text:p>
              </table:table-cell>
              <table:table-cell office:value-type="float" office:value="0.753884">
                <text:p>0.753884</text:p>
              </table:table-cell>
              <table:table-cell office:value-type="float" office:value="0.730422">
                <text:p>0.730422</text:p>
              </table:table-cell>
              <table:table-cell office:value-type="float" office:value="0.520916">
                <text:p>0.520916</text:p>
              </table:table-cell>
              <table:table-cell office:value-type="float" office:value="0.668354">
                <text:p>0.668354</text:p>
              </table:table-cell>
              <table:table-cell office:value-type="float" office:value="0.565644">
                <text:p>0.565644</text:p>
              </table:table-cell>
              <table:table-cell office:value-type="float" office:value="0.427678">
                <text:p>0.427678</text:p>
              </table:table-cell>
              <table:table-cell office:value-type="float" office:value="0.610415">
                <text:p>0.610415</text:p>
              </table:table-cell>
              <table:table-cell office:value-type="float" office:value="0.601051">
                <text:p>0.6010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445">
                <text:p>0.288445</text:p>
              </table:table-cell>
              <table:table-cell office:value-type="float" office:value="0.521095">
                <text:p>0.521095</text:p>
              </table:table-cell>
              <table:table-cell office:value-type="float" office:value="0.493232">
                <text:p>0.493232</text:p>
              </table:table-cell>
              <table:table-cell office:value-type="float" office:value="0.944945">
                <text:p>0.944945</text:p>
              </table:table-cell>
              <table:table-cell office:value-type="float" office:value="0.591656">
                <text:p>0.591656</text:p>
              </table:table-cell>
              <table:table-cell office:value-type="float" office:value="0.464953">
                <text:p>0.464953</text:p>
              </table:table-cell>
              <table:table-cell office:value-type="float" office:value="0.555872">
                <text:p>0.555872</text:p>
              </table:table-cell>
              <table:table-cell office:value-type="float" office:value="0.641161">
                <text:p>0.641161</text:p>
              </table:table-cell>
              <table:table-cell office:value-type="float" office:value="0.462509">
                <text:p>0.462509</text:p>
              </table:table-cell>
              <table:table-cell office:value-type="float" office:value="0.654103">
                <text:p>0.654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9425">
                <text:p>0.319425</text:p>
              </table:table-cell>
              <table:table-cell office:value-type="float" office:value="0.451973">
                <text:p>0.451973</text:p>
              </table:table-cell>
              <table:table-cell office:value-type="float" office:value="0.561548">
                <text:p>0.561548</text:p>
              </table:table-cell>
              <table:table-cell office:value-type="float" office:value="0.9279">
                <text:p>0.9279</text:p>
              </table:table-cell>
              <table:table-cell office:value-type="float" office:value="0.606142">
                <text:p>0.606142</text:p>
              </table:table-cell>
              <table:table-cell office:value-type="float" office:value="0.482436">
                <text:p>0.482436</text:p>
              </table:table-cell>
              <table:table-cell office:value-type="float" office:value="0.270171">
                <text:p>0.270171</text:p>
              </table:table-cell>
              <table:table-cell office:value-type="float" office:value="0.325922">
                <text:p>0.325922</text:p>
              </table:table-cell>
              <table:table-cell office:value-type="float" office:value="0.579561">
                <text:p>0.579561</text:p>
              </table:table-cell>
              <table:table-cell office:value-type="float" office:value="0.456873">
                <text:p>0.4568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44479">
                <text:p>0.544479</text:p>
              </table:table-cell>
              <table:table-cell office:value-type="float" office:value="0.525051">
                <text:p>0.525051</text:p>
              </table:table-cell>
              <table:table-cell office:value-type="float" office:value="1.026745">
                <text:p>1.026745</text:p>
              </table:table-cell>
              <table:table-cell office:value-type="float" office:value="0.374706">
                <text:p>0.374706</text:p>
              </table:table-cell>
              <table:table-cell office:value-type="float" office:value="0.431902">
                <text:p>0.431902</text:p>
              </table:table-cell>
              <table:table-cell office:value-type="float" office:value="0.647515">
                <text:p>0.647515</text:p>
              </table:table-cell>
              <table:table-cell office:value-type="float" office:value="0.562611">
                <text:p>0.562611</text:p>
              </table:table-cell>
              <table:table-cell office:value-type="float" office:value="0.422374">
                <text:p>0.422374</text:p>
              </table:table-cell>
              <table:table-cell office:value-type="float" office:value="0.265844">
                <text:p>0.265844</text:p>
              </table:table-cell>
              <table:table-cell office:value-type="float" office:value="0.581716">
                <text:p>0.581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86807">
                <text:p>0.386807</text:p>
              </table:table-cell>
              <table:table-cell office:value-type="float" office:value="0.525684">
                <text:p>0.525684</text:p>
              </table:table-cell>
              <table:table-cell office:value-type="float" office:value="0.547734">
                <text:p>0.547734</text:p>
              </table:table-cell>
              <table:table-cell office:value-type="float" office:value="0.42171">
                <text:p>0.42171</text:p>
              </table:table-cell>
              <table:table-cell office:value-type="float" office:value="0.521535">
                <text:p>0.521535</text:p>
              </table:table-cell>
              <table:table-cell office:value-type="float" office:value="0.410737">
                <text:p>0.410737</text:p>
              </table:table-cell>
              <table:table-cell office:value-type="float" office:value="0.316202">
                <text:p>0.316202</text:p>
              </table:table-cell>
              <table:table-cell office:value-type="float" office:value="0.323341">
                <text:p>0.323341</text:p>
              </table:table-cell>
              <table:table-cell office:value-type="float" office:value="0.592424">
                <text:p>0.592424</text:p>
              </table:table-cell>
              <table:table-cell office:value-type="float" office:value="0.47655">
                <text:p>0.476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7465">
                <text:p>0.737465</text:p>
              </table:table-cell>
              <table:table-cell office:value-type="float" office:value="0.557035">
                <text:p>0.557035</text:p>
              </table:table-cell>
              <table:table-cell office:value-type="float" office:value="0.216843">
                <text:p>0.216843</text:p>
              </table:table-cell>
              <table:table-cell office:value-type="float" office:value="0.180428">
                <text:p>0.180428</text:p>
              </table:table-cell>
              <table:table-cell office:value-type="float" office:value="0.629263">
                <text:p>0.629263</text:p>
              </table:table-cell>
              <table:table-cell office:value-type="float" office:value="0.523162">
                <text:p>0.523162</text:p>
              </table:table-cell>
              <table:table-cell office:value-type="float" office:value="0.604269">
                <text:p>0.604269</text:p>
              </table:table-cell>
              <table:table-cell office:value-type="float" office:value="0.613233">
                <text:p>0.613233</text:p>
              </table:table-cell>
              <table:table-cell office:value-type="float" office:value="0.378228">
                <text:p>0.378228</text:p>
              </table:table-cell>
              <table:table-cell office:value-type="float" office:value="0.334937">
                <text:p>0.3349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6028">
                <text:p>0.306028</text:p>
              </table:table-cell>
              <table:table-cell office:value-type="float" office:value="0.513874">
                <text:p>0.513874</text:p>
              </table:table-cell>
              <table:table-cell office:value-type="float" office:value="0.666416">
                <text:p>0.666416</text:p>
              </table:table-cell>
              <table:table-cell office:value-type="float" office:value="0.354166">
                <text:p>0.354166</text:p>
              </table:table-cell>
              <table:table-cell office:value-type="float" office:value="0.613182">
                <text:p>0.613182</text:p>
              </table:table-cell>
              <table:table-cell office:value-type="float" office:value="0.492558">
                <text:p>0.492558</text:p>
              </table:table-cell>
              <table:table-cell office:value-type="float" office:value="0.57572">
                <text:p>0.57572</text:p>
              </table:table-cell>
              <table:table-cell office:value-type="float" office:value="0.633025">
                <text:p>0.633025</text:p>
              </table:table-cell>
              <table:table-cell office:value-type="float" office:value="0.339242">
                <text:p>0.339242</text:p>
              </table:table-cell>
              <table:table-cell office:value-type="float" office:value="0.610846">
                <text:p>0.610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93715">
                <text:p>0.393715</text:p>
              </table:table-cell>
              <table:table-cell office:value-type="float" office:value="0.43487">
                <text:p>0.43487</text:p>
              </table:table-cell>
              <table:table-cell office:value-type="float" office:value="0.55073">
                <text:p>0.55073</text:p>
              </table:table-cell>
              <table:table-cell office:value-type="float" office:value="0.362866">
                <text:p>0.362866</text:p>
              </table:table-cell>
              <table:table-cell office:value-type="float" office:value="0.400371">
                <text:p>0.400371</text:p>
              </table:table-cell>
              <table:table-cell office:value-type="float" office:value="0.637438">
                <text:p>0.637438</text:p>
              </table:table-cell>
              <table:table-cell office:value-type="float" office:value="0.218812">
                <text:p>0.218812</text:p>
              </table:table-cell>
              <table:table-cell office:value-type="float" office:value="0.593327">
                <text:p>0.593327</text:p>
              </table:table-cell>
              <table:table-cell office:value-type="float" office:value="0.620262">
                <text:p>0.620262</text:p>
              </table:table-cell>
              <table:table-cell office:value-type="float" office:value="0.560838">
                <text:p>0.56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4033">
                <text:p>0.104033</text:p>
              </table:table-cell>
              <table:table-cell office:value-type="float" office:value="0.352304">
                <text:p>0.352304</text:p>
              </table:table-cell>
              <table:table-cell office:value-type="float" office:value="0.446838">
                <text:p>0.446838</text:p>
              </table:table-cell>
              <table:table-cell office:value-type="float" office:value="0.762308">
                <text:p>0.762308</text:p>
              </table:table-cell>
              <table:table-cell office:value-type="float" office:value="0.541672">
                <text:p>0.541672</text:p>
              </table:table-cell>
              <table:table-cell office:value-type="float" office:value="0.423076">
                <text:p>0.423076</text:p>
              </table:table-cell>
              <table:table-cell office:value-type="float" office:value="0.557063">
                <text:p>0.557063</text:p>
              </table:table-cell>
              <table:table-cell office:value-type="float" office:value="0.412751">
                <text:p>0.412751</text:p>
              </table:table-cell>
              <table:table-cell office:value-type="float" office:value="0.615774">
                <text:p>0.615774</text:p>
              </table:table-cell>
              <table:table-cell office:value-type="float" office:value="0.529088">
                <text:p>0.5290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1258">
                <text:p>0.41258</text:p>
              </table:table-cell>
              <table:table-cell office:value-type="float" office:value="0.674598">
                <text:p>0.674598</text:p>
              </table:table-cell>
              <table:table-cell office:value-type="float" office:value="0.627983">
                <text:p>0.627983</text:p>
              </table:table-cell>
              <table:table-cell office:value-type="float" office:value="0.933233">
                <text:p>0.933233</text:p>
              </table:table-cell>
              <table:table-cell office:value-type="float" office:value="0.469892">
                <text:p>0.469892</text:p>
              </table:table-cell>
              <table:table-cell office:value-type="float" office:value="0.658398">
                <text:p>0.658398</text:p>
              </table:table-cell>
              <table:table-cell office:value-type="float" office:value="0.281124">
                <text:p>0.281124</text:p>
              </table:table-cell>
              <table:table-cell office:value-type="float" office:value="0.32566">
                <text:p>0.32566</text:p>
              </table:table-cell>
              <table:table-cell office:value-type="float" office:value="0.529141">
                <text:p>0.529141</text:p>
              </table:table-cell>
              <table:table-cell office:value-type="float" office:value="0.654202">
                <text:p>0.654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6248">
                <text:p>0.536248</text:p>
              </table:table-cell>
              <table:table-cell office:value-type="float" office:value="0.492472">
                <text:p>0.492472</text:p>
              </table:table-cell>
              <table:table-cell office:value-type="float" office:value="0.123779">
                <text:p>0.123779</text:p>
              </table:table-cell>
              <table:table-cell office:value-type="float" office:value="0.775011">
                <text:p>0.775011</text:p>
              </table:table-cell>
              <table:table-cell office:value-type="float" office:value="0.564237">
                <text:p>0.564237</text:p>
              </table:table-cell>
              <table:table-cell office:value-type="float" office:value="0.667746">
                <text:p>0.667746</text:p>
              </table:table-cell>
              <table:table-cell office:value-type="float" office:value="0.577305">
                <text:p>0.577305</text:p>
              </table:table-cell>
              <table:table-cell office:value-type="float" office:value="0.447965">
                <text:p>0.447965</text:p>
              </table:table-cell>
              <table:table-cell office:value-type="float" office:value="0.462436">
                <text:p>0.462436</text:p>
              </table:table-cell>
              <table:table-cell office:value-type="float" office:value="0.654091">
                <text:p>0.654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0489">
                <text:p>0.210489</text:p>
              </table:table-cell>
              <table:table-cell office:value-type="float" office:value="0.327453">
                <text:p>0.327453</text:p>
              </table:table-cell>
              <table:table-cell office:value-type="float" office:value="0.535522">
                <text:p>0.535522</text:p>
              </table:table-cell>
              <table:table-cell office:value-type="float" office:value="0.716462">
                <text:p>0.716462</text:p>
              </table:table-cell>
              <table:table-cell office:value-type="float" office:value="0.58732">
                <text:p>0.58732</text:p>
              </table:table-cell>
              <table:table-cell office:value-type="float" office:value="0.460373">
                <text:p>0.460373</text:p>
              </table:table-cell>
              <table:table-cell office:value-type="float" office:value="0.452455">
                <text:p>0.452455</text:p>
              </table:table-cell>
              <table:table-cell office:value-type="float" office:value="0.660826">
                <text:p>0.660826</text:p>
              </table:table-cell>
              <table:table-cell office:value-type="float" office:value="0.489053">
                <text:p>0.489053</text:p>
              </table:table-cell>
              <table:table-cell office:value-type="float" office:value="0.369662">
                <text:p>0.3696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35235">
                <text:p>0.535235</text:p>
              </table:table-cell>
              <table:table-cell office:value-type="float" office:value="0.570149">
                <text:p>0.570149</text:p>
              </table:table-cell>
              <table:table-cell office:value-type="float" office:value="0.56393">
                <text:p>0.56393</text:p>
              </table:table-cell>
              <table:table-cell office:value-type="float" office:value="0.814674">
                <text:p>0.814674</text:p>
              </table:table-cell>
              <table:table-cell office:value-type="float" office:value="0.458374">
                <text:p>0.458374</text:p>
              </table:table-cell>
              <table:table-cell office:value-type="float" office:value="0.655303">
                <text:p>0.655303</text:p>
              </table:table-cell>
              <table:table-cell office:value-type="float" office:value="0.559834">
                <text:p>0.559834</text:p>
              </table:table-cell>
              <table:table-cell office:value-type="float" office:value="0.417535">
                <text:p>0.417535</text:p>
              </table:table-cell>
              <table:table-cell office:value-type="float" office:value="0.605905">
                <text:p>0.605905</text:p>
              </table:table-cell>
              <table:table-cell office:value-type="float" office:value="0.502102">
                <text:p>0.502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02104">
                <text:p>0.502104</text:p>
              </table:table-cell>
              <table:table-cell office:value-type="float" office:value="0.452533">
                <text:p>0.452533</text:p>
              </table:table-cell>
              <table:table-cell office:value-type="float" office:value="0.984938">
                <text:p>0.984938</text:p>
              </table:table-cell>
              <table:table-cell office:value-type="float" office:value="0.873171">
                <text:p>0.873171</text:p>
              </table:table-cell>
              <table:table-cell office:value-type="float" office:value="0.554282">
                <text:p>0.554282</text:p>
              </table:table-cell>
              <table:table-cell office:value-type="float" office:value="0.66901">
                <text:p>0.66901</text:p>
              </table:table-cell>
              <table:table-cell office:value-type="float" office:value="0.424626">
                <text:p>0.424626</text:p>
              </table:table-cell>
              <table:table-cell office:value-type="float" office:value="0.66001">
                <text:p>0.66001</text:p>
              </table:table-cell>
              <table:table-cell office:value-type="float" office:value="0.486511">
                <text:p>0.486511</text:p>
              </table:table-cell>
              <table:table-cell office:value-type="float" office:value="0.656762">
                <text:p>0.6567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401">
                <text:p>0.525401</text:p>
              </table:table-cell>
              <table:table-cell office:value-type="float" office:value="0.51496">
                <text:p>0.51496</text:p>
              </table:table-cell>
              <table:table-cell office:value-type="float" office:value="0.2021">
                <text:p>0.2021</text:p>
              </table:table-cell>
              <table:table-cell office:value-type="float" office:value="0.256305">
                <text:p>0.256305</text:p>
              </table:table-cell>
              <table:table-cell office:value-type="float" office:value="0.568981">
                <text:p>0.568981</text:p>
              </table:table-cell>
              <table:table-cell office:value-type="float" office:value="0.666842">
                <text:p>0.666842</text:p>
              </table:table-cell>
              <table:table-cell office:value-type="float" office:value="0.567346">
                <text:p>0.567346</text:p>
              </table:table-cell>
              <table:table-cell office:value-type="float" office:value="0.430656">
                <text:p>0.430656</text:p>
              </table:table-cell>
              <table:table-cell office:value-type="float" office:value="0.475212">
                <text:p>0.475212</text:p>
              </table:table-cell>
              <table:table-cell office:value-type="float" office:value="0.655839">
                <text:p>0.6558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0836">
                <text:p>0.540836</text:p>
              </table:table-cell>
              <table:table-cell office:value-type="float" office:value="0.614561">
                <text:p>0.614561</text:p>
              </table:table-cell>
              <table:table-cell office:value-type="float" office:value="0.749345">
                <text:p>0.749345</text:p>
              </table:table-cell>
              <table:table-cell office:value-type="float" office:value="0.828214">
                <text:p>0.828214</text:p>
              </table:table-cell>
              <table:table-cell office:value-type="float" office:value="0.409448">
                <text:p>0.409448</text:p>
              </table:table-cell>
              <table:table-cell office:value-type="float" office:value="0.364199">
                <text:p>0.364199</text:p>
              </table:table-cell>
              <table:table-cell office:value-type="float" office:value="0.546835">
                <text:p>0.546835</text:p>
              </table:table-cell>
              <table:table-cell office:value-type="float" office:value="0.395782">
                <text:p>0.395782</text:p>
              </table:table-cell>
              <table:table-cell office:value-type="float" office:value="0.459774">
                <text:p>0.459774</text:p>
              </table:table-cell>
              <table:table-cell office:value-type="float" office:value="0.354197">
                <text:p>0.3541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3932">
                <text:p>0.343932</text:p>
              </table:table-cell>
              <table:table-cell office:value-type="float" office:value="0.642488">
                <text:p>0.642488</text:p>
              </table:table-cell>
              <table:table-cell office:value-type="float" office:value="0.82966">
                <text:p>0.82966</text:p>
              </table:table-cell>
              <table:table-cell office:value-type="float" office:value="0.36844">
                <text:p>0.36844</text:p>
              </table:table-cell>
              <table:table-cell office:value-type="float" office:value="0.41257">
                <text:p>0.41257</text:p>
              </table:table-cell>
              <table:table-cell office:value-type="float" office:value="0.365148">
                <text:p>0.365148</text:p>
              </table:table-cell>
              <table:table-cell office:value-type="float" office:value="0.528557">
                <text:p>0.528557</text:p>
              </table:table-cell>
              <table:table-cell office:value-type="float" office:value="0.649392">
                <text:p>0.649392</text:p>
              </table:table-cell>
              <table:table-cell office:value-type="float" office:value="0.551982">
                <text:p>0.551982</text:p>
              </table:table-cell>
              <table:table-cell office:value-type="float" office:value="0.422713">
                <text:p>0.4227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702937">
                <text:p>0.702937</text:p>
              </table:table-cell>
              <table:table-cell office:value-type="float" office:value="0.598488">
                <text:p>0.598488</text:p>
              </table:table-cell>
              <table:table-cell office:value-type="float" office:value="0.352869">
                <text:p>0.352869</text:p>
              </table:table-cell>
              <table:table-cell office:value-type="float" office:value="0.860031">
                <text:p>0.860031</text:p>
              </table:table-cell>
              <table:table-cell office:value-type="float" office:value="0.26862">
                <text:p>0.26862</text:p>
              </table:table-cell>
              <table:table-cell office:value-type="float" office:value="0.333673">
                <text:p>0.333673</text:p>
              </table:table-cell>
              <table:table-cell office:value-type="float" office:value="0.492875">
                <text:p>0.492875</text:p>
              </table:table-cell>
              <table:table-cell office:value-type="float" office:value="0.657058">
                <text:p>0.657058</text:p>
              </table:table-cell>
              <table:table-cell office:value-type="float" office:value="0.277609">
                <text:p>0.277609</text:p>
              </table:table-cell>
              <table:table-cell office:value-type="float" office:value="0.585487">
                <text:p>0.585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8289">
                <text:p>0.378289</text:p>
              </table:table-cell>
              <table:table-cell office:value-type="float" office:value="0.54519">
                <text:p>0.54519</text:p>
              </table:table-cell>
              <table:table-cell office:value-type="float" office:value="0.293699">
                <text:p>0.293699</text:p>
              </table:table-cell>
              <table:table-cell office:value-type="float" office:value="0.31303">
                <text:p>0.31303</text:p>
              </table:table-cell>
              <table:table-cell office:value-type="float" office:value="0.441314">
                <text:p>0.441314</text:p>
              </table:table-cell>
              <table:table-cell office:value-type="float" office:value="0.650374">
                <text:p>0.650374</text:p>
              </table:table-cell>
              <table:table-cell office:value-type="float" office:value="0.557933">
                <text:p>0.557933</text:p>
              </table:table-cell>
              <table:table-cell office:value-type="float" office:value="0.414246">
                <text:p>0.414246</text:p>
              </table:table-cell>
              <table:table-cell office:value-type="float" office:value="0.549837">
                <text:p>0.549837</text:p>
              </table:table-cell>
              <table:table-cell office:value-type="float" office:value="0.648812">
                <text:p>0.648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12772">
                <text:p>0.312772</text:p>
              </table:table-cell>
              <table:table-cell office:value-type="float" office:value="0.521095">
                <text:p>0.521095</text:p>
              </table:table-cell>
              <table:table-cell office:value-type="float" office:value="0.290254">
                <text:p>0.290254</text:p>
              </table:table-cell>
              <table:table-cell office:value-type="float" office:value="0.64005">
                <text:p>0.64005</text:p>
              </table:table-cell>
              <table:table-cell office:value-type="float" office:value="0.623507">
                <text:p>0.623507</text:p>
              </table:table-cell>
              <table:table-cell office:value-type="float" office:value="0.632306">
                <text:p>0.632306</text:p>
              </table:table-cell>
              <table:table-cell office:value-type="float" office:value="0.434979">
                <text:p>0.434979</text:p>
              </table:table-cell>
              <table:table-cell office:value-type="float" office:value="0.315136">
                <text:p>0.315136</text:p>
              </table:table-cell>
              <table:table-cell office:value-type="float" office:value="0.444678">
                <text:p>0.444678</text:p>
              </table:table-cell>
              <table:table-cell office:value-type="float" office:value="0.348205">
                <text:p>0.348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081">
                <text:p>0.50081</text:p>
              </table:table-cell>
              <table:table-cell office:value-type="float" office:value="0.640755">
                <text:p>0.640755</text:p>
              </table:table-cell>
              <table:table-cell office:value-type="float" office:value="0.299962">
                <text:p>0.299962</text:p>
              </table:table-cell>
              <table:table-cell office:value-type="float" office:value="0.417196">
                <text:p>0.417196</text:p>
              </table:table-cell>
              <table:table-cell office:value-type="float" office:value="0.567605">
                <text:p>0.567605</text:p>
              </table:table-cell>
              <table:table-cell office:value-type="float" office:value="0.667126">
                <text:p>0.667126</text:p>
              </table:table-cell>
              <table:table-cell office:value-type="float" office:value="0.4116">
                <text:p>0.4116</text:p>
              </table:table-cell>
              <table:table-cell office:value-type="float" office:value="0.314616">
                <text:p>0.314616</text:p>
              </table:table-cell>
              <table:table-cell office:value-type="float" office:value="0.556148">
                <text:p>0.556148</text:p>
              </table:table-cell>
              <table:table-cell office:value-type="float" office:value="0.42734">
                <text:p>0.427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3429">
                <text:p>0.323429</text:p>
              </table:table-cell>
              <table:table-cell office:value-type="float" office:value="0.608373">
                <text:p>0.608373</text:p>
              </table:table-cell>
              <table:table-cell office:value-type="float" office:value="0.822777">
                <text:p>0.822777</text:p>
              </table:table-cell>
              <table:table-cell office:value-type="float" office:value="0.325373">
                <text:p>0.325373</text:p>
              </table:table-cell>
              <table:table-cell office:value-type="float" office:value="0.548172">
                <text:p>0.548172</text:p>
              </table:table-cell>
              <table:table-cell office:value-type="float" office:value="0.669405">
                <text:p>0.669405</text:p>
              </table:table-cell>
              <table:table-cell office:value-type="float" office:value="0.482388">
                <text:p>0.482388</text:p>
              </table:table-cell>
              <table:table-cell office:value-type="float" office:value="0.658584">
                <text:p>0.658584</text:p>
              </table:table-cell>
              <table:table-cell office:value-type="float" office:value="0.305892">
                <text:p>0.305892</text:p>
              </table:table-cell>
              <table:table-cell office:value-type="float" office:value="0.334167">
                <text:p>0.334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7449">
                <text:p>0.307449</text:p>
              </table:table-cell>
              <table:table-cell office:value-type="float" office:value="0.396436">
                <text:p>0.396436</text:p>
              </table:table-cell>
              <table:table-cell office:value-type="float" office:value="0.52952">
                <text:p>0.52952</text:p>
              </table:table-cell>
              <table:table-cell office:value-type="float" office:value="0.778531">
                <text:p>0.778531</text:p>
              </table:table-cell>
              <table:table-cell office:value-type="float" office:value="0.561187">
                <text:p>0.561187</text:p>
              </table:table-cell>
              <table:table-cell office:value-type="float" office:value="0.668221">
                <text:p>0.668221</text:p>
              </table:table-cell>
              <table:table-cell office:value-type="float" office:value="0.268969">
                <text:p>0.268969</text:p>
              </table:table-cell>
              <table:table-cell office:value-type="float" office:value="0.609332">
                <text:p>0.609332</text:p>
              </table:table-cell>
              <table:table-cell office:value-type="float" office:value="0.586921">
                <text:p>0.586921</text:p>
              </table:table-cell>
              <table:table-cell office:value-type="float" office:value="0.628871">
                <text:p>0.62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832">
                <text:p>0.44832</text:p>
              </table:table-cell>
              <table:table-cell office:value-type="float" office:value="0.512841">
                <text:p>0.512841</text:p>
              </table:table-cell>
              <table:table-cell office:value-type="float" office:value="0.185807">
                <text:p>0.185807</text:p>
              </table:table-cell>
              <table:table-cell office:value-type="float" office:value="0.734412">
                <text:p>0.734412</text:p>
              </table:table-cell>
              <table:table-cell office:value-type="float" office:value="0.595145">
                <text:p>0.595145</text:p>
              </table:table-cell>
              <table:table-cell office:value-type="float" office:value="0.657335">
                <text:p>0.657335</text:p>
              </table:table-cell>
              <table:table-cell office:value-type="float" office:value="0.490385">
                <text:p>0.490385</text:p>
              </table:table-cell>
              <table:table-cell office:value-type="float" office:value="0.657455">
                <text:p>0.657455</text:p>
              </table:table-cell>
              <table:table-cell office:value-type="float" office:value="0.273179">
                <text:p>0.273179</text:p>
              </table:table-cell>
              <table:table-cell office:value-type="float" office:value="0.333451">
                <text:p>0.3334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44914">
                <text:p>0.444914</text:p>
              </table:table-cell>
              <table:table-cell office:value-type="float" office:value="0.591714">
                <text:p>0.591714</text:p>
              </table:table-cell>
              <table:table-cell office:value-type="float" office:value="0.344973">
                <text:p>0.344973</text:p>
              </table:table-cell>
              <table:table-cell office:value-type="float" office:value="0.220077">
                <text:p>0.220077</text:p>
              </table:table-cell>
              <table:table-cell office:value-type="float" office:value="0.366752">
                <text:p>0.366752</text:p>
              </table:table-cell>
              <table:table-cell office:value-type="float" office:value="0.626157">
                <text:p>0.626157</text:p>
              </table:table-cell>
              <table:table-cell office:value-type="float" office:value="0.61655">
                <text:p>0.61655</text:p>
              </table:table-cell>
              <table:table-cell office:value-type="float" office:value="0.597047">
                <text:p>0.597047</text:p>
              </table:table-cell>
              <table:table-cell office:value-type="float" office:value="0.54028">
                <text:p>0.54028</text:p>
              </table:table-cell>
              <table:table-cell office:value-type="float" office:value="0.651696">
                <text:p>0.6516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2109">
                <text:p>0.652109</text:p>
              </table:table-cell>
              <table:table-cell office:value-type="float" office:value="0.6502">
                <text:p>0.6502</text:p>
              </table:table-cell>
              <table:table-cell office:value-type="float" office:value="0.776078">
                <text:p>0.776078</text:p>
              </table:table-cell>
              <table:table-cell office:value-type="float" office:value="0.927748">
                <text:p>0.927748</text:p>
              </table:table-cell>
              <table:table-cell office:value-type="float" office:value="0.21258">
                <text:p>0.21258</text:p>
              </table:table-cell>
              <table:table-cell office:value-type="float" office:value="0.573646">
                <text:p>0.573646</text:p>
              </table:table-cell>
              <table:table-cell office:value-type="float" office:value="0.429195">
                <text:p>0.429195</text:p>
              </table:table-cell>
              <table:table-cell office:value-type="float" office:value="0.660335">
                <text:p>0.660335</text:p>
              </table:table-cell>
              <table:table-cell office:value-type="float" office:value="0.290051">
                <text:p>0.290051</text:p>
              </table:table-cell>
              <table:table-cell office:value-type="float" office:value="0.589973">
                <text:p>0.589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3711">
                <text:p>0.293711</text:p>
              </table:table-cell>
              <table:table-cell office:value-type="float" office:value="0.518761">
                <text:p>0.518761</text:p>
              </table:table-cell>
              <table:table-cell office:value-type="float" office:value="0.724454">
                <text:p>0.724454</text:p>
              </table:table-cell>
              <table:table-cell office:value-type="float" office:value="0.615313">
                <text:p>0.615313</text:p>
              </table:table-cell>
              <table:table-cell office:value-type="float" office:value="0.627947">
                <text:p>0.627947</text:p>
              </table:table-cell>
              <table:table-cell office:value-type="float" office:value="0.625378">
                <text:p>0.625378</text:p>
              </table:table-cell>
              <table:table-cell office:value-type="float" office:value="0.539159">
                <text:p>0.539159</text:p>
              </table:table-cell>
              <table:table-cell office:value-type="float" office:value="0.384156">
                <text:p>0.384156</text:p>
              </table:table-cell>
              <table:table-cell office:value-type="float" office:value="0.319685">
                <text:p>0.319685</text:p>
              </table:table-cell>
              <table:table-cell office:value-type="float" office:value="0.334049">
                <text:p>0.334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71796">
                <text:p>0.371796</text:p>
              </table:table-cell>
              <table:table-cell office:value-type="float" office:value="0.46977">
                <text:p>0.46977</text:p>
              </table:table-cell>
              <table:table-cell office:value-type="float" office:value="0.333462">
                <text:p>0.333462</text:p>
              </table:table-cell>
              <table:table-cell office:value-type="float" office:value="0.393762">
                <text:p>0.393762</text:p>
              </table:table-cell>
              <table:table-cell office:value-type="float" office:value="0.531375">
                <text:p>0.531375</text:p>
              </table:table-cell>
              <table:table-cell office:value-type="float" office:value="0.669236">
                <text:p>0.669236</text:p>
              </table:table-cell>
              <table:table-cell office:value-type="float" office:value="0.444925">
                <text:p>0.444925</text:p>
              </table:table-cell>
              <table:table-cell office:value-type="float" office:value="0.31648">
                <text:p>0.31648</text:p>
              </table:table-cell>
              <table:table-cell office:value-type="float" office:value="0.615427">
                <text:p>0.615427</text:p>
              </table:table-cell>
              <table:table-cell office:value-type="float" office:value="0.527833">
                <text:p>0.5278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2366">
                <text:p>0.242366</text:p>
              </table:table-cell>
              <table:table-cell office:value-type="float" office:value="0.388988">
                <text:p>0.388988</text:p>
              </table:table-cell>
              <table:table-cell office:value-type="float" office:value="0.679644">
                <text:p>0.679644</text:p>
              </table:table-cell>
              <table:table-cell office:value-type="float" office:value="0.435252">
                <text:p>0.435252</text:p>
              </table:table-cell>
              <table:table-cell office:value-type="float" office:value="0.373253">
                <text:p>0.373253</text:p>
              </table:table-cell>
              <table:table-cell office:value-type="float" office:value="0.354251">
                <text:p>0.354251</text:p>
              </table:table-cell>
              <table:table-cell office:value-type="float" office:value="0.545368">
                <text:p>0.545368</text:p>
              </table:table-cell>
              <table:table-cell office:value-type="float" office:value="0.644607">
                <text:p>0.644607</text:p>
              </table:table-cell>
              <table:table-cell office:value-type="float" office:value="0.426473">
                <text:p>0.426473</text:p>
              </table:table-cell>
              <table:table-cell office:value-type="float" office:value="0.645633">
                <text:p>0.6456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61638">
                <text:p>0.561638</text:p>
              </table:table-cell>
              <table:table-cell office:value-type="float" office:value="0.615342">
                <text:p>0.615342</text:p>
              </table:table-cell>
              <table:table-cell office:value-type="float" office:value="0.574375">
                <text:p>0.574375</text:p>
              </table:table-cell>
              <table:table-cell office:value-type="float" office:value="0.423822">
                <text:p>0.423822</text:p>
              </table:table-cell>
              <table:table-cell office:value-type="float" office:value="0.262022">
                <text:p>0.262022</text:p>
              </table:table-cell>
              <table:table-cell office:value-type="float" office:value="0.332654">
                <text:p>0.332654</text:p>
              </table:table-cell>
              <table:table-cell office:value-type="float" office:value="0.460345">
                <text:p>0.460345</text:p>
              </table:table-cell>
              <table:table-cell office:value-type="float" office:value="0.66055">
                <text:p>0.66055</text:p>
              </table:table-cell>
              <table:table-cell office:value-type="float" office:value="0.605035">
                <text:p>0.605035</text:p>
              </table:table-cell>
              <table:table-cell office:value-type="float" office:value="0.609761">
                <text:p>0.6097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73457">
                <text:p>0.273457</text:p>
              </table:table-cell>
              <table:table-cell office:value-type="float" office:value="0.418781">
                <text:p>0.418781</text:p>
              </table:table-cell>
              <table:table-cell office:value-type="float" office:value="0.221118">
                <text:p>0.221118</text:p>
              </table:table-cell>
              <table:table-cell office:value-type="float" office:value="0.631763">
                <text:p>0.631763</text:p>
              </table:table-cell>
              <table:table-cell office:value-type="float" office:value="0.344392">
                <text:p>0.344392</text:p>
              </table:table-cell>
              <table:table-cell office:value-type="float" office:value="0.618498">
                <text:p>0.618498</text:p>
              </table:table-cell>
              <table:table-cell office:value-type="float" office:value="0.220637">
                <text:p>0.220637</text:p>
              </table:table-cell>
              <table:table-cell office:value-type="float" office:value="0.321599">
                <text:p>0.321599</text:p>
              </table:table-cell>
              <table:table-cell office:value-type="float" office:value="0.489547">
                <text:p>0.489547</text:p>
              </table:table-cell>
              <table:table-cell office:value-type="float" office:value="0.656906">
                <text:p>0.656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07055">
                <text:p>0.507055</text:p>
              </table:table-cell>
              <table:table-cell office:value-type="float" office:value="0.449447">
                <text:p>0.449447</text:p>
              </table:table-cell>
              <table:table-cell office:value-type="float" office:value="0.390432">
                <text:p>0.390432</text:p>
              </table:table-cell>
              <table:table-cell office:value-type="float" office:value="0.349033">
                <text:p>0.349033</text:p>
              </table:table-cell>
              <table:table-cell office:value-type="float" office:value="0.273258">
                <text:p>0.273258</text:p>
              </table:table-cell>
              <table:table-cell office:value-type="float" office:value="0.594018">
                <text:p>0.594018</text:p>
              </table:table-cell>
              <table:table-cell office:value-type="float" office:value="0.388183">
                <text:p>0.388183</text:p>
              </table:table-cell>
              <table:table-cell office:value-type="float" office:value="0.654901">
                <text:p>0.654901</text:p>
              </table:table-cell>
              <table:table-cell office:value-type="float" office:value="0.590225">
                <text:p>0.590225</text:p>
              </table:table-cell>
              <table:table-cell office:value-type="float" office:value="0.626105">
                <text:p>0.626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2513">
                <text:p>0.572513</text:p>
              </table:table-cell>
              <table:table-cell office:value-type="float" office:value="0.482191">
                <text:p>0.482191</text:p>
              </table:table-cell>
              <table:table-cell office:value-type="float" office:value="0.444727">
                <text:p>0.444727</text:p>
              </table:table-cell>
              <table:table-cell office:value-type="float" office:value="0.272532">
                <text:p>0.272532</text:p>
              </table:table-cell>
              <table:table-cell office:value-type="float" office:value="0.532078">
                <text:p>0.532078</text:p>
              </table:table-cell>
              <table:table-cell office:value-type="float" office:value="0.416969">
                <text:p>0.416969</text:p>
              </table:table-cell>
              <table:table-cell office:value-type="float" office:value="0.593727">
                <text:p>0.593727</text:p>
              </table:table-cell>
              <table:table-cell office:value-type="float" office:value="0.622287">
                <text:p>0.622287</text:p>
              </table:table-cell>
              <table:table-cell office:value-type="float" office:value="0.437995">
                <text:p>0.437995</text:p>
              </table:table-cell>
              <table:table-cell office:value-type="float" office:value="0.648863">
                <text:p>0.6488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0647">
                <text:p>0.480647</text:p>
              </table:table-cell>
              <table:table-cell office:value-type="float" office:value="0.573826">
                <text:p>0.573826</text:p>
              </table:table-cell>
              <table:table-cell office:value-type="float" office:value="0.360379">
                <text:p>0.360379</text:p>
              </table:table-cell>
              <table:table-cell office:value-type="float" office:value="0.666643">
                <text:p>0.666643</text:p>
              </table:table-cell>
              <table:table-cell office:value-type="float" office:value="0.49008">
                <text:p>0.49008</text:p>
              </table:table-cell>
              <table:table-cell office:value-type="float" office:value="0.394535">
                <text:p>0.394535</text:p>
              </table:table-cell>
              <table:table-cell office:value-type="float" office:value="0.519958">
                <text:p>0.519958</text:p>
              </table:table-cell>
              <table:table-cell office:value-type="float" office:value="0.35997">
                <text:p>0.35997</text:p>
              </table:table-cell>
              <table:table-cell office:value-type="float" office:value="0.582358">
                <text:p>0.582358</text:p>
              </table:table-cell>
              <table:table-cell office:value-type="float" office:value="0.460893">
                <text:p>0.4608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88863">
                <text:p>0.588863</text:p>
              </table:table-cell>
              <table:table-cell office:value-type="float" office:value="0.533375">
                <text:p>0.533375</text:p>
              </table:table-cell>
              <table:table-cell office:value-type="float" office:value="0.644561">
                <text:p>0.644561</text:p>
              </table:table-cell>
              <table:table-cell office:value-type="float" office:value="0.961297">
                <text:p>0.961297</text:p>
              </table:table-cell>
              <table:table-cell office:value-type="float" office:value="0.612621">
                <text:p>0.612621</text:p>
              </table:table-cell>
              <table:table-cell office:value-type="float" office:value="0.64476">
                <text:p>0.64476</text:p>
              </table:table-cell>
              <table:table-cell office:value-type="float" office:value="0.414016">
                <text:p>0.414016</text:p>
              </table:table-cell>
              <table:table-cell office:value-type="float" office:value="0.658977">
                <text:p>0.658977</text:p>
              </table:table-cell>
              <table:table-cell office:value-type="float" office:value="0.319911">
                <text:p>0.319911</text:p>
              </table:table-cell>
              <table:table-cell office:value-type="float" office:value="0.334046">
                <text:p>0.3340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2482">
                <text:p>0.52482</text:p>
              </table:table-cell>
              <table:table-cell office:value-type="float" office:value="0.459368">
                <text:p>0.459368</text:p>
              </table:table-cell>
              <table:table-cell office:value-type="float" office:value="0.270403">
                <text:p>0.270403</text:p>
              </table:table-cell>
              <table:table-cell office:value-type="float" office:value="0.188882">
                <text:p>0.188882</text:p>
              </table:table-cell>
              <table:table-cell office:value-type="float" office:value="0.182581">
                <text:p>0.182581</text:p>
              </table:table-cell>
              <table:table-cell office:value-type="float" office:value="0.563892">
                <text:p>0.563892</text:p>
              </table:table-cell>
              <table:table-cell office:value-type="float" office:value="0.415749">
                <text:p>0.415749</text:p>
              </table:table-cell>
              <table:table-cell office:value-type="float" office:value="0.659175">
                <text:p>0.659175</text:p>
              </table:table-cell>
              <table:table-cell office:value-type="float" office:value="0.611689">
                <text:p>0.611689</text:p>
              </table:table-cell>
              <table:table-cell office:value-type="float" office:value="0.516249">
                <text:p>0.516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82879">
                <text:p>0.482879</text:p>
              </table:table-cell>
              <table:table-cell office:value-type="float" office:value="0.530354">
                <text:p>0.530354</text:p>
              </table:table-cell>
              <table:table-cell office:value-type="float" office:value="0.423195">
                <text:p>0.423195</text:p>
              </table:table-cell>
              <table:table-cell office:value-type="float" office:value="0.2568">
                <text:p>0.2568</text:p>
              </table:table-cell>
              <table:table-cell office:value-type="float" office:value="0.491214">
                <text:p>0.491214</text:p>
              </table:table-cell>
              <table:table-cell office:value-type="float" office:value="0.663454">
                <text:p>0.663454</text:p>
              </table:table-cell>
              <table:table-cell office:value-type="float" office:value="0.415387">
                <text:p>0.415387</text:p>
              </table:table-cell>
              <table:table-cell office:value-type="float" office:value="0.314497">
                <text:p>0.314497</text:p>
              </table:table-cell>
              <table:table-cell office:value-type="float" office:value="0.571674">
                <text:p>0.571674</text:p>
              </table:table-cell>
              <table:table-cell office:value-type="float" office:value="0.639131">
                <text:p>0.6391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6646">
                <text:p>0.366646</text:p>
              </table:table-cell>
              <table:table-cell office:value-type="float" office:value="0.389665">
                <text:p>0.389665</text:p>
              </table:table-cell>
              <table:table-cell office:value-type="float" office:value="0.197212">
                <text:p>0.197212</text:p>
              </table:table-cell>
              <table:table-cell office:value-type="float" office:value="0.667825">
                <text:p>0.667825</text:p>
              </table:table-cell>
              <table:table-cell office:value-type="float" office:value="0.593812">
                <text:p>0.593812</text:p>
              </table:table-cell>
              <table:table-cell office:value-type="float" office:value="0.467334">
                <text:p>0.467334</text:p>
              </table:table-cell>
              <table:table-cell office:value-type="float" office:value="0.376">
                <text:p>0.376</text:p>
              </table:table-cell>
              <table:table-cell office:value-type="float" office:value="0.317674">
                <text:p>0.317674</text:p>
              </table:table-cell>
              <table:table-cell office:value-type="float" office:value="0.523165">
                <text:p>0.523165</text:p>
              </table:table-cell>
              <table:table-cell office:value-type="float" office:value="0.655202">
                <text:p>0.655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82161">
                <text:p>0.382161</text:p>
              </table:table-cell>
              <table:table-cell office:value-type="float" office:value="0.453509">
                <text:p>0.453509</text:p>
              </table:table-cell>
              <table:table-cell office:value-type="float" office:value="0.368055">
                <text:p>0.368055</text:p>
              </table:table-cell>
              <table:table-cell office:value-type="float" office:value="0.653642">
                <text:p>0.653642</text:p>
              </table:table-cell>
              <table:table-cell office:value-type="float" office:value="0.231279">
                <text:p>0.231279</text:p>
              </table:table-cell>
              <table:table-cell office:value-type="float" office:value="0.579842">
                <text:p>0.579842</text:p>
              </table:table-cell>
              <table:table-cell office:value-type="float" office:value="0.577668">
                <text:p>0.577668</text:p>
              </table:table-cell>
              <table:table-cell office:value-type="float" office:value="0.632059">
                <text:p>0.632059</text:p>
              </table:table-cell>
              <table:table-cell office:value-type="float" office:value="0.613423">
                <text:p>0.613423</text:p>
              </table:table-cell>
              <table:table-cell office:value-type="float" office:value="0.52126">
                <text:p>0.521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9872">
                <text:p>0.349872</text:p>
              </table:table-cell>
              <table:table-cell office:value-type="float" office:value="0.451654">
                <text:p>0.451654</text:p>
              </table:table-cell>
              <table:table-cell office:value-type="float" office:value="0.519342">
                <text:p>0.519342</text:p>
              </table:table-cell>
              <table:table-cell office:value-type="float" office:value="0.636914">
                <text:p>0.636914</text:p>
              </table:table-cell>
              <table:table-cell office:value-type="float" office:value="0.54326">
                <text:p>0.54326</text:p>
              </table:table-cell>
              <table:table-cell office:value-type="float" office:value="0.669535">
                <text:p>0.669535</text:p>
              </table:table-cell>
              <table:table-cell office:value-type="float" office:value="0.368206">
                <text:p>0.368206</text:p>
              </table:table-cell>
              <table:table-cell office:value-type="float" office:value="0.318506">
                <text:p>0.318506</text:p>
              </table:table-cell>
              <table:table-cell office:value-type="float" office:value="0.613457">
                <text:p>0.613457</text:p>
              </table:table-cell>
              <table:table-cell office:value-type="float" office:value="0.521368">
                <text:p>0.5213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75974">
                <text:p>0.475974</text:p>
              </table:table-cell>
              <table:table-cell office:value-type="float" office:value="0.500614">
                <text:p>0.500614</text:p>
              </table:table-cell>
              <table:table-cell office:value-type="float" office:value="0.567637">
                <text:p>0.567637</text:p>
              </table:table-cell>
              <table:table-cell office:value-type="float" office:value="0.300439">
                <text:p>0.300439</text:p>
              </table:table-cell>
              <table:table-cell office:value-type="float" office:value="0.245628">
                <text:p>0.245628</text:p>
              </table:table-cell>
              <table:table-cell office:value-type="float" office:value="0.58465">
                <text:p>0.58465</text:p>
              </table:table-cell>
              <table:table-cell office:value-type="float" office:value="0.577339">
                <text:p>0.577339</text:p>
              </table:table-cell>
              <table:table-cell office:value-type="float" office:value="0.448023">
                <text:p>0.448023</text:p>
              </table:table-cell>
              <table:table-cell office:value-type="float" office:value="0.563682">
                <text:p>0.563682</text:p>
              </table:table-cell>
              <table:table-cell office:value-type="float" office:value="0.436152">
                <text:p>0.436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9863">
                <text:p>0.299863</text:p>
              </table:table-cell>
              <table:table-cell office:value-type="float" office:value="0.467556">
                <text:p>0.467556</text:p>
              </table:table-cell>
              <table:table-cell office:value-type="float" office:value="0.258705">
                <text:p>0.258705</text:p>
              </table:table-cell>
              <table:table-cell office:value-type="float" office:value="0.537951">
                <text:p>0.537951</text:p>
              </table:table-cell>
              <table:table-cell office:value-type="float" office:value="0.466536">
                <text:p>0.466536</text:p>
              </table:table-cell>
              <table:table-cell office:value-type="float" office:value="0.384264">
                <text:p>0.384264</text:p>
              </table:table-cell>
              <table:table-cell office:value-type="float" office:value="0.577645">
                <text:p>0.577645</text:p>
              </table:table-cell>
              <table:table-cell office:value-type="float" office:value="0.448552">
                <text:p>0.448552</text:p>
              </table:table-cell>
              <table:table-cell office:value-type="float" office:value="0.420849">
                <text:p>0.420849</text:p>
              </table:table-cell>
              <table:table-cell office:value-type="float" office:value="0.643894">
                <text:p>0.6438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6578">
                <text:p>0.326578</text:p>
              </table:table-cell>
              <table:table-cell office:value-type="float" office:value="0.26276">
                <text:p>0.26276</text:p>
              </table:table-cell>
              <table:table-cell office:value-type="float" office:value="0.765039">
                <text:p>0.765039</text:p>
              </table:table-cell>
              <table:table-cell office:value-type="float" office:value="0.6715">
                <text:p>0.6715</text:p>
              </table:table-cell>
              <table:table-cell office:value-type="float" office:value="0.429346">
                <text:p>0.429346</text:p>
              </table:table-cell>
              <table:table-cell office:value-type="float" office:value="0.370516">
                <text:p>0.370516</text:p>
              </table:table-cell>
              <table:table-cell office:value-type="float" office:value="0.393716">
                <text:p>0.393716</text:p>
              </table:table-cell>
              <table:table-cell office:value-type="float" office:value="0.655957">
                <text:p>0.655957</text:p>
              </table:table-cell>
              <table:table-cell office:value-type="float" office:value="0.583385">
                <text:p>0.583385</text:p>
              </table:table-cell>
              <table:table-cell office:value-type="float" office:value="0.631592">
                <text:p>0.631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9491">
                <text:p>0.239491</text:p>
              </table:table-cell>
              <table:table-cell office:value-type="float" office:value="0.465479">
                <text:p>0.465479</text:p>
              </table:table-cell>
              <table:table-cell office:value-type="float" office:value="0.607512">
                <text:p>0.607512</text:p>
              </table:table-cell>
              <table:table-cell office:value-type="float" office:value="0.908005">
                <text:p>0.908005</text:p>
              </table:table-cell>
              <table:table-cell office:value-type="float" office:value="0.533037">
                <text:p>0.533037</text:p>
              </table:table-cell>
              <table:table-cell office:value-type="float" office:value="0.669327">
                <text:p>0.669327</text:p>
              </table:table-cell>
              <table:table-cell office:value-type="float" office:value="0.362961">
                <text:p>0.362961</text:p>
              </table:table-cell>
              <table:table-cell office:value-type="float" office:value="0.319055">
                <text:p>0.319055</text:p>
              </table:table-cell>
              <table:table-cell office:value-type="float" office:value="0.618432">
                <text:p>0.618432</text:p>
              </table:table-cell>
              <table:table-cell office:value-type="float" office:value="0.578889">
                <text:p>0.5788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684">
                <text:p>0.44684</text:p>
              </table:table-cell>
              <table:table-cell office:value-type="float" office:value="0.465812">
                <text:p>0.465812</text:p>
              </table:table-cell>
              <table:table-cell office:value-type="float" office:value="0.50003">
                <text:p>0.50003</text:p>
              </table:table-cell>
              <table:table-cell office:value-type="float" office:value="0.511331">
                <text:p>0.511331</text:p>
              </table:table-cell>
              <table:table-cell office:value-type="float" office:value="0.514167">
                <text:p>0.514167</text:p>
              </table:table-cell>
              <table:table-cell office:value-type="float" office:value="0.406644">
                <text:p>0.406644</text:p>
              </table:table-cell>
              <table:table-cell office:value-type="float" office:value="0.370258">
                <text:p>0.370258</text:p>
              </table:table-cell>
              <table:table-cell office:value-type="float" office:value="0.650796">
                <text:p>0.650796</text:p>
              </table:table-cell>
              <table:table-cell office:value-type="float" office:value="0.611606">
                <text:p>0.611606</text:p>
              </table:table-cell>
              <table:table-cell office:value-type="float" office:value="0.516017">
                <text:p>0.516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90571">
                <text:p>0.490571</text:p>
              </table:table-cell>
              <table:table-cell office:value-type="float" office:value="0.397655">
                <text:p>0.397655</text:p>
              </table:table-cell>
              <table:table-cell office:value-type="float" office:value="0.607529">
                <text:p>0.607529</text:p>
              </table:table-cell>
              <table:table-cell office:value-type="float" office:value="0.30599">
                <text:p>0.30599</text:p>
              </table:table-cell>
              <table:table-cell office:value-type="float" office:value="0.558963">
                <text:p>0.558963</text:p>
              </table:table-cell>
              <table:table-cell office:value-type="float" office:value="0.435344">
                <text:p>0.435344</text:p>
              </table:table-cell>
              <table:table-cell office:value-type="float" office:value="0.547586">
                <text:p>0.547586</text:p>
              </table:table-cell>
              <table:table-cell office:value-type="float" office:value="0.643917">
                <text:p>0.643917</text:p>
              </table:table-cell>
              <table:table-cell office:value-type="float" office:value="0.504285">
                <text:p>0.504285</text:p>
              </table:table-cell>
              <table:table-cell office:value-type="float" office:value="0.656928">
                <text:p>0.656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78012">
                <text:p>0.278012</text:p>
              </table:table-cell>
              <table:table-cell office:value-type="float" office:value="0.436159">
                <text:p>0.436159</text:p>
              </table:table-cell>
              <table:table-cell office:value-type="float" office:value="0.410839">
                <text:p>0.410839</text:p>
              </table:table-cell>
              <table:table-cell office:value-type="float" office:value="0.557244">
                <text:p>0.557244</text:p>
              </table:table-cell>
              <table:table-cell office:value-type="float" office:value="0.384503">
                <text:p>0.384503</text:p>
              </table:table-cell>
              <table:table-cell office:value-type="float" office:value="0.632161">
                <text:p>0.632161</text:p>
              </table:table-cell>
              <table:table-cell office:value-type="float" office:value="0.389006">
                <text:p>0.389006</text:p>
              </table:table-cell>
              <table:table-cell office:value-type="float" office:value="0.316317">
                <text:p>0.316317</text:p>
              </table:table-cell>
              <table:table-cell office:value-type="float" office:value="0.420477">
                <text:p>0.420477</text:p>
              </table:table-cell>
              <table:table-cell office:value-type="float" office:value="0.341129">
                <text:p>0.3411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78034">
                <text:p>0.478034</text:p>
              </table:table-cell>
              <table:table-cell office:value-type="float" office:value="0.502191">
                <text:p>0.502191</text:p>
              </table:table-cell>
              <table:table-cell office:value-type="float" office:value="0.835643">
                <text:p>0.835643</text:p>
              </table:table-cell>
              <table:table-cell office:value-type="float" office:value="0.646493">
                <text:p>0.646493</text:p>
              </table:table-cell>
              <table:table-cell office:value-type="float" office:value="0.36866">
                <text:p>0.36866</text:p>
              </table:table-cell>
              <table:table-cell office:value-type="float" office:value="0.353116">
                <text:p>0.353116</text:p>
              </table:table-cell>
              <table:table-cell office:value-type="float" office:value="0.58131">
                <text:p>0.58131</text:p>
              </table:table-cell>
              <table:table-cell office:value-type="float" office:value="0.630144">
                <text:p>0.630144</text:p>
              </table:table-cell>
              <table:table-cell office:value-type="float" office:value="0.540123">
                <text:p>0.540123</text:p>
              </table:table-cell>
              <table:table-cell office:value-type="float" office:value="0.410389">
                <text:p>0.4103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11378">
                <text:p>0.311378</text:p>
              </table:table-cell>
              <table:table-cell office:value-type="float" office:value="0.324737">
                <text:p>0.324737</text:p>
              </table:table-cell>
              <table:table-cell office:value-type="float" office:value="0.635445">
                <text:p>0.635445</text:p>
              </table:table-cell>
              <table:table-cell office:value-type="float" office:value="0.568285">
                <text:p>0.568285</text:p>
              </table:table-cell>
              <table:table-cell office:value-type="float" office:value="0.640144">
                <text:p>0.640144</text:p>
              </table:table-cell>
              <table:table-cell office:value-type="float" office:value="0.58249">
                <text:p>0.58249</text:p>
              </table:table-cell>
              <table:table-cell office:value-type="float" office:value="0.370718">
                <text:p>0.370718</text:p>
              </table:table-cell>
              <table:table-cell office:value-type="float" office:value="0.650914">
                <text:p>0.650914</text:p>
              </table:table-cell>
              <table:table-cell office:value-type="float" office:value="0.619151">
                <text:p>0.619151</text:p>
              </table:table-cell>
              <table:table-cell office:value-type="float" office:value="0.574963">
                <text:p>0.5749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30937">
                <text:p>0.530937</text:p>
              </table:table-cell>
              <table:table-cell office:value-type="float" office:value="0.734807">
                <text:p>0.734807</text:p>
              </table:table-cell>
              <table:table-cell office:value-type="float" office:value="0.671714">
                <text:p>0.671714</text:p>
              </table:table-cell>
              <table:table-cell office:value-type="float" office:value="0.508075">
                <text:p>0.508075</text:p>
              </table:table-cell>
              <table:table-cell office:value-type="float" office:value="0.298051">
                <text:p>0.298051</text:p>
              </table:table-cell>
              <table:table-cell office:value-type="float" office:value="0.338531">
                <text:p>0.338531</text:p>
              </table:table-cell>
              <table:table-cell office:value-type="float" office:value="0.526063">
                <text:p>0.526063</text:p>
              </table:table-cell>
              <table:table-cell office:value-type="float" office:value="0.650038">
                <text:p>0.650038</text:p>
              </table:table-cell>
              <table:table-cell office:value-type="float" office:value="0.195089">
                <text:p>0.195089</text:p>
              </table:table-cell>
              <table:table-cell office:value-type="float" office:value="0.318184">
                <text:p>0.318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9335">
                <text:p>0.329335</text:p>
              </table:table-cell>
              <table:table-cell office:value-type="float" office:value="0.414528">
                <text:p>0.414528</text:p>
              </table:table-cell>
              <table:table-cell office:value-type="float" office:value="0.212843">
                <text:p>0.212843</text:p>
              </table:table-cell>
              <table:table-cell office:value-type="float" office:value="0.209029">
                <text:p>0.209029</text:p>
              </table:table-cell>
              <table:table-cell office:value-type="float" office:value="0.419405">
                <text:p>0.419405</text:p>
              </table:table-cell>
              <table:table-cell office:value-type="float" office:value="0.643602">
                <text:p>0.643602</text:p>
              </table:table-cell>
              <table:table-cell office:value-type="float" office:value="0.23277">
                <text:p>0.23277</text:p>
              </table:table-cell>
              <table:table-cell office:value-type="float" office:value="0.323573">
                <text:p>0.323573</text:p>
              </table:table-cell>
              <table:table-cell office:value-type="float" office:value="0.541023">
                <text:p>0.541023</text:p>
              </table:table-cell>
              <table:table-cell office:value-type="float" office:value="0.411281">
                <text:p>0.411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4101">
                <text:p>0.44101</text:p>
              </table:table-cell>
              <table:table-cell office:value-type="float" office:value="0.518799">
                <text:p>0.518799</text:p>
              </table:table-cell>
              <table:table-cell office:value-type="float" office:value="0.368162">
                <text:p>0.368162</text:p>
              </table:table-cell>
              <table:table-cell office:value-type="float" office:value="0.70285">
                <text:p>0.70285</text:p>
              </table:table-cell>
              <table:table-cell office:value-type="float" office:value="0.384886">
                <text:p>0.384886</text:p>
              </table:table-cell>
              <table:table-cell office:value-type="float" office:value="0.357249">
                <text:p>0.357249</text:p>
              </table:table-cell>
              <table:table-cell office:value-type="float" office:value="0.305328">
                <text:p>0.305328</text:p>
              </table:table-cell>
              <table:table-cell office:value-type="float" office:value="0.324201">
                <text:p>0.324201</text:p>
              </table:table-cell>
              <table:table-cell office:value-type="float" office:value="0.561975">
                <text:p>0.561975</text:p>
              </table:table-cell>
              <table:table-cell office:value-type="float" office:value="0.434105">
                <text:p>0.4341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1826">
                <text:p>0.351826</text:p>
              </table:table-cell>
              <table:table-cell office:value-type="float" office:value="0.593765">
                <text:p>0.593765</text:p>
              </table:table-cell>
              <table:table-cell office:value-type="float" office:value="0.746078">
                <text:p>0.746078</text:p>
              </table:table-cell>
              <table:table-cell office:value-type="float" office:value="0.716862">
                <text:p>0.716862</text:p>
              </table:table-cell>
              <table:table-cell office:value-type="float" office:value="0.3529">
                <text:p>0.3529</text:p>
              </table:table-cell>
              <table:table-cell office:value-type="float" office:value="0.621421">
                <text:p>0.621421</text:p>
              </table:table-cell>
              <table:table-cell office:value-type="float" office:value="0.267483">
                <text:p>0.267483</text:p>
              </table:table-cell>
              <table:table-cell office:value-type="float" office:value="0.608681">
                <text:p>0.608681</text:p>
              </table:table-cell>
              <table:table-cell office:value-type="float" office:value="0.328675">
                <text:p>0.328675</text:p>
              </table:table-cell>
              <table:table-cell office:value-type="float" office:value="0.333943">
                <text:p>0.3339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98506">
                <text:p>0.298506</text:p>
              </table:table-cell>
              <table:table-cell office:value-type="float" office:value="0.424791">
                <text:p>0.424791</text:p>
              </table:table-cell>
              <table:table-cell office:value-type="float" office:value="0.682503">
                <text:p>0.682503</text:p>
              </table:table-cell>
              <table:table-cell office:value-type="float" office:value="0.457533">
                <text:p>0.457533</text:p>
              </table:table-cell>
              <table:table-cell office:value-type="float" office:value="0.468827">
                <text:p>0.468827</text:p>
              </table:table-cell>
              <table:table-cell office:value-type="float" office:value="0.385205">
                <text:p>0.385205</text:p>
              </table:table-cell>
              <table:table-cell office:value-type="float" office:value="0.578006">
                <text:p>0.578006</text:p>
              </table:table-cell>
              <table:table-cell office:value-type="float" office:value="0.631888">
                <text:p>0.631888</text:p>
              </table:table-cell>
              <table:table-cell office:value-type="float" office:value="0.606601">
                <text:p>0.606601</text:p>
              </table:table-cell>
              <table:table-cell office:value-type="float" office:value="0.503641">
                <text:p>0.5036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55127">
                <text:p>0.455127</text:p>
              </table:table-cell>
              <table:table-cell office:value-type="float" office:value="0.439766">
                <text:p>0.439766</text:p>
              </table:table-cell>
              <table:table-cell office:value-type="float" office:value="0.682884">
                <text:p>0.682884</text:p>
              </table:table-cell>
              <table:table-cell office:value-type="float" office:value="1.094026">
                <text:p>1.094026</text:p>
              </table:table-cell>
              <table:table-cell office:value-type="float" office:value="0.611948">
                <text:p>0.611948</text:p>
              </table:table-cell>
              <table:table-cell office:value-type="float" office:value="0.645383">
                <text:p>0.645383</text:p>
              </table:table-cell>
              <table:table-cell office:value-type="float" office:value="0.366221">
                <text:p>0.366221</text:p>
              </table:table-cell>
              <table:table-cell office:value-type="float" office:value="0.649724">
                <text:p>0.649724</text:p>
              </table:table-cell>
              <table:table-cell office:value-type="float" office:value="0.525893">
                <text:p>0.525893</text:p>
              </table:table-cell>
              <table:table-cell office:value-type="float" office:value="0.654774">
                <text:p>0.6547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13343">
                <text:p>0.413343</text:p>
              </table:table-cell>
              <table:table-cell office:value-type="float" office:value="0.556739">
                <text:p>0.556739</text:p>
              </table:table-cell>
              <table:table-cell office:value-type="float" office:value="0.420057">
                <text:p>0.420057</text:p>
              </table:table-cell>
              <table:table-cell office:value-type="float" office:value="0.76739">
                <text:p>0.76739</text:p>
              </table:table-cell>
              <table:table-cell office:value-type="float" office:value="0.614914">
                <text:p>0.614914</text:p>
              </table:table-cell>
              <table:table-cell office:value-type="float" office:value="0.642527">
                <text:p>0.642527</text:p>
              </table:table-cell>
              <table:table-cell office:value-type="float" office:value="0.228979">
                <text:p>0.228979</text:p>
              </table:table-cell>
              <table:table-cell office:value-type="float" office:value="0.595474">
                <text:p>0.595474</text:p>
              </table:table-cell>
              <table:table-cell office:value-type="float" office:value="0.409116">
                <text:p>0.409116</text:p>
              </table:table-cell>
              <table:table-cell office:value-type="float" office:value="0.338771">
                <text:p>0.338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83042">
                <text:p>0.383042</text:p>
              </table:table-cell>
              <table:table-cell office:value-type="float" office:value="0.680275">
                <text:p>0.680275</text:p>
              </table:table-cell>
              <table:table-cell office:value-type="float" office:value="0.744098">
                <text:p>0.744098</text:p>
              </table:table-cell>
              <table:table-cell office:value-type="float" office:value="0.235549">
                <text:p>0.235549</text:p>
              </table:table-cell>
              <table:table-cell office:value-type="float" office:value="0.628018">
                <text:p>0.628018</text:p>
              </table:table-cell>
              <table:table-cell office:value-type="float" office:value="0.625249">
                <text:p>0.625249</text:p>
              </table:table-cell>
              <table:table-cell office:value-type="float" office:value="0.537597">
                <text:p>0.537597</text:p>
              </table:table-cell>
              <table:table-cell office:value-type="float" office:value="0.381926">
                <text:p>0.381926</text:p>
              </table:table-cell>
              <table:table-cell office:value-type="float" office:value="0.619178">
                <text:p>0.619178</text:p>
              </table:table-cell>
              <table:table-cell office:value-type="float" office:value="0.574765">
                <text:p>0.574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5898">
                <text:p>0.325898</text:p>
              </table:table-cell>
              <table:table-cell office:value-type="float" office:value="0.477801">
                <text:p>0.477801</text:p>
              </table:table-cell>
              <table:table-cell office:value-type="float" office:value="0.612607">
                <text:p>0.612607</text:p>
              </table:table-cell>
              <table:table-cell office:value-type="float" office:value="0.588548">
                <text:p>0.588548</text:p>
              </table:table-cell>
              <table:table-cell office:value-type="float" office:value="0.513303">
                <text:p>0.513303</text:p>
              </table:table-cell>
              <table:table-cell office:value-type="float" office:value="0.667401">
                <text:p>0.667401</text:p>
              </table:table-cell>
              <table:table-cell office:value-type="float" office:value="0.577762">
                <text:p>0.577762</text:p>
              </table:table-cell>
              <table:table-cell office:value-type="float" office:value="0.632012">
                <text:p>0.632012</text:p>
              </table:table-cell>
              <table:table-cell office:value-type="float" office:value="0.527096">
                <text:p>0.527096</text:p>
              </table:table-cell>
              <table:table-cell office:value-type="float" office:value="0.398186">
                <text:p>0.3981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5414">
                <text:p>0.315414</text:p>
              </table:table-cell>
              <table:table-cell office:value-type="float" office:value="0.3819">
                <text:p>0.3819</text:p>
              </table:table-cell>
              <table:table-cell office:value-type="float" office:value="0.76465">
                <text:p>0.76465</text:p>
              </table:table-cell>
              <table:table-cell office:value-type="float" office:value="0.460344">
                <text:p>0.460344</text:p>
              </table:table-cell>
              <table:table-cell office:value-type="float" office:value="0.378607">
                <text:p>0.378607</text:p>
              </table:table-cell>
              <table:table-cell office:value-type="float" office:value="0.630175">
                <text:p>0.630175</text:p>
              </table:table-cell>
              <table:table-cell office:value-type="float" office:value="0.244653">
                <text:p>0.244653</text:p>
              </table:table-cell>
              <table:table-cell office:value-type="float" office:value="0.599901">
                <text:p>0.599901</text:p>
              </table:table-cell>
              <table:table-cell office:value-type="float" office:value="0.513346">
                <text:p>0.513346</text:p>
              </table:table-cell>
              <table:table-cell office:value-type="float" office:value="0.656361">
                <text:p>0.65636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81043">
                <text:p>0.381043</text:p>
              </table:table-cell>
              <table:table-cell office:value-type="float" office:value="0.472113">
                <text:p>0.472113</text:p>
              </table:table-cell>
              <table:table-cell office:value-type="float" office:value="0.499311">
                <text:p>0.499311</text:p>
              </table:table-cell>
              <table:table-cell office:value-type="float" office:value="0.837519">
                <text:p>0.837519</text:p>
              </table:table-cell>
              <table:table-cell office:value-type="float" office:value="0.41124">
                <text:p>0.41124</text:p>
              </table:table-cell>
              <table:table-cell office:value-type="float" office:value="0.640983">
                <text:p>0.640983</text:p>
              </table:table-cell>
              <table:table-cell office:value-type="float" office:value="0.607008">
                <text:p>0.607008</text:p>
              </table:table-cell>
              <table:table-cell office:value-type="float" office:value="0.610332">
                <text:p>0.610332</text:p>
              </table:table-cell>
              <table:table-cell office:value-type="float" office:value="0.535533">
                <text:p>0.535533</text:p>
              </table:table-cell>
              <table:table-cell office:value-type="float" office:value="0.652871">
                <text:p>0.6528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652">
                <text:p>0.3652</text:p>
              </table:table-cell>
              <table:table-cell office:value-type="float" office:value="0.461578">
                <text:p>0.461578</text:p>
              </table:table-cell>
              <table:table-cell office:value-type="float" office:value="0.389696">
                <text:p>0.389696</text:p>
              </table:table-cell>
              <table:table-cell office:value-type="float" office:value="0.192173">
                <text:p>0.192173</text:p>
              </table:table-cell>
              <table:table-cell office:value-type="float" office:value="0.443206">
                <text:p>0.443206</text:p>
              </table:table-cell>
              <table:table-cell office:value-type="float" office:value="0.650938">
                <text:p>0.650938</text:p>
              </table:table-cell>
              <table:table-cell office:value-type="float" office:value="0.546065">
                <text:p>0.546065</text:p>
              </table:table-cell>
              <table:table-cell office:value-type="float" office:value="0.394564">
                <text:p>0.394564</text:p>
              </table:table-cell>
              <table:table-cell office:value-type="float" office:value="0.489829">
                <text:p>0.489829</text:p>
              </table:table-cell>
              <table:table-cell office:value-type="float" office:value="0.656917">
                <text:p>0.656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29878">
                <text:p>0.629878</text:p>
              </table:table-cell>
              <table:table-cell office:value-type="float" office:value="0.56356">
                <text:p>0.56356</text:p>
              </table:table-cell>
              <table:table-cell office:value-type="float" office:value="0.635511">
                <text:p>0.635511</text:p>
              </table:table-cell>
              <table:table-cell office:value-type="float" office:value="0.345749">
                <text:p>0.345749</text:p>
              </table:table-cell>
              <table:table-cell office:value-type="float" office:value="0.573604">
                <text:p>0.573604</text:p>
              </table:table-cell>
              <table:table-cell office:value-type="float" office:value="0.447339">
                <text:p>0.447339</text:p>
              </table:table-cell>
              <table:table-cell office:value-type="float" office:value="0.622211">
                <text:p>0.622211</text:p>
              </table:table-cell>
              <table:table-cell office:value-type="float" office:value="0.583731">
                <text:p>0.583731</text:p>
              </table:table-cell>
              <table:table-cell office:value-type="float" office:value="0.504773">
                <text:p>0.504773</text:p>
              </table:table-cell>
              <table:table-cell office:value-type="float" office:value="0.380227">
                <text:p>0.3802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063">
                <text:p>0.616063</text:p>
              </table:table-cell>
              <table:table-cell office:value-type="float" office:value="0.544928">
                <text:p>0.544928</text:p>
              </table:table-cell>
              <table:table-cell office:value-type="float" office:value="0.392853">
                <text:p>0.392853</text:p>
              </table:table-cell>
              <table:table-cell office:value-type="float" office:value="0.590569">
                <text:p>0.590569</text:p>
              </table:table-cell>
              <table:table-cell office:value-type="float" office:value="0.568814">
                <text:p>0.568814</text:p>
              </table:table-cell>
              <table:table-cell office:value-type="float" office:value="0.443224">
                <text:p>0.443224</text:p>
              </table:table-cell>
              <table:table-cell office:value-type="float" office:value="0.40214">
                <text:p>0.40214</text:p>
              </table:table-cell>
              <table:table-cell office:value-type="float" office:value="0.657376">
                <text:p>0.657376</text:p>
              </table:table-cell>
              <table:table-cell office:value-type="float" office:value="0.258373">
                <text:p>0.258373</text:p>
              </table:table-cell>
              <table:table-cell office:value-type="float" office:value="0.579593">
                <text:p>0.5795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1249">
                <text:p>0.411249</text:p>
              </table:table-cell>
              <table:table-cell office:value-type="float" office:value="0.542637">
                <text:p>0.542637</text:p>
              </table:table-cell>
              <table:table-cell office:value-type="float" office:value="0.253458">
                <text:p>0.253458</text:p>
              </table:table-cell>
              <table:table-cell office:value-type="float" office:value="0.402084">
                <text:p>0.402084</text:p>
              </table:table-cell>
              <table:table-cell office:value-type="float" office:value="0.40481">
                <text:p>0.40481</text:p>
              </table:table-cell>
              <table:table-cell office:value-type="float" office:value="0.638894">
                <text:p>0.638894</text:p>
              </table:table-cell>
              <table:table-cell office:value-type="float" office:value="0.344991">
                <text:p>0.344991</text:p>
              </table:table-cell>
              <table:table-cell office:value-type="float" office:value="0.643131">
                <text:p>0.643131</text:p>
              </table:table-cell>
              <table:table-cell office:value-type="float" office:value="0.595737">
                <text:p>0.595737</text:p>
              </table:table-cell>
              <table:table-cell office:value-type="float" office:value="0.48222">
                <text:p>0.482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43628">
                <text:p>0.443628</text:p>
              </table:table-cell>
              <table:table-cell office:value-type="float" office:value="0.426789">
                <text:p>0.426789</text:p>
              </table:table-cell>
              <table:table-cell office:value-type="float" office:value="0.463322">
                <text:p>0.463322</text:p>
              </table:table-cell>
              <table:table-cell office:value-type="float" office:value="1.056502">
                <text:p>1.056502</text:p>
              </table:table-cell>
              <table:table-cell office:value-type="float" office:value="0.360956">
                <text:p>0.360956</text:p>
              </table:table-cell>
              <table:table-cell office:value-type="float" office:value="0.624181">
                <text:p>0.624181</text:p>
              </table:table-cell>
              <table:table-cell office:value-type="float" office:value="0.623529">
                <text:p>0.623529</text:p>
              </table:table-cell>
              <table:table-cell office:value-type="float" office:value="0.57865">
                <text:p>0.57865</text:p>
              </table:table-cell>
              <table:table-cell office:value-type="float" office:value="0.585927">
                <text:p>0.585927</text:p>
              </table:table-cell>
              <table:table-cell office:value-type="float" office:value="0.466207">
                <text:p>0.4662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7174">
                <text:p>0.37174</text:p>
              </table:table-cell>
              <table:table-cell office:value-type="float" office:value="0.477184">
                <text:p>0.477184</text:p>
              </table:table-cell>
              <table:table-cell office:value-type="float" office:value="0.346599">
                <text:p>0.346599</text:p>
              </table:table-cell>
              <table:table-cell office:value-type="float" office:value="0.751918">
                <text:p>0.751918</text:p>
              </table:table-cell>
              <table:table-cell office:value-type="float" office:value="0.48039">
                <text:p>0.48039</text:p>
              </table:table-cell>
              <table:table-cell office:value-type="float" office:value="0.661012">
                <text:p>0.661012</text:p>
              </table:table-cell>
              <table:table-cell office:value-type="float" office:value="0.323759">
                <text:p>0.323759</text:p>
              </table:table-cell>
              <table:table-cell office:value-type="float" office:value="0.634878">
                <text:p>0.634878</text:p>
              </table:table-cell>
              <table:table-cell office:value-type="float" office:value="0.252641">
                <text:p>0.252641</text:p>
              </table:table-cell>
              <table:table-cell office:value-type="float" office:value="0.578122">
                <text:p>0.5781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09486">
                <text:p>0.509486</text:p>
              </table:table-cell>
              <table:table-cell office:value-type="float" office:value="0.53573">
                <text:p>0.53573</text:p>
              </table:table-cell>
              <table:table-cell office:value-type="float" office:value="0.362024">
                <text:p>0.362024</text:p>
              </table:table-cell>
              <table:table-cell office:value-type="float" office:value="0.311263">
                <text:p>0.311263</text:p>
              </table:table-cell>
              <table:table-cell office:value-type="float" office:value="0.478591">
                <text:p>0.478591</text:p>
              </table:table-cell>
              <table:table-cell office:value-type="float" office:value="0.66058">
                <text:p>0.66058</text:p>
              </table:table-cell>
              <table:table-cell office:value-type="float" office:value="0.242704">
                <text:p>0.242704</text:p>
              </table:table-cell>
              <table:table-cell office:value-type="float" office:value="0.599278">
                <text:p>0.599278</text:p>
              </table:table-cell>
              <table:table-cell office:value-type="float" office:value="0.2484">
                <text:p>0.2484</text:p>
              </table:table-cell>
              <table:table-cell office:value-type="float" office:value="0.577125">
                <text:p>0.577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9565">
                <text:p>0.399565</text:p>
              </table:table-cell>
              <table:table-cell office:value-type="float" office:value="0.442471">
                <text:p>0.442471</text:p>
              </table:table-cell>
              <table:table-cell office:value-type="float" office:value="0.254358">
                <text:p>0.254358</text:p>
              </table:table-cell>
              <table:table-cell office:value-type="float" office:value="0.428807">
                <text:p>0.428807</text:p>
              </table:table-cell>
              <table:table-cell office:value-type="float" office:value="0.364374">
                <text:p>0.364374</text:p>
              </table:table-cell>
              <table:table-cell office:value-type="float" office:value="0.625347">
                <text:p>0.625347</text:p>
              </table:table-cell>
              <table:table-cell office:value-type="float" office:value="0.58527">
                <text:p>0.58527</text:p>
              </table:table-cell>
              <table:table-cell office:value-type="float" office:value="0.627883">
                <text:p>0.627883</text:p>
              </table:table-cell>
              <table:table-cell office:value-type="float" office:value="0.548011">
                <text:p>0.548011</text:p>
              </table:table-cell>
              <table:table-cell office:value-type="float" office:value="0.418447">
                <text:p>0.4184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188">
                <text:p>0.04188</text:p>
              </table:table-cell>
              <table:table-cell office:value-type="float" office:value="0.405713">
                <text:p>0.405713</text:p>
              </table:table-cell>
              <table:table-cell office:value-type="float" office:value="0.161004">
                <text:p>0.161004</text:p>
              </table:table-cell>
              <table:table-cell office:value-type="float" office:value="0.146153">
                <text:p>0.146153</text:p>
              </table:table-cell>
              <table:table-cell office:value-type="float" office:value="0.563626">
                <text:p>0.563626</text:p>
              </table:table-cell>
              <table:table-cell office:value-type="float" office:value="0.438982">
                <text:p>0.438982</text:p>
              </table:table-cell>
              <table:table-cell office:value-type="float" office:value="0.302958">
                <text:p>0.302958</text:p>
              </table:table-cell>
              <table:table-cell office:value-type="float" office:value="0.625417">
                <text:p>0.625417</text:p>
              </table:table-cell>
              <table:table-cell office:value-type="float" office:value="0.366478">
                <text:p>0.366478</text:p>
              </table:table-cell>
              <table:table-cell office:value-type="float" office:value="0.334275">
                <text:p>0.3342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01628">
                <text:p>0.601628</text:p>
              </table:table-cell>
              <table:table-cell office:value-type="float" office:value="0.518527">
                <text:p>0.518527</text:p>
              </table:table-cell>
              <table:table-cell office:value-type="float" office:value="0.553468">
                <text:p>0.553468</text:p>
              </table:table-cell>
              <table:table-cell office:value-type="float" office:value="0.949481">
                <text:p>0.949481</text:p>
              </table:table-cell>
              <table:table-cell office:value-type="float" office:value="0.529744">
                <text:p>0.529744</text:p>
              </table:table-cell>
              <table:table-cell office:value-type="float" office:value="0.669134">
                <text:p>0.669134</text:p>
              </table:table-cell>
              <table:table-cell office:value-type="float" office:value="0.604095">
                <text:p>0.604095</text:p>
              </table:table-cell>
              <table:table-cell office:value-type="float" office:value="0.495602">
                <text:p>0.495602</text:p>
              </table:table-cell>
              <table:table-cell office:value-type="float" office:value="0.372133">
                <text:p>0.372133</text:p>
              </table:table-cell>
              <table:table-cell office:value-type="float" office:value="0.334547">
                <text:p>0.334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07034">
                <text:p>0.407034</text:p>
              </table:table-cell>
              <table:table-cell office:value-type="float" office:value="0.513929">
                <text:p>0.513929</text:p>
              </table:table-cell>
              <table:table-cell office:value-type="float" office:value="0.423145">
                <text:p>0.423145</text:p>
              </table:table-cell>
              <table:table-cell office:value-type="float" office:value="0.700942">
                <text:p>0.700942</text:p>
              </table:table-cell>
              <table:table-cell office:value-type="float" office:value="0.479081">
                <text:p>0.479081</text:p>
              </table:table-cell>
              <table:table-cell office:value-type="float" office:value="0.389566">
                <text:p>0.389566</text:p>
              </table:table-cell>
              <table:table-cell office:value-type="float" office:value="0.572558">
                <text:p>0.572558</text:p>
              </table:table-cell>
              <table:table-cell office:value-type="float" office:value="0.439746">
                <text:p>0.439746</text:p>
              </table:table-cell>
              <table:table-cell office:value-type="float" office:value="0.397737">
                <text:p>0.397737</text:p>
              </table:table-cell>
              <table:table-cell office:value-type="float" office:value="0.635792">
                <text:p>0.6357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56637">
                <text:p>0.456637</text:p>
              </table:table-cell>
              <table:table-cell office:value-type="float" office:value="0.497171">
                <text:p>0.497171</text:p>
              </table:table-cell>
              <table:table-cell office:value-type="float" office:value="0.751515">
                <text:p>0.751515</text:p>
              </table:table-cell>
              <table:table-cell office:value-type="float" office:value="0.853852">
                <text:p>0.853852</text:p>
              </table:table-cell>
              <table:table-cell office:value-type="float" office:value="0.34204">
                <text:p>0.34204</text:p>
              </table:table-cell>
              <table:table-cell office:value-type="float" office:value="0.34703">
                <text:p>0.34703</text:p>
              </table:table-cell>
              <table:table-cell office:value-type="float" office:value="0.554477">
                <text:p>0.554477</text:p>
              </table:table-cell>
              <table:table-cell office:value-type="float" office:value="0.408335">
                <text:p>0.408335</text:p>
              </table:table-cell>
              <table:table-cell office:value-type="float" office:value="0.492223">
                <text:p>0.492223</text:p>
              </table:table-cell>
              <table:table-cell office:value-type="float" office:value="0.371659">
                <text:p>0.3716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75599">
                <text:p>0.475599</text:p>
              </table:table-cell>
              <table:table-cell office:value-type="float" office:value="0.505577">
                <text:p>0.505577</text:p>
              </table:table-cell>
              <table:table-cell office:value-type="float" office:value="0.216488">
                <text:p>0.216488</text:p>
              </table:table-cell>
              <table:table-cell office:value-type="float" office:value="0.935381">
                <text:p>0.935381</text:p>
              </table:table-cell>
              <table:table-cell office:value-type="float" office:value="0.623972">
                <text:p>0.623972</text:p>
              </table:table-cell>
              <table:table-cell office:value-type="float" office:value="0.631646">
                <text:p>0.631646</text:p>
              </table:table-cell>
              <table:table-cell office:value-type="float" office:value="0.598803">
                <text:p>0.598803</text:p>
              </table:table-cell>
              <table:table-cell office:value-type="float" office:value="0.618281">
                <text:p>0.618281</text:p>
              </table:table-cell>
              <table:table-cell office:value-type="float" office:value="0.505836">
                <text:p>0.505836</text:p>
              </table:table-cell>
              <table:table-cell office:value-type="float" office:value="0.381006">
                <text:p>0.3810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26417">
                <text:p>0.426417</text:p>
              </table:table-cell>
              <table:table-cell office:value-type="float" office:value="0.53213">
                <text:p>0.53213</text:p>
              </table:table-cell>
              <table:table-cell office:value-type="float" office:value="0.735666">
                <text:p>0.735666</text:p>
              </table:table-cell>
              <table:table-cell office:value-type="float" office:value="0.361916">
                <text:p>0.361916</text:p>
              </table:table-cell>
              <table:table-cell office:value-type="float" office:value="0.436562">
                <text:p>0.436562</text:p>
              </table:table-cell>
              <table:table-cell office:value-type="float" office:value="0.648943">
                <text:p>0.648943</text:p>
              </table:table-cell>
              <table:table-cell office:value-type="float" office:value="0.525266">
                <text:p>0.525266</text:p>
              </table:table-cell>
              <table:table-cell office:value-type="float" office:value="0.650241">
                <text:p>0.650241</text:p>
              </table:table-cell>
              <table:table-cell office:value-type="float" office:value="0.316009">
                <text:p>0.316009</text:p>
              </table:table-cell>
              <table:table-cell office:value-type="float" office:value="0.600569">
                <text:p>0.6005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5275">
                <text:p>0.55275</text:p>
              </table:table-cell>
              <table:table-cell office:value-type="float" office:value="0.607525">
                <text:p>0.607525</text:p>
              </table:table-cell>
              <table:table-cell office:value-type="float" office:value="0.230205">
                <text:p>0.230205</text:p>
              </table:table-cell>
              <table:table-cell office:value-type="float" office:value="0.701902">
                <text:p>0.701902</text:p>
              </table:table-cell>
              <table:table-cell office:value-type="float" office:value="0.632877">
                <text:p>0.632877</text:p>
              </table:table-cell>
              <table:table-cell office:value-type="float" office:value="0.532915">
                <text:p>0.532915</text:p>
              </table:table-cell>
              <table:table-cell office:value-type="float" office:value="0.555885">
                <text:p>0.555885</text:p>
              </table:table-cell>
              <table:table-cell office:value-type="float" office:value="0.641157">
                <text:p>0.641157</text:p>
              </table:table-cell>
              <table:table-cell office:value-type="float" office:value="0.418316">
                <text:p>0.418316</text:p>
              </table:table-cell>
              <table:table-cell office:value-type="float" office:value="0.340635">
                <text:p>0.3406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9918">
                <text:p>0.309918</text:p>
              </table:table-cell>
              <table:table-cell office:value-type="float" office:value="0.561825">
                <text:p>0.561825</text:p>
              </table:table-cell>
              <table:table-cell office:value-type="float" office:value="0.567316">
                <text:p>0.567316</text:p>
              </table:table-cell>
              <table:table-cell office:value-type="float" office:value="0.900773">
                <text:p>0.900773</text:p>
              </table:table-cell>
              <table:table-cell office:value-type="float" office:value="0.515795">
                <text:p>0.515795</text:p>
              </table:table-cell>
              <table:table-cell office:value-type="float" office:value="0.40753">
                <text:p>0.40753</text:p>
              </table:table-cell>
              <table:table-cell office:value-type="float" office:value="0.607305">
                <text:p>0.607305</text:p>
              </table:table-cell>
              <table:table-cell office:value-type="float" office:value="0.609999">
                <text:p>0.609999</text:p>
              </table:table-cell>
              <table:table-cell office:value-type="float" office:value="0.576612">
                <text:p>0.576612</text:p>
              </table:table-cell>
              <table:table-cell office:value-type="float" office:value="0.452772">
                <text:p>0.4527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20116">
                <text:p>0.420116</text:p>
              </table:table-cell>
              <table:table-cell office:value-type="float" office:value="0.414791">
                <text:p>0.414791</text:p>
              </table:table-cell>
              <table:table-cell office:value-type="float" office:value="0.272653">
                <text:p>0.272653</text:p>
              </table:table-cell>
              <table:table-cell office:value-type="float" office:value="0.202709">
                <text:p>0.202709</text:p>
              </table:table-cell>
              <table:table-cell office:value-type="float" office:value="0.414707">
                <text:p>0.414707</text:p>
              </table:table-cell>
              <table:table-cell office:value-type="float" office:value="0.642101">
                <text:p>0.642101</text:p>
              </table:table-cell>
              <table:table-cell office:value-type="float" office:value="0.55678">
                <text:p>0.55678</text:p>
              </table:table-cell>
              <table:table-cell office:value-type="float" office:value="0.412262">
                <text:p>0.412262</text:p>
              </table:table-cell>
              <table:table-cell office:value-type="float" office:value="0.565983">
                <text:p>0.565983</text:p>
              </table:table-cell>
              <table:table-cell office:value-type="float" office:value="0.438961">
                <text:p>0.438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6117">
                <text:p>0.326117</text:p>
              </table:table-cell>
              <table:table-cell office:value-type="float" office:value="0.481858">
                <text:p>0.481858</text:p>
              </table:table-cell>
              <table:table-cell office:value-type="float" office:value="0.818238">
                <text:p>0.818238</text:p>
              </table:table-cell>
              <table:table-cell office:value-type="float" office:value="0.705749">
                <text:p>0.705749</text:p>
              </table:table-cell>
              <table:table-cell office:value-type="float" office:value="0.53634">
                <text:p>0.53634</text:p>
              </table:table-cell>
              <table:table-cell office:value-type="float" office:value="0.66946">
                <text:p>0.66946</text:p>
              </table:table-cell>
              <table:table-cell office:value-type="float" office:value="0.461929">
                <text:p>0.461929</text:p>
              </table:table-cell>
              <table:table-cell office:value-type="float" office:value="0.660467">
                <text:p>0.660467</text:p>
              </table:table-cell>
              <table:table-cell office:value-type="float" office:value="0.484607">
                <text:p>0.484607</text:p>
              </table:table-cell>
              <table:table-cell office:value-type="float" office:value="0.656649">
                <text:p>0.6566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7698">
                <text:p>0.367698</text:p>
              </table:table-cell>
              <table:table-cell office:value-type="float" office:value="0.45173">
                <text:p>0.45173</text:p>
              </table:table-cell>
              <table:table-cell office:value-type="float" office:value="0.596196">
                <text:p>0.596196</text:p>
              </table:table-cell>
              <table:table-cell office:value-type="float" office:value="0.431558">
                <text:p>0.431558</text:p>
              </table:table-cell>
              <table:table-cell office:value-type="float" office:value="0.570402">
                <text:p>0.570402</text:p>
              </table:table-cell>
              <table:table-cell office:value-type="float" office:value="0.444566">
                <text:p>0.444566</text:p>
              </table:table-cell>
              <table:table-cell office:value-type="float" office:value="0.328268">
                <text:p>0.328268</text:p>
              </table:table-cell>
              <table:table-cell office:value-type="float" office:value="0.322325">
                <text:p>0.322325</text:p>
              </table:table-cell>
              <table:table-cell office:value-type="float" office:value="0.422055">
                <text:p>0.422055</text:p>
              </table:table-cell>
              <table:table-cell office:value-type="float" office:value="0.644276">
                <text:p>0.644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86876">
                <text:p>0.486876</text:p>
              </table:table-cell>
              <table:table-cell office:value-type="float" office:value="0.489083">
                <text:p>0.489083</text:p>
              </table:table-cell>
              <table:table-cell office:value-type="float" office:value="0.688431">
                <text:p>0.688431</text:p>
              </table:table-cell>
              <table:table-cell office:value-type="float" office:value="0.742237">
                <text:p>0.742237</text:p>
              </table:table-cell>
              <table:table-cell office:value-type="float" office:value="0.556972">
                <text:p>0.556972</text:p>
              </table:table-cell>
              <table:table-cell office:value-type="float" office:value="0.668748">
                <text:p>0.668748</text:p>
              </table:table-cell>
              <table:table-cell office:value-type="float" office:value="0.563809">
                <text:p>0.563809</text:p>
              </table:table-cell>
              <table:table-cell office:value-type="float" office:value="0.424468">
                <text:p>0.424468</text:p>
              </table:table-cell>
              <table:table-cell office:value-type="float" office:value="0.559274">
                <text:p>0.559274</text:p>
              </table:table-cell>
              <table:table-cell office:value-type="float" office:value="0.645212">
                <text:p>0.6452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8519">
                <text:p>0.58519</text:p>
              </table:table-cell>
              <table:table-cell office:value-type="float" office:value="0.592107">
                <text:p>0.592107</text:p>
              </table:table-cell>
              <table:table-cell office:value-type="float" office:value="0.816543">
                <text:p>0.816543</text:p>
              </table:table-cell>
              <table:table-cell office:value-type="float" office:value="0.694593">
                <text:p>0.694593</text:p>
              </table:table-cell>
              <table:table-cell office:value-type="float" office:value="0.430593">
                <text:p>0.430593</text:p>
              </table:table-cell>
              <table:table-cell office:value-type="float" office:value="0.370935">
                <text:p>0.370935</text:p>
              </table:table-cell>
              <table:table-cell office:value-type="float" office:value="0.42439">
                <text:p>0.42439</text:p>
              </table:table-cell>
              <table:table-cell office:value-type="float" office:value="0.659991">
                <text:p>0.659991</text:p>
              </table:table-cell>
              <table:table-cell office:value-type="float" office:value="0.598125">
                <text:p>0.598125</text:p>
              </table:table-cell>
              <table:table-cell office:value-type="float" office:value="0.618371">
                <text:p>0.618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88789">
                <text:p>0.488789</text:p>
              </table:table-cell>
              <table:table-cell office:value-type="float" office:value="0.490491">
                <text:p>0.490491</text:p>
              </table:table-cell>
              <table:table-cell office:value-type="float" office:value="0.69477">
                <text:p>0.69477</text:p>
              </table:table-cell>
              <table:table-cell office:value-type="float" office:value="0.810763">
                <text:p>0.810763</text:p>
              </table:table-cell>
              <table:table-cell office:value-type="float" office:value="0.597641">
                <text:p>0.597641</text:p>
              </table:table-cell>
              <table:table-cell office:value-type="float" office:value="0.471729">
                <text:p>0.471729</text:p>
              </table:table-cell>
              <table:table-cell office:value-type="float" office:value="0.434663">
                <text:p>0.434663</text:p>
              </table:table-cell>
              <table:table-cell office:value-type="float" office:value="0.315107">
                <text:p>0.315107</text:p>
              </table:table-cell>
              <table:table-cell office:value-type="float" office:value="0.162462">
                <text:p>0.162462</text:p>
              </table:table-cell>
              <table:table-cell office:value-type="float" office:value="0.575092">
                <text:p>0.5750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5135">
                <text:p>0.335135</text:p>
              </table:table-cell>
              <table:table-cell office:value-type="float" office:value="0.526765">
                <text:p>0.526765</text:p>
              </table:table-cell>
              <table:table-cell office:value-type="float" office:value="0.237446">
                <text:p>0.237446</text:p>
              </table:table-cell>
              <table:table-cell office:value-type="float" office:value="0.636754">
                <text:p>0.636754</text:p>
              </table:table-cell>
              <table:table-cell office:value-type="float" office:value="0.421863">
                <text:p>0.421863</text:p>
              </table:table-cell>
              <table:table-cell office:value-type="float" office:value="0.644382">
                <text:p>0.644382</text:p>
              </table:table-cell>
              <table:table-cell office:value-type="float" office:value="0.623655">
                <text:p>0.623655</text:p>
              </table:table-cell>
              <table:table-cell office:value-type="float" office:value="0.547719">
                <text:p>0.547719</text:p>
              </table:table-cell>
              <table:table-cell office:value-type="float" office:value="0.449797">
                <text:p>0.449797</text:p>
              </table:table-cell>
              <table:table-cell office:value-type="float" office:value="0.651678">
                <text:p>0.6516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5112">
                <text:p>0.415112</text:p>
              </table:table-cell>
              <table:table-cell office:value-type="float" office:value="0.597931">
                <text:p>0.597931</text:p>
              </table:table-cell>
              <table:table-cell office:value-type="float" office:value="0.299963">
                <text:p>0.299963</text:p>
              </table:table-cell>
              <table:table-cell office:value-type="float" office:value="0.801484">
                <text:p>0.801484</text:p>
              </table:table-cell>
              <table:table-cell office:value-type="float" office:value="0.437071">
                <text:p>0.437071</text:p>
              </table:table-cell>
              <table:table-cell office:value-type="float" office:value="0.649095">
                <text:p>0.649095</text:p>
              </table:table-cell>
              <table:table-cell office:value-type="float" office:value="0.468737">
                <text:p>0.468737</text:p>
              </table:table-cell>
              <table:table-cell office:value-type="float" office:value="0.323262">
                <text:p>0.323262</text:p>
              </table:table-cell>
              <table:table-cell office:value-type="float" office:value="0.527115">
                <text:p>0.527115</text:p>
              </table:table-cell>
              <table:table-cell office:value-type="float" office:value="0.654568">
                <text:p>0.6545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223">
                <text:p>0.100223</text:p>
              </table:table-cell>
              <table:table-cell office:value-type="float" office:value="0.378267">
                <text:p>0.378267</text:p>
              </table:table-cell>
              <table:table-cell office:value-type="float" office:value="0.39267">
                <text:p>0.39267</text:p>
              </table:table-cell>
              <table:table-cell office:value-type="float" office:value="0.275334">
                <text:p>0.275334</text:p>
              </table:table-cell>
              <table:table-cell office:value-type="float" office:value="0.520847">
                <text:p>0.520847</text:p>
              </table:table-cell>
              <table:table-cell office:value-type="float" office:value="0.410346">
                <text:p>0.410346</text:p>
              </table:table-cell>
              <table:table-cell office:value-type="float" office:value="0.466974">
                <text:p>0.466974</text:p>
              </table:table-cell>
              <table:table-cell office:value-type="float" office:value="0.660143">
                <text:p>0.660143</text:p>
              </table:table-cell>
              <table:table-cell office:value-type="float" office:value="0.357613">
                <text:p>0.357613</text:p>
              </table:table-cell>
              <table:table-cell office:value-type="float" office:value="0.333999">
                <text:p>0.333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5177">
                <text:p>0.415177</text:p>
              </table:table-cell>
              <table:table-cell office:value-type="float" office:value="0.523441">
                <text:p>0.523441</text:p>
              </table:table-cell>
              <table:table-cell office:value-type="float" office:value="0.745945">
                <text:p>0.745945</text:p>
              </table:table-cell>
              <table:table-cell office:value-type="float" office:value="0.258607">
                <text:p>0.258607</text:p>
              </table:table-cell>
              <table:table-cell office:value-type="float" office:value="0.624748">
                <text:p>0.624748</text:p>
              </table:table-cell>
              <table:table-cell office:value-type="float" office:value="0.513013">
                <text:p>0.513013</text:p>
              </table:table-cell>
              <table:table-cell office:value-type="float" office:value="0.606714">
                <text:p>0.606714</text:p>
              </table:table-cell>
              <table:table-cell office:value-type="float" office:value="0.610657">
                <text:p>0.610657</text:p>
              </table:table-cell>
              <table:table-cell office:value-type="float" office:value="0.426824">
                <text:p>0.426824</text:p>
              </table:table-cell>
              <table:table-cell office:value-type="float" office:value="0.645736">
                <text:p>0.645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31584">
                <text:p>0.231584</text:p>
              </table:table-cell>
              <table:table-cell office:value-type="float" office:value="0.41975">
                <text:p>0.41975</text:p>
              </table:table-cell>
              <table:table-cell office:value-type="float" office:value="0.72195">
                <text:p>0.72195</text:p>
              </table:table-cell>
              <table:table-cell office:value-type="float" office:value="0.291339">
                <text:p>0.291339</text:p>
              </table:table-cell>
              <table:table-cell office:value-type="float" office:value="0.630782">
                <text:p>0.630782</text:p>
              </table:table-cell>
              <table:table-cell office:value-type="float" office:value="0.527034">
                <text:p>0.527034</text:p>
              </table:table-cell>
              <table:table-cell office:value-type="float" office:value="0.555369">
                <text:p>0.555369</text:p>
              </table:table-cell>
              <table:table-cell office:value-type="float" office:value="0.409844">
                <text:p>0.409844</text:p>
              </table:table-cell>
              <table:table-cell office:value-type="float" office:value="0.609552">
                <text:p>0.609552</text:p>
              </table:table-cell>
              <table:table-cell office:value-type="float" office:value="0.510643">
                <text:p>0.5106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6561">
                <text:p>0.56561</text:p>
              </table:table-cell>
              <table:table-cell office:value-type="float" office:value="0.605052">
                <text:p>0.605052</text:p>
              </table:table-cell>
              <table:table-cell office:value-type="float" office:value="0.621313">
                <text:p>0.621313</text:p>
              </table:table-cell>
              <table:table-cell office:value-type="float" office:value="0.860338">
                <text:p>0.860338</text:p>
              </table:table-cell>
              <table:table-cell office:value-type="float" office:value="0.415058">
                <text:p>0.415058</text:p>
              </table:table-cell>
              <table:table-cell office:value-type="float" office:value="0.642212">
                <text:p>0.642212</text:p>
              </table:table-cell>
              <table:table-cell office:value-type="float" office:value="0.330983">
                <text:p>0.330983</text:p>
              </table:table-cell>
              <table:table-cell office:value-type="float" office:value="0.322087">
                <text:p>0.322087</text:p>
              </table:table-cell>
              <table:table-cell office:value-type="float" office:value="0.5255">
                <text:p>0.5255</text:p>
              </table:table-cell>
              <table:table-cell office:value-type="float" office:value="0.396784">
                <text:p>0.3967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55619">
                <text:p>0.455619</text:p>
              </table:table-cell>
              <table:table-cell office:value-type="float" office:value="0.45011">
                <text:p>0.45011</text:p>
              </table:table-cell>
              <table:table-cell office:value-type="float" office:value="0.613676">
                <text:p>0.613676</text:p>
              </table:table-cell>
              <table:table-cell office:value-type="float" office:value="0.821504">
                <text:p>0.821504</text:p>
              </table:table-cell>
              <table:table-cell office:value-type="float" office:value="0.624413">
                <text:p>0.624413</text:p>
              </table:table-cell>
              <table:table-cell office:value-type="float" office:value="0.512327">
                <text:p>0.512327</text:p>
              </table:table-cell>
              <table:table-cell office:value-type="float" office:value="0.62177">
                <text:p>0.62177</text:p>
              </table:table-cell>
              <table:table-cell office:value-type="float" office:value="0.585132">
                <text:p>0.585132</text:p>
              </table:table-cell>
              <table:table-cell office:value-type="float" office:value="0.543222">
                <text:p>0.543222</text:p>
              </table:table-cell>
              <table:table-cell office:value-type="float" office:value="0.413494">
                <text:p>0.413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1263">
                <text:p>0.321263</text:p>
              </table:table-cell>
              <table:table-cell office:value-type="float" office:value="0.427781">
                <text:p>0.427781</text:p>
              </table:table-cell>
              <table:table-cell office:value-type="float" office:value="0.360079">
                <text:p>0.360079</text:p>
              </table:table-cell>
              <table:table-cell office:value-type="float" office:value="0.254361">
                <text:p>0.254361</text:p>
              </table:table-cell>
              <table:table-cell office:value-type="float" office:value="0.424514">
                <text:p>0.424514</text:p>
              </table:table-cell>
              <table:table-cell office:value-type="float" office:value="0.645215">
                <text:p>0.645215</text:p>
              </table:table-cell>
              <table:table-cell office:value-type="float" office:value="0.464695">
                <text:p>0.464695</text:p>
              </table:table-cell>
              <table:table-cell office:value-type="float" office:value="0.6603">
                <text:p>0.6603</text:p>
              </table:table-cell>
              <table:table-cell office:value-type="float" office:value="0.476236">
                <text:p>0.476236</text:p>
              </table:table-cell>
              <table:table-cell office:value-type="float" office:value="0.655947">
                <text:p>0.6559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70828">
                <text:p>0.470828</text:p>
              </table:table-cell>
              <table:table-cell office:value-type="float" office:value="0.419751">
                <text:p>0.419751</text:p>
              </table:table-cell>
              <table:table-cell office:value-type="float" office:value="0.326039">
                <text:p>0.326039</text:p>
              </table:table-cell>
              <table:table-cell office:value-type="float" office:value="0.253525">
                <text:p>0.253525</text:p>
              </table:table-cell>
              <table:table-cell office:value-type="float" office:value="0.552972">
                <text:p>0.552972</text:p>
              </table:table-cell>
              <table:table-cell office:value-type="float" office:value="0.430888">
                <text:p>0.430888</text:p>
              </table:table-cell>
              <table:table-cell office:value-type="float" office:value="0.533212">
                <text:p>0.533212</text:p>
              </table:table-cell>
              <table:table-cell office:value-type="float" office:value="0.648143">
                <text:p>0.648143</text:p>
              </table:table-cell>
              <table:table-cell office:value-type="float" office:value="0.472745">
                <text:p>0.472745</text:p>
              </table:table-cell>
              <table:table-cell office:value-type="float" office:value="0.655557">
                <text:p>0.6555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5819">
                <text:p>0.355819</text:p>
              </table:table-cell>
              <table:table-cell office:value-type="float" office:value="0.532076">
                <text:p>0.532076</text:p>
              </table:table-cell>
              <table:table-cell office:value-type="float" office:value="0.816769">
                <text:p>0.816769</text:p>
              </table:table-cell>
              <table:table-cell office:value-type="float" office:value="0.723348">
                <text:p>0.723348</text:p>
              </table:table-cell>
              <table:table-cell office:value-type="float" office:value="0.464752">
                <text:p>0.464752</text:p>
              </table:table-cell>
              <table:table-cell office:value-type="float" office:value="0.38354">
                <text:p>0.38354</text:p>
              </table:table-cell>
              <table:table-cell office:value-type="float" office:value="0.238993">
                <text:p>0.238993</text:p>
              </table:table-cell>
              <table:table-cell office:value-type="float" office:value="0.324358">
                <text:p>0.324358</text:p>
              </table:table-cell>
              <table:table-cell office:value-type="float" office:value="0.145715">
                <text:p>0.145715</text:p>
              </table:table-cell>
              <table:table-cell office:value-type="float" office:value="0.578284">
                <text:p>0.578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81">
                <text:p>0.298581</text:p>
              </table:table-cell>
              <table:table-cell office:value-type="float" office:value="0.425816">
                <text:p>0.425816</text:p>
              </table:table-cell>
              <table:table-cell office:value-type="float" office:value="0.397886">
                <text:p>0.397886</text:p>
              </table:table-cell>
              <table:table-cell office:value-type="float" office:value="0.360817">
                <text:p>0.360817</text:p>
              </table:table-cell>
              <table:table-cell office:value-type="float" office:value="0.534841">
                <text:p>0.534841</text:p>
              </table:table-cell>
              <table:table-cell office:value-type="float" office:value="0.378105">
                <text:p>0.378105</text:p>
              </table:table-cell>
              <table:table-cell office:value-type="float" office:value="0.562442">
                <text:p>0.562442</text:p>
              </table:table-cell>
              <table:table-cell office:value-type="float" office:value="0.643817">
                <text:p>0.643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994">
                <text:p>0.611994</text:p>
              </table:table-cell>
              <table:table-cell office:value-type="float" office:value="0.245777">
                <text:p>0.245777</text:p>
              </table:table-cell>
              <table:table-cell office:value-type="float" office:value="0.396858">
                <text:p>0.396858</text:p>
              </table:table-cell>
              <table:table-cell office:value-type="float" office:value="0.636279">
                <text:p>0.636279</text:p>
              </table:table-cell>
              <table:table-cell office:value-type="float" office:value="0.477228">
                <text:p>0.477228</text:p>
              </table:table-cell>
              <table:table-cell office:value-type="float" office:value="0.659199">
                <text:p>0.659199</text:p>
              </table:table-cell>
              <table:table-cell office:value-type="float" office:value="0.428248">
                <text:p>0.428248</text:p>
              </table:table-cell>
              <table:table-cell office:value-type="float" office:value="0.646156">
                <text:p>0.646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195">
                <text:p>0.629195</text:p>
              </table:table-cell>
              <table:table-cell office:value-type="float" office:value="0.984483">
                <text:p>0.984483</text:p>
              </table:table-cell>
              <table:table-cell office:value-type="float" office:value="0.479335">
                <text:p>0.479335</text:p>
              </table:table-cell>
              <table:table-cell office:value-type="float" office:value="0.389677">
                <text:p>0.389677</text:p>
              </table:table-cell>
              <table:table-cell office:value-type="float" office:value="0.62202">
                <text:p>0.62202</text:p>
              </table:table-cell>
              <table:table-cell office:value-type="float" office:value="0.540186">
                <text:p>0.540186</text:p>
              </table:table-cell>
              <table:table-cell office:value-type="float" office:value="0.566227">
                <text:p>0.566227</text:p>
              </table:table-cell>
              <table:table-cell office:value-type="float" office:value="0.439266">
                <text:p>0.4392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6194">
                <text:p>0.926194</text:p>
              </table:table-cell>
              <table:table-cell office:value-type="float" office:value="0.301861">
                <text:p>0.301861</text:p>
              </table:table-cell>
              <table:table-cell office:value-type="float" office:value="0.540486">
                <text:p>0.540486</text:p>
              </table:table-cell>
              <table:table-cell office:value-type="float" office:value="0.422296">
                <text:p>0.422296</text:p>
              </table:table-cell>
              <table:table-cell office:value-type="float" office:value="0.41246">
                <text:p>0.41246</text:p>
              </table:table-cell>
              <table:table-cell office:value-type="float" office:value="0.658795">
                <text:p>0.658795</text:p>
              </table:table-cell>
              <table:table-cell office:value-type="float" office:value="0.619711">
                <text:p>0.619711</text:p>
              </table:table-cell>
              <table:table-cell office:value-type="float" office:value="0.549861">
                <text:p>0.549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25">
                <text:p>0.66325</text:p>
              </table:table-cell>
              <table:table-cell office:value-type="float" office:value="0.390893">
                <text:p>0.390893</text:p>
              </table:table-cell>
              <table:table-cell office:value-type="float" office:value="0.375061">
                <text:p>0.375061</text:p>
              </table:table-cell>
              <table:table-cell office:value-type="float" office:value="0.628979">
                <text:p>0.628979</text:p>
              </table:table-cell>
              <table:table-cell office:value-type="float" office:value="0.425179">
                <text:p>0.425179</text:p>
              </table:table-cell>
              <table:table-cell office:value-type="float" office:value="0.660053">
                <text:p>0.660053</text:p>
              </table:table-cell>
              <table:table-cell office:value-type="float" office:value="0.424146">
                <text:p>0.424146</text:p>
              </table:table-cell>
              <table:table-cell office:value-type="float" office:value="0.644923">
                <text:p>0.6449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6781">
                <text:p>0.236781</text:p>
              </table:table-cell>
              <table:table-cell office:value-type="float" office:value="0.716841">
                <text:p>0.716841</text:p>
              </table:table-cell>
              <table:table-cell office:value-type="float" office:value="0.245073">
                <text:p>0.245073</text:p>
              </table:table-cell>
              <table:table-cell office:value-type="float" office:value="0.584463">
                <text:p>0.584463</text:p>
              </table:table-cell>
              <table:table-cell office:value-type="float" office:value="0.563196">
                <text:p>0.563196</text:p>
              </table:table-cell>
              <table:table-cell office:value-type="float" office:value="0.423396">
                <text:p>0.423396</text:p>
              </table:table-cell>
              <table:table-cell office:value-type="float" office:value="0.566701">
                <text:p>0.566701</text:p>
              </table:table-cell>
              <table:table-cell office:value-type="float" office:value="0.439856">
                <text:p>0.439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073">
                <text:p>0.709073</text:p>
              </table:table-cell>
              <table:table-cell office:value-type="float" office:value="0.568486">
                <text:p>0.568486</text:p>
              </table:table-cell>
              <table:table-cell office:value-type="float" office:value="0.637721">
                <text:p>0.637721</text:p>
              </table:table-cell>
              <table:table-cell office:value-type="float" office:value="0.551041">
                <text:p>0.551041</text:p>
              </table:table-cell>
              <table:table-cell office:value-type="float" office:value="0.394429">
                <text:p>0.394429</text:p>
              </table:table-cell>
              <table:table-cell office:value-type="float" office:value="0.656086">
                <text:p>0.656086</text:p>
              </table:table-cell>
              <table:table-cell office:value-type="float" office:value="0.56178">
                <text:p>0.56178</text:p>
              </table:table-cell>
              <table:table-cell office:value-type="float" office:value="0.433873">
                <text:p>0.433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8">
                <text:p>0.660508</text:p>
              </table:table-cell>
              <table:table-cell office:value-type="float" office:value="0.288354">
                <text:p>0.288354</text:p>
              </table:table-cell>
              <table:table-cell office:value-type="float" office:value="0.384914">
                <text:p>0.384914</text:p>
              </table:table-cell>
              <table:table-cell office:value-type="float" office:value="0.6323">
                <text:p>0.6323</text:p>
              </table:table-cell>
              <table:table-cell office:value-type="float" office:value="0.557178">
                <text:p>0.557178</text:p>
              </table:table-cell>
              <table:table-cell office:value-type="float" office:value="0.6407">
                <text:p>0.6407</text:p>
              </table:table-cell>
              <table:table-cell office:value-type="float" office:value="0.527596">
                <text:p>0.527596</text:p>
              </table:table-cell>
              <table:table-cell office:value-type="float" office:value="0.39863">
                <text:p>0.39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999">
                <text:p>0.785999</text:p>
              </table:table-cell>
              <table:table-cell office:value-type="float" office:value="0.888563">
                <text:p>0.888563</text:p>
              </table:table-cell>
              <table:table-cell office:value-type="float" office:value="0.380942">
                <text:p>0.380942</text:p>
              </table:table-cell>
              <table:table-cell office:value-type="float" office:value="0.630964">
                <text:p>0.630964</text:p>
              </table:table-cell>
              <table:table-cell office:value-type="float" office:value="0.343133">
                <text:p>0.343133</text:p>
              </table:table-cell>
              <table:table-cell office:value-type="float" office:value="0.320996">
                <text:p>0.320996</text:p>
              </table:table-cell>
              <table:table-cell office:value-type="float" office:value="0.618742">
                <text:p>0.618742</text:p>
              </table:table-cell>
              <table:table-cell office:value-type="float" office:value="0.542614">
                <text:p>0.542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036">
                <text:p>0.545036</text:p>
              </table:table-cell>
              <table:table-cell office:value-type="float" office:value="0.607553">
                <text:p>0.607553</text:p>
              </table:table-cell>
              <table:table-cell office:value-type="float" office:value="0.368017">
                <text:p>0.368017</text:p>
              </table:table-cell>
              <table:table-cell office:value-type="float" office:value="0.626588">
                <text:p>0.626588</text:p>
              </table:table-cell>
              <table:table-cell office:value-type="float" office:value="0.237515">
                <text:p>0.237515</text:p>
              </table:table-cell>
              <table:table-cell office:value-type="float" office:value="0.597716">
                <text:p>0.597716</text:p>
              </table:table-cell>
              <table:table-cell office:value-type="float" office:value="0.553888">
                <text:p>0.553888</text:p>
              </table:table-cell>
              <table:table-cell office:value-type="float" office:value="0.424808">
                <text:p>0.4248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218">
                <text:p>0.698218</text:p>
              </table:table-cell>
              <table:table-cell office:value-type="float" office:value="0.63033">
                <text:p>0.63033</text:p>
              </table:table-cell>
              <table:table-cell office:value-type="float" office:value="0.437844">
                <text:p>0.437844</text:p>
              </table:table-cell>
              <table:table-cell office:value-type="float" office:value="0.373423">
                <text:p>0.373423</text:p>
              </table:table-cell>
              <table:table-cell office:value-type="float" office:value="0.549155">
                <text:p>0.549155</text:p>
              </table:table-cell>
              <table:table-cell office:value-type="float" office:value="0.399504">
                <text:p>0.399504</text:p>
              </table:table-cell>
              <table:table-cell office:value-type="float" office:value="0.540078">
                <text:p>0.540078</text:p>
              </table:table-cell>
              <table:table-cell office:value-type="float" office:value="0.410341">
                <text:p>0.4103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637">
                <text:p>0.587637</text:p>
              </table:table-cell>
              <table:table-cell office:value-type="float" office:value="0.521098">
                <text:p>0.521098</text:p>
              </table:table-cell>
              <table:table-cell office:value-type="float" office:value="0.638194">
                <text:p>0.638194</text:p>
              </table:table-cell>
              <table:table-cell office:value-type="float" office:value="0.55351">
                <text:p>0.55351</text:p>
              </table:table-cell>
              <table:table-cell office:value-type="float" office:value="0.576629">
                <text:p>0.576629</text:p>
              </table:table-cell>
              <table:table-cell office:value-type="float" office:value="0.63258">
                <text:p>0.63258</text:p>
              </table:table-cell>
              <table:table-cell office:value-type="float" office:value="0.307281">
                <text:p>0.307281</text:p>
              </table:table-cell>
              <table:table-cell office:value-type="float" office:value="0.596859">
                <text:p>0.596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85">
                <text:p>0.572685</text:p>
              </table:table-cell>
              <table:table-cell office:value-type="float" office:value="0.677147">
                <text:p>0.677147</text:p>
              </table:table-cell>
              <table:table-cell office:value-type="float" office:value="0.486672">
                <text:p>0.486672</text:p>
              </table:table-cell>
              <table:table-cell office:value-type="float" office:value="0.662464">
                <text:p>0.662464</text:p>
              </table:table-cell>
              <table:table-cell office:value-type="float" office:value="0.594876">
                <text:p>0.594876</text:p>
              </table:table-cell>
              <table:table-cell office:value-type="float" office:value="0.621429">
                <text:p>0.621429</text:p>
              </table:table-cell>
              <table:table-cell office:value-type="float" office:value="0.29066">
                <text:p>0.29066</text:p>
              </table:table-cell>
              <table:table-cell office:value-type="float" office:value="0.590204">
                <text:p>0.59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004">
                <text:p>0.480004</text:p>
              </table:table-cell>
              <table:table-cell office:value-type="float" office:value="0.839402">
                <text:p>0.839402</text:p>
              </table:table-cell>
              <table:table-cell office:value-type="float" office:value="0.565252">
                <text:p>0.565252</text:p>
              </table:table-cell>
              <table:table-cell office:value-type="float" office:value="0.66757">
                <text:p>0.66757</text:p>
              </table:table-cell>
              <table:table-cell office:value-type="float" office:value="0.526023">
                <text:p>0.526023</text:p>
              </table:table-cell>
              <table:table-cell office:value-type="float" office:value="0.366875">
                <text:p>0.366875</text:p>
              </table:table-cell>
              <table:table-cell office:value-type="float" office:value="0.436735">
                <text:p>0.436735</text:p>
              </table:table-cell>
              <table:table-cell office:value-type="float" office:value="0.648531">
                <text:p>0.6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5862">
                <text:p>0.755862</text:p>
              </table:table-cell>
              <table:table-cell office:value-type="float" office:value="0.539828">
                <text:p>0.539828</text:p>
              </table:table-cell>
              <table:table-cell office:value-type="float" office:value="0.457172">
                <text:p>0.457172</text:p>
              </table:table-cell>
              <table:table-cell office:value-type="float" office:value="0.380539">
                <text:p>0.380539</text:p>
              </table:table-cell>
              <table:table-cell office:value-type="float" office:value="0.495775">
                <text:p>0.495775</text:p>
              </table:table-cell>
              <table:table-cell office:value-type="float" office:value="0.656574">
                <text:p>0.656574</text:p>
              </table:table-cell>
              <table:table-cell office:value-type="float" office:value="0.474124">
                <text:p>0.474124</text:p>
              </table:table-cell>
              <table:table-cell office:value-type="float" office:value="0.361114">
                <text:p>0.361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805">
                <text:p>0.262805</text:p>
              </table:table-cell>
              <table:table-cell office:value-type="float" office:value="0.300218">
                <text:p>0.300218</text:p>
              </table:table-cell>
              <table:table-cell office:value-type="float" office:value="0.431682">
                <text:p>0.431682</text:p>
              </table:table-cell>
              <table:table-cell office:value-type="float" office:value="0.647449">
                <text:p>0.647449</text:p>
              </table:table-cell>
              <table:table-cell office:value-type="float" office:value="0.385732">
                <text:p>0.385732</text:p>
              </table:table-cell>
              <table:table-cell office:value-type="float" office:value="0.654402">
                <text:p>0.654402</text:p>
              </table:table-cell>
              <table:table-cell office:value-type="float" office:value="0.312156">
                <text:p>0.312156</text:p>
              </table:table-cell>
              <table:table-cell office:value-type="float" office:value="0.598919">
                <text:p>0.598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09">
                <text:p>0.620009</text:p>
              </table:table-cell>
              <table:table-cell office:value-type="float" office:value="0.170226">
                <text:p>0.170226</text:p>
              </table:table-cell>
              <table:table-cell office:value-type="float" office:value="0.550773">
                <text:p>0.550773</text:p>
              </table:table-cell>
              <table:table-cell office:value-type="float" office:value="0.42931">
                <text:p>0.42931</text:p>
              </table:table-cell>
              <table:table-cell office:value-type="float" office:value="0.625123">
                <text:p>0.625123</text:p>
              </table:table-cell>
              <table:table-cell office:value-type="float" office:value="0.562435">
                <text:p>0.562435</text:p>
              </table:table-cell>
              <table:table-cell office:value-type="float" office:value="0.462796">
                <text:p>0.462796</text:p>
              </table:table-cell>
              <table:table-cell office:value-type="float" office:value="0.65415">
                <text:p>0.65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922">
                <text:p>0.635922</text:p>
              </table:table-cell>
              <table:table-cell office:value-type="float" office:value="0.424138">
                <text:p>0.424138</text:p>
              </table:table-cell>
              <table:table-cell office:value-type="float" office:value="0.547239">
                <text:p>0.547239</text:p>
              </table:table-cell>
              <table:table-cell office:value-type="float" office:value="0.426833">
                <text:p>0.426833</text:p>
              </table:table-cell>
              <table:table-cell office:value-type="float" office:value="0.44887">
                <text:p>0.44887</text:p>
              </table:table-cell>
              <table:table-cell office:value-type="float" office:value="0.660879">
                <text:p>0.660879</text:p>
              </table:table-cell>
              <table:table-cell office:value-type="float" office:value="0.611536">
                <text:p>0.611536</text:p>
              </table:table-cell>
              <table:table-cell office:value-type="float" office:value="0.59888">
                <text:p>0.59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355">
                <text:p>0.511355</text:p>
              </table:table-cell>
              <table:table-cell office:value-type="float" office:value="0.672837">
                <text:p>0.672837</text:p>
              </table:table-cell>
              <table:table-cell office:value-type="float" office:value="0.292423">
                <text:p>0.292423</text:p>
              </table:table-cell>
              <table:table-cell office:value-type="float" office:value="0.600584">
                <text:p>0.600584</text:p>
              </table:table-cell>
              <table:table-cell office:value-type="float" office:value="0.508718">
                <text:p>0.508718</text:p>
              </table:table-cell>
              <table:table-cell office:value-type="float" office:value="0.654094">
                <text:p>0.654094</text:p>
              </table:table-cell>
              <table:table-cell office:value-type="float" office:value="0.382671">
                <text:p>0.382671</text:p>
              </table:table-cell>
              <table:table-cell office:value-type="float" office:value="0.335286">
                <text:p>0.335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555">
                <text:p>0.654555</text:p>
              </table:table-cell>
              <table:table-cell office:value-type="float" office:value="0.767041">
                <text:p>0.767041</text:p>
              </table:table-cell>
              <table:table-cell office:value-type="float" office:value="0.417583">
                <text:p>0.417583</text:p>
              </table:table-cell>
              <table:table-cell office:value-type="float" office:value="0.366703">
                <text:p>0.366703</text:p>
              </table:table-cell>
              <table:table-cell office:value-type="float" office:value="0.569324">
                <text:p>0.569324</text:p>
              </table:table-cell>
              <table:table-cell office:value-type="float" office:value="0.434113">
                <text:p>0.434113</text:p>
              </table:table-cell>
              <table:table-cell office:value-type="float" office:value="0.584442">
                <text:p>0.584442</text:p>
              </table:table-cell>
              <table:table-cell office:value-type="float" office:value="0.463967">
                <text:p>0.463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166">
                <text:p>0.613166</text:p>
              </table:table-cell>
              <table:table-cell office:value-type="float" office:value="0.36807">
                <text:p>0.36807</text:p>
              </table:table-cell>
              <table:table-cell office:value-type="float" office:value="0.286763">
                <text:p>0.286763</text:p>
              </table:table-cell>
              <table:table-cell office:value-type="float" office:value="0.598641">
                <text:p>0.598641</text:p>
              </table:table-cell>
              <table:table-cell office:value-type="float" office:value="0.447238">
                <text:p>0.447238</text:p>
              </table:table-cell>
              <table:table-cell office:value-type="float" office:value="0.660887">
                <text:p>0.660887</text:p>
              </table:table-cell>
              <table:table-cell office:value-type="float" office:value="0.511385">
                <text:p>0.511385</text:p>
              </table:table-cell>
              <table:table-cell office:value-type="float" office:value="0.656524">
                <text:p>0.6565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735">
                <text:p>0.608735</text:p>
              </table:table-cell>
              <table:table-cell office:value-type="float" office:value="0.277067">
                <text:p>0.277067</text:p>
              </table:table-cell>
              <table:table-cell office:value-type="float" office:value="0.388166">
                <text:p>0.388166</text:p>
              </table:table-cell>
              <table:table-cell office:value-type="float" office:value="0.633388">
                <text:p>0.633388</text:p>
              </table:table-cell>
              <table:table-cell office:value-type="float" office:value="0.520523">
                <text:p>0.520523</text:p>
              </table:table-cell>
              <table:table-cell office:value-type="float" office:value="0.651418">
                <text:p>0.651418</text:p>
              </table:table-cell>
              <table:table-cell office:value-type="float" office:value="0.61942">
                <text:p>0.61942</text:p>
              </table:table-cell>
              <table:table-cell office:value-type="float" office:value="0.547295">
                <text:p>0.54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5602">
                <text:p>0.655602</text:p>
              </table:table-cell>
              <table:table-cell office:value-type="float" office:value="0.481744">
                <text:p>0.481744</text:p>
              </table:table-cell>
              <table:table-cell office:value-type="float" office:value="0.631011">
                <text:p>0.631011</text:p>
              </table:table-cell>
              <table:table-cell office:value-type="float" office:value="0.527651">
                <text:p>0.527651</text:p>
              </table:table-cell>
              <table:table-cell office:value-type="float" office:value="0.250287">
                <text:p>0.250287</text:p>
              </table:table-cell>
              <table:table-cell office:value-type="float" office:value="0.601828">
                <text:p>0.601828</text:p>
              </table:table-cell>
              <table:table-cell office:value-type="float" office:value="0.57313">
                <text:p>0.57313</text:p>
              </table:table-cell>
              <table:table-cell office:value-type="float" office:value="0.638298">
                <text:p>0.63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9571">
                <text:p>0.769571</text:p>
              </table:table-cell>
              <table:table-cell office:value-type="float" office:value="0.737682">
                <text:p>0.737682</text:p>
              </table:table-cell>
              <table:table-cell office:value-type="float" office:value="0.388284">
                <text:p>0.388284</text:p>
              </table:table-cell>
              <table:table-cell office:value-type="float" office:value="0.633428">
                <text:p>0.633428</text:p>
              </table:table-cell>
              <table:table-cell office:value-type="float" office:value="0.549794">
                <text:p>0.549794</text:p>
              </table:table-cell>
              <table:table-cell office:value-type="float" office:value="0.643208">
                <text:p>0.643208</text:p>
              </table:table-cell>
              <table:table-cell office:value-type="float" office:value="0.475384">
                <text:p>0.475384</text:p>
              </table:table-cell>
              <table:table-cell office:value-type="float" office:value="0.36178">
                <text:p>0.36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3474">
                <text:p>0.853474</text:p>
              </table:table-cell>
              <table:table-cell office:value-type="float" office:value="0.824464">
                <text:p>0.824464</text:p>
              </table:table-cell>
              <table:table-cell office:value-type="float" office:value="0.639991">
                <text:p>0.639991</text:p>
              </table:table-cell>
              <table:table-cell office:value-type="float" office:value="0.584873">
                <text:p>0.584873</text:p>
              </table:table-cell>
              <table:table-cell office:value-type="float" office:value="0.585129">
                <text:p>0.585129</text:p>
              </table:table-cell>
              <table:table-cell office:value-type="float" office:value="0.461441">
                <text:p>0.461441</text:p>
              </table:table-cell>
              <table:table-cell office:value-type="float" office:value="0.23395">
                <text:p>0.23395</text:p>
              </table:table-cell>
              <table:table-cell office:value-type="float" office:value="0.574345">
                <text:p>0.574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0248">
                <text:p>0.900248</text:p>
              </table:table-cell>
              <table:table-cell office:value-type="float" office:value="0.996003">
                <text:p>0.996003</text:p>
              </table:table-cell>
              <table:table-cell office:value-type="float" office:value="0.465388">
                <text:p>0.465388</text:p>
              </table:table-cell>
              <table:table-cell office:value-type="float" office:value="0.383797">
                <text:p>0.383797</text:p>
              </table:table-cell>
              <table:table-cell office:value-type="float" office:value="0.517865">
                <text:p>0.517865</text:p>
              </table:table-cell>
              <table:table-cell office:value-type="float" office:value="0.652052">
                <text:p>0.652052</text:p>
              </table:table-cell>
              <table:table-cell office:value-type="float" office:value="0.344809">
                <text:p>0.344809</text:p>
              </table:table-cell>
              <table:table-cell office:value-type="float" office:value="0.613343">
                <text:p>0.613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4064">
                <text:p>0.864064</text:p>
              </table:table-cell>
              <table:table-cell office:value-type="float" office:value="0.494223">
                <text:p>0.494223</text:p>
              </table:table-cell>
              <table:table-cell office:value-type="float" office:value="0.362646">
                <text:p>0.362646</text:p>
              </table:table-cell>
              <table:table-cell office:value-type="float" office:value="0.624757">
                <text:p>0.624757</text:p>
              </table:table-cell>
              <table:table-cell office:value-type="float" office:value="0.623592">
                <text:p>0.623592</text:p>
              </table:table-cell>
              <table:table-cell office:value-type="float" office:value="0.578357">
                <text:p>0.578357</text:p>
              </table:table-cell>
              <table:table-cell office:value-type="float" office:value="0.467611">
                <text:p>0.467611</text:p>
              </table:table-cell>
              <table:table-cell office:value-type="float" office:value="0.654887">
                <text:p>0.6548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7949">
                <text:p>0.757949</text:p>
              </table:table-cell>
              <table:table-cell office:value-type="float" office:value="0.453331">
                <text:p>0.453331</text:p>
              </table:table-cell>
              <table:table-cell office:value-type="float" office:value="0.283662">
                <text:p>0.283662</text:p>
              </table:table-cell>
              <table:table-cell office:value-type="float" office:value="0.597577">
                <text:p>0.597577</text:p>
              </table:table-cell>
              <table:table-cell office:value-type="float" office:value="0.34847">
                <text:p>0.34847</text:p>
              </table:table-cell>
              <table:table-cell office:value-type="float" office:value="0.320495">
                <text:p>0.320495</text:p>
              </table:table-cell>
              <table:table-cell office:value-type="float" office:value="0.257863">
                <text:p>0.257863</text:p>
              </table:table-cell>
              <table:table-cell office:value-type="float" office:value="0.579456">
                <text:p>0.57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679">
                <text:p>0.470679</text:p>
              </table:table-cell>
              <table:table-cell office:value-type="float" office:value="0.946678">
                <text:p>0.946678</text:p>
              </table:table-cell>
              <table:table-cell office:value-type="float" office:value="0.611038">
                <text:p>0.611038</text:p>
              </table:table-cell>
              <table:table-cell office:value-type="float" office:value="0.489331">
                <text:p>0.489331</text:p>
              </table:table-cell>
              <table:table-cell office:value-type="float" office:value="0.185162">
                <text:p>0.185162</text:p>
              </table:table-cell>
              <table:table-cell office:value-type="float" office:value="0.589753">
                <text:p>0.589753</text:p>
              </table:table-cell>
              <table:table-cell office:value-type="float" office:value="0.434473">
                <text:p>0.434473</text:p>
              </table:table-cell>
              <table:table-cell office:value-type="float" office:value="0.344859">
                <text:p>0.3448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589">
                <text:p>0.527589</text:p>
              </table:table-cell>
              <table:table-cell office:value-type="float" office:value="0.659994">
                <text:p>0.659994</text:p>
              </table:table-cell>
              <table:table-cell office:value-type="float" office:value="0.398835">
                <text:p>0.398835</text:p>
              </table:table-cell>
              <table:table-cell office:value-type="float" office:value="0.636932">
                <text:p>0.636932</text:p>
              </table:table-cell>
              <table:table-cell office:value-type="float" office:value="0.498831">
                <text:p>0.498831</text:p>
              </table:table-cell>
              <table:table-cell office:value-type="float" office:value="0.656033">
                <text:p>0.656033</text:p>
              </table:table-cell>
              <table:table-cell office:value-type="float" office:value="0.38776">
                <text:p>0.38776</text:p>
              </table:table-cell>
              <table:table-cell office:value-type="float" office:value="0.631884">
                <text:p>0.631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24">
                <text:p>0.627324</text:p>
              </table:table-cell>
              <table:table-cell office:value-type="float" office:value="0.354202">
                <text:p>0.354202</text:p>
              </table:table-cell>
              <table:table-cell office:value-type="float" office:value="0.441546">
                <text:p>0.441546</text:p>
              </table:table-cell>
              <table:table-cell office:value-type="float" office:value="0.37473">
                <text:p>0.37473</text:p>
              </table:table-cell>
              <table:table-cell office:value-type="float" office:value="0.313072">
                <text:p>0.313072</text:p>
              </table:table-cell>
              <table:table-cell office:value-type="float" office:value="0.323595">
                <text:p>0.323595</text:p>
              </table:table-cell>
              <table:table-cell office:value-type="float" office:value="0.4459">
                <text:p>0.4459</text:p>
              </table:table-cell>
              <table:table-cell office:value-type="float" office:value="0.348643">
                <text:p>0.348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8172">
                <text:p>0.828172</text:p>
              </table:table-cell>
              <table:table-cell office:value-type="float" office:value="0.308031">
                <text:p>0.308031</text:p>
              </table:table-cell>
              <table:table-cell office:value-type="float" office:value="0.618083">
                <text:p>0.618083</text:p>
              </table:table-cell>
              <table:table-cell office:value-type="float" office:value="0.639136">
                <text:p>0.639136</text:p>
              </table:table-cell>
              <table:table-cell office:value-type="float" office:value="0.573674">
                <text:p>0.573674</text:p>
              </table:table-cell>
              <table:table-cell office:value-type="float" office:value="0.441682">
                <text:p>0.441682</text:p>
              </table:table-cell>
              <table:table-cell office:value-type="float" office:value="0.56124">
                <text:p>0.56124</text:p>
              </table:table-cell>
              <table:table-cell office:value-type="float" office:value="0.644355">
                <text:p>0.644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35">
                <text:p>0.605535</text:p>
              </table:table-cell>
              <table:table-cell office:value-type="float" office:value="0.864992">
                <text:p>0.864992</text:p>
              </table:table-cell>
              <table:table-cell office:value-type="float" office:value="0.431349">
                <text:p>0.431349</text:p>
              </table:table-cell>
              <table:table-cell office:value-type="float" office:value="0.647345">
                <text:p>0.647345</text:p>
              </table:table-cell>
              <table:table-cell office:value-type="float" office:value="0.62508">
                <text:p>0.62508</text:p>
              </table:table-cell>
              <table:table-cell office:value-type="float" office:value="0.566175">
                <text:p>0.566175</text:p>
              </table:table-cell>
              <table:table-cell office:value-type="float" office:value="0.397686">
                <text:p>0.397686</text:p>
              </table:table-cell>
              <table:table-cell office:value-type="float" office:value="0.336945">
                <text:p>0.336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42">
                <text:p>0.463042</text:p>
              </table:table-cell>
              <table:table-cell office:value-type="float" office:value="0.90522">
                <text:p>0.90522</text:p>
              </table:table-cell>
              <table:table-cell office:value-type="float" office:value="0.512879">
                <text:p>0.512879</text:p>
              </table:table-cell>
              <table:table-cell office:value-type="float" office:value="0.667341">
                <text:p>0.667341</text:p>
              </table:table-cell>
              <table:table-cell office:value-type="float" office:value="0.522608">
                <text:p>0.522608</text:p>
              </table:table-cell>
              <table:table-cell office:value-type="float" office:value="0.650908">
                <text:p>0.650908</text:p>
              </table:table-cell>
              <table:table-cell office:value-type="float" office:value="0.574903">
                <text:p>0.574903</text:p>
              </table:table-cell>
              <table:table-cell office:value-type="float" office:value="0.450452">
                <text:p>0.450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1932">
                <text:p>0.211932</text:p>
              </table:table-cell>
              <table:table-cell office:value-type="float" office:value="0.165794">
                <text:p>0.165794</text:p>
              </table:table-cell>
              <table:table-cell office:value-type="float" office:value="0.515744">
                <text:p>0.515744</text:p>
              </table:table-cell>
              <table:table-cell office:value-type="float" office:value="0.667733">
                <text:p>0.667733</text:p>
              </table:table-cell>
              <table:table-cell office:value-type="float" office:value="0.403725">
                <text:p>0.403725</text:p>
              </table:table-cell>
              <table:table-cell office:value-type="float" office:value="0.657616">
                <text:p>0.657616</text:p>
              </table:table-cell>
              <table:table-cell office:value-type="float" office:value="0.603269">
                <text:p>0.603269</text:p>
              </table:table-cell>
              <table:table-cell office:value-type="float" office:value="0.496487">
                <text:p>0.496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128">
                <text:p>0.357128</text:p>
              </table:table-cell>
              <table:table-cell office:value-type="float" office:value="0.128581">
                <text:p>0.128581</text:p>
              </table:table-cell>
              <table:table-cell office:value-type="float" office:value="0.617591">
                <text:p>0.617591</text:p>
              </table:table-cell>
              <table:table-cell office:value-type="float" office:value="0.499667">
                <text:p>0.499667</text:p>
              </table:table-cell>
              <table:table-cell office:value-type="float" office:value="0.404552">
                <text:p>0.404552</text:p>
              </table:table-cell>
              <table:table-cell office:value-type="float" office:value="0.657737">
                <text:p>0.657737</text:p>
              </table:table-cell>
              <table:table-cell office:value-type="float" office:value="0.32304">
                <text:p>0.32304</text:p>
              </table:table-cell>
              <table:table-cell office:value-type="float" office:value="0.334009">
                <text:p>0.334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571">
                <text:p>0.618571</text:p>
              </table:table-cell>
              <table:table-cell office:value-type="float" office:value="0.526816">
                <text:p>0.526816</text:p>
              </table:table-cell>
              <table:table-cell office:value-type="float" office:value="0.354453">
                <text:p>0.354453</text:p>
              </table:table-cell>
              <table:table-cell office:value-type="float" office:value="0.621955">
                <text:p>0.621955</text:p>
              </table:table-cell>
              <table:table-cell office:value-type="float" office:value="0.603879">
                <text:p>0.603879</text:p>
              </table:table-cell>
              <table:table-cell office:value-type="float" office:value="0.495183">
                <text:p>0.495183</text:p>
              </table:table-cell>
              <table:table-cell office:value-type="float" office:value="0.48615">
                <text:p>0.48615</text:p>
              </table:table-cell>
              <table:table-cell office:value-type="float" office:value="0.367889">
                <text:p>0.367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228">
                <text:p>0.581228</text:p>
              </table:table-cell>
              <table:table-cell office:value-type="float" office:value="0.234556">
                <text:p>0.234556</text:p>
              </table:table-cell>
              <table:table-cell office:value-type="float" office:value="0.629668">
                <text:p>0.629668</text:p>
              </table:table-cell>
              <table:table-cell office:value-type="float" office:value="0.622232">
                <text:p>0.622232</text:p>
              </table:table-cell>
              <table:table-cell office:value-type="float" office:value="0.527573">
                <text:p>0.527573</text:p>
              </table:table-cell>
              <table:table-cell office:value-type="float" office:value="0.368742">
                <text:p>0.368742</text:p>
              </table:table-cell>
              <table:table-cell office:value-type="float" office:value="0.309605">
                <text:p>0.309605</text:p>
              </table:table-cell>
              <table:table-cell office:value-type="float" office:value="0.334149">
                <text:p>0.334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792">
                <text:p>0.833792</text:p>
              </table:table-cell>
              <table:table-cell office:value-type="float" office:value="0.903409">
                <text:p>0.903409</text:p>
              </table:table-cell>
              <table:table-cell office:value-type="float" office:value="0.558039">
                <text:p>0.558039</text:p>
              </table:table-cell>
              <table:table-cell office:value-type="float" office:value="0.43464">
                <text:p>0.43464</text:p>
              </table:table-cell>
              <table:table-cell office:value-type="float" office:value="0.557294">
                <text:p>0.557294</text:p>
              </table:table-cell>
              <table:table-cell office:value-type="float" office:value="0.640659">
                <text:p>0.640659</text:p>
              </table:table-cell>
              <table:table-cell office:value-type="float" office:value="0.526705">
                <text:p>0.526705</text:p>
              </table:table-cell>
              <table:table-cell office:value-type="float" office:value="0.397839">
                <text:p>0.397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337">
                <text:p>0.567337</text:p>
              </table:table-cell>
              <table:table-cell office:value-type="float" office:value="0.86394">
                <text:p>0.86394</text:p>
              </table:table-cell>
              <table:table-cell office:value-type="float" office:value="0.497916">
                <text:p>0.497916</text:p>
              </table:table-cell>
              <table:table-cell office:value-type="float" office:value="0.398279">
                <text:p>0.398279</text:p>
              </table:table-cell>
              <table:table-cell office:value-type="float" office:value="0.303705">
                <text:p>0.303705</text:p>
              </table:table-cell>
              <table:table-cell office:value-type="float" office:value="0.324319">
                <text:p>0.324319</text:p>
              </table:table-cell>
              <table:table-cell office:value-type="float" office:value="0.366019">
                <text:p>0.366019</text:p>
              </table:table-cell>
              <table:table-cell office:value-type="float" office:value="0.33426">
                <text:p>0.33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27499">
                <text:p>0.927499</text:p>
              </table:table-cell>
              <table:table-cell office:value-type="float" office:value="0.563226">
                <text:p>0.563226</text:p>
              </table:table-cell>
              <table:table-cell office:value-type="float" office:value="0.589253">
                <text:p>0.589253</text:p>
              </table:table-cell>
              <table:table-cell office:value-type="float" office:value="0.660264">
                <text:p>0.660264</text:p>
              </table:table-cell>
              <table:table-cell office:value-type="float" office:value="0.325418">
                <text:p>0.325418</text:p>
              </table:table-cell>
              <table:table-cell office:value-type="float" office:value="0.635581">
                <text:p>0.635581</text:p>
              </table:table-cell>
              <table:table-cell office:value-type="float" office:value="0.475439">
                <text:p>0.475439</text:p>
              </table:table-cell>
              <table:table-cell office:value-type="float" office:value="0.655864">
                <text:p>0.65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6803">
                <text:p>0.166803</text:p>
              </table:table-cell>
              <table:table-cell office:value-type="float" office:value="0.705895">
                <text:p>0.705895</text:p>
              </table:table-cell>
              <table:table-cell office:value-type="float" office:value="0.570297">
                <text:p>0.570297</text:p>
              </table:table-cell>
              <table:table-cell office:value-type="float" office:value="0.666554">
                <text:p>0.666554</text:p>
              </table:table-cell>
              <table:table-cell office:value-type="float" office:value="0.424289">
                <text:p>0.424289</text:p>
              </table:table-cell>
              <table:table-cell office:value-type="float" office:value="0.659982">
                <text:p>0.659982</text:p>
              </table:table-cell>
              <table:table-cell office:value-type="float" office:value="0.327851">
                <text:p>0.327851</text:p>
              </table:table-cell>
              <table:table-cell office:value-type="float" office:value="0.333954">
                <text:p>0.333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8065">
                <text:p>0.748065</text:p>
              </table:table-cell>
              <table:table-cell office:value-type="float" office:value="0.244906">
                <text:p>0.244906</text:p>
              </table:table-cell>
              <table:table-cell office:value-type="float" office:value="0.631905">
                <text:p>0.631905</text:p>
              </table:table-cell>
              <table:table-cell office:value-type="float" office:value="0.617611">
                <text:p>0.617611</text:p>
              </table:table-cell>
              <table:table-cell office:value-type="float" office:value="0.484568">
                <text:p>0.484568</text:p>
              </table:table-cell>
              <table:table-cell office:value-type="float" office:value="0.658298">
                <text:p>0.658298</text:p>
              </table:table-cell>
              <table:table-cell office:value-type="float" office:value="0.500126">
                <text:p>0.500126</text:p>
              </table:table-cell>
              <table:table-cell office:value-type="float" office:value="0.657043">
                <text:p>0.657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7675">
                <text:p>0.707675</text:p>
              </table:table-cell>
              <table:table-cell office:value-type="float" office:value="0.73762">
                <text:p>0.73762</text:p>
              </table:table-cell>
              <table:table-cell office:value-type="float" office:value="0.26213">
                <text:p>0.26213</text:p>
              </table:table-cell>
              <table:table-cell office:value-type="float" office:value="0.332671">
                <text:p>0.332671</text:p>
              </table:table-cell>
              <table:table-cell office:value-type="float" office:value="0.376394">
                <text:p>0.376394</text:p>
              </table:table-cell>
              <table:table-cell office:value-type="float" office:value="0.65232">
                <text:p>0.65232</text:p>
              </table:table-cell>
              <table:table-cell office:value-type="float" office:value="0.394558">
                <text:p>0.394558</text:p>
              </table:table-cell>
              <table:table-cell office:value-type="float" office:value="0.634571">
                <text:p>0.634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61">
                <text:p>0.330861</text:p>
              </table:table-cell>
              <table:table-cell office:value-type="float" office:value="0.788064">
                <text:p>0.788064</text:p>
              </table:table-cell>
              <table:table-cell office:value-type="float" office:value="0.354316">
                <text:p>0.354316</text:p>
              </table:table-cell>
              <table:table-cell office:value-type="float" office:value="0.349736">
                <text:p>0.349736</text:p>
              </table:table-cell>
              <table:table-cell office:value-type="float" office:value="0.574257">
                <text:p>0.574257</text:p>
              </table:table-cell>
              <table:table-cell office:value-type="float" office:value="0.442694">
                <text:p>0.442694</text:p>
              </table:table-cell>
              <table:table-cell office:value-type="float" office:value="0.12139">
                <text:p>0.12139</text:p>
              </table:table-cell>
              <table:table-cell office:value-type="float" office:value="0.584268">
                <text:p>0.58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4847">
                <text:p>1.064847</text:p>
              </table:table-cell>
              <table:table-cell office:value-type="float" office:value="0.614778">
                <text:p>0.614778</text:p>
              </table:table-cell>
              <table:table-cell office:value-type="float" office:value="0.274581">
                <text:p>0.274581</text:p>
              </table:table-cell>
              <table:table-cell office:value-type="float" office:value="0.594472">
                <text:p>0.594472</text:p>
              </table:table-cell>
              <table:table-cell office:value-type="float" office:value="0.59359">
                <text:p>0.59359</text:p>
              </table:table-cell>
              <table:table-cell office:value-type="float" office:value="0.622387">
                <text:p>0.622387</text:p>
              </table:table-cell>
              <table:table-cell office:value-type="float" office:value="0.482278">
                <text:p>0.482278</text:p>
              </table:table-cell>
              <table:table-cell office:value-type="float" office:value="0.656486">
                <text:p>0.656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942">
                <text:p>0.936942</text:p>
              </table:table-cell>
              <table:table-cell office:value-type="float" office:value="0.441274">
                <text:p>0.441274</text:p>
              </table:table-cell>
              <table:table-cell office:value-type="float" office:value="0.637264">
                <text:p>0.637264</text:p>
              </table:table-cell>
              <table:table-cell office:value-type="float" office:value="0.548841">
                <text:p>0.548841</text:p>
              </table:table-cell>
              <table:table-cell office:value-type="float" office:value="0.595624">
                <text:p>0.595624</text:p>
              </table:table-cell>
              <table:table-cell office:value-type="float" office:value="0.620856">
                <text:p>0.620856</text:p>
              </table:table-cell>
              <table:table-cell office:value-type="float" office:value="0.578798">
                <text:p>0.578798</text:p>
              </table:table-cell>
              <table:table-cell office:value-type="float" office:value="0.634789">
                <text:p>0.634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901">
                <text:p>0.506901</text:p>
              </table:table-cell>
              <table:table-cell office:value-type="float" office:value="0.473033">
                <text:p>0.473033</text:p>
              </table:table-cell>
              <table:table-cell office:value-type="float" office:value="0.424282">
                <text:p>0.424282</text:p>
              </table:table-cell>
              <table:table-cell office:value-type="float" office:value="0.645144">
                <text:p>0.645144</text:p>
              </table:table-cell>
              <table:table-cell office:value-type="float" office:value="0.267916">
                <text:p>0.267916</text:p>
              </table:table-cell>
              <table:table-cell office:value-type="float" office:value="0.60887">
                <text:p>0.60887</text:p>
              </table:table-cell>
              <table:table-cell office:value-type="float" office:value="0.522407">
                <text:p>0.522407</text:p>
              </table:table-cell>
              <table:table-cell office:value-type="float" office:value="0.394113">
                <text:p>0.394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64">
                <text:p>0.88764</text:p>
              </table:table-cell>
              <table:table-cell office:value-type="float" office:value="0.157318">
                <text:p>0.157318</text:p>
              </table:table-cell>
              <table:table-cell office:value-type="float" office:value="0.418681">
                <text:p>0.418681</text:p>
              </table:table-cell>
              <table:table-cell office:value-type="float" office:value="0.643372">
                <text:p>0.643372</text:p>
              </table:table-cell>
              <table:table-cell office:value-type="float" office:value="0.553682">
                <text:p>0.553682</text:p>
              </table:table-cell>
              <table:table-cell office:value-type="float" office:value="0.641917">
                <text:p>0.641917</text:p>
              </table:table-cell>
              <table:table-cell office:value-type="float" office:value="0.529113">
                <text:p>0.529113</text:p>
              </table:table-cell>
              <table:table-cell office:value-type="float" office:value="0.399987">
                <text:p>0.399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541">
                <text:p>0.226541</text:p>
              </table:table-cell>
              <table:table-cell office:value-type="float" office:value="0.604899">
                <text:p>0.604899</text:p>
              </table:table-cell>
              <table:table-cell office:value-type="float" office:value="0.56835">
                <text:p>0.56835</text:p>
              </table:table-cell>
              <table:table-cell office:value-type="float" office:value="0.666974">
                <text:p>0.666974</text:p>
              </table:table-cell>
              <table:table-cell office:value-type="float" office:value="0.243843">
                <text:p>0.243843</text:p>
              </table:table-cell>
              <table:table-cell office:value-type="float" office:value="0.599641">
                <text:p>0.599641</text:p>
              </table:table-cell>
              <table:table-cell office:value-type="float" office:value="0.616936">
                <text:p>0.616936</text:p>
              </table:table-cell>
              <table:table-cell office:value-type="float" office:value="0.584965">
                <text:p>0.5849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579">
                <text:p>0.541579</text:p>
              </table:table-cell>
              <table:table-cell office:value-type="float" office:value="0.900462">
                <text:p>0.900462</text:p>
              </table:table-cell>
              <table:table-cell office:value-type="float" office:value="0.522781">
                <text:p>0.522781</text:p>
              </table:table-cell>
              <table:table-cell office:value-type="float" office:value="0.668548">
                <text:p>0.668548</text:p>
              </table:table-cell>
              <table:table-cell office:value-type="float" office:value="0.296707">
                <text:p>0.296707</text:p>
              </table:table-cell>
              <table:table-cell office:value-type="float" office:value="0.324817">
                <text:p>0.324817</text:p>
              </table:table-cell>
              <table:table-cell office:value-type="float" office:value="0.463251">
                <text:p>0.463251</text:p>
              </table:table-cell>
              <table:table-cell office:value-type="float" office:value="0.355759">
                <text:p>0.355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20954">
                <text:p>-0.020954</text:p>
              </table:table-cell>
              <table:table-cell office:value-type="float" office:value="0.149122">
                <text:p>0.149122</text:p>
              </table:table-cell>
              <table:table-cell office:value-type="float" office:value="0.445375">
                <text:p>0.445375</text:p>
              </table:table-cell>
              <table:table-cell office:value-type="float" office:value="0.651579">
                <text:p>0.651579</text:p>
              </table:table-cell>
              <table:table-cell office:value-type="float" office:value="0.53992">
                <text:p>0.53992</text:p>
              </table:table-cell>
              <table:table-cell office:value-type="float" office:value="0.646245">
                <text:p>0.646245</text:p>
              </table:table-cell>
              <table:table-cell office:value-type="float" office:value="0.441676">
                <text:p>0.441676</text:p>
              </table:table-cell>
              <table:table-cell office:value-type="float" office:value="0.649796">
                <text:p>0.649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159">
                <text:p>0.23159</text:p>
              </table:table-cell>
              <table:table-cell office:value-type="float" office:value="0.705971">
                <text:p>0.705971</text:p>
              </table:table-cell>
              <table:table-cell office:value-type="float" office:value="0.23091">
                <text:p>0.23091</text:p>
              </table:table-cell>
              <table:table-cell office:value-type="float" office:value="0.328097">
                <text:p>0.328097</text:p>
              </table:table-cell>
              <table:table-cell office:value-type="float" office:value="0.609992">
                <text:p>0.609992</text:p>
              </table:table-cell>
              <table:table-cell office:value-type="float" office:value="0.606805">
                <text:p>0.606805</text:p>
              </table:table-cell>
              <table:table-cell office:value-type="float" office:value="0.618561">
                <text:p>0.618561</text:p>
              </table:table-cell>
              <table:table-cell office:value-type="float" office:value="0.541533">
                <text:p>0.541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49">
                <text:p>0.29949</text:p>
              </table:table-cell>
              <table:table-cell office:value-type="float" office:value="0.760353">
                <text:p>0.760353</text:p>
              </table:table-cell>
              <table:table-cell office:value-type="float" office:value="0.471324">
                <text:p>0.471324</text:p>
              </table:table-cell>
              <table:table-cell office:value-type="float" office:value="0.658765">
                <text:p>0.658765</text:p>
              </table:table-cell>
              <table:table-cell office:value-type="float" office:value="0.554641">
                <text:p>0.554641</text:p>
              </table:table-cell>
              <table:table-cell office:value-type="float" office:value="0.408614">
                <text:p>0.408614</text:p>
              </table:table-cell>
              <table:table-cell office:value-type="float" office:value="0.378636">
                <text:p>0.378636</text:p>
              </table:table-cell>
              <table:table-cell office:value-type="float" office:value="0.628142">
                <text:p>0.628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91">
                <text:p>0.341491</text:p>
              </table:table-cell>
              <table:table-cell office:value-type="float" office:value="0.207254">
                <text:p>0.207254</text:p>
              </table:table-cell>
              <table:table-cell office:value-type="float" office:value="0.35087">
                <text:p>0.35087</text:p>
              </table:table-cell>
              <table:table-cell office:value-type="float" office:value="0.620725">
                <text:p>0.620725</text:p>
              </table:table-cell>
              <table:table-cell office:value-type="float" office:value="0.558084">
                <text:p>0.558084</text:p>
              </table:table-cell>
              <table:table-cell office:value-type="float" office:value="0.414507">
                <text:p>0.414507</text:p>
              </table:table-cell>
              <table:table-cell office:value-type="float" office:value="0.332862">
                <text:p>0.332862</text:p>
              </table:table-cell>
              <table:table-cell office:value-type="float" office:value="0.60799">
                <text:p>0.60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286">
                <text:p>0.596286</text:p>
              </table:table-cell>
              <table:table-cell office:value-type="float" office:value="0.255623">
                <text:p>0.255623</text:p>
              </table:table-cell>
              <table:table-cell office:value-type="float" office:value="0.343542">
                <text:p>0.343542</text:p>
              </table:table-cell>
              <table:table-cell office:value-type="float" office:value="0.618206">
                <text:p>0.618206</text:p>
              </table:table-cell>
              <table:table-cell office:value-type="float" office:value="0.437827">
                <text:p>0.437827</text:p>
              </table:table-cell>
              <table:table-cell office:value-type="float" office:value="0.660744">
                <text:p>0.660744</text:p>
              </table:table-cell>
              <table:table-cell office:value-type="float" office:value="0.456725">
                <text:p>0.456725</text:p>
              </table:table-cell>
              <table:table-cell office:value-type="float" office:value="0.352881">
                <text:p>0.352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746">
                <text:p>0.235746</text:p>
              </table:table-cell>
              <table:table-cell office:value-type="float" office:value="0.230105">
                <text:p>0.230105</text:p>
              </table:table-cell>
              <table:table-cell office:value-type="float" office:value="0.358553">
                <text:p>0.358553</text:p>
              </table:table-cell>
              <table:table-cell office:value-type="float" office:value="0.623358">
                <text:p>0.623358</text:p>
              </table:table-cell>
              <table:table-cell office:value-type="float" office:value="0.50382">
                <text:p>0.50382</text:p>
              </table:table-cell>
              <table:table-cell office:value-type="float" office:value="0.655091">
                <text:p>0.655091</text:p>
              </table:table-cell>
              <table:table-cell office:value-type="float" office:value="0.373406">
                <text:p>0.373406</text:p>
              </table:table-cell>
              <table:table-cell office:value-type="float" office:value="0.625934">
                <text:p>0.625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615">
                <text:p>0.424615</text:p>
              </table:table-cell>
              <table:table-cell office:value-type="float" office:value="0.181468">
                <text:p>0.181468</text:p>
              </table:table-cell>
              <table:table-cell office:value-type="float" office:value="0.61786">
                <text:p>0.61786</text:p>
              </table:table-cell>
              <table:table-cell office:value-type="float" office:value="0.500125">
                <text:p>0.500125</text:p>
              </table:table-cell>
              <table:table-cell office:value-type="float" office:value="0.538784">
                <text:p>0.538784</text:p>
              </table:table-cell>
              <table:table-cell office:value-type="float" office:value="0.646575">
                <text:p>0.646575</text:p>
              </table:table-cell>
              <table:table-cell office:value-type="float" office:value="0.609244">
                <text:p>0.609244</text:p>
              </table:table-cell>
              <table:table-cell office:value-type="float" office:value="0.509875">
                <text:p>0.509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831">
                <text:p>0.696831</text:p>
              </table:table-cell>
              <table:table-cell office:value-type="float" office:value="0.855144">
                <text:p>0.855144</text:p>
              </table:table-cell>
              <table:table-cell office:value-type="float" office:value="0.593841">
                <text:p>0.593841</text:p>
              </table:table-cell>
              <table:table-cell office:value-type="float" office:value="0.658033">
                <text:p>0.658033</text:p>
              </table:table-cell>
              <table:table-cell office:value-type="float" office:value="0.610382">
                <text:p>0.610382</text:p>
              </table:table-cell>
              <table:table-cell office:value-type="float" office:value="0.606311">
                <text:p>0.606311</text:p>
              </table:table-cell>
              <table:table-cell office:value-type="float" office:value="0.495341">
                <text:p>0.495341</text:p>
              </table:table-cell>
              <table:table-cell office:value-type="float" office:value="0.37369">
                <text:p>0.373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312">
                <text:p>0.834312</text:p>
              </table:table-cell>
              <table:table-cell office:value-type="float" office:value="0.521927">
                <text:p>0.521927</text:p>
              </table:table-cell>
              <table:table-cell office:value-type="float" office:value="0.305909">
                <text:p>0.305909</text:p>
              </table:table-cell>
              <table:table-cell office:value-type="float" office:value="0.605227">
                <text:p>0.605227</text:p>
              </table:table-cell>
              <table:table-cell office:value-type="float" office:value="0.624135">
                <text:p>0.624135</text:p>
              </table:table-cell>
              <table:table-cell office:value-type="float" office:value="0.575526">
                <text:p>0.575526</text:p>
              </table:table-cell>
              <table:table-cell office:value-type="float" office:value="0.496987">
                <text:p>0.496987</text:p>
              </table:table-cell>
              <table:table-cell office:value-type="float" office:value="0.374788">
                <text:p>0.3747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573">
                <text:p>0.659573</text:p>
              </table:table-cell>
              <table:table-cell office:value-type="float" office:value="0.506726">
                <text:p>0.506726</text:p>
              </table:table-cell>
              <table:table-cell office:value-type="float" office:value="0.532207">
                <text:p>0.532207</text:p>
              </table:table-cell>
              <table:table-cell office:value-type="float" office:value="0.417049">
                <text:p>0.417049</text:p>
              </table:table-cell>
              <table:table-cell office:value-type="float" office:value="0.583497">
                <text:p>0.583497</text:p>
              </table:table-cell>
              <table:table-cell office:value-type="float" office:value="0.628922">
                <text:p>0.628922</text:p>
              </table:table-cell>
              <table:table-cell office:value-type="float" office:value="0.272326">
                <text:p>0.272326</text:p>
              </table:table-cell>
              <table:table-cell office:value-type="float" office:value="0.58373">
                <text:p>0.583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592">
                <text:p>0.306592</text:p>
              </table:table-cell>
              <table:table-cell office:value-type="float" office:value="0.751594">
                <text:p>0.751594</text:p>
              </table:table-cell>
              <table:table-cell office:value-type="float" office:value="0.242641">
                <text:p>0.242641</text:p>
              </table:table-cell>
              <table:table-cell office:value-type="float" office:value="0.329773">
                <text:p>0.329773</text:p>
              </table:table-cell>
              <table:table-cell office:value-type="float" office:value="0.621215">
                <text:p>0.621215</text:p>
              </table:table-cell>
              <table:table-cell office:value-type="float" office:value="0.586761">
                <text:p>0.586761</text:p>
              </table:table-cell>
              <table:table-cell office:value-type="float" office:value="0.246476">
                <text:p>0.246476</text:p>
              </table:table-cell>
              <table:table-cell office:value-type="float" office:value="0.5767">
                <text:p>0.5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537">
                <text:p>0.641537</text:p>
              </table:table-cell>
              <table:table-cell office:value-type="float" office:value="0.192514">
                <text:p>0.192514</text:p>
              </table:table-cell>
              <table:table-cell office:value-type="float" office:value="0.458205">
                <text:p>0.458205</text:p>
              </table:table-cell>
              <table:table-cell office:value-type="float" office:value="0.655256">
                <text:p>0.655256</text:p>
              </table:table-cell>
              <table:table-cell office:value-type="float" office:value="0.306428">
                <text:p>0.306428</text:p>
              </table:table-cell>
              <table:table-cell office:value-type="float" office:value="0.324116">
                <text:p>0.324116</text:p>
              </table:table-cell>
              <table:table-cell office:value-type="float" office:value="0.434647">
                <text:p>0.434647</text:p>
              </table:table-cell>
              <table:table-cell office:value-type="float" office:value="0.64797">
                <text:p>0.64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167">
                <text:p>0.661167</text:p>
              </table:table-cell>
              <table:table-cell office:value-type="float" office:value="0.392389">
                <text:p>0.392389</text:p>
              </table:table-cell>
              <table:table-cell office:value-type="float" office:value="0.521063">
                <text:p>0.521063</text:p>
              </table:table-cell>
              <table:table-cell office:value-type="float" office:value="0.66837">
                <text:p>0.66837</text:p>
              </table:table-cell>
              <table:table-cell office:value-type="float" office:value="0.296204">
                <text:p>0.296204</text:p>
              </table:table-cell>
              <table:table-cell office:value-type="float" office:value="0.62217">
                <text:p>0.62217</text:p>
              </table:table-cell>
              <table:table-cell office:value-type="float" office:value="0.431549">
                <text:p>0.431549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0962">
                <text:p>0.760962</text:p>
              </table:table-cell>
              <table:table-cell office:value-type="float" office:value="0.755751">
                <text:p>0.755751</text:p>
              </table:table-cell>
              <table:table-cell office:value-type="float" office:value="0.390867">
                <text:p>0.390867</text:p>
              </table:table-cell>
              <table:table-cell office:value-type="float" office:value="0.63429">
                <text:p>0.63429</text:p>
              </table:table-cell>
              <table:table-cell office:value-type="float" office:value="0.625123">
                <text:p>0.625123</text:p>
              </table:table-cell>
              <table:table-cell office:value-type="float" office:value="0.564383">
                <text:p>0.564383</text:p>
              </table:table-cell>
              <table:table-cell office:value-type="float" office:value="0.525517">
                <text:p>0.525517</text:p>
              </table:table-cell>
              <table:table-cell office:value-type="float" office:value="0.654837">
                <text:p>0.6548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5812">
                <text:p>0.835812</text:p>
              </table:table-cell>
              <table:table-cell office:value-type="float" office:value="0.933609">
                <text:p>0.933609</text:p>
              </table:table-cell>
              <table:table-cell office:value-type="float" office:value="0.638837">
                <text:p>0.638837</text:p>
              </table:table-cell>
              <table:table-cell office:value-type="float" office:value="0.594446">
                <text:p>0.594446</text:p>
              </table:table-cell>
              <table:table-cell office:value-type="float" office:value="0.372143">
                <text:p>0.372143</text:p>
              </table:table-cell>
              <table:table-cell office:value-type="float" office:value="0.651277">
                <text:p>0.651277</text:p>
              </table:table-cell>
              <table:table-cell office:value-type="float" office:value="0.362715">
                <text:p>0.362715</text:p>
              </table:table-cell>
              <table:table-cell office:value-type="float" office:value="0.621308">
                <text:p>0.621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1169">
                <text:p>0.241169</text:p>
              </table:table-cell>
              <table:table-cell office:value-type="float" office:value="0.854617">
                <text:p>0.854617</text:p>
              </table:table-cell>
              <table:table-cell office:value-type="float" office:value="0.565507">
                <text:p>0.565507</text:p>
              </table:table-cell>
              <table:table-cell office:value-type="float" office:value="0.667526">
                <text:p>0.667526</text:p>
              </table:table-cell>
              <table:table-cell office:value-type="float" office:value="0.406901">
                <text:p>0.406901</text:p>
              </table:table-cell>
              <table:table-cell office:value-type="float" office:value="0.314847">
                <text:p>0.314847</text:p>
              </table:table-cell>
              <table:table-cell office:value-type="float" office:value="0.399579">
                <text:p>0.399579</text:p>
              </table:table-cell>
              <table:table-cell office:value-type="float" office:value="0.636488">
                <text:p>0.6364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978">
                <text:p>0.486978</text:p>
              </table:table-cell>
              <table:table-cell office:value-type="float" office:value="0.869171">
                <text:p>0.869171</text:p>
              </table:table-cell>
              <table:table-cell office:value-type="float" office:value="0.637793">
                <text:p>0.637793</text:p>
              </table:table-cell>
              <table:table-cell office:value-type="float" office:value="0.599784">
                <text:p>0.599784</text:p>
              </table:table-cell>
              <table:table-cell office:value-type="float" office:value="0.135759">
                <text:p>0.135759</text:p>
              </table:table-cell>
              <table:table-cell office:value-type="float" office:value="0.299582">
                <text:p>0.299582</text:p>
              </table:table-cell>
              <table:table-cell office:value-type="float" office:value="0.567872">
                <text:p>0.567872</text:p>
              </table:table-cell>
              <table:table-cell office:value-type="float" office:value="0.641174">
                <text:p>0.641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713">
                <text:p>0.256713</text:p>
              </table:table-cell>
              <table:table-cell office:value-type="float" office:value="0.27079">
                <text:p>0.27079</text:p>
              </table:table-cell>
              <table:table-cell office:value-type="float" office:value="0.490129">
                <text:p>0.490129</text:p>
              </table:table-cell>
              <table:table-cell office:value-type="float" office:value="0.394559">
                <text:p>0.394559</text:p>
              </table:table-cell>
              <table:table-cell office:value-type="float" office:value="0.619533">
                <text:p>0.619533</text:p>
              </table:table-cell>
              <table:table-cell office:value-type="float" office:value="0.591021">
                <text:p>0.591021</text:p>
              </table:table-cell>
              <table:table-cell office:value-type="float" office:value="0.54004">
                <text:p>0.54004</text:p>
              </table:table-cell>
              <table:table-cell office:value-type="float" office:value="0.410306">
                <text:p>0.410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338">
                <text:p>0.657338</text:p>
              </table:table-cell>
              <table:table-cell office:value-type="float" office:value="0.751967">
                <text:p>0.751967</text:p>
              </table:table-cell>
              <table:table-cell office:value-type="float" office:value="0.478589">
                <text:p>0.478589</text:p>
              </table:table-cell>
              <table:table-cell office:value-type="float" office:value="0.389351">
                <text:p>0.389351</text:p>
              </table:table-cell>
              <table:table-cell office:value-type="float" office:value="0.355512">
                <text:p>0.355512</text:p>
              </table:table-cell>
              <table:table-cell office:value-type="float" office:value="0.646603">
                <text:p>0.646603</text:p>
              </table:table-cell>
              <table:table-cell office:value-type="float" office:value="0.593873">
                <text:p>0.593873</text:p>
              </table:table-cell>
              <table:table-cell office:value-type="float" office:value="0.478996">
                <text:p>0.4789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562">
                <text:p>0.807562</text:p>
              </table:table-cell>
              <table:table-cell office:value-type="float" office:value="0.581774">
                <text:p>0.581774</text:p>
              </table:table-cell>
              <table:table-cell office:value-type="float" office:value="0.383406">
                <text:p>0.383406</text:p>
              </table:table-cell>
              <table:table-cell office:value-type="float" office:value="0.631792">
                <text:p>0.631792</text:p>
              </table:table-cell>
              <table:table-cell office:value-type="float" office:value="0.225955">
                <text:p>0.225955</text:p>
              </table:table-cell>
              <table:table-cell office:value-type="float" office:value="0.594777">
                <text:p>0.594777</text:p>
              </table:table-cell>
              <table:table-cell office:value-type="float" office:value="0.437705">
                <text:p>0.4377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1992">
                <text:p>0.831992</text:p>
              </table:table-cell>
              <table:table-cell office:value-type="float" office:value="0.557721">
                <text:p>0.557721</text:p>
              </table:table-cell>
              <table:table-cell office:value-type="float" office:value="0.483516">
                <text:p>0.483516</text:p>
              </table:table-cell>
              <table:table-cell office:value-type="float" office:value="0.661746">
                <text:p>0.661746</text:p>
              </table:table-cell>
              <table:table-cell office:value-type="float" office:value="0.344356">
                <text:p>0.344356</text:p>
              </table:table-cell>
              <table:table-cell office:value-type="float" office:value="0.642908">
                <text:p>0.642908</text:p>
              </table:table-cell>
              <table:table-cell office:value-type="float" office:value="0.300156">
                <text:p>0.300156</text:p>
              </table:table-cell>
              <table:table-cell office:value-type="float" office:value="0.593933">
                <text:p>0.593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515">
                <text:p>0.605515</text:p>
              </table:table-cell>
              <table:table-cell office:value-type="float" office:value="0.071261">
                <text:p>0.071261</text:p>
              </table:table-cell>
              <table:table-cell office:value-type="float" office:value="0.40995">
                <text:p>0.40995</text:p>
              </table:table-cell>
              <table:table-cell office:value-type="float" office:value="0.364351">
                <text:p>0.364351</text:p>
              </table:table-cell>
              <table:table-cell office:value-type="float" office:value="0.341574">
                <text:p>0.341574</text:p>
              </table:table-cell>
              <table:table-cell office:value-type="float" office:value="0.641915">
                <text:p>0.641915</text:p>
              </table:table-cell>
              <table:table-cell office:value-type="float" office:value="0.591703">
                <text:p>0.591703</text:p>
              </table:table-cell>
              <table:table-cell office:value-type="float" office:value="0.475356">
                <text:p>0.4753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177">
                <text:p>0.598177</text:p>
              </table:table-cell>
              <table:table-cell office:value-type="float" office:value="0.912601">
                <text:p>0.912601</text:p>
              </table:table-cell>
              <table:table-cell office:value-type="float" office:value="0.432134">
                <text:p>0.432134</text:p>
              </table:table-cell>
              <table:table-cell office:value-type="float" office:value="0.371456">
                <text:p>0.371456</text:p>
              </table:table-cell>
              <table:table-cell office:value-type="float" office:value="0.505589">
                <text:p>0.505589</text:p>
              </table:table-cell>
              <table:table-cell office:value-type="float" office:value="0.654738">
                <text:p>0.654738</text:p>
              </table:table-cell>
              <table:table-cell office:value-type="float" office:value="0.55108">
                <text:p>0.55108</text:p>
              </table:table-cell>
              <table:table-cell office:value-type="float" office:value="0.648384">
                <text:p>0.648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5788">
                <text:p>0.265788</text:p>
              </table:table-cell>
              <table:table-cell office:value-type="float" office:value="0.495952">
                <text:p>0.495952</text:p>
              </table:table-cell>
              <table:table-cell office:value-type="float" office:value="0.625719">
                <text:p>0.625719</text:p>
              </table:table-cell>
              <table:table-cell office:value-type="float" office:value="0.629038">
                <text:p>0.629038</text:p>
              </table:table-cell>
              <table:table-cell office:value-type="float" office:value="0.576209">
                <text:p>0.576209</text:p>
              </table:table-cell>
              <table:table-cell office:value-type="float" office:value="0.446072">
                <text:p>0.446072</text:p>
              </table:table-cell>
              <table:table-cell office:value-type="float" office:value="0.536038">
                <text:p>0.536038</text:p>
              </table:table-cell>
              <table:table-cell office:value-type="float" office:value="0.652753">
                <text:p>0.6527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923">
                <text:p>0.325923</text:p>
              </table:table-cell>
              <table:table-cell office:value-type="float" office:value="0.763566">
                <text:p>0.763566</text:p>
              </table:table-cell>
              <table:table-cell office:value-type="float" office:value="0.340775">
                <text:p>0.340775</text:p>
              </table:table-cell>
              <table:table-cell office:value-type="float" office:value="0.617253">
                <text:p>0.617253</text:p>
              </table:table-cell>
              <table:table-cell office:value-type="float" office:value="0.327412">
                <text:p>0.327412</text:p>
              </table:table-cell>
              <table:table-cell office:value-type="float" office:value="0.322397">
                <text:p>0.322397</text:p>
              </table:table-cell>
              <table:table-cell office:value-type="float" office:value="0.321521">
                <text:p>0.321521</text:p>
              </table:table-cell>
              <table:table-cell office:value-type="float" office:value="0.60297">
                <text:p>0.60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66">
                <text:p>0.63166</text:p>
              </table:table-cell>
              <table:table-cell office:value-type="float" office:value="0.832593">
                <text:p>0.832593</text:p>
              </table:table-cell>
              <table:table-cell office:value-type="float" office:value="0.402359">
                <text:p>0.402359</text:p>
              </table:table-cell>
              <table:table-cell office:value-type="float" office:value="0.638091">
                <text:p>0.638091</text:p>
              </table:table-cell>
              <table:table-cell office:value-type="float" office:value="0.356733">
                <text:p>0.356733</text:p>
              </table:table-cell>
              <table:table-cell office:value-type="float" office:value="0.646979">
                <text:p>0.646979</text:p>
              </table:table-cell>
              <table:table-cell office:value-type="float" office:value="0.424901">
                <text:p>0.424901</text:p>
              </table:table-cell>
              <table:table-cell office:value-type="float" office:value="0.645157">
                <text:p>0.645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223">
                <text:p>0.772223</text:p>
              </table:table-cell>
              <table:table-cell office:value-type="float" office:value="0.859116">
                <text:p>0.859116</text:p>
              </table:table-cell>
              <table:table-cell office:value-type="float" office:value="0.524592">
                <text:p>0.524592</text:p>
              </table:table-cell>
              <table:table-cell office:value-type="float" office:value="0.412496">
                <text:p>0.412496</text:p>
              </table:table-cell>
              <table:table-cell office:value-type="float" office:value="0.531004">
                <text:p>0.531004</text:p>
              </table:table-cell>
              <table:table-cell office:value-type="float" office:value="0.373039">
                <text:p>0.373039</text:p>
              </table:table-cell>
              <table:table-cell office:value-type="float" office:value="0.212894">
                <text:p>0.212894</text:p>
              </table:table-cell>
              <table:table-cell office:value-type="float" office:value="0.323747">
                <text:p>0.323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22039">
                <text:p>0.822039</text:p>
              </table:table-cell>
              <table:table-cell office:value-type="float" office:value="0.673437">
                <text:p>0.673437</text:p>
              </table:table-cell>
              <table:table-cell office:value-type="float" office:value="0.353487">
                <text:p>0.353487</text:p>
              </table:table-cell>
              <table:table-cell office:value-type="float" office:value="0.621623">
                <text:p>0.621623</text:p>
              </table:table-cell>
              <table:table-cell office:value-type="float" office:value="0.337598">
                <text:p>0.337598</text:p>
              </table:table-cell>
              <table:table-cell office:value-type="float" office:value="0.640444">
                <text:p>0.640444</text:p>
              </table:table-cell>
              <table:table-cell office:value-type="float" office:value="0.248837">
                <text:p>0.248837</text:p>
              </table:table-cell>
              <table:table-cell office:value-type="float" office:value="0.577226">
                <text:p>0.577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066">
                <text:p>0.584066</text:p>
              </table:table-cell>
              <table:table-cell office:value-type="float" office:value="0.636978">
                <text:p>0.636978</text:p>
              </table:table-cell>
              <table:table-cell office:value-type="float" office:value="0.638474">
                <text:p>0.638474</text:p>
              </table:table-cell>
              <table:table-cell office:value-type="float" office:value="0.596479">
                <text:p>0.596479</text:p>
              </table:table-cell>
              <table:table-cell office:value-type="float" office:value="0.336091">
                <text:p>0.336091</text:p>
              </table:table-cell>
              <table:table-cell office:value-type="float" office:value="0.321638">
                <text:p>0.321638</text:p>
              </table:table-cell>
              <table:table-cell office:value-type="float" office:value="0.357533">
                <text:p>0.357533</text:p>
              </table:table-cell>
              <table:table-cell office:value-type="float" office:value="0.619022">
                <text:p>0.6190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92">
                <text:p>0.627992</text:p>
              </table:table-cell>
              <table:table-cell office:value-type="float" office:value="0.724451">
                <text:p>0.724451</text:p>
              </table:table-cell>
              <table:table-cell office:value-type="float" office:value="0.620003">
                <text:p>0.620003</text:p>
              </table:table-cell>
              <table:table-cell office:value-type="float" office:value="0.503878">
                <text:p>0.503878</text:p>
              </table:table-cell>
              <table:table-cell office:value-type="float" office:value="0.565565">
                <text:p>0.565565</text:p>
              </table:table-cell>
              <table:table-cell office:value-type="float" office:value="0.42754">
                <text:p>0.42754</text:p>
              </table:table-cell>
              <table:table-cell office:value-type="float" office:value="0.430224">
                <text:p>0.430224</text:p>
              </table:table-cell>
              <table:table-cell office:value-type="float" office:value="0.646732">
                <text:p>0.646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706">
                <text:p>0.498706</text:p>
              </table:table-cell>
              <table:table-cell office:value-type="float" office:value="0.766054">
                <text:p>0.766054</text:p>
              </table:table-cell>
              <table:table-cell office:value-type="float" office:value="0.367457">
                <text:p>0.367457</text:p>
              </table:table-cell>
              <table:table-cell office:value-type="float" office:value="0.626397">
                <text:p>0.626397</text:p>
              </table:table-cell>
              <table:table-cell office:value-type="float" office:value="0.617281">
                <text:p>0.617281</text:p>
              </table:table-cell>
              <table:table-cell office:value-type="float" office:value="0.595702">
                <text:p>0.595702</text:p>
              </table:table-cell>
              <table:table-cell office:value-type="float" office:value="0.384379">
                <text:p>0.384379</text:p>
              </table:table-cell>
              <table:table-cell office:value-type="float" office:value="0.335435">
                <text:p>0.3354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201">
                <text:p>0.225201</text:p>
              </table:table-cell>
              <table:table-cell office:value-type="float" office:value="0.434195">
                <text:p>0.434195</text:p>
              </table:table-cell>
              <table:table-cell office:value-type="float" office:value="0.247375">
                <text:p>0.247375</text:p>
              </table:table-cell>
              <table:table-cell office:value-type="float" office:value="0.330463">
                <text:p>0.330463</text:p>
              </table:table-cell>
              <table:table-cell office:value-type="float" office:value="0.528813">
                <text:p>0.528813</text:p>
              </table:table-cell>
              <table:table-cell office:value-type="float" office:value="0.370271">
                <text:p>0.370271</text:p>
              </table:table-cell>
              <table:table-cell office:value-type="float" office:value="0.531996">
                <text:p>0.531996</text:p>
              </table:table-cell>
              <table:table-cell office:value-type="float" office:value="0.653645">
                <text:p>0.653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5333">
                <text:p>0.775333</text:p>
              </table:table-cell>
              <table:table-cell office:value-type="float" office:value="0.451495">
                <text:p>0.451495</text:p>
              </table:table-cell>
              <table:table-cell office:value-type="float" office:value="0.498277">
                <text:p>0.498277</text:p>
              </table:table-cell>
              <table:table-cell office:value-type="float" office:value="0.664885">
                <text:p>0.664885</text:p>
              </table:table-cell>
              <table:table-cell office:value-type="float" office:value="0.623256">
                <text:p>0.623256</text:p>
              </table:table-cell>
              <table:table-cell office:value-type="float" office:value="0.57985">
                <text:p>0.57985</text:p>
              </table:table-cell>
              <table:table-cell office:value-type="float" office:value="0.473492">
                <text:p>0.473492</text:p>
              </table:table-cell>
              <table:table-cell office:value-type="float" office:value="0.360782">
                <text:p>0.3607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93">
                <text:p>0.606493</text:p>
              </table:table-cell>
              <table:table-cell office:value-type="float" office:value="0.816503">
                <text:p>0.816503</text:p>
              </table:table-cell>
              <table:table-cell office:value-type="float" office:value="0.401143">
                <text:p>0.401143</text:p>
              </table:table-cell>
              <table:table-cell office:value-type="float" office:value="0.361749">
                <text:p>0.361749</text:p>
              </table:table-cell>
              <table:table-cell office:value-type="float" office:value="0.362282">
                <text:p>0.362282</text:p>
              </table:table-cell>
              <table:table-cell office:value-type="float" office:value="0.648625">
                <text:p>0.648625</text:p>
              </table:table-cell>
              <table:table-cell office:value-type="float" office:value="0.492563">
                <text:p>0.492563</text:p>
              </table:table-cell>
              <table:table-cell office:value-type="float" office:value="0.657001">
                <text:p>0.657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2081">
                <text:p>0.652081</text:p>
              </table:table-cell>
              <table:table-cell office:value-type="float" office:value="0.301412">
                <text:p>0.301412</text:p>
              </table:table-cell>
              <table:table-cell office:value-type="float" office:value="0.639334">
                <text:p>0.639334</text:p>
              </table:table-cell>
              <table:table-cell office:value-type="float" office:value="0.591146">
                <text:p>0.591146</text:p>
              </table:table-cell>
              <table:table-cell office:value-type="float" office:value="0.536632">
                <text:p>0.536632</text:p>
              </table:table-cell>
              <table:table-cell office:value-type="float" office:value="0.380574">
                <text:p>0.380574</text:p>
              </table:table-cell>
              <table:table-cell office:value-type="float" office:value="0.584215">
                <text:p>0.584215</text:p>
              </table:table-cell>
              <table:table-cell office:value-type="float" office:value="0.630977">
                <text:p>0.630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1076">
                <text:p>0.221076</text:p>
              </table:table-cell>
              <table:table-cell office:value-type="float" office:value="0.809997">
                <text:p>0.809997</text:p>
              </table:table-cell>
              <table:table-cell office:value-type="float" office:value="0.477833">
                <text:p>0.477833</text:p>
              </table:table-cell>
              <table:table-cell office:value-type="float" office:value="0.389022">
                <text:p>0.389022</text:p>
              </table:table-cell>
              <table:table-cell office:value-type="float" office:value="0.556136">
                <text:p>0.556136</text:p>
              </table:table-cell>
              <table:table-cell office:value-type="float" office:value="0.411159">
                <text:p>0.411159</text:p>
              </table:table-cell>
              <table:table-cell office:value-type="float" office:value="0.613101">
                <text:p>0.613101</text:p>
              </table:table-cell>
              <table:table-cell office:value-type="float" office:value="0.520291">
                <text:p>0.520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694">
                <text:p>0.313694</text:p>
              </table:table-cell>
              <table:table-cell office:value-type="float" office:value="0.801004">
                <text:p>0.801004</text:p>
              </table:table-cell>
              <table:table-cell office:value-type="float" office:value="0.438844">
                <text:p>0.438844</text:p>
              </table:table-cell>
              <table:table-cell office:value-type="float" office:value="0.649633">
                <text:p>0.649633</text:p>
              </table:table-cell>
              <table:table-cell office:value-type="float" office:value="0.623066">
                <text:p>0.623066</text:p>
              </table:table-cell>
              <table:table-cell office:value-type="float" office:value="0.544704">
                <text:p>0.544704</text:p>
              </table:table-cell>
              <table:table-cell office:value-type="float" office:value="0.480559">
                <text:p>0.480559</text:p>
              </table:table-cell>
              <table:table-cell office:value-type="float" office:value="0.656352">
                <text:p>0.6563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439">
                <text:p>0.742439</text:p>
              </table:table-cell>
              <table:table-cell office:value-type="float" office:value="0.84683">
                <text:p>0.84683</text:p>
              </table:table-cell>
              <table:table-cell office:value-type="float" office:value="0.273768">
                <text:p>0.273768</text:p>
              </table:table-cell>
              <table:table-cell office:value-type="float" office:value="0.334486">
                <text:p>0.334486</text:p>
              </table:table-cell>
              <table:table-cell office:value-type="float" office:value="0.278976">
                <text:p>0.278976</text:p>
              </table:table-cell>
              <table:table-cell office:value-type="float" office:value="0.613898">
                <text:p>0.613898</text:p>
              </table:table-cell>
              <table:table-cell office:value-type="float" office:value="0.577051">
                <text:p>0.577051</text:p>
              </table:table-cell>
              <table:table-cell office:value-type="float" office:value="0.635918">
                <text:p>0.635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739">
                <text:p>0.777739</text:p>
              </table:table-cell>
              <table:table-cell office:value-type="float" office:value="0.338104">
                <text:p>0.338104</text:p>
              </table:table-cell>
              <table:table-cell office:value-type="float" office:value="0.548797">
                <text:p>0.548797</text:p>
              </table:table-cell>
              <table:table-cell office:value-type="float" office:value="0.427916">
                <text:p>0.427916</text:p>
              </table:table-cell>
              <table:table-cell office:value-type="float" office:value="0.31886">
                <text:p>0.31886</text:p>
              </table:table-cell>
              <table:table-cell office:value-type="float" office:value="0.323121">
                <text:p>0.323121</text:p>
              </table:table-cell>
              <table:table-cell office:value-type="float" office:value="0.619588">
                <text:p>0.619588</text:p>
              </table:table-cell>
              <table:table-cell office:value-type="float" office:value="0.548685">
                <text:p>0.5486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1823">
                <text:p>0.691823</text:p>
              </table:table-cell>
              <table:table-cell office:value-type="float" office:value="0.635062">
                <text:p>0.635062</text:p>
              </table:table-cell>
              <table:table-cell office:value-type="float" office:value="0.609038">
                <text:p>0.609038</text:p>
              </table:table-cell>
              <table:table-cell office:value-type="float" office:value="0.647926">
                <text:p>0.647926</text:p>
              </table:table-cell>
              <table:table-cell office:value-type="float" office:value="0.53187">
                <text:p>0.53187</text:p>
              </table:table-cell>
              <table:table-cell office:value-type="float" office:value="0.648507">
                <text:p>0.648507</text:p>
              </table:table-cell>
              <table:table-cell office:value-type="float" office:value="0.366323">
                <text:p>0.366323</text:p>
              </table:table-cell>
              <table:table-cell office:value-type="float" office:value="0.622882">
                <text:p>0.622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581">
                <text:p>0.650581</text:p>
              </table:table-cell>
              <table:table-cell office:value-type="float" office:value="0.276335">
                <text:p>0.276335</text:p>
              </table:table-cell>
              <table:table-cell office:value-type="float" office:value="0.637413">
                <text:p>0.637413</text:p>
              </table:table-cell>
              <table:table-cell office:value-type="float" office:value="0.601416">
                <text:p>0.601416</text:p>
              </table:table-cell>
              <table:table-cell office:value-type="float" office:value="0.533443">
                <text:p>0.533443</text:p>
              </table:table-cell>
              <table:table-cell office:value-type="float" office:value="0.376229">
                <text:p>0.376229</text:p>
              </table:table-cell>
              <table:table-cell office:value-type="float" office:value="0.593654">
                <text:p>0.593654</text:p>
              </table:table-cell>
              <table:table-cell office:value-type="float" office:value="0.478623">
                <text:p>0.478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41">
                <text:p>0.730341</text:p>
              </table:table-cell>
              <table:table-cell office:value-type="float" office:value="0.316358">
                <text:p>0.316358</text:p>
              </table:table-cell>
              <table:table-cell office:value-type="float" office:value="0.348553">
                <text:p>0.348553</text:p>
              </table:table-cell>
              <table:table-cell office:value-type="float" office:value="0.619931">
                <text:p>0.619931</text:p>
              </table:table-cell>
              <table:table-cell office:value-type="float" office:value="0.578251">
                <text:p>0.578251</text:p>
              </table:table-cell>
              <table:table-cell office:value-type="float" office:value="0.631763">
                <text:p>0.631763</text:p>
              </table:table-cell>
              <table:table-cell office:value-type="float" office:value="0.48173">
                <text:p>0.48173</text:p>
              </table:table-cell>
              <table:table-cell office:value-type="float" office:value="0.656446">
                <text:p>0.656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8626">
                <text:p>0.268626</text:p>
              </table:table-cell>
              <table:table-cell office:value-type="float" office:value="0.930378">
                <text:p>0.930378</text:p>
              </table:table-cell>
              <table:table-cell office:value-type="float" office:value="0.427306">
                <text:p>0.427306</text:p>
              </table:table-cell>
              <table:table-cell office:value-type="float" office:value="0.646091">
                <text:p>0.646091</text:p>
              </table:table-cell>
              <table:table-cell office:value-type="float" office:value="0.609229">
                <text:p>0.609229</text:p>
              </table:table-cell>
              <table:table-cell office:value-type="float" office:value="0.607746">
                <text:p>0.607746</text:p>
              </table:table-cell>
              <table:table-cell office:value-type="float" office:value="0.415707">
                <text:p>0.415707</text:p>
              </table:table-cell>
              <table:table-cell office:value-type="float" office:value="0.642219">
                <text:p>0.642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3621">
                <text:p>0.143621</text:p>
              </table:table-cell>
              <table:table-cell office:value-type="float" office:value="0.091992">
                <text:p>0.091992</text:p>
              </table:table-cell>
              <table:table-cell office:value-type="float" office:value="0.502934">
                <text:p>0.502934</text:p>
              </table:table-cell>
              <table:table-cell office:value-type="float" office:value="0.400771">
                <text:p>0.400771</text:p>
              </table:table-cell>
              <table:table-cell office:value-type="float" office:value="0.612148">
                <text:p>0.612148</text:p>
              </table:table-cell>
              <table:table-cell office:value-type="float" office:value="0.603959">
                <text:p>0.603959</text:p>
              </table:table-cell>
              <table:table-cell office:value-type="float" office:value="0.504682">
                <text:p>0.504682</text:p>
              </table:table-cell>
              <table:table-cell office:value-type="float" office:value="0.380163">
                <text:p>0.380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129">
                <text:p>0.694129</text:p>
              </table:table-cell>
              <table:table-cell office:value-type="float" office:value="1.038919">
                <text:p>1.038919</text:p>
              </table:table-cell>
              <table:table-cell office:value-type="float" office:value="0.118014">
                <text:p>0.118014</text:p>
              </table:table-cell>
              <table:table-cell office:value-type="float" office:value="0.312338">
                <text:p>0.312338</text:p>
              </table:table-cell>
              <table:table-cell office:value-type="float" office:value="0.416388">
                <text:p>0.416388</text:p>
              </table:table-cell>
              <table:table-cell office:value-type="float" office:value="0.659243">
                <text:p>0.659243</text:p>
              </table:table-cell>
              <table:table-cell office:value-type="float" office:value="0.404279">
                <text:p>0.404279</text:p>
              </table:table-cell>
              <table:table-cell office:value-type="float" office:value="0.638229">
                <text:p>0.6382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815">
                <text:p>0.462815</text:p>
              </table:table-cell>
              <table:table-cell office:value-type="float" office:value="0.264396">
                <text:p>0.264396</text:p>
              </table:table-cell>
              <table:table-cell office:value-type="float" office:value="0.549911">
                <text:p>0.549911</text:p>
              </table:table-cell>
              <table:table-cell office:value-type="float" office:value="0.66932">
                <text:p>0.66932</text:p>
              </table:table-cell>
              <table:table-cell office:value-type="float" office:value="0.213103">
                <text:p>0.213103</text:p>
              </table:table-cell>
              <table:table-cell office:value-type="float" office:value="0.592358">
                <text:p>0.592358</text:p>
              </table:table-cell>
              <table:table-cell office:value-type="float" office:value="0.325619">
                <text:p>0.325619</text:p>
              </table:table-cell>
              <table:table-cell office:value-type="float" office:value="0.60477">
                <text:p>0.60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29">
                <text:p>0.633529</text:p>
              </table:table-cell>
              <table:table-cell office:value-type="float" office:value="0.404537">
                <text:p>0.404537</text:p>
              </table:table-cell>
              <table:table-cell office:value-type="float" office:value="0.357008">
                <text:p>0.357008</text:p>
              </table:table-cell>
              <table:table-cell office:value-type="float" office:value="0.622829">
                <text:p>0.622829</text:p>
              </table:table-cell>
              <table:table-cell office:value-type="float" office:value="0.596793">
                <text:p>0.596793</text:p>
              </table:table-cell>
              <table:table-cell office:value-type="float" office:value="0.619933">
                <text:p>0.619933</text:p>
              </table:table-cell>
              <table:table-cell office:value-type="float" office:value="0.564324">
                <text:p>0.564324</text:p>
              </table:table-cell>
              <table:table-cell office:value-type="float" office:value="0.642938">
                <text:p>0.642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764">
                <text:p>0.711764</text:p>
              </table:table-cell>
              <table:table-cell office:value-type="float" office:value="0.180537">
                <text:p>0.180537</text:p>
              </table:table-cell>
              <table:table-cell office:value-type="float" office:value="0.238623">
                <text:p>0.238623</text:p>
              </table:table-cell>
              <table:table-cell office:value-type="float" office:value="0.582297">
                <text:p>0.582297</text:p>
              </table:table-cell>
              <table:table-cell office:value-type="float" office:value="0.597978">
                <text:p>0.597978</text:p>
              </table:table-cell>
              <table:table-cell office:value-type="float" office:value="0.484089">
                <text:p>0.484089</text:p>
              </table:table-cell>
              <table:table-cell office:value-type="float" office:value="0.620263">
                <text:p>0.620263</text:p>
              </table:table-cell>
              <table:table-cell office:value-type="float" office:value="0.559839">
                <text:p>0.559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183">
                <text:p>0.401183</text:p>
              </table:table-cell>
              <table:table-cell office:value-type="float" office:value="0.830177">
                <text:p>0.830177</text:p>
              </table:table-cell>
              <table:table-cell office:value-type="float" office:value="0.460062">
                <text:p>0.460062</text:p>
              </table:table-cell>
              <table:table-cell office:value-type="float" office:value="0.655769">
                <text:p>0.655769</text:p>
              </table:table-cell>
              <table:table-cell office:value-type="float" office:value="0.613431">
                <text:p>0.613431</text:p>
              </table:table-cell>
              <table:table-cell office:value-type="float" office:value="0.602119">
                <text:p>0.602119</text:p>
              </table:table-cell>
              <table:table-cell office:value-type="float" office:value="0.439834">
                <text:p>0.439834</text:p>
              </table:table-cell>
              <table:table-cell office:value-type="float" office:value="0.649338">
                <text:p>0.6493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364">
                <text:p>0.586364</text:p>
              </table:table-cell>
              <table:table-cell office:value-type="float" office:value="0.459397">
                <text:p>0.459397</text:p>
              </table:table-cell>
              <table:table-cell office:value-type="float" office:value="0.471987">
                <text:p>0.471987</text:p>
              </table:table-cell>
              <table:table-cell office:value-type="float" office:value="0.324628">
                <text:p>0.324628</text:p>
              </table:table-cell>
              <table:table-cell office:value-type="float" office:value="0.514467">
                <text:p>0.514467</text:p>
              </table:table-cell>
              <table:table-cell office:value-type="float" office:value="0.656258">
                <text:p>0.656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463">
                <text:p>0.341463</text:p>
              </table:table-cell>
              <table:table-cell office:value-type="float" office:value="0.346906">
                <text:p>0.346906</text:p>
              </table:table-cell>
              <table:table-cell office:value-type="float" office:value="0.29934">
                <text:p>0.29934</text:p>
              </table:table-cell>
              <table:table-cell office:value-type="float" office:value="0.324639">
                <text:p>0.324639</text:p>
              </table:table-cell>
              <table:table-cell office:value-type="float" office:value="0.432507">
                <text:p>0.432507</text:p>
              </table:table-cell>
              <table:table-cell office:value-type="float" office:value="0.344278">
                <text:p>0.3442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9">
                <text:p>0.637449</text:p>
              </table:table-cell>
              <table:table-cell office:value-type="float" office:value="0.601269">
                <text:p>0.601269</text:p>
              </table:table-cell>
              <table:table-cell office:value-type="float" office:value="0.248504">
                <text:p>0.248504</text:p>
              </table:table-cell>
              <table:table-cell office:value-type="float" office:value="0.6012">
                <text:p>0.6012</text:p>
              </table:table-cell>
              <table:table-cell office:value-type="float" office:value="0.441759">
                <text:p>0.441759</text:p>
              </table:table-cell>
              <table:table-cell office:value-type="float" office:value="0.64982">
                <text:p>0.64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283">
                <text:p>0.509283</text:p>
              </table:table-cell>
              <table:table-cell office:value-type="float" office:value="0.666805">
                <text:p>0.666805</text:p>
              </table:table-cell>
              <table:table-cell office:value-type="float" office:value="0.568901">
                <text:p>0.568901</text:p>
              </table:table-cell>
              <table:table-cell office:value-type="float" office:value="0.636134">
                <text:p>0.636134</text:p>
              </table:table-cell>
              <table:table-cell office:value-type="float" office:value="0.490649">
                <text:p>0.490649</text:p>
              </table:table-cell>
              <table:table-cell office:value-type="float" office:value="0.656948">
                <text:p>0.6569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582">
                <text:p>0.386582</text:p>
              </table:table-cell>
              <table:table-cell office:value-type="float" office:value="0.357701">
                <text:p>0.357701</text:p>
              </table:table-cell>
              <table:table-cell office:value-type="float" office:value="0.543392">
                <text:p>0.543392</text:p>
              </table:table-cell>
              <table:table-cell office:value-type="float" office:value="0.390432">
                <text:p>0.390432</text:p>
              </table:table-cell>
              <table:table-cell office:value-type="float" office:value="0.423814">
                <text:p>0.423814</text:p>
              </table:table-cell>
              <table:table-cell office:value-type="float" office:value="0.341933">
                <text:p>0.341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598">
                <text:p>0.438598</text:p>
              </table:table-cell>
              <table:table-cell office:value-type="float" office:value="0.649558">
                <text:p>0.649558</text:p>
              </table:table-cell>
              <table:table-cell office:value-type="float" office:value="0.535396">
                <text:p>0.535396</text:p>
              </table:table-cell>
              <table:table-cell office:value-type="float" office:value="0.647537">
                <text:p>0.647537</text:p>
              </table:table-cell>
              <table:table-cell office:value-type="float" office:value="0.603682">
                <text:p>0.603682</text:p>
              </table:table-cell>
              <table:table-cell office:value-type="float" office:value="0.497346">
                <text:p>0.497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51">
                <text:p>0.635051</text:p>
              </table:table-cell>
              <table:table-cell office:value-type="float" office:value="0.609586">
                <text:p>0.609586</text:p>
              </table:table-cell>
              <table:table-cell office:value-type="float" office:value="0.530247">
                <text:p>0.530247</text:p>
              </table:table-cell>
              <table:table-cell office:value-type="float" office:value="0.372072">
                <text:p>0.372072</text:p>
              </table:table-cell>
              <table:table-cell office:value-type="float" office:value="0.589024">
                <text:p>0.589024</text:p>
              </table:table-cell>
              <table:table-cell office:value-type="float" office:value="0.627142">
                <text:p>0.627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821">
                <text:p>0.552821</text:p>
              </table:table-cell>
              <table:table-cell office:value-type="float" office:value="0.669129">
                <text:p>0.669129</text:p>
              </table:table-cell>
              <table:table-cell office:value-type="float" office:value="0.396598">
                <text:p>0.396598</text:p>
              </table:table-cell>
              <table:table-cell office:value-type="float" office:value="0.315607">
                <text:p>0.315607</text:p>
              </table:table-cell>
              <table:table-cell office:value-type="float" office:value="0.362227">
                <text:p>0.362227</text:p>
              </table:table-cell>
              <table:table-cell office:value-type="float" office:value="0.621093">
                <text:p>0.621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629">
                <text:p>0.562629</text:p>
              </table:table-cell>
              <table:table-cell office:value-type="float" office:value="0.668007">
                <text:p>0.668007</text:p>
              </table:table-cell>
              <table:table-cell office:value-type="float" office:value="0.62046">
                <text:p>0.62046</text:p>
              </table:table-cell>
              <table:table-cell office:value-type="float" office:value="0.588781">
                <text:p>0.588781</text:p>
              </table:table-cell>
              <table:table-cell office:value-type="float" office:value="0.505973">
                <text:p>0.505973</text:p>
              </table:table-cell>
              <table:table-cell office:value-type="float" office:value="0.381104">
                <text:p>0.3811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09">
                <text:p>0.486709</text:p>
              </table:table-cell>
              <table:table-cell office:value-type="float" office:value="0.392979">
                <text:p>0.392979</text:p>
              </table:table-cell>
              <table:table-cell office:value-type="float" office:value="0.434386">
                <text:p>0.434386</text:p>
              </table:table-cell>
              <table:table-cell office:value-type="float" office:value="0.660612">
                <text:p>0.660612</text:p>
              </table:table-cell>
              <table:table-cell office:value-type="float" office:value="0.351076">
                <text:p>0.351076</text:p>
              </table:table-cell>
              <table:table-cell office:value-type="float" office:value="0.333893">
                <text:p>0.333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587">
                <text:p>0.513587</text:p>
              </table:table-cell>
              <table:table-cell office:value-type="float" office:value="0.667441">
                <text:p>0.667441</text:p>
              </table:table-cell>
              <table:table-cell office:value-type="float" office:value="0.376508">
                <text:p>0.376508</text:p>
              </table:table-cell>
              <table:table-cell office:value-type="float" office:value="0.652347">
                <text:p>0.652347</text:p>
              </table:table-cell>
              <table:table-cell office:value-type="float" office:value="0.61829">
                <text:p>0.61829</text:p>
              </table:table-cell>
              <table:table-cell office:value-type="float" office:value="0.540033">
                <text:p>0.540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218">
                <text:p>0.519218</text:p>
              </table:table-cell>
              <table:table-cell office:value-type="float" office:value="0.409427">
                <text:p>0.409427</text:p>
              </table:table-cell>
              <table:table-cell office:value-type="float" office:value="0.557689">
                <text:p>0.557689</text:p>
              </table:table-cell>
              <table:table-cell office:value-type="float" office:value="0.413826">
                <text:p>0.413826</text:p>
              </table:table-cell>
              <table:table-cell office:value-type="float" office:value="0.276584">
                <text:p>0.276584</text:p>
              </table:table-cell>
              <table:table-cell office:value-type="float" office:value="0.585139">
                <text:p>0.5851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294">
                <text:p>0.390294</text:p>
              </table:table-cell>
              <table:table-cell office:value-type="float" office:value="0.358704">
                <text:p>0.358704</text:p>
              </table:table-cell>
              <table:table-cell office:value-type="float" office:value="0.498265">
                <text:p>0.498265</text:p>
              </table:table-cell>
              <table:table-cell office:value-type="float" office:value="0.340153">
                <text:p>0.340153</text:p>
              </table:table-cell>
              <table:table-cell office:value-type="float" office:value="0.369738">
                <text:p>0.369738</text:p>
              </table:table-cell>
              <table:table-cell office:value-type="float" office:value="0.624364">
                <text:p>0.624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25">
                <text:p>0.34325</text:p>
              </table:table-cell>
              <table:table-cell office:value-type="float" office:value="0.618105">
                <text:p>0.618105</text:p>
              </table:table-cell>
              <table:table-cell office:value-type="float" office:value="0.369546">
                <text:p>0.369546</text:p>
              </table:table-cell>
              <table:table-cell office:value-type="float" office:value="0.650611">
                <text:p>0.650611</text:p>
              </table:table-cell>
              <table:table-cell office:value-type="float" office:value="0.603147">
                <text:p>0.603147</text:p>
              </table:table-cell>
              <table:table-cell office:value-type="float" office:value="0.496233">
                <text:p>0.496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61">
                <text:p>0.43961</text:p>
              </table:table-cell>
              <table:table-cell office:value-type="float" office:value="0.374043">
                <text:p>0.374043</text:p>
              </table:table-cell>
              <table:table-cell office:value-type="float" office:value="0.573528">
                <text:p>0.573528</text:p>
              </table:table-cell>
              <table:table-cell office:value-type="float" office:value="0.441429">
                <text:p>0.441429</text:p>
              </table:table-cell>
              <table:table-cell office:value-type="float" office:value="0.564158">
                <text:p>0.564158</text:p>
              </table:table-cell>
              <table:table-cell office:value-type="float" office:value="0.643017">
                <text:p>0.6430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526">
                <text:p>0.448526</text:p>
              </table:table-cell>
              <table:table-cell office:value-type="float" office:value="0.652501">
                <text:p>0.652501</text:p>
              </table:table-cell>
              <table:table-cell office:value-type="float" office:value="0.28757">
                <text:p>0.28757</text:p>
              </table:table-cell>
              <table:table-cell office:value-type="float" office:value="0.617997">
                <text:p>0.617997</text:p>
              </table:table-cell>
              <table:table-cell office:value-type="float" office:value="0.577713">
                <text:p>0.577713</text:p>
              </table:table-cell>
              <table:table-cell office:value-type="float" office:value="0.635493">
                <text:p>0.635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514">
                <text:p>0.521514</text:p>
              </table:table-cell>
              <table:table-cell office:value-type="float" office:value="0.668418">
                <text:p>0.668418</text:p>
              </table:table-cell>
              <table:table-cell office:value-type="float" office:value="0.516784">
                <text:p>0.516784</text:p>
              </table:table-cell>
              <table:table-cell office:value-type="float" office:value="0.652305">
                <text:p>0.652305</text:p>
              </table:table-cell>
              <table:table-cell office:value-type="float" office:value="0.382469">
                <text:p>0.382469</text:p>
              </table:table-cell>
              <table:table-cell office:value-type="float" office:value="0.629733">
                <text:p>0.629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3">
                <text:p>0.63963</text:p>
              </table:table-cell>
              <table:table-cell office:value-type="float" office:value="0.588747">
                <text:p>0.588747</text:p>
              </table:table-cell>
              <table:table-cell office:value-type="float" office:value="0.617917">
                <text:p>0.617917</text:p>
              </table:table-cell>
              <table:table-cell office:value-type="float" office:value="0.526776">
                <text:p>0.526776</text:p>
              </table:table-cell>
              <table:table-cell office:value-type="float" office:value="0.458091">
                <text:p>0.458091</text:p>
              </table:table-cell>
              <table:table-cell office:value-type="float" office:value="0.653336">
                <text:p>0.653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687">
                <text:p>0.256687</text:p>
              </table:table-cell>
              <table:table-cell office:value-type="float" office:value="0.588383">
                <text:p>0.588383</text:p>
              </table:table-cell>
              <table:table-cell office:value-type="float" office:value="0.612272">
                <text:p>0.612272</text:p>
              </table:table-cell>
              <table:table-cell office:value-type="float" office:value="0.512672">
                <text:p>0.512672</text:p>
              </table:table-cell>
              <table:table-cell office:value-type="float" office:value="0.469924">
                <text:p>0.469924</text:p>
              </table:table-cell>
              <table:table-cell office:value-type="float" office:value="0.358963">
                <text:p>0.3589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252">
                <text:p>0.514252</text:p>
              </table:table-cell>
              <table:table-cell office:value-type="float" office:value="0.40669">
                <text:p>0.40669</text:p>
              </table:table-cell>
              <table:table-cell office:value-type="float" office:value="0.594255">
                <text:p>0.594255</text:p>
              </table:table-cell>
              <table:table-cell office:value-type="float" office:value="0.621896">
                <text:p>0.621896</text:p>
              </table:table-cell>
              <table:table-cell office:value-type="float" office:value="0.509432">
                <text:p>0.509432</text:p>
              </table:table-cell>
              <table:table-cell office:value-type="float" office:value="0.65666">
                <text:p>0.65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851">
                <text:p>0.483851</text:p>
              </table:table-cell>
              <table:table-cell office:value-type="float" office:value="0.661823">
                <text:p>0.661823</text:p>
              </table:table-cell>
              <table:table-cell office:value-type="float" office:value="0.232054">
                <text:p>0.232054</text:p>
              </table:table-cell>
              <table:table-cell office:value-type="float" office:value="0.596235">
                <text:p>0.596235</text:p>
              </table:table-cell>
              <table:table-cell office:value-type="float" office:value="0.240753">
                <text:p>0.240753</text:p>
              </table:table-cell>
              <table:table-cell office:value-type="float" office:value="0.575534">
                <text:p>0.5755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446">
                <text:p>0.590446</text:p>
              </table:table-cell>
              <table:table-cell office:value-type="float" office:value="0.463651">
                <text:p>0.463651</text:p>
              </table:table-cell>
              <table:table-cell office:value-type="float" office:value="0.522821">
                <text:p>0.522821</text:p>
              </table:table-cell>
              <table:table-cell office:value-type="float" office:value="0.650855">
                <text:p>0.650855</text:p>
              </table:table-cell>
              <table:table-cell office:value-type="float" office:value="0.555073">
                <text:p>0.555073</text:p>
              </table:table-cell>
              <table:table-cell office:value-type="float" office:value="0.426133">
                <text:p>0.426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879">
                <text:p>0.350879</text:p>
              </table:table-cell>
              <table:table-cell office:value-type="float" office:value="0.620728">
                <text:p>0.620728</text:p>
              </table:table-cell>
              <table:table-cell office:value-type="float" office:value="0.3901">
                <text:p>0.3901</text:p>
              </table:table-cell>
              <table:table-cell office:value-type="float" office:value="0.655278">
                <text:p>0.655278</text:p>
              </table:table-cell>
              <table:table-cell office:value-type="float" office:value="0.371517">
                <text:p>0.371517</text:p>
              </table:table-cell>
              <table:table-cell office:value-type="float" office:value="0.334514">
                <text:p>0.334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028">
                <text:p>0.613028</text:p>
              </table:table-cell>
              <table:table-cell office:value-type="float" office:value="0.644376">
                <text:p>0.644376</text:p>
              </table:table-cell>
              <table:table-cell office:value-type="float" office:value="0.616577">
                <text:p>0.616577</text:p>
              </table:table-cell>
              <table:table-cell office:value-type="float" office:value="0.596999">
                <text:p>0.596999</text:p>
              </table:table-cell>
              <table:table-cell office:value-type="float" office:value="0.522948">
                <text:p>0.522948</text:p>
              </table:table-cell>
              <table:table-cell office:value-type="float" office:value="0.655235">
                <text:p>0.655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868">
                <text:p>0.491868</text:p>
              </table:table-cell>
              <table:table-cell office:value-type="float" office:value="0.663592">
                <text:p>0.663592</text:p>
              </table:table-cell>
              <table:table-cell office:value-type="float" office:value="0.62513">
                <text:p>0.62513</text:p>
              </table:table-cell>
              <table:table-cell office:value-type="float" office:value="0.563605">
                <text:p>0.563605</text:p>
              </table:table-cell>
              <table:table-cell office:value-type="float" office:value="0.368379">
                <text:p>0.368379</text:p>
              </table:table-cell>
              <table:table-cell office:value-type="float" office:value="0.623777">
                <text:p>0.623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63">
                <text:p>0.253263</text:p>
              </table:table-cell>
              <table:table-cell office:value-type="float" office:value="0.587225">
                <text:p>0.587225</text:p>
              </table:table-cell>
              <table:table-cell office:value-type="float" office:value="0.365293">
                <text:p>0.365293</text:p>
              </table:table-cell>
              <table:table-cell office:value-type="float" office:value="0.649469">
                <text:p>0.649469</text:p>
              </table:table-cell>
              <table:table-cell office:value-type="float" office:value="0.616432">
                <text:p>0.616432</text:p>
              </table:table-cell>
              <table:table-cell office:value-type="float" office:value="0.531602">
                <text:p>0.5316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739">
                <text:p>0.368739</text:p>
              </table:table-cell>
              <table:table-cell office:value-type="float" office:value="0.353136">
                <text:p>0.353136</text:p>
              </table:table-cell>
              <table:table-cell office:value-type="float" office:value="0.576655">
                <text:p>0.576655</text:p>
              </table:table-cell>
              <table:table-cell office:value-type="float" office:value="0.446842">
                <text:p>0.446842</text:p>
              </table:table-cell>
              <table:table-cell office:value-type="float" office:value="0.377163">
                <text:p>0.377163</text:p>
              </table:table-cell>
              <table:table-cell office:value-type="float" office:value="0.33486">
                <text:p>0.33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983">
                <text:p>0.634983</text:p>
              </table:table-cell>
              <table:table-cell office:value-type="float" office:value="0.539733">
                <text:p>0.539733</text:p>
              </table:table-cell>
              <table:table-cell office:value-type="float" office:value="0.384917">
                <text:p>0.384917</text:p>
              </table:table-cell>
              <table:table-cell office:value-type="float" office:value="0.316732">
                <text:p>0.316732</text:p>
              </table:table-cell>
              <table:table-cell office:value-type="float" office:value="0.327164">
                <text:p>0.327164</text:p>
              </table:table-cell>
              <table:table-cell office:value-type="float" office:value="0.333961">
                <text:p>0.333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169">
                <text:p>0.545169</text:p>
              </table:table-cell>
              <table:table-cell office:value-type="float" office:value="0.669503">
                <text:p>0.669503</text:p>
              </table:table-cell>
              <table:table-cell office:value-type="float" office:value="0.279236">
                <text:p>0.279236</text:p>
              </table:table-cell>
              <table:table-cell office:value-type="float" office:value="0.325728">
                <text:p>0.325728</text:p>
              </table:table-cell>
              <table:table-cell office:value-type="float" office:value="0.604368">
                <text:p>0.604368</text:p>
              </table:table-cell>
              <table:table-cell office:value-type="float" office:value="0.498769">
                <text:p>0.498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019">
                <text:p>0.177019</text:p>
              </table:table-cell>
              <table:table-cell office:value-type="float" office:value="0.56211">
                <text:p>0.56211</text:p>
              </table:table-cell>
              <table:table-cell office:value-type="float" office:value="0.585508">
                <text:p>0.585508</text:p>
              </table:table-cell>
              <table:table-cell office:value-type="float" office:value="0.462096">
                <text:p>0.462096</text:p>
              </table:table-cell>
              <table:table-cell office:value-type="float" office:value="0.533829">
                <text:p>0.533829</text:p>
              </table:table-cell>
              <table:table-cell office:value-type="float" office:value="0.653254">
                <text:p>0.653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93">
                <text:p>0.581093</text:p>
              </table:table-cell>
              <table:table-cell office:value-type="float" office:value="0.454204">
                <text:p>0.454204</text:p>
              </table:table-cell>
              <table:table-cell office:value-type="float" office:value="0.612235">
                <text:p>0.612235</text:p>
              </table:table-cell>
              <table:table-cell office:value-type="float" office:value="0.512594">
                <text:p>0.512594</text:p>
              </table:table-cell>
              <table:table-cell office:value-type="float" office:value="0.607849">
                <text:p>0.607849</text:p>
              </table:table-cell>
              <table:table-cell office:value-type="float" office:value="0.506516">
                <text:p>0.506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425">
                <text:p>0.572425</text:p>
              </table:table-cell>
              <table:table-cell office:value-type="float" office:value="0.66605">
                <text:p>0.66605</text:p>
              </table:table-cell>
              <table:table-cell office:value-type="float" office:value="0.562133">
                <text:p>0.562133</text:p>
              </table:table-cell>
              <table:table-cell office:value-type="float" office:value="0.42154">
                <text:p>0.42154</text:p>
              </table:table-cell>
              <table:table-cell office:value-type="float" office:value="0.562071">
                <text:p>0.562071</text:p>
              </table:table-cell>
              <table:table-cell office:value-type="float" office:value="0.434219">
                <text:p>0.4342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279">
                <text:p>0.403279</text:p>
              </table:table-cell>
              <table:table-cell office:value-type="float" office:value="0.638393">
                <text:p>0.638393</text:p>
              </table:table-cell>
              <table:table-cell office:value-type="float" office:value="0.564885">
                <text:p>0.564885</text:p>
              </table:table-cell>
              <table:table-cell office:value-type="float" office:value="0.637795">
                <text:p>0.637795</text:p>
              </table:table-cell>
              <table:table-cell office:value-type="float" office:value="0.572731">
                <text:p>0.572731</text:p>
              </table:table-cell>
              <table:table-cell office:value-type="float" office:value="0.447567">
                <text:p>0.447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36">
                <text:p>0.329036</text:p>
              </table:table-cell>
              <table:table-cell office:value-type="float" office:value="0.613206">
                <text:p>0.613206</text:p>
              </table:table-cell>
              <table:table-cell office:value-type="float" office:value="0.580098">
                <text:p>0.580098</text:p>
              </table:table-cell>
              <table:table-cell office:value-type="float" office:value="0.630799">
                <text:p>0.630799</text:p>
              </table:table-cell>
              <table:table-cell office:value-type="float" office:value="0.465069">
                <text:p>0.465069</text:p>
              </table:table-cell>
              <table:table-cell office:value-type="float" office:value="0.356603">
                <text:p>0.3566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073">
                <text:p>0.609073</text:p>
              </table:table-cell>
              <table:table-cell office:value-type="float" office:value="0.647897">
                <text:p>0.647897</text:p>
              </table:table-cell>
              <table:table-cell office:value-type="float" office:value="0.490421">
                <text:p>0.490421</text:p>
              </table:table-cell>
              <table:table-cell office:value-type="float" office:value="0.657449">
                <text:p>0.657449</text:p>
              </table:table-cell>
              <table:table-cell office:value-type="float" office:value="0.614348">
                <text:p>0.614348</text:p>
              </table:table-cell>
              <table:table-cell office:value-type="float" office:value="0.524168">
                <text:p>0.524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755">
                <text:p>0.280755</text:p>
              </table:table-cell>
              <table:table-cell office:value-type="float" office:value="0.33561">
                <text:p>0.33561</text:p>
              </table:table-cell>
              <table:table-cell office:value-type="float" office:value="0.60663">
                <text:p>0.60663</text:p>
              </table:table-cell>
              <table:table-cell office:value-type="float" office:value="0.61075">
                <text:p>0.61075</text:p>
              </table:table-cell>
              <table:table-cell office:value-type="float" office:value="0.528209">
                <text:p>0.528209</text:p>
              </table:table-cell>
              <table:table-cell office:value-type="float" office:value="0.399178">
                <text:p>0.399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53">
                <text:p>0.635453</text:p>
              </table:table-cell>
              <table:table-cell office:value-type="float" office:value="0.541425">
                <text:p>0.541425</text:p>
              </table:table-cell>
              <table:table-cell office:value-type="float" office:value="0.574803">
                <text:p>0.574803</text:p>
              </table:table-cell>
              <table:table-cell office:value-type="float" office:value="0.443639">
                <text:p>0.443639</text:p>
              </table:table-cell>
              <table:table-cell office:value-type="float" office:value="0.329489">
                <text:p>0.329489</text:p>
              </table:table-cell>
              <table:table-cell office:value-type="float" office:value="0.333937">
                <text:p>0.3339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09">
                <text:p>0.40609</text:p>
              </table:table-cell>
              <table:table-cell office:value-type="float" office:value="0.363196">
                <text:p>0.363196</text:p>
              </table:table-cell>
              <table:table-cell office:value-type="float" office:value="0.603844">
                <text:p>0.603844</text:p>
              </table:table-cell>
              <table:table-cell office:value-type="float" office:value="0.613658">
                <text:p>0.613658</text:p>
              </table:table-cell>
              <table:table-cell office:value-type="float" office:value="0.288919">
                <text:p>0.288919</text:p>
              </table:table-cell>
              <table:table-cell office:value-type="float" office:value="0.58955">
                <text:p>0.589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357964">
                <text:p>0.357964</text:p>
              </table:table-cell>
              <table:table-cell office:value-type="float" office:value="0.59038">
                <text:p>0.59038</text:p>
              </table:table-cell>
              <table:table-cell office:value-type="float" office:value="0.47055">
                <text:p>0.47055</text:p>
              </table:table-cell>
              <table:table-cell office:value-type="float" office:value="0.462385">
                <text:p>0.462385</text:p>
              </table:table-cell>
              <table:table-cell office:value-type="float" office:value="0.65408">
                <text:p>0.6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53">
                <text:p>0.46753</text:p>
              </table:table-cell>
              <table:table-cell office:value-type="float" office:value="0.657781">
                <text:p>0.657781</text:p>
              </table:table-cell>
              <table:table-cell office:value-type="float" office:value="0.429995">
                <text:p>0.429995</text:p>
              </table:table-cell>
              <table:table-cell office:value-type="float" office:value="0.660383">
                <text:p>0.660383</text:p>
              </table:table-cell>
              <table:table-cell office:value-type="float" office:value="0.427494">
                <text:p>0.427494</text:p>
              </table:table-cell>
              <table:table-cell office:value-type="float" office:value="0.645936">
                <text:p>0.6459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71">
                <text:p>0.38071</text:p>
              </table:table-cell>
              <table:table-cell office:value-type="float" office:value="0.630886">
                <text:p>0.630886</text:p>
              </table:table-cell>
              <table:table-cell office:value-type="float" office:value="0.382452">
                <text:p>0.382452</text:p>
              </table:table-cell>
              <table:table-cell office:value-type="float" office:value="0.653703">
                <text:p>0.653703</text:p>
              </table:table-cell>
              <table:table-cell office:value-type="float" office:value="0.354781">
                <text:p>0.354781</text:p>
              </table:table-cell>
              <table:table-cell office:value-type="float" office:value="0.333942">
                <text:p>0.333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654">
                <text:p>0.541654</text:p>
              </table:table-cell>
              <table:table-cell office:value-type="float" office:value="0.423064">
                <text:p>0.423064</text:p>
              </table:table-cell>
              <table:table-cell office:value-type="float" office:value="0.62508">
                <text:p>0.62508</text:p>
              </table:table-cell>
              <table:table-cell office:value-type="float" office:value="0.560639">
                <text:p>0.560639</text:p>
              </table:table-cell>
              <table:table-cell office:value-type="float" office:value="0.617687">
                <text:p>0.617687</text:p>
              </table:table-cell>
              <table:table-cell office:value-type="float" office:value="0.537005">
                <text:p>0.537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791">
                <text:p>0.224791</text:p>
              </table:table-cell>
              <table:table-cell office:value-type="float" office:value="0.577683">
                <text:p>0.577683</text:p>
              </table:table-cell>
              <table:table-cell office:value-type="float" office:value="0.520973">
                <text:p>0.520973</text:p>
              </table:table-cell>
              <table:table-cell office:value-type="float" office:value="0.651309">
                <text:p>0.651309</text:p>
              </table:table-cell>
              <table:table-cell office:value-type="float" office:value="0.600609">
                <text:p>0.600609</text:p>
              </table:table-cell>
              <table:table-cell office:value-type="float" office:value="0.491192">
                <text:p>0.491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487">
                <text:p>0.278487</text:p>
              </table:table-cell>
              <table:table-cell office:value-type="float" office:value="0.595805">
                <text:p>0.595805</text:p>
              </table:table-cell>
              <table:table-cell office:value-type="float" office:value="0.505753">
                <text:p>0.505753</text:p>
              </table:table-cell>
              <table:table-cell office:value-type="float" office:value="0.346195">
                <text:p>0.346195</text:p>
              </table:table-cell>
              <table:table-cell office:value-type="float" office:value="0.481032">
                <text:p>0.481032</text:p>
              </table:table-cell>
              <table:table-cell office:value-type="float" office:value="0.65639">
                <text:p>0.65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96">
                <text:p>0.531796</text:p>
              </table:table-cell>
              <table:table-cell office:value-type="float" office:value="0.416796">
                <text:p>0.416796</text:p>
              </table:table-cell>
              <table:table-cell office:value-type="float" office:value="0.548657">
                <text:p>0.548657</text:p>
              </table:table-cell>
              <table:table-cell office:value-type="float" office:value="0.398696">
                <text:p>0.398696</text:p>
              </table:table-cell>
              <table:table-cell office:value-type="float" office:value="0.408481">
                <text:p>0.408481</text:p>
              </table:table-cell>
              <table:table-cell office:value-type="float" office:value="0.639739">
                <text:p>0.639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68">
                <text:p>0.256968</text:p>
              </table:table-cell>
              <table:table-cell office:value-type="float" office:value="0.588479">
                <text:p>0.588479</text:p>
              </table:table-cell>
              <table:table-cell office:value-type="float" office:value="0.395136">
                <text:p>0.395136</text:p>
              </table:table-cell>
              <table:table-cell office:value-type="float" office:value="0.656212">
                <text:p>0.656212</text:p>
              </table:table-cell>
              <table:table-cell office:value-type="float" office:value="0.511865">
                <text:p>0.511865</text:p>
              </table:table-cell>
              <table:table-cell office:value-type="float" office:value="0.385549">
                <text:p>0.385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74">
                <text:p>0.298074</text:p>
              </table:table-cell>
              <table:table-cell office:value-type="float" office:value="0.602528">
                <text:p>0.602528</text:p>
              </table:table-cell>
              <table:table-cell office:value-type="float" office:value="0.547957">
                <text:p>0.547957</text:p>
              </table:table-cell>
              <table:table-cell office:value-type="float" office:value="0.643798">
                <text:p>0.643798</text:p>
              </table:table-cell>
              <table:table-cell office:value-type="float" office:value="0.403494">
                <text:p>0.403494</text:p>
              </table:table-cell>
              <table:table-cell office:value-type="float" office:value="0.637942">
                <text:p>0.6379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995">
                <text:p>0.358995</text:p>
              </table:table-cell>
              <table:table-cell office:value-type="float" office:value="0.623508">
                <text:p>0.623508</text:p>
              </table:table-cell>
              <table:table-cell office:value-type="float" office:value="0.374317">
                <text:p>0.374317</text:p>
              </table:table-cell>
              <table:table-cell office:value-type="float" office:value="0.651818">
                <text:p>0.651818</text:p>
              </table:table-cell>
              <table:table-cell office:value-type="float" office:value="0.481839">
                <text:p>0.481839</text:p>
              </table:table-cell>
              <table:table-cell office:value-type="float" office:value="0.656456">
                <text:p>0.65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92">
                <text:p>0.639992</text:p>
              </table:table-cell>
              <table:table-cell office:value-type="float" office:value="0.584858">
                <text:p>0.584858</text:p>
              </table:table-cell>
              <table:table-cell office:value-type="float" office:value="0.317122">
                <text:p>0.317122</text:p>
              </table:table-cell>
              <table:table-cell office:value-type="float" office:value="0.631981">
                <text:p>0.631981</text:p>
              </table:table-cell>
              <table:table-cell office:value-type="float" office:value="0.297865">
                <text:p>0.297865</text:p>
              </table:table-cell>
              <table:table-cell office:value-type="float" office:value="0.334161">
                <text:p>0.334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705">
                <text:p>0.548705</text:p>
              </table:table-cell>
              <table:table-cell office:value-type="float" office:value="0.669381">
                <text:p>0.669381</text:p>
              </table:table-cell>
              <table:table-cell office:value-type="float" office:value="0.489">
                <text:p>0.489</text:p>
              </table:table-cell>
              <table:table-cell office:value-type="float" office:value="0.657666">
                <text:p>0.657666</text:p>
              </table:table-cell>
              <table:table-cell office:value-type="float" office:value="0.443441">
                <text:p>0.443441</text:p>
              </table:table-cell>
              <table:table-cell office:value-type="float" office:value="0.650226">
                <text:p>0.65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95">
                <text:p>0.617395</text:p>
              </table:table-cell>
              <table:table-cell office:value-type="float" office:value="0.499335">
                <text:p>0.499335</text:p>
              </table:table-cell>
              <table:table-cell office:value-type="float" office:value="0.361926">
                <text:p>0.361926</text:p>
              </table:table-cell>
              <table:table-cell office:value-type="float" office:value="0.648521">
                <text:p>0.648521</text:p>
              </table:table-cell>
              <table:table-cell office:value-type="float" office:value="0.620117">
                <text:p>0.620117</text:p>
              </table:table-cell>
              <table:table-cell office:value-type="float" office:value="0.555056">
                <text:p>0.5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22">
                <text:p>0.420522</text:p>
              </table:table-cell>
              <table:table-cell office:value-type="float" office:value="0.367634">
                <text:p>0.367634</text:p>
              </table:table-cell>
              <table:table-cell office:value-type="float" office:value="0.547019">
                <text:p>0.547019</text:p>
              </table:table-cell>
              <table:table-cell office:value-type="float" office:value="0.396074">
                <text:p>0.396074</text:p>
              </table:table-cell>
              <table:table-cell office:value-type="float" office:value="0.557552">
                <text:p>0.557552</text:p>
              </table:table-cell>
              <table:table-cell office:value-type="float" office:value="0.645932">
                <text:p>0.6459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291">
                <text:p>0.451291</text:p>
              </table:table-cell>
              <table:table-cell office:value-type="float" office:value="0.378296">
                <text:p>0.378296</text:p>
              </table:table-cell>
              <table:table-cell office:value-type="float" office:value="0.365102">
                <text:p>0.365102</text:p>
              </table:table-cell>
              <table:table-cell office:value-type="float" office:value="0.318831">
                <text:p>0.318831</text:p>
              </table:table-cell>
              <table:table-cell office:value-type="float" office:value="0.554132">
                <text:p>0.554132</text:p>
              </table:table-cell>
              <table:table-cell office:value-type="float" office:value="0.425081">
                <text:p>0.4250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473">
                <text:p>0.540473</text:p>
              </table:table-cell>
              <table:table-cell office:value-type="float" office:value="0.422288">
                <text:p>0.422288</text:p>
              </table:table-cell>
              <table:table-cell office:value-type="float" office:value="0.442481">
                <text:p>0.442481</text:p>
              </table:table-cell>
              <table:table-cell office:value-type="float" office:value="0.660855">
                <text:p>0.660855</text:p>
              </table:table-cell>
              <table:table-cell office:value-type="float" office:value="0.328863">
                <text:p>0.328863</text:p>
              </table:table-cell>
              <table:table-cell office:value-type="float" office:value="0.606208">
                <text:p>0.60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542">
                <text:p>0.498542</text:p>
              </table:table-cell>
              <table:table-cell office:value-type="float" office:value="0.398585">
                <text:p>0.398585</text:p>
              </table:table-cell>
              <table:table-cell office:value-type="float" office:value="0.602995">
                <text:p>0.602995</text:p>
              </table:table-cell>
              <table:table-cell office:value-type="float" office:value="0.493477">
                <text:p>0.493477</text:p>
              </table:table-cell>
              <table:table-cell office:value-type="float" office:value="0.586873">
                <text:p>0.586873</text:p>
              </table:table-cell>
              <table:table-cell office:value-type="float" office:value="0.628912">
                <text:p>0.628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2074">
                <text:p>0.182074</text:p>
              </table:table-cell>
              <table:table-cell office:value-type="float" office:value="0.563729">
                <text:p>0.563729</text:p>
              </table:table-cell>
              <table:table-cell office:value-type="float" office:value="0.313286">
                <text:p>0.313286</text:p>
              </table:table-cell>
              <table:table-cell office:value-type="float" office:value="0.323578">
                <text:p>0.323578</text:p>
              </table:table-cell>
              <table:table-cell office:value-type="float" office:value="0.526491">
                <text:p>0.526491</text:p>
              </table:table-cell>
              <table:table-cell office:value-type="float" office:value="0.397651">
                <text:p>0.397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55">
                <text:p>0.632755</text:p>
              </table:table-cell>
              <table:table-cell office:value-type="float" office:value="0.532555">
                <text:p>0.532555</text:p>
              </table:table-cell>
              <table:table-cell office:value-type="float" office:value="0.579883">
                <text:p>0.579883</text:p>
              </table:table-cell>
              <table:table-cell office:value-type="float" office:value="0.630913">
                <text:p>0.630913</text:p>
              </table:table-cell>
              <table:table-cell office:value-type="float" office:value="0.411277">
                <text:p>0.411277</text:p>
              </table:table-cell>
              <table:table-cell office:value-type="float" office:value="0.339174">
                <text:p>0.339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631">
                <text:p>0.491631</text:p>
              </table:table-cell>
              <table:table-cell office:value-type="float" office:value="0.663543">
                <text:p>0.663543</text:p>
              </table:table-cell>
              <table:table-cell office:value-type="float" office:value="0.448401">
                <text:p>0.448401</text:p>
              </table:table-cell>
              <table:table-cell office:value-type="float" office:value="0.660882">
                <text:p>0.660882</text:p>
              </table:table-cell>
              <table:table-cell office:value-type="float" office:value="0.399364">
                <text:p>0.399364</text:p>
              </table:table-cell>
              <table:table-cell office:value-type="float" office:value="0.636408">
                <text:p>0.63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308">
                <text:p>0.375308</text:p>
              </table:table-cell>
              <table:table-cell office:value-type="float" office:value="0.629062">
                <text:p>0.629062</text:p>
              </table:table-cell>
              <table:table-cell office:value-type="float" office:value="0.475453">
                <text:p>0.475453</text:p>
              </table:table-cell>
              <table:table-cell office:value-type="float" office:value="0.326209">
                <text:p>0.326209</text:p>
              </table:table-cell>
              <table:table-cell office:value-type="float" office:value="0.33437">
                <text:p>0.33437</text:p>
              </table:table-cell>
              <table:table-cell office:value-type="float" office:value="0.608662">
                <text:p>0.608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4">
                <text:p>0.611574</text:p>
              </table:table-cell>
              <table:table-cell office:value-type="float" office:value="0.490125">
                <text:p>0.490125</text:p>
              </table:table-cell>
              <table:table-cell office:value-type="float" office:value="0.619257">
                <text:p>0.619257</text:p>
              </table:table-cell>
              <table:table-cell office:value-type="float" office:value="0.591645">
                <text:p>0.591645</text:p>
              </table:table-cell>
              <table:table-cell office:value-type="float" office:value="0.515855">
                <text:p>0.515855</text:p>
              </table:table-cell>
              <table:table-cell office:value-type="float" office:value="0.656119">
                <text:p>0.656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748">
                <text:p>0.205748</text:p>
              </table:table-cell>
              <table:table-cell office:value-type="float" office:value="0.571405">
                <text:p>0.571405</text:p>
              </table:table-cell>
              <table:table-cell office:value-type="float" office:value="0.367864">
                <text:p>0.367864</text:p>
              </table:table-cell>
              <table:table-cell office:value-type="float" office:value="0.318541">
                <text:p>0.318541</text:p>
              </table:table-cell>
              <table:table-cell office:value-type="float" office:value="0.61593">
                <text:p>0.61593</text:p>
              </table:table-cell>
              <table:table-cell office:value-type="float" office:value="0.588224">
                <text:p>0.58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939">
                <text:p>0.435939</text:p>
              </table:table-cell>
              <table:table-cell office:value-type="float" office:value="0.37276">
                <text:p>0.37276</text:p>
              </table:table-cell>
              <table:table-cell office:value-type="float" office:value="0.546376">
                <text:p>0.546376</text:p>
              </table:table-cell>
              <table:table-cell office:value-type="float" office:value="0.395057">
                <text:p>0.395057</text:p>
              </table:table-cell>
              <table:table-cell office:value-type="float" office:value="0.493471">
                <text:p>0.493471</text:p>
              </table:table-cell>
              <table:table-cell office:value-type="float" office:value="0.372464">
                <text:p>0.3724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6">
                <text:p>0.539216</text:p>
              </table:table-cell>
              <table:table-cell office:value-type="float" office:value="0.669526">
                <text:p>0.669526</text:p>
              </table:table-cell>
              <table:table-cell office:value-type="float" office:value="0.484907">
                <text:p>0.484907</text:p>
              </table:table-cell>
              <table:table-cell office:value-type="float" office:value="0.658249">
                <text:p>0.658249</text:p>
              </table:table-cell>
              <table:table-cell office:value-type="float" office:value="0.505709">
                <text:p>0.505709</text:p>
              </table:table-cell>
              <table:table-cell office:value-type="float" office:value="0.380911">
                <text:p>0.380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878">
                <text:p>0.248878</text:p>
              </table:table-cell>
              <table:table-cell office:value-type="float" office:value="0.585744">
                <text:p>0.585744</text:p>
              </table:table-cell>
              <table:table-cell office:value-type="float" office:value="0.596581">
                <text:p>0.596581</text:p>
              </table:table-cell>
              <table:table-cell office:value-type="float" office:value="0.620105">
                <text:p>0.620105</text:p>
              </table:table-cell>
              <table:table-cell office:value-type="float" office:value="0.619387">
                <text:p>0.619387</text:p>
              </table:table-cell>
              <table:table-cell office:value-type="float" office:value="0.573378">
                <text:p>0.573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5127">
                <text:p>0.605127</text:p>
              </table:table-cell>
              <table:table-cell office:value-type="float" office:value="0.48108">
                <text:p>0.48108</text:p>
              </table:table-cell>
              <table:table-cell office:value-type="float" office:value="0.624776">
                <text:p>0.624776</text:p>
              </table:table-cell>
              <table:table-cell office:value-type="float" office:value="0.55589">
                <text:p>0.55589</text:p>
              </table:table-cell>
              <table:table-cell office:value-type="float" office:value="0.601584">
                <text:p>0.601584</text:p>
              </table:table-cell>
              <table:table-cell office:value-type="float" office:value="0.493097">
                <text:p>0.493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873">
                <text:p>0.214873</text:p>
              </table:table-cell>
              <table:table-cell office:value-type="float" office:value="0.325863">
                <text:p>0.325863</text:p>
              </table:table-cell>
              <table:table-cell office:value-type="float" office:value="0.57664">
                <text:p>0.57664</text:p>
              </table:table-cell>
              <table:table-cell office:value-type="float" office:value="0.632574">
                <text:p>0.632574</text:p>
              </table:table-cell>
              <table:table-cell office:value-type="float" office:value="0.601375">
                <text:p>0.601375</text:p>
              </table:table-cell>
              <table:table-cell office:value-type="float" office:value="0.614597">
                <text:p>0.614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847">
                <text:p>0.375847</text:p>
              </table:table-cell>
              <table:table-cell office:value-type="float" office:value="0.354904">
                <text:p>0.354904</text:p>
              </table:table-cell>
              <table:table-cell office:value-type="float" office:value="0.453281">
                <text:p>0.453281</text:p>
              </table:table-cell>
              <table:table-cell office:value-type="float" office:value="0.31825">
                <text:p>0.31825</text:p>
              </table:table-cell>
              <table:table-cell office:value-type="float" office:value="0.35175">
                <text:p>0.35175</text:p>
              </table:table-cell>
              <table:table-cell office:value-type="float" office:value="0.616449">
                <text:p>0.616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217">
                <text:p>0.510217</text:p>
              </table:table-cell>
              <table:table-cell office:value-type="float" office:value="0.666949">
                <text:p>0.666949</text:p>
              </table:table-cell>
              <table:table-cell office:value-type="float" office:value="0.451374">
                <text:p>0.451374</text:p>
              </table:table-cell>
              <table:table-cell office:value-type="float" office:value="0.660848">
                <text:p>0.660848</text:p>
              </table:table-cell>
              <table:table-cell office:value-type="float" office:value="0.493242">
                <text:p>0.493242</text:p>
              </table:table-cell>
              <table:table-cell office:value-type="float" office:value="0.657016">
                <text:p>0.657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801">
                <text:p>0.415801</text:p>
              </table:table-cell>
              <table:table-cell office:value-type="float" office:value="0.366145">
                <text:p>0.366145</text:p>
              </table:table-cell>
              <table:table-cell office:value-type="float" office:value="0.485559">
                <text:p>0.485559</text:p>
              </table:table-cell>
              <table:table-cell office:value-type="float" office:value="0.65816">
                <text:p>0.65816</text:p>
              </table:table-cell>
              <table:table-cell office:value-type="float" office:value="0.620004">
                <text:p>0.620004</text:p>
              </table:table-cell>
              <table:table-cell office:value-type="float" office:value="0.553265">
                <text:p>0.5532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278">
                <text:p>0.399278</text:p>
              </table:table-cell>
              <table:table-cell office:value-type="float" office:value="0.637078">
                <text:p>0.637078</text:p>
              </table:table-cell>
              <table:table-cell office:value-type="float" office:value="0.350631">
                <text:p>0.350631</text:p>
              </table:table-cell>
              <table:table-cell office:value-type="float" office:value="0.320288">
                <text:p>0.320288</text:p>
              </table:table-cell>
              <table:table-cell office:value-type="float" office:value="0.588023">
                <text:p>0.588023</text:p>
              </table:table-cell>
              <table:table-cell office:value-type="float" office:value="0.469446">
                <text:p>0.4694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876">
                <text:p>0.620876</text:p>
              </table:table-cell>
              <table:table-cell office:value-type="float" office:value="0.505468">
                <text:p>0.505468</text:p>
              </table:table-cell>
              <table:table-cell office:value-type="float" office:value="0.329217">
                <text:p>0.329217</text:p>
              </table:table-cell>
              <table:table-cell office:value-type="float" office:value="0.322242">
                <text:p>0.322242</text:p>
              </table:table-cell>
              <table:table-cell office:value-type="float" office:value="0.493232">
                <text:p>0.493232</text:p>
              </table:table-cell>
              <table:table-cell office:value-type="float" office:value="0.372312">
                <text:p>0.372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46">
                <text:p>0.535746</text:p>
              </table:table-cell>
              <table:table-cell office:value-type="float" office:value="0.669441">
                <text:p>0.669441</text:p>
              </table:table-cell>
              <table:table-cell office:value-type="float" office:value="0.35248">
                <text:p>0.35248</text:p>
              </table:table-cell>
              <table:table-cell office:value-type="float" office:value="0.645643">
                <text:p>0.645643</text:p>
              </table:table-cell>
              <table:table-cell office:value-type="float" office:value="0.58995">
                <text:p>0.58995</text:p>
              </table:table-cell>
              <table:table-cell office:value-type="float" office:value="0.472503">
                <text:p>0.472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1">
                <text:p>0.6361</text:p>
              </table:table-cell>
              <table:table-cell office:value-type="float" office:value="0.606289">
                <text:p>0.606289</text:p>
              </table:table-cell>
              <table:table-cell office:value-type="float" office:value="0.00948792">
                <text:p>0.00948792</text:p>
              </table:table-cell>
              <table:table-cell office:value-type="float" office:value="0.273436">
                <text:p>0.273436</text:p>
              </table:table-cell>
              <table:table-cell office:value-type="float" office:value="0.4486">
                <text:p>0.4486</text:p>
              </table:table-cell>
              <table:table-cell office:value-type="float" office:value="0.34964">
                <text:p>0.3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248">
                <text:p>0.495248</text:p>
              </table:table-cell>
              <table:table-cell office:value-type="float" office:value="0.396987">
                <text:p>0.396987</text:p>
              </table:table-cell>
              <table:table-cell office:value-type="float" office:value="0.598657">
                <text:p>0.598657</text:p>
              </table:table-cell>
              <table:table-cell office:value-type="float" office:value="0.618402">
                <text:p>0.618402</text:p>
              </table:table-cell>
              <table:table-cell office:value-type="float" office:value="0.518096">
                <text:p>0.518096</text:p>
              </table:table-cell>
              <table:table-cell office:value-type="float" office:value="0.655873">
                <text:p>0.6558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86">
                <text:p>0.630286</text:p>
              </table:table-cell>
              <table:table-cell office:value-type="float" office:value="0.621023">
                <text:p>0.621023</text:p>
              </table:table-cell>
              <table:table-cell office:value-type="float" office:value="0.390595">
                <text:p>0.390595</text:p>
              </table:table-cell>
              <table:table-cell office:value-type="float" office:value="0.655372">
                <text:p>0.655372</text:p>
              </table:table-cell>
              <table:table-cell office:value-type="float" office:value="0.306263">
                <text:p>0.306263</text:p>
              </table:table-cell>
              <table:table-cell office:value-type="float" office:value="0.596437">
                <text:p>0.596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038">
                <text:p>0.477038</text:p>
              </table:table-cell>
              <table:table-cell office:value-type="float" office:value="0.388675">
                <text:p>0.388675</text:p>
              </table:table-cell>
              <table:table-cell office:value-type="float" office:value="0.609281">
                <text:p>0.609281</text:p>
              </table:table-cell>
              <table:table-cell office:value-type="float" office:value="0.506117">
                <text:p>0.506117</text:p>
              </table:table-cell>
              <table:table-cell office:value-type="float" office:value="0.287789">
                <text:p>0.287789</text:p>
              </table:table-cell>
              <table:table-cell office:value-type="float" office:value="0.589127">
                <text:p>0.589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4198">
                <text:p>0.354198</text:p>
              </table:table-cell>
              <table:table-cell office:value-type="float" office:value="0.621865">
                <text:p>0.621865</text:p>
              </table:table-cell>
              <table:table-cell office:value-type="float" office:value="0.620935">
                <text:p>0.620935</text:p>
              </table:table-cell>
              <table:table-cell office:value-type="float" office:value="0.536142">
                <text:p>0.536142</text:p>
              </table:table-cell>
              <table:table-cell office:value-type="float" office:value="0.549905">
                <text:p>0.549905</text:p>
              </table:table-cell>
              <table:table-cell office:value-type="float" office:value="0.648789">
                <text:p>0.648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1">
                <text:p>0.608901</text:p>
              </table:table-cell>
              <table:table-cell office:value-type="float" office:value="0.64804">
                <text:p>0.64804</text:p>
              </table:table-cell>
              <table:table-cell office:value-type="float" office:value="0.428839">
                <text:p>0.428839</text:p>
              </table:table-cell>
              <table:table-cell office:value-type="float" office:value="0.314677">
                <text:p>0.314677</text:p>
              </table:table-cell>
              <table:table-cell office:value-type="float" office:value="0.525825">
                <text:p>0.525825</text:p>
              </table:table-cell>
              <table:table-cell office:value-type="float" office:value="0.397067">
                <text:p>0.3970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4603">
                <text:p>0.294603</text:p>
              </table:table-cell>
              <table:table-cell office:value-type="float" office:value="0.601333">
                <text:p>0.601333</text:p>
              </table:table-cell>
              <table:table-cell office:value-type="float" office:value="0.361631">
                <text:p>0.361631</text:p>
              </table:table-cell>
              <table:table-cell office:value-type="float" office:value="0.648436">
                <text:p>0.648436</text:p>
              </table:table-cell>
              <table:table-cell office:value-type="float" office:value="0.550781">
                <text:p>0.550781</text:p>
              </table:table-cell>
              <table:table-cell office:value-type="float" office:value="0.42141">
                <text:p>0.421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027">
                <text:p>0.519027</text:p>
              </table:table-cell>
              <table:table-cell office:value-type="float" office:value="0.409319">
                <text:p>0.409319</text:p>
              </table:table-cell>
              <table:table-cell office:value-type="float" office:value="0.483708">
                <text:p>0.483708</text:p>
              </table:table-cell>
              <table:table-cell office:value-type="float" office:value="0.658413">
                <text:p>0.658413</text:p>
              </table:table-cell>
              <table:table-cell office:value-type="float" office:value="0.529101">
                <text:p>0.529101</text:p>
              </table:table-cell>
              <table:table-cell office:value-type="float" office:value="0.39998">
                <text:p>0.399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843">
                <text:p>0.33843</text:p>
              </table:table-cell>
              <table:table-cell office:value-type="float" office:value="0.616445">
                <text:p>0.616445</text:p>
              </table:table-cell>
              <table:table-cell office:value-type="float" office:value="0.375327">
                <text:p>0.375327</text:p>
              </table:table-cell>
              <table:table-cell office:value-type="float" office:value="0.317746">
                <text:p>0.317746</text:p>
              </table:table-cell>
              <table:table-cell office:value-type="float" office:value="0.464409">
                <text:p>0.464409</text:p>
              </table:table-cell>
              <table:table-cell office:value-type="float" office:value="0.654406">
                <text:p>0.6544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371">
                <text:p>0.428371</text:p>
              </table:table-cell>
              <table:table-cell office:value-type="float" office:value="0.370192">
                <text:p>0.370192</text:p>
              </table:table-cell>
              <table:table-cell office:value-type="float" office:value="0.261032">
                <text:p>0.261032</text:p>
              </table:table-cell>
              <table:table-cell office:value-type="float" office:value="0.325852">
                <text:p>0.325852</text:p>
              </table:table-cell>
              <table:table-cell office:value-type="float" office:value="0.529797">
                <text:p>0.529797</text:p>
              </table:table-cell>
              <table:table-cell office:value-type="float" office:value="0.654079">
                <text:p>0.65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217">
                <text:p>0.352217</text:p>
              </table:table-cell>
              <table:table-cell office:value-type="float" office:value="0.621185">
                <text:p>0.621185</text:p>
              </table:table-cell>
              <table:table-cell office:value-type="float" office:value="0.528793">
                <text:p>0.528793</text:p>
              </table:table-cell>
              <table:table-cell office:value-type="float" office:value="0.370244">
                <text:p>0.370244</text:p>
              </table:table-cell>
              <table:table-cell office:value-type="float" office:value="0.565252">
                <text:p>0.565252</text:p>
              </table:table-cell>
              <table:table-cell office:value-type="float" office:value="0.438064">
                <text:p>0.438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434">
                <text:p>0.541434</text:p>
              </table:table-cell>
              <table:table-cell office:value-type="float" office:value="0.669543">
                <text:p>0.669543</text:p>
              </table:table-cell>
              <table:table-cell office:value-type="float" office:value="0.450911">
                <text:p>0.450911</text:p>
              </table:table-cell>
              <table:table-cell office:value-type="float" office:value="0.317685">
                <text:p>0.317685</text:p>
              </table:table-cell>
              <table:table-cell office:value-type="float" office:value="0.484113">
                <text:p>0.484113</text:p>
              </table:table-cell>
              <table:table-cell office:value-type="float" office:value="0.656616">
                <text:p>0.6566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519">
                <text:p>0.411519</text:p>
              </table:table-cell>
              <table:table-cell office:value-type="float" office:value="0.641074">
                <text:p>0.641074</text:p>
              </table:table-cell>
              <table:table-cell office:value-type="float" office:value="0.518856">
                <text:p>0.518856</text:p>
              </table:table-cell>
              <table:table-cell office:value-type="float" office:value="0.651814">
                <text:p>0.651814</text:p>
              </table:table-cell>
              <table:table-cell office:value-type="float" office:value="0.480259">
                <text:p>0.480259</text:p>
              </table:table-cell>
              <table:table-cell office:value-type="float" office:value="0.364454">
                <text:p>0.36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43">
                <text:p>0.635243</text:p>
              </table:table-cell>
              <table:table-cell office:value-type="float" office:value="0.540657">
                <text:p>0.540657</text:p>
              </table:table-cell>
              <table:table-cell office:value-type="float" office:value="0.614903">
                <text:p>0.614903</text:p>
              </table:table-cell>
              <table:table-cell office:value-type="float" office:value="0.518883">
                <text:p>0.518883</text:p>
              </table:table-cell>
              <table:table-cell office:value-type="float" office:value="0.358304">
                <text:p>0.358304</text:p>
              </table:table-cell>
              <table:table-cell office:value-type="float" office:value="0.619364">
                <text:p>0.619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267">
                <text:p>0.528267</text:p>
              </table:table-cell>
              <table:table-cell office:value-type="float" office:value="0.669028">
                <text:p>0.669028</text:p>
              </table:table-cell>
              <table:table-cell office:value-type="float" office:value="0.363736">
                <text:p>0.363736</text:p>
              </table:table-cell>
              <table:table-cell office:value-type="float" office:value="0.318973">
                <text:p>0.318973</text:p>
              </table:table-cell>
              <table:table-cell office:value-type="float" office:value="0.463579">
                <text:p>0.463579</text:p>
              </table:table-cell>
              <table:table-cell office:value-type="float" office:value="0.355911">
                <text:p>0.355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732">
                <text:p>0.529732</text:p>
              </table:table-cell>
              <table:table-cell office:value-type="float" office:value="0.41554">
                <text:p>0.41554</text:p>
              </table:table-cell>
              <table:table-cell office:value-type="float" office:value="0.492327">
                <text:p>0.492327</text:p>
              </table:table-cell>
              <table:table-cell office:value-type="float" office:value="0.657148">
                <text:p>0.657148</text:p>
              </table:table-cell>
              <table:table-cell office:value-type="float" office:value="0.614236">
                <text:p>0.614236</text:p>
              </table:table-cell>
              <table:table-cell office:value-type="float" office:value="0.52381">
                <text:p>0.52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302">
                <text:p>0.289302</text:p>
              </table:table-cell>
              <table:table-cell office:value-type="float" office:value="0.337029">
                <text:p>0.337029</text:p>
              </table:table-cell>
              <table:table-cell office:value-type="float" office:value="0.566986">
                <text:p>0.566986</text:p>
              </table:table-cell>
              <table:table-cell office:value-type="float" office:value="0.430027">
                <text:p>0.430027</text:p>
              </table:table-cell>
              <table:table-cell office:value-type="float" office:value="0.615214">
                <text:p>0.615214</text:p>
              </table:table-cell>
              <table:table-cell office:value-type="float" office:value="0.527089">
                <text:p>0.527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1">
                <text:p>0.58331</text:p>
              </table:table-cell>
              <table:table-cell office:value-type="float" office:value="0.662705">
                <text:p>0.662705</text:p>
              </table:table-cell>
              <table:table-cell office:value-type="float" office:value="0.568048">
                <text:p>0.568048</text:p>
              </table:table-cell>
              <table:table-cell office:value-type="float" office:value="0.636496">
                <text:p>0.636496</text:p>
              </table:table-cell>
              <table:table-cell office:value-type="float" office:value="0.589353">
                <text:p>0.589353</text:p>
              </table:table-cell>
              <table:table-cell office:value-type="float" office:value="0.62686">
                <text:p>0.626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9">
                <text:p>0.557499</text:p>
              </table:table-cell>
              <table:table-cell office:value-type="float" office:value="0.434233">
                <text:p>0.434233</text:p>
              </table:table-cell>
              <table:table-cell office:value-type="float" office:value="0.607767">
                <text:p>0.607767</text:p>
              </table:table-cell>
              <table:table-cell office:value-type="float" office:value="0.502953">
                <text:p>0.502953</text:p>
              </table:table-cell>
              <table:table-cell office:value-type="float" office:value="0.445899">
                <text:p>0.445899</text:p>
              </table:table-cell>
              <table:table-cell office:value-type="float" office:value="0.348645">
                <text:p>0.348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8733">
                <text:p>0.518733</text:p>
              </table:table-cell>
              <table:table-cell office:value-type="float" office:value="0.668106">
                <text:p>0.668106</text:p>
              </table:table-cell>
              <table:table-cell office:value-type="float" office:value="0.501691">
                <text:p>0.501691</text:p>
              </table:table-cell>
              <table:table-cell office:value-type="float" office:value="0.6555">
                <text:p>0.6555</text:p>
              </table:table-cell>
              <table:table-cell office:value-type="float" office:value="0.606857">
                <text:p>0.606857</text:p>
              </table:table-cell>
              <table:table-cell office:value-type="float" office:value="0.607063">
                <text:p>0.6070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115">
                <text:p>0.229115</text:p>
              </table:table-cell>
              <table:table-cell office:value-type="float" office:value="0.327844">
                <text:p>0.327844</text:p>
              </table:table-cell>
              <table:table-cell office:value-type="float" office:value="0.567741">
                <text:p>0.567741</text:p>
              </table:table-cell>
              <table:table-cell office:value-type="float" office:value="0.431347">
                <text:p>0.431347</text:p>
              </table:table-cell>
              <table:table-cell office:value-type="float" office:value="0.494528">
                <text:p>0.494528</text:p>
              </table:table-cell>
              <table:table-cell office:value-type="float" office:value="0.373156">
                <text:p>0.373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84">
                <text:p>0.217184</text:p>
              </table:table-cell>
              <table:table-cell office:value-type="float" office:value="0.575165">
                <text:p>0.575165</text:p>
              </table:table-cell>
              <table:table-cell office:value-type="float" office:value="0.597692">
                <text:p>0.597692</text:p>
              </table:table-cell>
              <table:table-cell office:value-type="float" office:value="0.619208">
                <text:p>0.619208</text:p>
              </table:table-cell>
              <table:table-cell office:value-type="float" office:value="0.497488">
                <text:p>0.497488</text:p>
              </table:table-cell>
              <table:table-cell office:value-type="float" office:value="0.65706">
                <text:p>0.657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88">
                <text:p>0.39488</text:p>
              </table:table-cell>
              <table:table-cell office:value-type="float" office:value="0.359971">
                <text:p>0.359971</text:p>
              </table:table-cell>
              <table:table-cell office:value-type="float" office:value="0.309874">
                <text:p>0.309874</text:p>
              </table:table-cell>
              <table:table-cell office:value-type="float" office:value="0.32385">
                <text:p>0.32385</text:p>
              </table:table-cell>
              <table:table-cell office:value-type="float" office:value="0.537174">
                <text:p>0.537174</text:p>
              </table:table-cell>
              <table:table-cell office:value-type="float" office:value="0.652482">
                <text:p>0.65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797">
                <text:p>0.422797</text:p>
              </table:table-cell>
              <table:table-cell office:value-type="float" office:value="0.368365">
                <text:p>0.368365</text:p>
              </table:table-cell>
              <table:table-cell office:value-type="float" office:value="0.574006">
                <text:p>0.574006</text:p>
              </table:table-cell>
              <table:table-cell office:value-type="float" office:value="0.442258">
                <text:p>0.442258</text:p>
              </table:table-cell>
              <table:table-cell office:value-type="float" office:value="0.496042">
                <text:p>0.496042</text:p>
              </table:table-cell>
              <table:table-cell office:value-type="float" office:value="0.657053">
                <text:p>0.657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474">
                <text:p>0.380474</text:p>
              </table:table-cell>
              <table:table-cell office:value-type="float" office:value="0.630807">
                <text:p>0.630807</text:p>
              </table:table-cell>
              <table:table-cell office:value-type="float" office:value="0.593561">
                <text:p>0.593561</text:p>
              </table:table-cell>
              <table:table-cell office:value-type="float" office:value="0.476146">
                <text:p>0.476146</text:p>
              </table:table-cell>
              <table:table-cell office:value-type="float" office:value="0.260193">
                <text:p>0.260193</text:p>
              </table:table-cell>
              <table:table-cell office:value-type="float" office:value="0.332462">
                <text:p>0.3324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795">
                <text:p>0.631795</text:p>
              </table:table-cell>
              <table:table-cell office:value-type="float" office:value="0.529795">
                <text:p>0.529795</text:p>
              </table:table-cell>
              <table:table-cell office:value-type="float" office:value="0.543281">
                <text:p>0.543281</text:p>
              </table:table-cell>
              <table:table-cell office:value-type="float" office:value="0.390261">
                <text:p>0.390261</text:p>
              </table:table-cell>
              <table:table-cell office:value-type="float" office:value="0.54248">
                <text:p>0.54248</text:p>
              </table:table-cell>
              <table:table-cell office:value-type="float" office:value="0.651094">
                <text:p>0.651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867">
                <text:p>0.492867</text:p>
              </table:table-cell>
              <table:table-cell office:value-type="float" office:value="0.663801">
                <text:p>0.663801</text:p>
              </table:table-cell>
              <table:table-cell office:value-type="float" office:value="0.625102">
                <text:p>0.625102</text:p>
              </table:table-cell>
              <table:table-cell office:value-type="float" office:value="0.565542">
                <text:p>0.565542</text:p>
              </table:table-cell>
              <table:table-cell office:value-type="float" office:value="0.560774">
                <text:p>0.560774</text:p>
              </table:table-cell>
              <table:table-cell office:value-type="float" office:value="0.432683">
                <text:p>0.432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492">
                <text:p>0.557492</text:p>
              </table:table-cell>
              <table:table-cell office:value-type="float" office:value="0.434228">
                <text:p>0.434228</text:p>
              </table:table-cell>
              <table:table-cell office:value-type="float" office:value="0.351494">
                <text:p>0.351494</text:p>
              </table:table-cell>
              <table:table-cell office:value-type="float" office:value="0.320204">
                <text:p>0.320204</text:p>
              </table:table-cell>
              <table:table-cell office:value-type="float" office:value="0.596372">
                <text:p>0.596372</text:p>
              </table:table-cell>
              <table:table-cell office:value-type="float" office:value="0.483346">
                <text:p>0.4833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14">
                <text:p>0.539214</text:p>
              </table:table-cell>
              <table:table-cell office:value-type="float" office:value="0.421468">
                <text:p>0.421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362">
                <text:p>0.619362</text:p>
              </table:table-cell>
              <table:table-cell office:value-type="float" office:value="0.546868">
                <text:p>0.546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387">
                <text:p>0.510387</text:p>
              </table:table-cell>
              <table:table-cell office:value-type="float" office:value="0.404619">
                <text:p>0.40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5511">
                <text:p>0.275511</text:p>
              </table:table-cell>
              <table:table-cell office:value-type="float" office:value="0.584779">
                <text:p>0.584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5211">
                <text:p>0.355211</text:p>
              </table:table-cell>
              <table:table-cell office:value-type="float" office:value="0.622214">
                <text:p>0.622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527">
                <text:p>0.425527</text:p>
              </table:table-cell>
              <table:table-cell office:value-type="float" office:value="0.342365">
                <text:p>0.342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0325">
                <text:p>0.470325</text:p>
              </table:table-cell>
              <table:table-cell office:value-type="float" office:value="0.658509">
                <text:p>0.65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518">
                <text:p>0.272518</text:p>
              </table:table-cell>
              <table:table-cell office:value-type="float" office:value="0.583793">
                <text:p>0.58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143">
                <text:p>0.465143</text:p>
              </table:table-cell>
              <table:table-cell office:value-type="float" office:value="0.657148">
                <text:p>0.657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922">
                <text:p>0.609922</text:p>
              </table:table-cell>
              <table:table-cell office:value-type="float" office:value="0.511572">
                <text:p>0.511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517">
                <text:p>0.369517</text:p>
              </table:table-cell>
              <table:table-cell office:value-type="float" office:value="0.627098">
                <text:p>0.627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72">
                <text:p>0.51772</text:p>
              </table:table-cell>
              <table:table-cell office:value-type="float" office:value="0.390207">
                <text:p>0.3902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754">
                <text:p>0.248754</text:p>
              </table:table-cell>
              <table:table-cell office:value-type="float" office:value="0.330665">
                <text:p>0.330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601">
                <text:p>0.250601</text:p>
              </table:table-cell>
              <table:table-cell office:value-type="float" office:value="0.331381">
                <text:p>0.3313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402">
                <text:p>0.503402</text:p>
              </table:table-cell>
              <table:table-cell office:value-type="float" office:value="0.665828">
                <text:p>0.665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92">
                <text:p>0.548192</text:p>
              </table:table-cell>
              <table:table-cell office:value-type="float" office:value="0.418641">
                <text:p>0.418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711">
                <text:p>0.539711</text:p>
              </table:table-cell>
              <table:table-cell office:value-type="float" office:value="0.669533">
                <text:p>0.66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898">
                <text:p>0.541898</text:p>
              </table:table-cell>
              <table:table-cell office:value-type="float" office:value="0.651258">
                <text:p>0.6512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06">
                <text:p>0.368806</text:p>
              </table:table-cell>
              <table:table-cell office:value-type="float" office:value="0.353152">
                <text:p>0.353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688">
                <text:p>0.616688</text:p>
              </table:table-cell>
              <table:table-cell office:value-type="float" office:value="0.532631">
                <text:p>0.5326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248">
                <text:p>0.637248</text:p>
              </table:table-cell>
              <table:table-cell office:value-type="float" office:value="0.602088">
                <text:p>0.602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4461">
                <text:p>0.374461</text:p>
              </table:table-cell>
              <table:table-cell office:value-type="float" office:value="0.626383">
                <text:p>0.626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618">
                <text:p>0.629618</text:p>
              </table:table-cell>
              <table:table-cell office:value-type="float" office:value="0.622328">
                <text:p>0.622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352">
                <text:p>0.378352</text:p>
              </table:table-cell>
              <table:table-cell office:value-type="float" office:value="0.628024">
                <text:p>0.628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2">
                <text:p>0.5002</text:p>
              </table:table-cell>
              <table:table-cell office:value-type="float" office:value="0.665248">
                <text:p>0.665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849">
                <text:p>0.272849</text:p>
              </table:table-cell>
              <table:table-cell office:value-type="float" office:value="0.333431">
                <text:p>0.33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38">
                <text:p>0.571038</text:p>
              </table:table-cell>
              <table:table-cell office:value-type="float" office:value="0.666384">
                <text:p>0.66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172">
                <text:p>0.577172</text:p>
              </table:table-cell>
              <table:table-cell office:value-type="float" office:value="0.635843">
                <text:p>0.6358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456">
                <text:p>0.351456</text:p>
              </table:table-cell>
              <table:table-cell office:value-type="float" office:value="0.349091">
                <text:p>0.349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93">
                <text:p>0.57193</text:p>
              </table:table-cell>
              <table:table-cell office:value-type="float" office:value="0.638985">
                <text:p>0.638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83">
                <text:p>0.61683</text:p>
              </table:table-cell>
              <table:table-cell office:value-type="float" office:value="0.498389">
                <text:p>0.49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596">
                <text:p>0.591596</text:p>
              </table:table-cell>
              <table:table-cell office:value-type="float" office:value="0.624889">
                <text:p>0.624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673">
                <text:p>0.590673</text:p>
              </table:table-cell>
              <table:table-cell office:value-type="float" office:value="0.463895">
                <text:p>0.46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253">
                <text:p>0.259253</text:p>
              </table:table-cell>
              <table:table-cell office:value-type="float" office:value="0.579833">
                <text:p>0.579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113">
                <text:p>0.410113</text:p>
              </table:table-cell>
              <table:table-cell office:value-type="float" office:value="0.640619">
                <text:p>0.640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96">
                <text:p>0.274296</text:p>
              </table:table-cell>
              <table:table-cell office:value-type="float" office:value="0.333513">
                <text:p>0.333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997">
                <text:p>0.401997</text:p>
              </table:table-cell>
              <table:table-cell office:value-type="float" office:value="0.361996">
                <text:p>0.36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629">
                <text:p>0.532629</text:p>
              </table:table-cell>
              <table:table-cell office:value-type="float" office:value="0.653508">
                <text:p>0.6535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484">
                <text:p>0.474484</text:p>
              </table:table-cell>
              <table:table-cell office:value-type="float" office:value="0.659568">
                <text:p>0.659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522">
                <text:p>0.411522</text:p>
              </table:table-cell>
              <table:table-cell office:value-type="float" office:value="0.6408">
                <text:p>0.6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73">
                <text:p>0.63473</text:p>
              </table:table-cell>
              <table:table-cell office:value-type="float" office:value="0.538853">
                <text:p>0.538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807">
                <text:p>0.532807</text:p>
              </table:table-cell>
              <table:table-cell office:value-type="float" office:value="0.653474">
                <text:p>0.653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43">
                <text:p>0.286643</text:p>
              </table:table-cell>
              <table:table-cell office:value-type="float" office:value="0.336583">
                <text:p>0.33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737">
                <text:p>0.351737</text:p>
              </table:table-cell>
              <table:table-cell office:value-type="float" office:value="0.333899">
                <text:p>0.333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204">
                <text:p>0.551204</text:p>
              </table:table-cell>
              <table:table-cell office:value-type="float" office:value="0.669242">
                <text:p>0.66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89">
                <text:p>0.34989</text:p>
              </table:table-cell>
              <table:table-cell office:value-type="float" office:value="0.33388">
                <text:p>0.33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5">
                <text:p>0.640305</text:p>
              </table:table-cell>
              <table:table-cell office:value-type="float" office:value="0.577207">
                <text:p>0.57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278">
                <text:p>0.486278</text:p>
              </table:table-cell>
              <table:table-cell office:value-type="float" office:value="0.367966">
                <text:p>0.3679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856">
                <text:p>0.627856</text:p>
              </table:table-cell>
              <table:table-cell office:value-type="float" office:value="0.625533">
                <text:p>0.62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69">
                <text:p>0.60469</text:p>
              </table:table-cell>
              <table:table-cell office:value-type="float" office:value="0.610252">
                <text:p>0.6102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8">
                <text:p>0.43528</text:p>
              </table:table-cell>
              <table:table-cell office:value-type="float" office:value="0.648552">
                <text:p>0.64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673">
                <text:p>0.599673</text:p>
              </table:table-cell>
              <table:table-cell office:value-type="float" office:value="0.616625">
                <text:p>0.616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175">
                <text:p>0.576175</text:p>
              </table:table-cell>
              <table:table-cell office:value-type="float" office:value="0.449632">
                <text:p>0.449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572">
                <text:p>0.619572</text:p>
              </table:table-cell>
              <table:table-cell office:value-type="float" office:value="0.548559">
                <text:p>0.5485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807">
                <text:p>0.475807</text:p>
              </table:table-cell>
              <table:table-cell office:value-type="float" office:value="0.388147">
                <text:p>0.38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633">
                <text:p>0.393633</text:p>
              </table:table-cell>
              <table:table-cell office:value-type="float" office:value="0.336421">
                <text:p>0.3364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193">
                <text:p>0.594193</text:p>
              </table:table-cell>
              <table:table-cell office:value-type="float" office:value="0.467763">
                <text:p>0.46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485">
                <text:p>0.601485</text:p>
              </table:table-cell>
              <table:table-cell office:value-type="float" office:value="0.492897">
                <text:p>0.492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7787">
                <text:p>0.317787</text:p>
              </table:table-cell>
              <table:table-cell office:value-type="float" office:value="0.609324">
                <text:p>0.609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328">
                <text:p>0.339328</text:p>
              </table:table-cell>
              <table:table-cell office:value-type="float" office:value="0.610884">
                <text:p>0.610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5222">
                <text:p>0.555222</text:p>
              </table:table-cell>
              <table:table-cell office:value-type="float" office:value="0.668925">
                <text:p>0.66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777">
                <text:p>0.545777</text:p>
              </table:table-cell>
              <table:table-cell office:value-type="float" office:value="0.650122">
                <text:p>0.6501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366">
                <text:p>0.456366</text:p>
              </table:table-cell>
              <table:table-cell office:value-type="float" office:value="0.380228">
                <text:p>0.380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706">
                <text:p>0.619706</text:p>
              </table:table-cell>
              <table:table-cell office:value-type="float" office:value="0.549841">
                <text:p>0.549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2983">
                <text:p>0.442983</text:p>
              </table:table-cell>
              <table:table-cell office:value-type="float" office:value="0.650872">
                <text:p>0.65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79">
                <text:p>0.563279</text:p>
              </table:table-cell>
              <table:table-cell office:value-type="float" office:value="0.435669">
                <text:p>0.435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151">
                <text:p>0.548151</text:p>
              </table:table-cell>
              <table:table-cell office:value-type="float" office:value="0.669404">
                <text:p>0.669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297">
                <text:p>0.342297</text:p>
              </table:table-cell>
              <table:table-cell office:value-type="float" office:value="0.612214">
                <text:p>0.612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857">
                <text:p>0.396857</text:p>
              </table:table-cell>
              <table:table-cell office:value-type="float" office:value="0.360526">
                <text:p>0.36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255">
                <text:p>0.620255</text:p>
              </table:table-cell>
              <table:table-cell office:value-type="float" office:value="0.559388">
                <text:p>0.559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865">
                <text:p>0.480865</text:p>
              </table:table-cell>
              <table:table-cell office:value-type="float" office:value="0.661125">
                <text:p>0.66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426">
                <text:p>0.473426</text:p>
              </table:table-cell>
              <table:table-cell office:value-type="float" office:value="0.655637">
                <text:p>0.655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433">
                <text:p>0.479433</text:p>
              </table:table-cell>
              <table:table-cell office:value-type="float" office:value="0.38972">
                <text:p>0.3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647">
                <text:p>0.300647</text:p>
              </table:table-cell>
              <table:table-cell office:value-type="float" office:value="0.334174">
                <text:p>0.334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82">
                <text:p>0.505482</text:p>
              </table:table-cell>
              <table:table-cell office:value-type="float" office:value="0.402067">
                <text:p>0.402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425">
                <text:p>0.570425</text:p>
              </table:table-cell>
              <table:table-cell office:value-type="float" office:value="0.444562">
                <text:p>0.444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726">
                <text:p>0.584726</text:p>
              </table:table-cell>
              <table:table-cell office:value-type="float" office:value="0.662167">
                <text:p>0.66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87">
                <text:p>0.59187</text:p>
              </table:table-cell>
              <table:table-cell office:value-type="float" office:value="0.475629">
                <text:p>0.475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493">
                <text:p>0.300493</text:p>
              </table:table-cell>
              <table:table-cell office:value-type="float" office:value="0.603361">
                <text:p>0.60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859">
                <text:p>0.581859</text:p>
              </table:table-cell>
              <table:table-cell office:value-type="float" office:value="0.632695">
                <text:p>0.632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374">
                <text:p>0.547374</text:p>
              </table:table-cell>
              <table:table-cell office:value-type="float" office:value="0.669438">
                <text:p>0.669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073">
                <text:p>0.571073</text:p>
              </table:table-cell>
              <table:table-cell office:value-type="float" office:value="0.445395">
                <text:p>0.4453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01">
                <text:p>0.629501</text:p>
              </table:table-cell>
              <table:table-cell office:value-type="float" office:value="0.523751">
                <text:p>0.523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615">
                <text:p>0.612615</text:p>
              </table:table-cell>
              <table:table-cell office:value-type="float" office:value="0.518858">
                <text:p>0.51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674">
                <text:p>0.636674</text:p>
              </table:table-cell>
              <table:table-cell office:value-type="float" office:value="0.546236">
                <text:p>0.54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333">
                <text:p>0.386333</text:p>
              </table:table-cell>
              <table:table-cell office:value-type="float" office:value="0.631311">
                <text:p>0.631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4569">
                <text:p>0.624569</text:p>
              </table:table-cell>
              <table:table-cell office:value-type="float" office:value="0.512643">
                <text:p>0.512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558">
                <text:p>0.472558</text:p>
              </table:table-cell>
              <table:table-cell office:value-type="float" office:value="0.655535">
                <text:p>0.655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659">
                <text:p>0.20659</text:p>
              </table:table-cell>
              <table:table-cell office:value-type="float" office:value="0.571681">
                <text:p>0.571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398">
                <text:p>0.572398</text:p>
              </table:table-cell>
              <table:table-cell office:value-type="float" office:value="0.447125">
                <text:p>0.4471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84">
                <text:p>0.62584</text:p>
              </table:table-cell>
              <table:table-cell office:value-type="float" office:value="0.628855">
                <text:p>0.628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386">
                <text:p>0.608386</text:p>
              </table:table-cell>
              <table:table-cell office:value-type="float" office:value="0.507798">
                <text:p>0.507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12">
                <text:p>0.39212</text:p>
              </table:table-cell>
              <table:table-cell office:value-type="float" office:value="0.634707">
                <text:p>0.634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642">
                <text:p>0.278642</text:p>
              </table:table-cell>
              <table:table-cell office:value-type="float" office:value="0.585841">
                <text:p>0.5858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575">
                <text:p>0.585575</text:p>
              </table:table-cell>
              <table:table-cell office:value-type="float" office:value="0.661831">
                <text:p>0.66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2676">
                <text:p>0.0972676</text:p>
              </table:table-cell>
              <table:table-cell office:value-type="float" office:value="0.273517">
                <text:p>0.2735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295">
                <text:p>0.482295</text:p>
              </table:table-cell>
              <table:table-cell office:value-type="float" office:value="0.661462">
                <text:p>0.661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84">
                <text:p>0.52184</text:p>
              </table:table-cell>
              <table:table-cell office:value-type="float" office:value="0.393634">
                <text:p>0.3936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077">
                <text:p>0.415077</text:p>
              </table:table-cell>
              <table:table-cell office:value-type="float" office:value="0.642219">
                <text:p>0.6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183">
                <text:p>0.427183</text:p>
              </table:table-cell>
              <table:table-cell office:value-type="float" office:value="0.342798">
                <text:p>0.3427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101">
                <text:p>0.498101</text:p>
              </table:table-cell>
              <table:table-cell office:value-type="float" office:value="0.66485">
                <text:p>0.66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997">
                <text:p>0.463997</text:p>
              </table:table-cell>
              <table:table-cell office:value-type="float" office:value="0.356106">
                <text:p>0.356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704">
                <text:p>0.253704</text:p>
              </table:table-cell>
              <table:table-cell office:value-type="float" office:value="0.587374">
                <text:p>0.587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232">
                <text:p>0.580232</text:p>
              </table:table-cell>
              <table:table-cell office:value-type="float" office:value="0.457825">
                <text:p>0.4578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421">
                <text:p>0.390421</text:p>
              </table:table-cell>
              <table:table-cell office:value-type="float" office:value="0.358739">
                <text:p>0.35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352">
                <text:p>0.334352</text:p>
              </table:table-cell>
              <table:table-cell office:value-type="float" office:value="0.608654">
                <text:p>0.6086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792">
                <text:p>0.244792</text:p>
              </table:table-cell>
              <table:table-cell office:value-type="float" office:value="0.584368">
                <text:p>0.584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033">
                <text:p>0.510033</text:p>
              </table:table-cell>
              <table:table-cell office:value-type="float" office:value="0.656624">
                <text:p>0.656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95">
                <text:p>0.568095</text:p>
              </table:table-cell>
              <table:table-cell office:value-type="float" office:value="0.442623">
                <text:p>0.44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684">
                <text:p>0.382684</text:p>
              </table:table-cell>
              <table:table-cell office:value-type="float" office:value="0.629823">
                <text:p>0.629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306">
                <text:p>0.400306</text:p>
              </table:table-cell>
              <table:table-cell office:value-type="float" office:value="0.361508">
                <text:p>0.361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549">
                <text:p>0.481549</text:p>
              </table:table-cell>
              <table:table-cell office:value-type="float" office:value="0.65643">
                <text:p>0.6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948">
                <text:p>0.623948</text:p>
              </table:table-cell>
              <table:table-cell office:value-type="float" office:value="0.51138">
                <text:p>0.51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402">
                <text:p>0.525402</text:p>
              </table:table-cell>
              <table:table-cell office:value-type="float" office:value="0.396696">
                <text:p>0.3966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544">
                <text:p>0.21544</text:p>
              </table:table-cell>
              <table:table-cell office:value-type="float" office:value="0.574589">
                <text:p>0.574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434">
                <text:p>0.614434</text:p>
              </table:table-cell>
              <table:table-cell office:value-type="float" office:value="0.524457">
                <text:p>0.52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96">
                <text:p>0.639896</text:p>
              </table:table-cell>
              <table:table-cell office:value-type="float" office:value="0.58603">
                <text:p>0.58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636">
                <text:p>0.212636</text:p>
              </table:table-cell>
              <table:table-cell office:value-type="float" office:value="0.572075">
                <text:p>0.5720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36">
                <text:p>0.55236</text:p>
              </table:table-cell>
              <table:table-cell office:value-type="float" office:value="0.669163">
                <text:p>0.66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849">
                <text:p>0.585849</text:p>
              </table:table-cell>
              <table:table-cell office:value-type="float" office:value="0.466089">
                <text:p>0.466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585">
                <text:p>0.461585</text:p>
              </table:table-cell>
              <table:table-cell office:value-type="float" office:value="0.656189">
                <text:p>0.656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3">
                <text:p>0.22393</text:p>
              </table:table-cell>
              <table:table-cell office:value-type="float" office:value="0.573001">
                <text:p>0.573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16">
                <text:p>0.481216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176">
                <text:p>0.619176</text:p>
              </table:table-cell>
              <table:table-cell office:value-type="float" office:value="0.574791">
                <text:p>0.574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854">
                <text:p>0.559854</text:p>
              </table:table-cell>
              <table:table-cell office:value-type="float" office:value="0.436025">
                <text:p>0.43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281">
                <text:p>0.404281</text:p>
              </table:table-cell>
              <table:table-cell office:value-type="float" office:value="0.337935">
                <text:p>0.3379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8648">
                <text:p>0.248648</text:p>
              </table:table-cell>
              <table:table-cell office:value-type="float" office:value="0.33065">
                <text:p>0.33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392">
                <text:p>0.571392</text:p>
              </table:table-cell>
              <table:table-cell office:value-type="float" office:value="0.639288">
                <text:p>0.6392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4957">
                <text:p>0.394957</text:p>
              </table:table-cell>
              <table:table-cell office:value-type="float" office:value="0.63565">
                <text:p>0.6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009">
                <text:p>0.455009</text:p>
              </table:table-cell>
              <table:table-cell office:value-type="float" office:value="0.352166">
                <text:p>0.352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557">
                <text:p>0.629557</text:p>
              </table:table-cell>
              <table:table-cell office:value-type="float" office:value="0.622446">
                <text:p>0.622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9943">
                <text:p>0.549943</text:p>
              </table:table-cell>
              <table:table-cell office:value-type="float" office:value="0.648775">
                <text:p>0.64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55">
                <text:p>0.429155</text:p>
              </table:table-cell>
              <table:table-cell office:value-type="float" office:value="0.646667">
                <text:p>0.64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358">
                <text:p>0.401358</text:p>
              </table:table-cell>
              <table:table-cell office:value-type="float" office:value="0.637156">
                <text:p>0.6371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441">
                <text:p>0.551441</text:p>
              </table:table-cell>
              <table:table-cell office:value-type="float" office:value="0.669227">
                <text:p>0.669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86">
                <text:p>0.490186</text:p>
              </table:table-cell>
              <table:table-cell office:value-type="float" office:value="0.656927">
                <text:p>0.656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734">
                <text:p>0.546734</text:p>
              </table:table-cell>
              <table:table-cell office:value-type="float" office:value="0.426486">
                <text:p>0.42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3641">
                <text:p>0.293641</text:p>
              </table:table-cell>
              <table:table-cell office:value-type="float" office:value="0.591348">
                <text:p>0.5913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37">
                <text:p>0.638437</text:p>
              </table:table-cell>
              <table:table-cell office:value-type="float" office:value="0.596672">
                <text:p>0.596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609">
                <text:p>0.283609</text:p>
              </table:table-cell>
              <table:table-cell office:value-type="float" office:value="0.587591">
                <text:p>0.587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777">
                <text:p>0.531777</text:p>
              </table:table-cell>
              <table:table-cell office:value-type="float" office:value="0.416785">
                <text:p>0.416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958">
                <text:p>0.237958</text:p>
              </table:table-cell>
              <table:table-cell office:value-type="float" office:value="0.575016">
                <text:p>0.57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64">
                <text:p>0.24264</text:p>
              </table:table-cell>
              <table:table-cell office:value-type="float" office:value="0.329773">
                <text:p>0.329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57">
                <text:p>0.531857</text:p>
              </table:table-cell>
              <table:table-cell office:value-type="float" office:value="0.402493">
                <text:p>0.402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587">
                <text:p>0.300587</text:p>
              </table:table-cell>
              <table:table-cell office:value-type="float" office:value="0.338977">
                <text:p>0.338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5302">
                <text:p>0.325302</text:p>
              </table:table-cell>
              <table:table-cell office:value-type="float" office:value="0.604628">
                <text:p>0.60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035">
                <text:p>0.515035</text:p>
              </table:table-cell>
              <table:table-cell office:value-type="float" office:value="0.667637">
                <text:p>0.667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423">
                <text:p>0.262423</text:p>
              </table:table-cell>
              <table:table-cell office:value-type="float" office:value="0.33267">
                <text:p>0.33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211">
                <text:p>0.389211</text:p>
              </table:table-cell>
              <table:table-cell office:value-type="float" office:value="0.633737">
                <text:p>0.63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031">
                <text:p>0.554031</text:p>
              </table:table-cell>
              <table:table-cell office:value-type="float" office:value="0.647312">
                <text:p>0.647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513">
                <text:p>0.416513</text:p>
              </table:table-cell>
              <table:table-cell office:value-type="float" office:value="0.366368">
                <text:p>0.366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8202">
                <text:p>0.448202</text:p>
              </table:table-cell>
              <table:table-cell office:value-type="float" office:value="0.349491">
                <text:p>0.349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974">
                <text:p>0.416974</text:p>
              </table:table-cell>
              <table:table-cell office:value-type="float" office:value="0.642827">
                <text:p>0.64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874">
                <text:p>0.619874</text:p>
              </table:table-cell>
              <table:table-cell office:value-type="float" office:value="0.551589">
                <text:p>0.5515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7">
                <text:p>0.37847</text:p>
              </table:table-cell>
              <table:table-cell office:value-type="float" office:value="0.630131">
                <text:p>0.630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578">
                <text:p>0.608578</text:p>
              </table:table-cell>
              <table:table-cell office:value-type="float" office:value="0.604301">
                <text:p>0.6043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847">
                <text:p>0.554847</text:p>
              </table:table-cell>
              <table:table-cell office:value-type="float" office:value="0.432258">
                <text:p>0.432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1">
                <text:p>0.33131</text:p>
              </table:table-cell>
              <table:table-cell office:value-type="float" office:value="0.607297">
                <text:p>0.607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643">
                <text:p>0.418643</text:p>
              </table:table-cell>
              <table:table-cell office:value-type="float" office:value="0.64336">
                <text:p>0.6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013">
                <text:p>0.574013</text:p>
              </table:table-cell>
              <table:table-cell office:value-type="float" office:value="0.637777">
                <text:p>0.6377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642">
                <text:p>0.602642</text:p>
              </table:table-cell>
              <table:table-cell office:value-type="float" office:value="0.477854">
                <text:p>0.477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43">
                <text:p>0.620143</text:p>
              </table:table-cell>
              <table:table-cell office:value-type="float" office:value="0.555596">
                <text:p>0.555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334">
                <text:p>0.385334</text:p>
              </table:table-cell>
              <table:table-cell office:value-type="float" office:value="0.63244">
                <text:p>0.63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898">
                <text:p>0.590898</text:p>
              </table:table-cell>
              <table:table-cell office:value-type="float" office:value="0.474037">
                <text:p>0.474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64">
                <text:p>0.607364</text:p>
              </table:table-cell>
              <table:table-cell office:value-type="float" office:value="0.649285">
                <text:p>0.649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903">
                <text:p>0.377903</text:p>
              </table:table-cell>
              <table:table-cell office:value-type="float" office:value="0.33491">
                <text:p>0.33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64">
                <text:p>0.532364</text:p>
              </table:table-cell>
              <table:table-cell office:value-type="float" office:value="0.66929">
                <text:p>0.66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508">
                <text:p>0.495508</text:p>
              </table:table-cell>
              <table:table-cell office:value-type="float" office:value="0.373801">
                <text:p>0.3738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76">
                <text:p>0.640276</text:p>
              </table:table-cell>
              <table:table-cell office:value-type="float" office:value="0.579066">
                <text:p>0.579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191">
                <text:p>0.546191</text:p>
              </table:table-cell>
              <table:table-cell office:value-type="float" office:value="0.416537">
                <text:p>0.4165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388">
                <text:p>0.341388</text:p>
              </table:table-cell>
              <table:table-cell office:value-type="float" office:value="0.617464">
                <text:p>0.617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9556">
                <text:p>0.449556</text:p>
              </table:table-cell>
              <table:table-cell office:value-type="float" office:value="0.651627">
                <text:p>0.651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93">
                <text:p>0.38593</text:p>
              </table:table-cell>
              <table:table-cell office:value-type="float" office:value="0.63264">
                <text:p>0.63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001">
                <text:p>0.589001</text:p>
              </table:table-cell>
              <table:table-cell office:value-type="float" office:value="0.470989">
                <text:p>0.4709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913">
                <text:p>0.474913</text:p>
              </table:table-cell>
              <table:table-cell office:value-type="float" office:value="0.387763">
                <text:p>0.387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407">
                <text:p>0.315407</text:p>
              </table:table-cell>
              <table:table-cell office:value-type="float" office:value="0.60031">
                <text:p>0.600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014">
                <text:p>0.180014</text:p>
              </table:table-cell>
              <table:table-cell office:value-type="float" office:value="0.563069">
                <text:p>0.563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242">
                <text:p>0.487242</text:p>
              </table:table-cell>
              <table:table-cell office:value-type="float" office:value="0.656799">
                <text:p>0.656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371">
                <text:p>0.476371</text:p>
              </table:table-cell>
              <table:table-cell office:value-type="float" office:value="0.388389">
                <text:p>0.388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895">
                <text:p>0.489895</text:p>
              </table:table-cell>
              <table:table-cell office:value-type="float" office:value="0.656918">
                <text:p>0.656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838">
                <text:p>0.473838</text:p>
              </table:table-cell>
              <table:table-cell office:value-type="float" office:value="0.387305">
                <text:p>0.387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7829">
                <text:p>0.437829</text:p>
              </table:table-cell>
              <table:table-cell office:value-type="float" office:value="0.345899">
                <text:p>0.3458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83">
                <text:p>0.51383</text:p>
              </table:table-cell>
              <table:table-cell office:value-type="float" office:value="0.406461">
                <text:p>0.40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032">
                <text:p>0.559032</text:p>
              </table:table-cell>
              <table:table-cell office:value-type="float" office:value="0.430644">
                <text:p>0.4306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44">
                <text:p>0.49744</text:p>
              </table:table-cell>
              <table:table-cell office:value-type="float" office:value="0.398046">
                <text:p>0.39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989">
                <text:p>0.589989</text:p>
              </table:table-cell>
              <table:table-cell office:value-type="float" office:value="0.626312">
                <text:p>0.626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2411">
                <text:p>0.242411</text:p>
              </table:table-cell>
              <table:table-cell office:value-type="float" office:value="0.32974">
                <text:p>0.3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9421">
                <text:p>0.609421</text:p>
              </table:table-cell>
              <table:table-cell office:value-type="float" office:value="0.602842">
                <text:p>0.602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987">
                <text:p>0.581987</text:p>
              </table:table-cell>
              <table:table-cell office:value-type="float" office:value="0.455062">
                <text:p>0.455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564">
                <text:p>0.509564</text:p>
              </table:table-cell>
              <table:table-cell office:value-type="float" office:value="0.383784">
                <text:p>0.383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754">
                <text:p>0.553754</text:p>
              </table:table-cell>
              <table:table-cell office:value-type="float" office:value="0.669055">
                <text:p>0.66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883">
                <text:p>0.34388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284">
                <text:p>0.638284</text:p>
              </table:table-cell>
              <table:table-cell office:value-type="float" office:value="0.554022">
                <text:p>0.55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894">
                <text:p>0.456894</text:p>
              </table:table-cell>
              <table:table-cell office:value-type="float" office:value="0.352953">
                <text:p>0.3529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551">
                <text:p>0.474551</text:p>
              </table:table-cell>
              <table:table-cell office:value-type="float" office:value="0.659585">
                <text:p>0.65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019">
                <text:p>0.620019</text:p>
              </table:table-cell>
              <table:table-cell office:value-type="float" office:value="0.553439">
                <text:p>0.5534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148">
                <text:p>0.511148</text:p>
              </table:table-cell>
              <table:table-cell office:value-type="float" office:value="0.667089">
                <text:p>0.667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908">
                <text:p>0.329908</text:p>
              </table:table-cell>
              <table:table-cell office:value-type="float" office:value="0.33393">
                <text:p>0.33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8892">
                <text:p>0.428892</text:p>
              </table:table-cell>
              <table:table-cell office:value-type="float" office:value="0.646585">
                <text:p>0.64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559">
                <text:p>0.574559</text:p>
              </table:table-cell>
              <table:table-cell office:value-type="float" office:value="0.637458">
                <text:p>0.637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4494">
                <text:p>0.414494</text:p>
              </table:table-cell>
              <table:table-cell office:value-type="float" office:value="0.642035">
                <text:p>0.642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282">
                <text:p>0.30282</text:p>
              </table:table-cell>
              <table:table-cell office:value-type="float" office:value="0.595016">
                <text:p>0.595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079">
                <text:p>0.314079</text:p>
              </table:table-cell>
              <table:table-cell office:value-type="float" office:value="0.341432">
                <text:p>0.341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99">
                <text:p>0.38899</text:p>
              </table:table-cell>
              <table:table-cell office:value-type="float" office:value="0.632379">
                <text:p>0.6323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594">
                <text:p>0.286594</text:p>
              </table:table-cell>
              <table:table-cell office:value-type="float" office:value="0.598582">
                <text:p>0.59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779">
                <text:p>0.477779</text:p>
              </table:table-cell>
              <table:table-cell office:value-type="float" office:value="0.656101">
                <text:p>0.656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4585">
                <text:p>0.494585</text:p>
              </table:table-cell>
              <table:table-cell office:value-type="float" office:value="0.664154">
                <text:p>0.664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8">
                <text:p>0.52768</text:p>
              </table:table-cell>
              <table:table-cell office:value-type="float" office:value="0.398702">
                <text:p>0.39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856">
                <text:p>0.516856</text:p>
              </table:table-cell>
              <table:table-cell office:value-type="float" office:value="0.408112">
                <text:p>0.408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527">
                <text:p>0.552527</text:p>
              </table:table-cell>
              <table:table-cell office:value-type="float" office:value="0.647866">
                <text:p>0.64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024">
                <text:p>0.403024</text:p>
              </table:table-cell>
              <table:table-cell office:value-type="float" office:value="0.638309">
                <text:p>0.63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586">
                <text:p>0.502586</text:p>
              </table:table-cell>
              <table:table-cell office:value-type="float" office:value="0.656984">
                <text:p>0.656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255">
                <text:p>0.498255</text:p>
              </table:table-cell>
              <table:table-cell office:value-type="float" office:value="0.398445">
                <text:p>0.398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961">
                <text:p>0.444961</text:p>
              </table:table-cell>
              <table:table-cell office:value-type="float" office:value="0.650588">
                <text:p>0.6505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944">
                <text:p>0.465944</text:p>
              </table:table-cell>
              <table:table-cell office:value-type="float" office:value="0.657363">
                <text:p>0.65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821">
                <text:p>0.314821</text:p>
              </table:table-cell>
              <table:table-cell office:value-type="float" office:value="0.334101">
                <text:p>0.3341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34">
                <text:p>0.63734</text:p>
              </table:table-cell>
              <table:table-cell office:value-type="float" office:value="0.601715">
                <text:p>0.601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45">
                <text:p>0.610945</text:p>
              </table:table-cell>
              <table:table-cell office:value-type="float" office:value="0.600039">
                <text:p>0.600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072">
                <text:p>0.212072</text:p>
              </table:table-cell>
              <table:table-cell office:value-type="float" office:value="0.32548">
                <text:p>0.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518">
                <text:p>0.554518</text:p>
              </table:table-cell>
              <table:table-cell office:value-type="float" office:value="0.425513">
                <text:p>0.4255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292">
                <text:p>0.469292</text:p>
              </table:table-cell>
              <table:table-cell office:value-type="float" office:value="0.385397">
                <text:p>0.385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658">
                <text:p>0.333658</text:p>
              </table:table-cell>
              <table:table-cell office:value-type="float" office:value="0.608345">
                <text:p>0.6083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49">
                <text:p>0.62649</text:p>
              </table:table-cell>
              <table:table-cell office:value-type="float" office:value="0.516723">
                <text:p>0.51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257">
                <text:p>0.312257</text:p>
              </table:table-cell>
              <table:table-cell office:value-type="float" office:value="0.598962">
                <text:p>0.598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834">
                <text:p>0.572834</text:p>
              </table:table-cell>
              <table:table-cell office:value-type="float" office:value="0.446665">
                <text:p>0.446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766">
                <text:p>0.482766</text:p>
              </table:table-cell>
              <table:table-cell office:value-type="float" office:value="0.365889">
                <text:p>0.365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673">
                <text:p>0.524673</text:p>
              </table:table-cell>
              <table:table-cell office:value-type="float" office:value="0.412543">
                <text:p>0.41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923">
                <text:p>0.598923</text:p>
              </table:table-cell>
              <table:table-cell office:value-type="float" office:value="0.617486">
                <text:p>0.617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05">
                <text:p>0.426805</text:p>
              </table:table-cell>
              <table:table-cell office:value-type="float" office:value="0.369673">
                <text:p>0.36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927">
                <text:p>0.617927</text:p>
              </table:table-cell>
              <table:table-cell office:value-type="float" office:value="0.538176">
                <text:p>0.538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524">
                <text:p>0.612524</text:p>
              </table:table-cell>
              <table:table-cell office:value-type="float" office:value="0.491552">
                <text:p>0.491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702">
                <text:p>0.304702</text:p>
              </table:table-cell>
              <table:table-cell office:value-type="float" office:value="0.59579">
                <text:p>0.5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518">
                <text:p>0.308518</text:p>
              </table:table-cell>
              <table:table-cell office:value-type="float" office:value="0.606126">
                <text:p>0.606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896">
                <text:p>0.553896</text:p>
              </table:table-cell>
              <table:table-cell office:value-type="float" office:value="0.42482">
                <text:p>0.42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734">
                <text:p>0.606734</text:p>
              </table:table-cell>
              <table:table-cell office:value-type="float" office:value="0.649779">
                <text:p>0.649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98">
                <text:p>0.527698</text:p>
              </table:table-cell>
              <table:table-cell office:value-type="float" office:value="0.654466">
                <text:p>0.6544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671">
                <text:p>0.547671</text:p>
              </table:table-cell>
              <table:table-cell office:value-type="float" office:value="0.669425">
                <text:p>0.66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2892">
                <text:p>0.312892</text:p>
              </table:table-cell>
              <table:table-cell office:value-type="float" office:value="0.599233">
                <text:p>0.5992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446">
                <text:p>0.637446</text:p>
              </table:table-cell>
              <table:table-cell office:value-type="float" office:value="0.601279">
                <text:p>0.601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872">
                <text:p>0.569872</text:p>
              </table:table-cell>
              <table:table-cell office:value-type="float" office:value="0.443853">
                <text:p>0.4438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12">
                <text:p>0.539112</text:p>
              </table:table-cell>
              <table:table-cell office:value-type="float" office:value="0.669524">
                <text:p>0.669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251">
                <text:p>0.573251</text:p>
              </table:table-cell>
              <table:table-cell office:value-type="float" office:value="0.638228">
                <text:p>0.6382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496">
                <text:p>0.539496</text:p>
              </table:table-cell>
              <table:table-cell office:value-type="float" office:value="0.421651">
                <text:p>0.421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712">
                <text:p>0.456712</text:p>
              </table:table-cell>
              <table:table-cell office:value-type="float" office:value="0.352875">
                <text:p>0.352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487">
                <text:p>0.397487</text:p>
              </table:table-cell>
              <table:table-cell office:value-type="float" office:value="0.636487">
                <text:p>0.636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223">
                <text:p>0.536223</text:p>
              </table:table-cell>
              <table:table-cell office:value-type="float" office:value="0.406594">
                <text:p>0.406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2183">
                <text:p>0.372183</text:p>
              </table:table-cell>
              <table:table-cell office:value-type="float" office:value="0.353985">
                <text:p>0.353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41">
                <text:p>0.604741</text:p>
              </table:table-cell>
              <table:table-cell office:value-type="float" office:value="0.499564">
                <text:p>0.499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453">
                <text:p>0.469453</text:p>
              </table:table-cell>
              <table:table-cell office:value-type="float" office:value="0.385464">
                <text:p>0.385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673">
                <text:p>0.340673</text:p>
              </table:table-cell>
              <table:table-cell office:value-type="float" office:value="0.333855">
                <text:p>0.3338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847">
                <text:p>0.614847</text:p>
              </table:table-cell>
              <table:table-cell office:value-type="float" office:value="0.642597">
                <text:p>0.64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354">
                <text:p>0.571354</text:p>
              </table:table-cell>
              <table:table-cell office:value-type="float" office:value="0.445765">
                <text:p>0.445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07">
                <text:p>0.456007</text:p>
              </table:table-cell>
              <table:table-cell office:value-type="float" office:value="0.380089">
                <text:p>0.380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744">
                <text:p>0.28744</text:p>
              </table:table-cell>
              <table:table-cell office:value-type="float" office:value="0.334016">
                <text:p>0.334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533">
                <text:p>0.569533</text:p>
              </table:table-cell>
              <table:table-cell office:value-type="float" office:value="0.666724">
                <text:p>0.666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034">
                <text:p>0.389034</text:p>
              </table:table-cell>
              <table:table-cell office:value-type="float" office:value="0.632394">
                <text:p>0.63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42">
                <text:p>0.397942</text:p>
              </table:table-cell>
              <table:table-cell office:value-type="float" office:value="0.360833">
                <text:p>0.36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116">
                <text:p>0.611116</text:p>
              </table:table-cell>
              <table:table-cell office:value-type="float" office:value="0.514698">
                <text:p>0.51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73">
                <text:p>0.62773</text:p>
              </table:table-cell>
              <table:table-cell office:value-type="float" office:value="0.625753">
                <text:p>0.625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064">
                <text:p>0.434064</text:p>
              </table:table-cell>
              <table:table-cell office:value-type="float" office:value="0.647809">
                <text:p>0.6478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306">
                <text:p>0.640306</text:p>
              </table:table-cell>
              <table:table-cell office:value-type="float" office:value="0.575631">
                <text:p>0.575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273">
                <text:p>0.537273</text:p>
              </table:table-cell>
              <table:table-cell office:value-type="float" office:value="0.652459">
                <text:p>0.652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517">
                <text:p>0.582517</text:p>
              </table:table-cell>
              <table:table-cell office:value-type="float" office:value="0.455576">
                <text:p>0.455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1536">
                <text:p>0.341536</text:p>
              </table:table-cell>
              <table:table-cell office:value-type="float" office:value="0.611876">
                <text:p>0.611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867">
                <text:p>0.381867</text:p>
              </table:table-cell>
              <table:table-cell office:value-type="float" office:value="0.356452">
                <text:p>0.35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244">
                <text:p>0.620244</text:p>
              </table:table-cell>
              <table:table-cell office:value-type="float" office:value="0.558625">
                <text:p>0.558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63">
                <text:p>0.610963</text:p>
              </table:table-cell>
              <table:table-cell office:value-type="float" office:value="0.489221">
                <text:p>0.48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607">
                <text:p>0.343607</text:p>
              </table:table-cell>
              <table:table-cell office:value-type="float" office:value="0.612804">
                <text:p>0.6128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858">
                <text:p>0.541858</text:p>
              </table:table-cell>
              <table:table-cell office:value-type="float" office:value="0.669543">
                <text:p>0.66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902">
                <text:p>0.500902</text:p>
              </table:table-cell>
              <table:table-cell office:value-type="float" office:value="0.377476">
                <text:p>0.3774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11">
                <text:p>0.516611</text:p>
              </table:table-cell>
              <table:table-cell office:value-type="float" office:value="0.407979">
                <text:p>0.407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617">
                <text:p>0.299617</text:p>
              </table:table-cell>
              <table:table-cell office:value-type="float" office:value="0.593716">
                <text:p>0.593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447">
                <text:p>0.585447</text:p>
              </table:table-cell>
              <table:table-cell office:value-type="float" office:value="0.458469">
                <text:p>0.458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244">
                <text:p>0.539244</text:p>
              </table:table-cell>
              <table:table-cell office:value-type="float" office:value="0.651964">
                <text:p>0.651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819">
                <text:p>0.274819</text:p>
              </table:table-cell>
              <table:table-cell office:value-type="float" office:value="0.59455">
                <text:p>0.59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094">
                <text:p>0.326094</text:p>
              </table:table-cell>
              <table:table-cell office:value-type="float" office:value="0.333972">
                <text:p>0.333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4">
                <text:p>0.63544</text:p>
              </table:table-cell>
              <table:table-cell office:value-type="float" office:value="0.541377">
                <text:p>0.541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491">
                <text:p>0.420491</text:p>
              </table:table-cell>
              <table:table-cell office:value-type="float" office:value="0.643779">
                <text:p>0.6437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3057">
                <text:p>0.273057</text:p>
              </table:table-cell>
              <table:table-cell office:value-type="float" office:value="0.334372">
                <text:p>0.33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2145">
                <text:p>0.592145</text:p>
              </table:table-cell>
              <table:table-cell office:value-type="float" office:value="0.476085">
                <text:p>0.4760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628">
                <text:p>0.634628</text:p>
              </table:table-cell>
              <table:table-cell office:value-type="float" office:value="0.538503">
                <text:p>0.538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239">
                <text:p>0.618239</text:p>
              </table:table-cell>
              <table:table-cell office:value-type="float" office:value="0.53977">
                <text:p>0.53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29">
                <text:p>0.481229</text:p>
              </table:table-cell>
              <table:table-cell office:value-type="float" office:value="0.661211">
                <text:p>0.661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315">
                <text:p>0.596315</text:p>
              </table:table-cell>
              <table:table-cell office:value-type="float" office:value="0.620308">
                <text:p>0.620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758">
                <text:p>0.516758</text:p>
              </table:table-cell>
              <table:table-cell office:value-type="float" office:value="0.40806">
                <text:p>0.4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497">
                <text:p>0.536497</text:p>
              </table:table-cell>
              <table:table-cell office:value-type="float" office:value="0.406856">
                <text:p>0.406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646">
                <text:p>0.425646</text:p>
              </table:table-cell>
              <table:table-cell office:value-type="float" office:value="0.645573">
                <text:p>0.645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6708">
                <text:p>0.436708</text:p>
              </table:table-cell>
              <table:table-cell office:value-type="float" office:value="0.648523">
                <text:p>0.6485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661">
                <text:p>0.284661</text:p>
              </table:table-cell>
              <table:table-cell office:value-type="float" office:value="0.336254">
                <text:p>0.336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935">
                <text:p>0.416935</text:p>
              </table:table-cell>
              <table:table-cell office:value-type="float" office:value="0.340331">
                <text:p>0.340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201">
                <text:p>0.48201</text:p>
              </table:table-cell>
              <table:table-cell office:value-type="float" office:value="0.661395">
                <text:p>0.66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963">
                <text:p>0.25963</text:p>
              </table:table-cell>
              <table:table-cell office:value-type="float" office:value="0.579934">
                <text:p>0.57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255">
                <text:p>0.532255</text:p>
              </table:table-cell>
              <table:table-cell office:value-type="float" office:value="0.417078">
                <text:p>0.417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53">
                <text:p>0.568053</text:p>
              </table:table-cell>
              <table:table-cell office:value-type="float" office:value="0.441545">
                <text:p>0.4415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84">
                <text:p>0.634384</text:p>
              </table:table-cell>
              <table:table-cell office:value-type="float" office:value="0.537678">
                <text:p>0.53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175">
                <text:p>0.495175</text:p>
              </table:table-cell>
              <table:table-cell office:value-type="float" office:value="0.373582">
                <text:p>0.373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417">
                <text:p>0.558417</text:p>
              </table:table-cell>
              <table:table-cell office:value-type="float" office:value="0.668584">
                <text:p>0.668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845">
                <text:p>0.601845</text:p>
              </table:table-cell>
              <table:table-cell office:value-type="float" office:value="0.493609">
                <text:p>0.493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976">
                <text:p>0.419976</text:p>
              </table:table-cell>
              <table:table-cell office:value-type="float" office:value="0.643784">
                <text:p>0.643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745">
                <text:p>0.390745</text:p>
              </table:table-cell>
              <table:table-cell office:value-type="float" office:value="0.336079">
                <text:p>0.336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39">
                <text:p>0.622439</text:p>
              </table:table-cell>
              <table:table-cell office:value-type="float" office:value="0.633771">
                <text:p>0.633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437">
                <text:p>0.496437</text:p>
              </table:table-cell>
              <table:table-cell office:value-type="float" office:value="0.374423">
                <text:p>0.3744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881">
                <text:p>0.391881</text:p>
              </table:table-cell>
              <table:table-cell office:value-type="float" office:value="0.634629">
                <text:p>0.634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027">
                <text:p>0.292027</text:p>
              </table:table-cell>
              <table:table-cell office:value-type="float" office:value="0.590727">
                <text:p>0.590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2867">
                <text:p>0.582867</text:p>
              </table:table-cell>
              <table:table-cell office:value-type="float" office:value="0.455916">
                <text:p>0.45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186">
                <text:p>0.568186</text:p>
              </table:table-cell>
              <table:table-cell office:value-type="float" office:value="0.641015">
                <text:p>0.6410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6888">
                <text:p>0.276888</text:p>
              </table:table-cell>
              <table:table-cell office:value-type="float" office:value="0.595258">
                <text:p>0.595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012">
                <text:p>0.537012</text:p>
              </table:table-cell>
              <table:table-cell office:value-type="float" office:value="0.652522">
                <text:p>0.6525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16">
                <text:p>0.49116</text:p>
              </table:table-cell>
              <table:table-cell office:value-type="float" office:value="0.395043">
                <text:p>0.395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482">
                <text:p>0.604482</text:p>
              </table:table-cell>
              <table:table-cell office:value-type="float" office:value="0.610539">
                <text:p>0.610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61">
                <text:p>0.542061</text:p>
              </table:table-cell>
              <table:table-cell office:value-type="float" office:value="0.423333">
                <text:p>0.42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389">
                <text:p>0.333389</text:p>
              </table:table-cell>
              <table:table-cell office:value-type="float" office:value="0.333896">
                <text:p>0.333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015">
                <text:p>0.388015</text:p>
              </table:table-cell>
              <table:table-cell office:value-type="float" office:value="0.633338">
                <text:p>0.63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383">
                <text:p>0.602383</text:p>
              </table:table-cell>
              <table:table-cell office:value-type="float" office:value="0.494681">
                <text:p>0.494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427">
                <text:p>0.395427</text:p>
              </table:table-cell>
              <table:table-cell office:value-type="float" office:value="0.360124">
                <text:p>0.36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889">
                <text:p>0.601889</text:p>
              </table:table-cell>
              <table:table-cell office:value-type="float" office:value="0.613959">
                <text:p>0.6139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764">
                <text:p>0.407764</text:p>
              </table:table-cell>
              <table:table-cell office:value-type="float" office:value="0.639857">
                <text:p>0.639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766">
                <text:p>0.499766</text:p>
              </table:table-cell>
              <table:table-cell office:value-type="float" office:value="0.376684">
                <text:p>0.376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882">
                <text:p>0.520882</text:p>
              </table:table-cell>
              <table:table-cell office:value-type="float" office:value="0.410365">
                <text:p>0.41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328">
                <text:p>0.385328</text:p>
              </table:table-cell>
              <table:table-cell office:value-type="float" office:value="0.335525">
                <text:p>0.3355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087">
                <text:p>0.359087</text:p>
              </table:table-cell>
              <table:table-cell office:value-type="float" office:value="0.623541">
                <text:p>0.623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554">
                <text:p>0.220554</text:p>
              </table:table-cell>
              <table:table-cell office:value-type="float" office:value="0.572659">
                <text:p>0.5726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921">
                <text:p>0.363921</text:p>
              </table:table-cell>
              <table:table-cell office:value-type="float" office:value="0.625192">
                <text:p>0.625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828">
                <text:p>0.468828</text:p>
              </table:table-cell>
              <table:table-cell office:value-type="float" office:value="0.655056">
                <text:p>0.655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0613">
                <text:p>0.500613</text:p>
              </table:table-cell>
              <table:table-cell office:value-type="float" office:value="0.665324">
                <text:p>0.665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969">
                <text:p>0.471969</text:p>
              </table:table-cell>
              <table:table-cell office:value-type="float" office:value="0.655463">
                <text:p>0.6554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456">
                <text:p>0.531456</text:p>
              </table:table-cell>
              <table:table-cell office:value-type="float" office:value="0.416588">
                <text:p>0.416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7785">
                <text:p>0.427785</text:p>
              </table:table-cell>
              <table:table-cell office:value-type="float" office:value="0.646021">
                <text:p>0.6460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571">
                <text:p>0.635571</text:p>
              </table:table-cell>
              <table:table-cell office:value-type="float" office:value="0.608003">
                <text:p>0.60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89">
                <text:p>0.591189</text:p>
              </table:table-cell>
              <table:table-cell office:value-type="float" office:value="0.474511">
                <text:p>0.474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854">
                <text:p>0.369854</text:p>
              </table:table-cell>
              <table:table-cell office:value-type="float" office:value="0.627211">
                <text:p>0.627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356">
                <text:p>0.489356</text:p>
              </table:table-cell>
              <table:table-cell office:value-type="float" office:value="0.36985">
                <text:p>0.36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15">
                <text:p>0.407215</text:p>
              </table:table-cell>
              <table:table-cell office:value-type="float" office:value="0.639678">
                <text:p>0.639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713">
                <text:p>0.619713</text:p>
              </table:table-cell>
              <table:table-cell office:value-type="float" office:value="0.54987">
                <text:p>0.54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996">
                <text:p>0.249996</text:p>
              </table:table-cell>
              <table:table-cell office:value-type="float" office:value="0.586121">
                <text:p>0.586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628">
                <text:p>0.381628</text:p>
              </table:table-cell>
              <table:table-cell office:value-type="float" office:value="0.335198">
                <text:p>0.33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36">
                <text:p>0.39336</text:p>
              </table:table-cell>
              <table:table-cell office:value-type="float" office:value="0.359547">
                <text:p>0.359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02">
                <text:p>0.61002</text:p>
              </table:table-cell>
              <table:table-cell office:value-type="float" office:value="0.511822">
                <text:p>0.511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014">
                <text:p>0.386014</text:p>
              </table:table-cell>
              <table:table-cell office:value-type="float" office:value="0.632668">
                <text:p>0.632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454">
                <text:p>0.330454</text:p>
              </table:table-cell>
              <table:table-cell office:value-type="float" office:value="0.606914">
                <text:p>0.60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022">
                <text:p>0.488022</text:p>
              </table:table-cell>
              <table:table-cell office:value-type="float" office:value="0.662763">
                <text:p>0.662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806">
                <text:p>0.618806</text:p>
              </table:table-cell>
              <table:table-cell office:value-type="float" office:value="0.576971">
                <text:p>0.5769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36">
                <text:p>0.315336</text:p>
              </table:table-cell>
              <table:table-cell office:value-type="float" office:value="0.341669">
                <text:p>0.341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715">
                <text:p>0.288715</text:p>
              </table:table-cell>
              <table:table-cell office:value-type="float" office:value="0.589471">
                <text:p>0.5894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696">
                <text:p>0.527696</text:p>
              </table:table-cell>
              <table:table-cell office:value-type="float" office:value="0.668987">
                <text:p>0.668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836">
                <text:p>0.529836</text:p>
              </table:table-cell>
              <table:table-cell office:value-type="float" office:value="0.65407">
                <text:p>0.65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82">
                <text:p>0.320882</text:p>
              </table:table-cell>
              <table:table-cell office:value-type="float" office:value="0.610392">
                <text:p>0.610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12">
                <text:p>0.29512</text:p>
              </table:table-cell>
              <table:table-cell office:value-type="float" office:value="0.334142">
                <text:p>0.334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58">
                <text:p>0.365358</text:p>
              </table:table-cell>
              <table:table-cell office:value-type="float" office:value="0.625682">
                <text:p>0.625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5911">
                <text:p>0.425911</text:p>
              </table:table-cell>
              <table:table-cell office:value-type="float" office:value="0.645461">
                <text:p>0.645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828">
                <text:p>0.235828</text:p>
              </table:table-cell>
              <table:table-cell office:value-type="float" office:value="0.328794">
                <text:p>0.328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644">
                <text:p>0.537644</text:p>
              </table:table-cell>
              <table:table-cell office:value-type="float" office:value="0.40796">
                <text:p>0.407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544">
                <text:p>0.381544</text:p>
              </table:table-cell>
              <table:table-cell office:value-type="float" office:value="0.631167">
                <text:p>0.631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4223">
                <text:p>0.584223</text:p>
              </table:table-cell>
              <table:table-cell office:value-type="float" office:value="0.630973">
                <text:p>0.6309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706">
                <text:p>0.480706</text:p>
              </table:table-cell>
              <table:table-cell office:value-type="float" office:value="0.661087">
                <text:p>0.66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1">
                <text:p>0.53571</text:p>
              </table:table-cell>
              <table:table-cell office:value-type="float" office:value="0.65283">
                <text:p>0.65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265">
                <text:p>0.391265</text:p>
              </table:table-cell>
              <table:table-cell office:value-type="float" office:value="0.634422">
                <text:p>0.63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274">
                <text:p>0.511274</text:p>
              </table:table-cell>
              <table:table-cell office:value-type="float" office:value="0.656532">
                <text:p>0.656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31">
                <text:p>0.620131</text:p>
              </table:table-cell>
              <table:table-cell office:value-type="float" office:value="0.504108">
                <text:p>0.504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136">
                <text:p>0.360136</text:p>
              </table:table-cell>
              <table:table-cell office:value-type="float" office:value="0.620175">
                <text:p>0.620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65">
                <text:p>0.581065</text:p>
              </table:table-cell>
              <table:table-cell office:value-type="float" office:value="0.663508">
                <text:p>0.663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211">
                <text:p>0.60211</text:p>
              </table:table-cell>
              <table:table-cell office:value-type="float" office:value="0.613678">
                <text:p>0.6136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068">
                <text:p>0.556068</text:p>
              </table:table-cell>
              <table:table-cell office:value-type="float" office:value="0.668842">
                <text:p>0.668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492">
                <text:p>0.587492</text:p>
              </table:table-cell>
              <table:table-cell office:value-type="float" office:value="0.468617">
                <text:p>0.468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69">
                <text:p>0.46869</text:p>
              </table:table-cell>
              <table:table-cell office:value-type="float" office:value="0.658085">
                <text:p>0.658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0661">
                <text:p>0.460661</text:p>
              </table:table-cell>
              <table:table-cell office:value-type="float" office:value="0.653793">
                <text:p>0.6537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364">
                <text:p>0.318364</text:p>
              </table:table-cell>
              <table:table-cell office:value-type="float" office:value="0.609523">
                <text:p>0.609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412">
                <text:p>0.618412</text:p>
              </table:table-cell>
              <table:table-cell office:value-type="float" office:value="0.540711">
                <text:p>0.5407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05">
                <text:p>0.615105</text:p>
              </table:table-cell>
              <table:table-cell office:value-type="float" office:value="0.642334">
                <text:p>0.642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979">
                <text:p>0.619979</text:p>
              </table:table-cell>
              <table:table-cell office:value-type="float" office:value="0.567906">
                <text:p>0.567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842">
                <text:p>0.588842</text:p>
              </table:table-cell>
              <table:table-cell office:value-type="float" office:value="0.461953">
                <text:p>0.461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756">
                <text:p>0.526756</text:p>
              </table:table-cell>
              <table:table-cell office:value-type="float" office:value="0.654628">
                <text:p>0.654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2152">
                <text:p>0.382152</text:p>
              </table:table-cell>
              <table:table-cell office:value-type="float" office:value="0.356527">
                <text:p>0.356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846">
                <text:p>0.329846</text:p>
              </table:table-cell>
              <table:table-cell office:value-type="float" office:value="0.606645">
                <text:p>0.606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05">
                <text:p>0.588305</text:p>
              </table:table-cell>
              <table:table-cell office:value-type="float" office:value="0.461393">
                <text:p>0.461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627">
                <text:p>0.581627</text:p>
              </table:table-cell>
              <table:table-cell office:value-type="float" office:value="0.632856">
                <text:p>0.63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938">
                <text:p>0.263938</text:p>
              </table:table-cell>
              <table:table-cell office:value-type="float" office:value="0.332948">
                <text:p>0.332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081">
                <text:p>0.613081</text:p>
              </table:table-cell>
              <table:table-cell office:value-type="float" office:value="0.520234">
                <text:p>0.520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4976">
                <text:p>0.614976</text:p>
              </table:table-cell>
              <table:table-cell office:value-type="float" office:value="0.642465">
                <text:p>0.642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576">
                <text:p>0.593576</text:p>
              </table:table-cell>
              <table:table-cell office:value-type="float" office:value="0.47849">
                <text:p>0.478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965">
                <text:p>0.264965</text:p>
              </table:table-cell>
              <table:table-cell office:value-type="float" office:value="0.591192">
                <text:p>0.59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163">
                <text:p>0.620163</text:p>
              </table:table-cell>
              <table:table-cell office:value-type="float" office:value="0.556064">
                <text:p>0.5560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213">
                <text:p>0.35213</text:p>
              </table:table-cell>
              <table:table-cell office:value-type="float" office:value="0.349242">
                <text:p>0.34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545">
                <text:p>0.404545</text:p>
              </table:table-cell>
              <table:table-cell office:value-type="float" office:value="0.638325">
                <text:p>0.6383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845">
                <text:p>0.464845</text:p>
              </table:table-cell>
              <table:table-cell office:value-type="float" office:value="0.383578">
                <text:p>0.383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435">
                <text:p>0.521435</text:p>
              </table:table-cell>
              <table:table-cell office:value-type="float" office:value="0.393291">
                <text:p>0.3932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773">
                <text:p>0.567773</text:p>
              </table:table-cell>
              <table:table-cell office:value-type="float" office:value="0.667092">
                <text:p>0.667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42">
                <text:p>0.49142</text:p>
              </table:table-cell>
              <table:table-cell office:value-type="float" office:value="0.371145">
                <text:p>0.371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44">
                <text:p>0.548344</text:p>
              </table:table-cell>
              <table:table-cell office:value-type="float" office:value="0.4276">
                <text:p>0.4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0866">
                <text:p>0.400866</text:p>
              </table:table-cell>
              <table:table-cell office:value-type="float" office:value="0.636972">
                <text:p>0.6369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66">
                <text:p>0.63966</text:p>
              </table:table-cell>
              <table:table-cell office:value-type="float" office:value="0.563814">
                <text:p>0.56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447">
                <text:p>0.593447</text:p>
              </table:table-cell>
              <table:table-cell office:value-type="float" office:value="0.623166">
                <text:p>0.623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92">
                <text:p>0.22792</text:p>
              </table:table-cell>
              <table:table-cell office:value-type="float" office:value="0.578723">
                <text:p>0.578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435">
                <text:p>0.349435</text:p>
              </table:table-cell>
              <table:table-cell office:value-type="float" office:value="0.615418">
                <text:p>0.61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427015">
                <text:p>0.42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119">
                <text:p>0.546119</text:p>
              </table:table-cell>
              <table:table-cell office:value-type="float" office:value="0.650025">
                <text:p>0.6500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559">
                <text:p>0.571559</text:p>
              </table:table-cell>
              <table:table-cell office:value-type="float" office:value="0.445556">
                <text:p>0.44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83">
                <text:p>0.45183</text:p>
              </table:table-cell>
              <table:table-cell office:value-type="float" office:value="0.350883">
                <text:p>0.350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781">
                <text:p>0.313781</text:p>
              </table:table-cell>
              <table:table-cell office:value-type="float" office:value="0.607942">
                <text:p>0.60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615">
                <text:p>0.540615</text:p>
              </table:table-cell>
              <table:table-cell office:value-type="float" office:value="0.651609">
                <text:p>0.6516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664">
                <text:p>0.557664</text:p>
              </table:table-cell>
              <table:table-cell office:value-type="float" office:value="0.434358">
                <text:p>0.43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643">
                <text:p>0.558643</text:p>
              </table:table-cell>
              <table:table-cell office:value-type="float" office:value="0.4351">
                <text:p>0.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47">
                <text:p>0.63247</text:p>
              </table:table-cell>
              <table:table-cell office:value-type="float" office:value="0.531718">
                <text:p>0.531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747">
                <text:p>0.440747</text:p>
              </table:table-cell>
              <table:table-cell office:value-type="float" office:value="0.650205">
                <text:p>0.6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82">
                <text:p>0.33982</text:p>
              </table:table-cell>
              <table:table-cell office:value-type="float" office:value="0.346557">
                <text:p>0.346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0783">
                <text:p>0.410783</text:p>
              </table:table-cell>
              <table:table-cell office:value-type="float" office:value="0.364603">
                <text:p>0.364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6343">
                <text:p>0.396343</text:p>
              </table:table-cell>
              <table:table-cell office:value-type="float" office:value="0.636109">
                <text:p>0.636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8726">
                <text:p>0.348726</text:p>
              </table:table-cell>
              <table:table-cell office:value-type="float" office:value="0.619991">
                <text:p>0.619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8">
                <text:p>0.640288</text:p>
              </table:table-cell>
              <table:table-cell office:value-type="float" office:value="0.578519">
                <text:p>0.57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528">
                <text:p>0.636528</text:p>
              </table:table-cell>
              <table:table-cell office:value-type="float" office:value="0.545623">
                <text:p>0.54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379">
                <text:p>0.255379</text:p>
              </table:table-cell>
              <table:table-cell office:value-type="float" office:value="0.587941">
                <text:p>0.587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768">
                <text:p>0.596768</text:p>
              </table:table-cell>
              <table:table-cell office:value-type="float" office:value="0.656434">
                <text:p>0.656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01">
                <text:p>0.625301</text:p>
              </table:table-cell>
              <table:table-cell office:value-type="float" office:value="0.514167">
                <text:p>0.514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47">
                <text:p>0.61347</text:p>
              </table:table-cell>
              <table:table-cell office:value-type="float" office:value="0.643953">
                <text:p>0.643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732">
                <text:p>0.541732</text:p>
              </table:table-cell>
              <table:table-cell office:value-type="float" office:value="0.423115">
                <text:p>0.423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5204">
                <text:p>0.405204</text:p>
              </table:table-cell>
              <table:table-cell office:value-type="float" office:value="0.362934">
                <text:p>0.362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239">
                <text:p>0.633239</text:p>
              </table:table-cell>
              <table:table-cell office:value-type="float" office:value="0.614477">
                <text:p>0.614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681">
                <text:p>0.606681</text:p>
              </table:table-cell>
              <table:table-cell office:value-type="float" office:value="0.483166">
                <text:p>0.483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383">
                <text:p>0.627383</text:p>
              </table:table-cell>
              <table:table-cell office:value-type="float" office:value="0.626344">
                <text:p>0.626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5474">
                <text:p>0.505474</text:p>
              </table:table-cell>
              <table:table-cell office:value-type="float" office:value="0.402062">
                <text:p>0.4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396">
                <text:p>0.435396</text:p>
              </table:table-cell>
              <table:table-cell office:value-type="float" office:value="0.648587">
                <text:p>0.648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961">
                <text:p>0.456961</text:p>
              </table:table-cell>
              <table:table-cell office:value-type="float" office:value="0.38046">
                <text:p>0.38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398">
                <text:p>0.517398</text:p>
              </table:table-cell>
              <table:table-cell office:value-type="float" office:value="0.667944">
                <text:p>0.667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5094">
                <text:p>0.585094</text:p>
              </table:table-cell>
              <table:table-cell office:value-type="float" office:value="0.458116">
                <text:p>0.458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163">
                <text:p>0.583163</text:p>
              </table:table-cell>
              <table:table-cell office:value-type="float" office:value="0.456205">
                <text:p>0.456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068">
                <text:p>0.635068</text:p>
              </table:table-cell>
              <table:table-cell office:value-type="float" office:value="0.609537">
                <text:p>0.609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275">
                <text:p>0.452275</text:p>
              </table:table-cell>
              <table:table-cell office:value-type="float" office:value="0.378666">
                <text:p>0.378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904">
                <text:p>0.339904</text:p>
              </table:table-cell>
              <table:table-cell office:value-type="float" office:value="0.616953">
                <text:p>0.616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549">
                <text:p>0.634549</text:p>
              </table:table-cell>
              <table:table-cell office:value-type="float" office:value="0.61103">
                <text:p>0.6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737">
                <text:p>0.622737</text:p>
              </table:table-cell>
              <table:table-cell office:value-type="float" office:value="0.508991">
                <text:p>0.508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89">
                <text:p>0.639989</text:p>
              </table:table-cell>
              <table:table-cell office:value-type="float" office:value="0.584893">
                <text:p>0.584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787">
                <text:p>0.393787</text:p>
              </table:table-cell>
              <table:table-cell office:value-type="float" office:value="0.635261">
                <text:p>0.63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724">
                <text:p>0.404724</text:p>
              </table:table-cell>
              <table:table-cell office:value-type="float" office:value="0.362793">
                <text:p>0.362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262">
                <text:p>0.308262</text:p>
              </table:table-cell>
              <table:table-cell office:value-type="float" office:value="0.606038">
                <text:p>0.60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711">
                <text:p>0.462711</text:p>
              </table:table-cell>
              <table:table-cell office:value-type="float" office:value="0.38272">
                <text:p>0.38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58">
                <text:p>0.28258</text:p>
              </table:table-cell>
              <table:table-cell office:value-type="float" office:value="0.597206">
                <text:p>0.597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297">
                <text:p>0.226297</text:p>
              </table:table-cell>
              <table:table-cell office:value-type="float" office:value="0.578184">
                <text:p>0.578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941">
                <text:p>0.601941</text:p>
              </table:table-cell>
              <table:table-cell office:value-type="float" office:value="0.476968">
                <text:p>0.476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381">
                <text:p>0.617381</text:p>
              </table:table-cell>
              <table:table-cell office:value-type="float" office:value="0.499312">
                <text:p>0.499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27">
                <text:p>0.29127</text:p>
              </table:table-cell>
              <table:table-cell office:value-type="float" office:value="0.600188">
                <text:p>0.600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118">
                <text:p>0.429118</text:p>
              </table:table-cell>
              <table:table-cell office:value-type="float" office:value="0.646655">
                <text:p>0.64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715">
                <text:p>0.486715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856">
                <text:p>0.593856</text:p>
              </table:table-cell>
              <table:table-cell office:value-type="float" office:value="0.467381">
                <text:p>0.467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289">
                <text:p>0.465289</text:p>
              </table:table-cell>
              <table:table-cell office:value-type="float" office:value="0.383757">
                <text:p>0.383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7178">
                <text:p>0.277178</text:p>
              </table:table-cell>
              <table:table-cell office:value-type="float" office:value="0.595358">
                <text:p>0.595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557">
                <text:p>0.418557</text:p>
              </table:table-cell>
              <table:table-cell office:value-type="float" office:value="0.643332">
                <text:p>0.64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1873">
                <text:p>0.141873</text:p>
              </table:table-cell>
              <table:table-cell office:value-type="float" office:value="0.551054">
                <text:p>0.55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072">
                <text:p>0.163072</text:p>
              </table:table-cell>
              <table:table-cell office:value-type="float" office:value="0.318816">
                <text:p>0.318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194">
                <text:p>0.557194</text:p>
              </table:table-cell>
              <table:table-cell office:value-type="float" office:value="0.434003">
                <text:p>0.434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12">
                <text:p>0.640212</text:p>
              </table:table-cell>
              <table:table-cell office:value-type="float" office:value="0.571543">
                <text:p>0.571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61">
                <text:p>0.587861</text:p>
              </table:table-cell>
              <table:table-cell office:value-type="float" office:value="0.460932">
                <text:p>0.460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091">
                <text:p>0.53091</text:p>
              </table:table-cell>
              <table:table-cell office:value-type="float" office:value="0.669209">
                <text:p>0.669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803">
                <text:p>0.538803</text:p>
              </table:table-cell>
              <table:table-cell office:value-type="float" office:value="0.421202">
                <text:p>0.421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124">
                <text:p>0.635124</text:p>
              </table:table-cell>
              <table:table-cell office:value-type="float" office:value="0.540229">
                <text:p>0.540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119">
                <text:p>0.387119</text:p>
              </table:table-cell>
              <table:table-cell office:value-type="float" office:value="0.357845">
                <text:p>0.357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384">
                <text:p>0.526384</text:p>
              </table:table-cell>
              <table:table-cell office:value-type="float" office:value="0.668881">
                <text:p>0.668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986">
                <text:p>0.365986</text:p>
              </table:table-cell>
              <table:table-cell office:value-type="float" office:value="0.625896">
                <text:p>0.625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64">
                <text:p>0.638064</text:p>
              </table:table-cell>
              <table:table-cell office:value-type="float" office:value="0.552803">
                <text:p>0.552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55">
                <text:p>0.637155</text:p>
              </table:table-cell>
              <table:table-cell office:value-type="float" office:value="0.602458">
                <text:p>0.602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8">
                <text:p>0.375128</text:p>
              </table:table-cell>
              <table:table-cell office:value-type="float" office:value="0.629">
                <text:p>0.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08">
                <text:p>0.476008</text:p>
              </table:table-cell>
              <table:table-cell office:value-type="float" office:value="0.659948">
                <text:p>0.659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612">
                <text:p>0.495612</text:p>
              </table:table-cell>
              <table:table-cell office:value-type="float" office:value="0.664361">
                <text:p>0.664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119">
                <text:p>0.390119</text:p>
              </table:table-cell>
              <table:table-cell office:value-type="float" office:value="0.358656">
                <text:p>0.35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764">
                <text:p>0.544764</text:p>
              </table:table-cell>
              <table:table-cell office:value-type="float" office:value="0.425142">
                <text:p>0.425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617">
                <text:p>0.251617</text:p>
              </table:table-cell>
              <table:table-cell office:value-type="float" office:value="0.331088">
                <text:p>0.331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82">
                <text:p>0.53382</text:p>
              </table:table-cell>
              <table:table-cell office:value-type="float" office:value="0.669364">
                <text:p>0.669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455">
                <text:p>0.378455</text:p>
              </table:table-cell>
              <table:table-cell office:value-type="float" office:value="0.630126">
                <text:p>0.63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072">
                <text:p>0.296072</text:p>
              </table:table-cell>
              <table:table-cell office:value-type="float" office:value="0.338187">
                <text:p>0.33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959">
                <text:p>0.570959</text:p>
              </table:table-cell>
              <table:table-cell office:value-type="float" office:value="0.666401">
                <text:p>0.666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605">
                <text:p>0.601605</text:p>
              </table:table-cell>
              <table:table-cell office:value-type="float" office:value="0.476545">
                <text:p>0.47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911">
                <text:p>0.629911</text:p>
              </table:table-cell>
              <table:table-cell office:value-type="float" office:value="0.524773">
                <text:p>0.524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5621">
                <text:p>0.295621</text:p>
              </table:table-cell>
              <table:table-cell office:value-type="float" office:value="0.601685">
                <text:p>0.601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304">
                <text:p>0.445304</text:p>
              </table:table-cell>
              <table:table-cell office:value-type="float" office:value="0.376083">
                <text:p>0.37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239">
                <text:p>0.623239</text:p>
              </table:table-cell>
              <table:table-cell office:value-type="float" office:value="0.509967">
                <text:p>0.509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018">
                <text:p>0.456018</text:p>
              </table:table-cell>
              <table:table-cell office:value-type="float" office:value="0.654644">
                <text:p>0.65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89">
                <text:p>0.42689</text:p>
              </table:table-cell>
              <table:table-cell office:value-type="float" office:value="0.369701">
                <text:p>0.369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072">
                <text:p>0.633072</text:p>
              </table:table-cell>
              <table:table-cell office:value-type="float" office:value="0.533507">
                <text:p>0.533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3232">
                <text:p>0.553232</text:p>
              </table:table-cell>
              <table:table-cell office:value-type="float" office:value="0.431076">
                <text:p>0.431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7931">
                <text:p>0.487931</text:p>
              </table:table-cell>
              <table:table-cell office:value-type="float" office:value="0.662743">
                <text:p>0.66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84">
                <text:p>0.547584</text:p>
              </table:table-cell>
              <table:table-cell office:value-type="float" office:value="0.669429">
                <text:p>0.669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323">
                <text:p>0.481323</text:p>
              </table:table-cell>
              <table:table-cell office:value-type="float" office:value="0.661233">
                <text:p>0.661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542">
                <text:p>0.488542</text:p>
              </table:table-cell>
              <table:table-cell office:value-type="float" office:value="0.662878">
                <text:p>0.662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729">
                <text:p>0.474729</text:p>
              </table:table-cell>
              <table:table-cell office:value-type="float" office:value="0.659629">
                <text:p>0.65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241">
                <text:p>0.559241</text:p>
              </table:table-cell>
              <table:table-cell office:value-type="float" office:value="0.435557">
                <text:p>0.435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5252">
                <text:p>0.435252</text:p>
              </table:table-cell>
              <table:table-cell office:value-type="float" office:value="0.648544">
                <text:p>0.648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445">
                <text:p>0.563445</text:p>
              </table:table-cell>
              <table:table-cell office:value-type="float" office:value="0.438838">
                <text:p>0.438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256">
                <text:p>0.639256</text:p>
              </table:table-cell>
              <table:table-cell office:value-type="float" office:value="0.59171">
                <text:p>0.59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3729">
                <text:p>0.343729</text:p>
              </table:table-cell>
              <table:table-cell office:value-type="float" office:value="0.347392">
                <text:p>0.34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04">
                <text:p>0.386104</text:p>
              </table:table-cell>
              <table:table-cell office:value-type="float" office:value="0.632698">
                <text:p>0.632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358">
                <text:p>0.607358</text:p>
              </table:table-cell>
              <table:table-cell office:value-type="float" office:value="0.64929">
                <text:p>0.64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063">
                <text:p>0.342063</text:p>
              </table:table-cell>
              <table:table-cell office:value-type="float" office:value="0.617697">
                <text:p>0.617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3">
                <text:p>0.5803</text:p>
              </table:table-cell>
              <table:table-cell office:value-type="float" office:value="0.663767">
                <text:p>0.663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172">
                <text:p>0.395172</text:p>
              </table:table-cell>
              <table:table-cell office:value-type="float" office:value="0.635721">
                <text:p>0.635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42">
                <text:p>0.52942</text:p>
              </table:table-cell>
              <table:table-cell office:value-type="float" office:value="0.415353">
                <text:p>0.415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5831">
                <text:p>0.205831</text:p>
              </table:table-cell>
              <table:table-cell office:value-type="float" office:value="0.324626">
                <text:p>0.32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714">
                <text:p>0.588714</text:p>
              </table:table-cell>
              <table:table-cell office:value-type="float" office:value="0.461817">
                <text:p>0.461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0557">
                <text:p>0.290557</text:p>
              </table:table-cell>
              <table:table-cell office:value-type="float" office:value="0.599942">
                <text:p>0.599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017">
                <text:p>0.455017</text:p>
              </table:table-cell>
              <table:table-cell office:value-type="float" office:value="0.654362">
                <text:p>0.65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82">
                <text:p>0.44082</text:p>
              </table:table-cell>
              <table:table-cell office:value-type="float" office:value="0.374471">
                <text:p>0.374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9745">
                <text:p>0.389745</text:p>
              </table:table-cell>
              <table:table-cell office:value-type="float" office:value="0.358555">
                <text:p>0.358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364">
                <text:p>0.315364</text:p>
              </table:table-cell>
              <table:table-cell office:value-type="float" office:value="0.341674">
                <text:p>0.3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981">
                <text:p>0.560981</text:p>
              </table:table-cell>
              <table:table-cell office:value-type="float" office:value="0.66825">
                <text:p>0.6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867">
                <text:p>0.621867</text:p>
              </table:table-cell>
              <table:table-cell office:value-type="float" office:value="0.634529">
                <text:p>0.634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5">
                <text:p>0.637025</text:p>
              </table:table-cell>
              <table:table-cell office:value-type="float" office:value="0.547756">
                <text:p>0.547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412">
                <text:p>0.462412</text:p>
              </table:table-cell>
              <table:table-cell office:value-type="float" office:value="0.656412">
                <text:p>0.656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496">
                <text:p>0.434496</text:p>
              </table:table-cell>
              <table:table-cell office:value-type="float" office:value="0.648313">
                <text:p>0.648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806">
                <text:p>0.633806</text:p>
              </table:table-cell>
              <table:table-cell office:value-type="float" office:value="0.613036">
                <text:p>0.613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1708">
                <text:p>0.451708</text:p>
              </table:table-cell>
              <table:table-cell office:value-type="float" office:value="0.653421">
                <text:p>0.653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89">
                <text:p>0.640289</text:p>
              </table:table-cell>
              <table:table-cell office:value-type="float" office:value="0.574367">
                <text:p>0.574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834">
                <text:p>0.409834</text:p>
              </table:table-cell>
              <table:table-cell office:value-type="float" office:value="0.364315">
                <text:p>0.364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4016">
                <text:p>0.514016</text:p>
              </table:table-cell>
              <table:table-cell office:value-type="float" office:value="0.406562">
                <text:p>0.406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066">
                <text:p>0.298066</text:p>
              </table:table-cell>
              <table:table-cell office:value-type="float" office:value="0.602523">
                <text:p>0.602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973">
                <text:p>0.639973</text:p>
              </table:table-cell>
              <table:table-cell office:value-type="float" office:value="0.585106">
                <text:p>0.585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685">
                <text:p>0.401685</text:p>
              </table:table-cell>
              <table:table-cell office:value-type="float" office:value="0.63787">
                <text:p>0.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324">
                <text:p>0.376324</text:p>
              </table:table-cell>
              <table:table-cell office:value-type="float" office:value="0.629406">
                <text:p>0.629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986">
                <text:p>0.594986</text:p>
              </table:table-cell>
              <table:table-cell office:value-type="float" office:value="0.657425">
                <text:p>0.657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046">
                <text:p>0.466046</text:p>
              </table:table-cell>
              <table:table-cell office:value-type="float" office:value="0.657389">
                <text:p>0.65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778">
                <text:p>0.636778</text:p>
              </table:table-cell>
              <table:table-cell office:value-type="float" office:value="0.6039">
                <text:p>0.6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925">
                <text:p>0.246925</text:p>
              </table:table-cell>
              <table:table-cell office:value-type="float" office:value="0.585086">
                <text:p>0.585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413">
                <text:p>0.450413</text:p>
              </table:table-cell>
              <table:table-cell office:value-type="float" office:value="0.653048">
                <text:p>0.65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307">
                <text:p>0.46307</text:p>
              </table:table-cell>
              <table:table-cell office:value-type="float" office:value="0.65659">
                <text:p>0.65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7551">
                <text:p>0.337551</text:p>
              </table:table-cell>
              <table:table-cell office:value-type="float" office:value="0.34608">
                <text:p>0.3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944">
                <text:p>0.603944</text:p>
              </table:table-cell>
              <table:table-cell office:value-type="float" office:value="0.651851">
                <text:p>0.651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2885">
                <text:p>0.402885</text:p>
              </table:table-cell>
              <table:table-cell office:value-type="float" office:value="0.638262">
                <text:p>0.638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744">
                <text:p>0.426744</text:p>
              </table:table-cell>
              <table:table-cell office:value-type="float" office:value="0.645916">
                <text:p>0.645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537">
                <text:p>0.519537</text:p>
              </table:table-cell>
              <table:table-cell office:value-type="float" office:value="0.409607">
                <text:p>0.409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779">
                <text:p>0.572779</text:p>
              </table:table-cell>
              <table:table-cell office:value-type="float" office:value="0.446616">
                <text:p>0.446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3">
                <text:p>0.485143</text:p>
              </table:table-cell>
              <table:table-cell office:value-type="float" office:value="0.392266">
                <text:p>0.392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292">
                <text:p>0.629292</text:p>
              </table:table-cell>
              <table:table-cell office:value-type="float" office:value="0.62294">
                <text:p>0.62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7838">
                <text:p>0.367838</text:p>
              </table:table-cell>
              <table:table-cell office:value-type="float" office:value="0.352916">
                <text:p>0.352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211">
                <text:p>0.328211</text:p>
              </table:table-cell>
              <table:table-cell office:value-type="float" office:value="0.612923">
                <text:p>0.612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064">
                <text:p>0.632064</text:p>
              </table:table-cell>
              <table:table-cell office:value-type="float" office:value="0.617253">
                <text:p>0.61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9745">
                <text:p>0.269745</text:p>
              </table:table-cell>
              <table:table-cell office:value-type="float" office:value="0.59282">
                <text:p>0.59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789">
                <text:p>0.384789</text:p>
              </table:table-cell>
              <table:table-cell office:value-type="float" office:value="0.632257">
                <text:p>0.63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097">
                <text:p>0.363097</text:p>
              </table:table-cell>
              <table:table-cell office:value-type="float" office:value="0.624911">
                <text:p>0.624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568">
                <text:p>0.469568</text:p>
              </table:table-cell>
              <table:table-cell office:value-type="float" office:value="0.385512">
                <text:p>0.385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878">
                <text:p>0.468878</text:p>
              </table:table-cell>
              <table:table-cell office:value-type="float" office:value="0.385226">
                <text:p>0.385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46">
                <text:p>0.638746</text:p>
              </table:table-cell>
              <table:table-cell office:value-type="float" office:value="0.594964">
                <text:p>0.594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7837">
                <text:p>0.577837</text:p>
              </table:table-cell>
              <table:table-cell office:value-type="float" office:value="0.664555">
                <text:p>0.664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609">
                <text:p>0.543609</text:p>
              </table:table-cell>
              <table:table-cell office:value-type="float" office:value="0.424364">
                <text:p>0.42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063">
                <text:p>0.434063</text:p>
              </table:table-cell>
              <table:table-cell office:value-type="float" office:value="0.64818">
                <text:p>0.64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156">
                <text:p>0.606156</text:p>
              </table:table-cell>
              <table:table-cell office:value-type="float" office:value="0.482454">
                <text:p>0.482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908">
                <text:p>0.475908</text:p>
              </table:table-cell>
              <table:table-cell office:value-type="float" office:value="0.38819">
                <text:p>0.38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127">
                <text:p>0.422127</text:p>
              </table:table-cell>
              <table:table-cell office:value-type="float" office:value="0.368147">
                <text:p>0.368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2141">
                <text:p>0.472141</text:p>
              </table:table-cell>
              <table:table-cell office:value-type="float" office:value="0.386587">
                <text:p>0.386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288">
                <text:p>0.39288</text:p>
              </table:table-cell>
              <table:table-cell office:value-type="float" office:value="0.63496">
                <text:p>0.6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9598">
                <text:p>0.239598</text:p>
              </table:table-cell>
              <table:table-cell office:value-type="float" office:value="0.582624">
                <text:p>0.582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468">
                <text:p>0.336468</text:p>
              </table:table-cell>
              <table:table-cell office:value-type="float" office:value="0.615769">
                <text:p>0.615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195">
                <text:p>0.528195</text:p>
              </table:table-cell>
              <table:table-cell office:value-type="float" office:value="0.414619">
                <text:p>0.41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708">
                <text:p>0.525708</text:p>
              </table:table-cell>
              <table:table-cell office:value-type="float" office:value="0.668823">
                <text:p>0.668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91">
                <text:p>0.52891</text:p>
              </table:table-cell>
              <table:table-cell office:value-type="float" office:value="0.669077">
                <text:p>0.669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14">
                <text:p>0.49714</text:p>
              </table:table-cell>
              <table:table-cell office:value-type="float" office:value="0.664663">
                <text:p>0.664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4381">
                <text:p>0.244381</text:p>
              </table:table-cell>
              <table:table-cell office:value-type="float" office:value="0.330025">
                <text:p>0.33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9433">
                <text:p>0.289433</text:p>
              </table:table-cell>
              <table:table-cell office:value-type="float" office:value="0.599556">
                <text:p>0.599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83">
                <text:p>0.591183</text:p>
              </table:table-cell>
              <table:table-cell office:value-type="float" office:value="0.659366">
                <text:p>0.659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569">
                <text:p>0.633569</text:p>
              </table:table-cell>
              <table:table-cell office:value-type="float" office:value="0.613647">
                <text:p>0.613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14">
                <text:p>0.285614</text:p>
              </table:table-cell>
              <table:table-cell office:value-type="float" office:value="0.598246">
                <text:p>0.598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347">
                <text:p>0.450347</text:p>
              </table:table-cell>
              <table:table-cell office:value-type="float" office:value="0.653029">
                <text:p>0.653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283">
                <text:p>0.560283</text:p>
              </table:table-cell>
              <table:table-cell office:value-type="float" office:value="0.668346">
                <text:p>0.668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05">
                <text:p>0.639705</text:p>
              </table:table-cell>
              <table:table-cell office:value-type="float" office:value="0.564269">
                <text:p>0.56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11">
                <text:p>0.557811</text:p>
              </table:table-cell>
              <table:table-cell office:value-type="float" office:value="0.668656">
                <text:p>0.668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082">
                <text:p>0.33082</text:p>
              </table:table-cell>
              <table:table-cell office:value-type="float" office:value="0.613822">
                <text:p>0.61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547">
                <text:p>0.619547</text:p>
              </table:table-cell>
              <table:table-cell office:value-type="float" office:value="0.503059">
                <text:p>0.503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075">
                <text:p>0.280075</text:p>
              </table:table-cell>
              <table:table-cell office:value-type="float" office:value="0.596348">
                <text:p>0.596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4669">
                <text:p>0.544669</text:p>
              </table:table-cell>
              <table:table-cell office:value-type="float" office:value="0.425078">
                <text:p>0.425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501">
                <text:p>0.547501</text:p>
              </table:table-cell>
              <table:table-cell office:value-type="float" office:value="0.669432">
                <text:p>0.669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889">
                <text:p>0.638889</text:p>
              </table:table-cell>
              <table:table-cell office:value-type="float" office:value="0.557705">
                <text:p>0.55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567">
                <text:p>0.486567</text:p>
              </table:table-cell>
              <table:table-cell office:value-type="float" office:value="0.392913">
                <text:p>0.392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68">
                <text:p>0.42068</text:p>
              </table:table-cell>
              <table:table-cell office:value-type="float" office:value="0.367684">
                <text:p>0.367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03">
                <text:p>0.49503</text:p>
              </table:table-cell>
              <table:table-cell office:value-type="float" office:value="0.664244">
                <text:p>0.664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1098">
                <text:p>0.601098</text:p>
              </table:table-cell>
              <table:table-cell office:value-type="float" office:value="0.475914">
                <text:p>0.475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9302">
                <text:p>0.339302</text:p>
              </table:table-cell>
              <table:table-cell office:value-type="float" office:value="0.616746">
                <text:p>0.616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4176">
                <text:p>0.554176</text:p>
              </table:table-cell>
              <table:table-cell office:value-type="float" office:value="0.431765">
                <text:p>0.43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61">
                <text:p>0.579661</text:p>
              </table:table-cell>
              <table:table-cell office:value-type="float" office:value="0.663979">
                <text:p>0.663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7142">
                <text:p>0.167142</text:p>
              </table:table-cell>
              <table:table-cell office:value-type="float" office:value="0.319376">
                <text:p>0.319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6709">
                <text:p>0.416709</text:p>
              </table:table-cell>
              <table:table-cell office:value-type="float" office:value="0.642743">
                <text:p>0.642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811">
                <text:p>0.587811</text:p>
              </table:table-cell>
              <table:table-cell office:value-type="float" office:value="0.46088">
                <text:p>0.46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885">
                <text:p>0.557885</text:p>
              </table:table-cell>
              <table:table-cell office:value-type="float" office:value="0.434525">
                <text:p>0.43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663">
                <text:p>0.51663</text:p>
              </table:table-cell>
              <table:table-cell office:value-type="float" office:value="0.667847">
                <text:p>0.667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938">
                <text:p>0.381938</text:p>
              </table:table-cell>
              <table:table-cell office:value-type="float" office:value="0.631299">
                <text:p>0.63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2749">
                <text:p>0.492749</text:p>
              </table:table-cell>
              <table:table-cell office:value-type="float" office:value="0.663777">
                <text:p>0.663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1733">
                <text:p>0.561733</text:p>
              </table:table-cell>
              <table:table-cell office:value-type="float" office:value="0.437486">
                <text:p>0.43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3">
                <text:p>0.4713</text:p>
              </table:table-cell>
              <table:table-cell office:value-type="float" office:value="0.658761">
                <text:p>0.658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53">
                <text:p>0.545953</text:p>
              </table:table-cell>
              <table:table-cell office:value-type="float" office:value="0.669483">
                <text:p>0.66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588">
                <text:p>0.44588</text:p>
              </table:table-cell>
              <table:table-cell office:value-type="float" office:value="0.651728">
                <text:p>0.651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38">
                <text:p>0.63638</text:p>
              </table:table-cell>
              <table:table-cell office:value-type="float" office:value="0.545014">
                <text:p>0.545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945">
                <text:p>0.444945</text:p>
              </table:table-cell>
              <table:table-cell office:value-type="float" office:value="0.651453">
                <text:p>0.65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204">
                <text:p>0.635204</text:p>
              </table:table-cell>
              <table:table-cell office:value-type="float" office:value="0.609132">
                <text:p>0.609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932">
                <text:p>0.409932</text:p>
              </table:table-cell>
              <table:table-cell office:value-type="float" office:value="0.640561">
                <text:p>0.640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935">
                <text:p>0.496935</text:p>
              </table:table-cell>
              <table:table-cell office:value-type="float" office:value="0.664623">
                <text:p>0.664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283">
                <text:p>0.253283</text:p>
              </table:table-cell>
              <table:table-cell office:value-type="float" office:value="0.587231">
                <text:p>0.587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643">
                <text:p>0.517643</text:p>
              </table:table-cell>
              <table:table-cell office:value-type="float" office:value="0.408549">
                <text:p>0.408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4378">
                <text:p>0.634378</text:p>
              </table:table-cell>
              <table:table-cell office:value-type="float" office:value="0.611504">
                <text:p>0.611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86">
                <text:p>0.579686</text:p>
              </table:table-cell>
              <table:table-cell office:value-type="float" office:value="0.663972">
                <text:p>0.663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329">
                <text:p>0.56329</text:p>
              </table:table-cell>
              <table:table-cell office:value-type="float" office:value="0.438715">
                <text:p>0.43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575">
                <text:p>0.611575</text:p>
              </table:table-cell>
              <table:table-cell office:value-type="float" office:value="0.645722">
                <text:p>0.645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893">
                <text:p>0.376893</text:p>
              </table:table-cell>
              <table:table-cell office:value-type="float" office:value="0.629598">
                <text:p>0.629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696">
                <text:p>0.388696</text:p>
              </table:table-cell>
              <table:table-cell office:value-type="float" office:value="0.35827">
                <text:p>0.35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6465">
                <text:p>0.346465</text:p>
              </table:table-cell>
              <table:table-cell office:value-type="float" office:value="0.619211">
                <text:p>0.619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553">
                <text:p>0.600553</text:p>
              </table:table-cell>
              <table:table-cell office:value-type="float" office:value="0.475242">
                <text:p>0.475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94">
                <text:p>0.61594</text:p>
              </table:table-cell>
              <table:table-cell office:value-type="float" office:value="0.496923">
                <text:p>0.49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001">
                <text:p>0.606001</text:p>
              </table:table-cell>
              <table:table-cell office:value-type="float" office:value="0.65034">
                <text:p>0.65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4721">
                <text:p>0.234721</text:p>
              </table:table-cell>
              <table:table-cell office:value-type="float" office:value="0.580991">
                <text:p>0.58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6939">
                <text:p>0.586939</text:p>
              </table:table-cell>
              <table:table-cell office:value-type="float" office:value="0.459982">
                <text:p>0.45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4529">
                <text:p>0.504529</text:p>
              </table:table-cell>
              <table:table-cell office:value-type="float" office:value="0.40158">
                <text:p>0.40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403">
                <text:p>0.478403</text:p>
              </table:table-cell>
              <table:table-cell office:value-type="float" office:value="0.38927">
                <text:p>0.38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966">
                <text:p>0.411966</text:p>
              </table:table-cell>
              <table:table-cell office:value-type="float" office:value="0.364961">
                <text:p>0.36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648">
                <text:p>0.326648</text:p>
              </table:table-cell>
              <table:table-cell office:value-type="float" office:value="0.343857">
                <text:p>0.343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061">
                <text:p>0.476061</text:p>
              </table:table-cell>
              <table:table-cell office:value-type="float" office:value="0.65996">
                <text:p>0.65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802">
                <text:p>0.263802</text:p>
              </table:table-cell>
              <table:table-cell office:value-type="float" office:value="0.332927">
                <text:p>0.332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169">
                <text:p>0.304169</text:p>
              </table:table-cell>
              <table:table-cell office:value-type="float" office:value="0.604627">
                <text:p>0.6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248">
                <text:p>0.340248</text:p>
              </table:table-cell>
              <table:table-cell office:value-type="float" office:value="0.346648">
                <text:p>0.34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745">
                <text:p>0.513745</text:p>
              </table:table-cell>
              <table:table-cell office:value-type="float" office:value="0.406417">
                <text:p>0.406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1493">
                <text:p>0.401493</text:p>
              </table:table-cell>
              <table:table-cell office:value-type="float" office:value="0.637807">
                <text:p>0.637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0634">
                <text:p>0.510634</text:p>
              </table:table-cell>
              <table:table-cell office:value-type="float" office:value="0.40475">
                <text:p>0.4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6947">
                <text:p>0.256947</text:p>
              </table:table-cell>
              <table:table-cell office:value-type="float" office:value="0.58847">
                <text:p>0.58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175">
                <text:p>0.591175</text:p>
              </table:table-cell>
              <table:table-cell office:value-type="float" office:value="0.464435">
                <text:p>0.46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8547">
                <text:p>0.288547</text:p>
              </table:table-cell>
              <table:table-cell office:value-type="float" office:value="0.599253">
                <text:p>0.599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972">
                <text:p>0.508972</text:p>
              </table:table-cell>
              <table:table-cell office:value-type="float" office:value="0.403875">
                <text:p>0.40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391">
                <text:p>0.564391</text:p>
              </table:table-cell>
              <table:table-cell office:value-type="float" office:value="0.439595">
                <text:p>0.439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198">
                <text:p>0.481198</text:p>
              </table:table-cell>
              <table:table-cell office:value-type="float" office:value="0.390498">
                <text:p>0.390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429">
                <text:p>0.546429</text:p>
              </table:table-cell>
              <table:table-cell office:value-type="float" office:value="0.426277">
                <text:p>0.426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864">
                <text:p>0.512864</text:p>
              </table:table-cell>
              <table:table-cell office:value-type="float" office:value="0.667339">
                <text:p>0.667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3464">
                <text:p>0.263464</text:p>
              </table:table-cell>
              <table:table-cell office:value-type="float" office:value="0.590682">
                <text:p>0.590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04">
                <text:p>0.630904</text:p>
              </table:table-cell>
              <table:table-cell office:value-type="float" office:value="0.61977">
                <text:p>0.6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62">
                <text:p>0.391062</text:p>
              </table:table-cell>
              <table:table-cell office:value-type="float" office:value="0.634355">
                <text:p>0.63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665">
                <text:p>0.371665</text:p>
              </table:table-cell>
              <table:table-cell office:value-type="float" office:value="0.627827">
                <text:p>0.627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683">
                <text:p>0.477683</text:p>
              </table:table-cell>
              <table:table-cell office:value-type="float" office:value="0.660359">
                <text:p>0.660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712">
                <text:p>0.583712</text:p>
              </table:table-cell>
              <table:table-cell office:value-type="float" office:value="0.456744">
                <text:p>0.456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726">
                <text:p>0.538726</text:p>
              </table:table-cell>
              <table:table-cell office:value-type="float" office:value="0.669518">
                <text:p>0.669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63">
                <text:p>0.368463</text:p>
              </table:table-cell>
              <table:table-cell office:value-type="float" office:value="0.353068">
                <text:p>0.353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4">
                <text:p>0.64014</text:p>
              </table:table-cell>
              <table:table-cell office:value-type="float" office:value="0.582505">
                <text:p>0.582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8099">
                <text:p>0.598099</text:p>
              </table:table-cell>
              <table:table-cell office:value-type="float" office:value="0.472271">
                <text:p>0.472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26">
                <text:p>0.49926</text:p>
              </table:table-cell>
              <table:table-cell office:value-type="float" office:value="0.665071">
                <text:p>0.665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606">
                <text:p>0.452606</text:p>
              </table:table-cell>
              <table:table-cell office:value-type="float" office:value="0.653679">
                <text:p>0.653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018">
                <text:p>0.246018</text:p>
              </table:table-cell>
              <table:table-cell office:value-type="float" office:value="0.330264">
                <text:p>0.330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481">
                <text:p>0.612481</text:p>
              </table:table-cell>
              <table:table-cell office:value-type="float" office:value="0.644894">
                <text:p>0.644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9388">
                <text:p>0.369388</text:p>
              </table:table-cell>
              <table:table-cell office:value-type="float" office:value="0.353294">
                <text:p>0.35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73">
                <text:p>0.616473</text:p>
              </table:table-cell>
              <table:table-cell office:value-type="float" office:value="0.640908">
                <text:p>0.64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304">
                <text:p>0.381304</text:p>
              </table:table-cell>
              <table:table-cell office:value-type="float" office:value="0.631086">
                <text:p>0.631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896">
                <text:p>0.531896</text:p>
              </table:table-cell>
              <table:table-cell office:value-type="float" office:value="0.669265">
                <text:p>0.669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194">
                <text:p>0.217194</text:p>
              </table:table-cell>
              <table:table-cell office:value-type="float" office:value="0.575168">
                <text:p>0.575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426">
                <text:p>0.513426</text:p>
              </table:table-cell>
              <table:table-cell office:value-type="float" office:value="0.667419">
                <text:p>0.66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175">
                <text:p>0.543175</text:p>
              </table:table-cell>
              <table:table-cell office:value-type="float" office:value="0.424074">
                <text:p>0.42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5401">
                <text:p>0.635401</text:p>
              </table:table-cell>
              <table:table-cell office:value-type="float" office:value="0.541232">
                <text:p>0.541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768">
                <text:p>0.363768</text:p>
              </table:table-cell>
              <table:table-cell office:value-type="float" office:value="0.62514">
                <text:p>0.62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4742">
                <text:p>0.604742</text:p>
              </table:table-cell>
              <table:table-cell office:value-type="float" office:value="0.480572">
                <text:p>0.48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7712">
                <text:p>0.447712</text:p>
              </table:table-cell>
              <table:table-cell office:value-type="float" office:value="0.376964">
                <text:p>0.376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251">
                <text:p>0.589251</text:p>
              </table:table-cell>
              <table:table-cell office:value-type="float" office:value="0.660265">
                <text:p>0.66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68">
                <text:p>0.409068</text:p>
              </table:table-cell>
              <table:table-cell office:value-type="float" office:value="0.640281">
                <text:p>0.64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024">
                <text:p>0.637024</text:p>
              </table:table-cell>
              <table:table-cell office:value-type="float" office:value="0.60297">
                <text:p>0.60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473">
                <text:p>0.489473</text:p>
              </table:table-cell>
              <table:table-cell office:value-type="float" office:value="0.394253">
                <text:p>0.394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444">
                <text:p>0.535444</text:p>
              </table:table-cell>
              <table:table-cell office:value-type="float" office:value="0.66943">
                <text:p>0.66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361">
                <text:p>0.282361</text:p>
              </table:table-cell>
              <table:table-cell office:value-type="float" office:value="0.335876">
                <text:p>0.335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6664">
                <text:p>0.486664</text:p>
              </table:table-cell>
              <table:table-cell office:value-type="float" office:value="0.392959">
                <text:p>0.39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048">
                <text:p>0.361048</text:p>
              </table:table-cell>
              <table:table-cell office:value-type="float" office:value="0.351293">
                <text:p>0.351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005">
                <text:p>0.311005</text:p>
              </table:table-cell>
              <table:table-cell office:value-type="float" office:value="0.606984">
                <text:p>0.60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144">
                <text:p>0.210144</text:p>
              </table:table-cell>
              <table:table-cell office:value-type="float" office:value="0.572846">
                <text:p>0.572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062">
                <text:p>0.485062</text:p>
              </table:table-cell>
              <table:table-cell office:value-type="float" office:value="0.392229">
                <text:p>0.392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21">
                <text:p>0.639721</text:p>
              </table:table-cell>
              <table:table-cell office:value-type="float" office:value="0.564426">
                <text:p>0.56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28">
                <text:p>0.475528</text:p>
              </table:table-cell>
              <table:table-cell office:value-type="float" office:value="0.659828">
                <text:p>0.659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0636">
                <text:p>0.600636</text:p>
              </table:table-cell>
              <table:table-cell office:value-type="float" office:value="0.475342">
                <text:p>0.475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333">
                <text:p>0.424333</text:p>
              </table:table-cell>
              <table:table-cell office:value-type="float" office:value="0.368863">
                <text:p>0.368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55">
                <text:p>0.46255</text:p>
              </table:table-cell>
              <table:table-cell office:value-type="float" office:value="0.382655">
                <text:p>0.382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292">
                <text:p>0.562292</text:p>
              </table:table-cell>
              <table:table-cell office:value-type="float" office:value="0.437925">
                <text:p>0.43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52">
                <text:p>0.47352</text:p>
              </table:table-cell>
              <table:table-cell office:value-type="float" office:value="0.659325">
                <text:p>0.65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389">
                <text:p>0.548389</text:p>
              </table:table-cell>
              <table:table-cell office:value-type="float" office:value="0.669395">
                <text:p>0.6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416">
                <text:p>0.495416</text:p>
              </table:table-cell>
              <table:table-cell office:value-type="float" office:value="0.664321">
                <text:p>0.664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6227">
                <text:p>0.356227</text:p>
              </table:table-cell>
              <table:table-cell office:value-type="float" office:value="0.622562">
                <text:p>0.622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977">
                <text:p>0.503977</text:p>
              </table:table-cell>
              <table:table-cell office:value-type="float" office:value="0.401299">
                <text:p>0.401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05">
                <text:p>0.214105</text:p>
              </table:table-cell>
              <table:table-cell office:value-type="float" office:value="0.574149">
                <text:p>0.57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8365">
                <text:p>0.588365</text:p>
              </table:table-cell>
              <table:table-cell office:value-type="float" office:value="0.66066">
                <text:p>0.6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078">
                <text:p>0.464078</text:p>
              </table:table-cell>
              <table:table-cell office:value-type="float" office:value="0.383266">
                <text:p>0.383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699">
                <text:p>0.286699</text:p>
              </table:table-cell>
              <table:table-cell office:value-type="float" office:value="0.598619">
                <text:p>0.598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283">
                <text:p>0.383283</text:p>
              </table:table-cell>
              <table:table-cell office:value-type="float" office:value="0.356825">
                <text:p>0.35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3">
                <text:p>0.6253</text:p>
              </table:table-cell>
              <table:table-cell office:value-type="float" office:value="0.514165">
                <text:p>0.514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58">
                <text:p>0.640158</text:p>
              </table:table-cell>
              <table:table-cell office:value-type="float" office:value="0.570339">
                <text:p>0.57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13">
                <text:p>0.413313</text:p>
              </table:table-cell>
              <table:table-cell office:value-type="float" office:value="0.641653">
                <text:p>0.641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9725">
                <text:p>0.479725</text:p>
              </table:table-cell>
              <table:table-cell office:value-type="float" office:value="0.38985">
                <text:p>0.3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45">
                <text:p>0.32445</text:p>
              </table:table-cell>
              <table:table-cell office:value-type="float" office:value="0.343423">
                <text:p>0.34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47">
                <text:p>0.51947</text:p>
              </table:table-cell>
              <table:table-cell office:value-type="float" office:value="0.668192">
                <text:p>0.668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52">
                <text:p>0.583352</text:p>
              </table:table-cell>
              <table:table-cell office:value-type="float" office:value="0.66269">
                <text:p>0.66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647">
                <text:p>0.481647</text:p>
              </table:table-cell>
              <table:table-cell office:value-type="float" office:value="0.390698">
                <text:p>0.390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5859">
                <text:p>0.385859</text:p>
              </table:table-cell>
              <table:table-cell office:value-type="float" office:value="0.632616">
                <text:p>0.632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86">
                <text:p>0.595686</text:p>
              </table:table-cell>
              <table:table-cell office:value-type="float" office:value="0.469454">
                <text:p>0.469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187">
                <text:p>0.450187</text:p>
              </table:table-cell>
              <table:table-cell office:value-type="float" office:value="0.652983">
                <text:p>0.65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47">
                <text:p>0.32147</text:p>
              </table:table-cell>
              <table:table-cell office:value-type="float" office:value="0.342842">
                <text:p>0.34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6883">
                <text:p>0.476883</text:p>
              </table:table-cell>
              <table:table-cell office:value-type="float" office:value="0.660163">
                <text:p>0.66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6574">
                <text:p>0.536574</text:p>
              </table:table-cell>
              <table:table-cell office:value-type="float" office:value="0.669467">
                <text:p>0.6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178">
                <text:p>0.640178</text:p>
              </table:table-cell>
              <table:table-cell office:value-type="float" office:value="0.570757">
                <text:p>0.57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337">
                <text:p>0.542337</text:p>
              </table:table-cell>
              <table:table-cell office:value-type="float" office:value="0.423516">
                <text:p>0.4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3425">
                <text:p>0.473425</text:p>
              </table:table-cell>
              <table:table-cell office:value-type="float" office:value="0.659302">
                <text:p>0.659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963">
                <text:p>0.468963</text:p>
              </table:table-cell>
              <table:table-cell office:value-type="float" office:value="0.385261">
                <text:p>0.38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303">
                <text:p>0.630303</text:p>
              </table:table-cell>
              <table:table-cell office:value-type="float" office:value="0.525783">
                <text:p>0.525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0.649982">
                <text:p>0.649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452">
                <text:p>0.532452</text:p>
              </table:table-cell>
              <table:table-cell office:value-type="float" office:value="0.417199">
                <text:p>0.417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04">
                <text:p>0.490304</text:p>
              </table:table-cell>
              <table:table-cell office:value-type="float" office:value="0.394641">
                <text:p>0.394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8043">
                <text:p>0.508043</text:p>
              </table:table-cell>
              <table:table-cell office:value-type="float" office:value="0.40339">
                <text:p>0.40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4204">
                <text:p>0.324204</text:p>
              </table:table-cell>
              <table:table-cell office:value-type="float" office:value="0.611539">
                <text:p>0.611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633">
                <text:p>0.430633</text:p>
              </table:table-cell>
              <table:table-cell office:value-type="float" office:value="0.370949">
                <text:p>0.370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582">
                <text:p>0.25582</text:p>
              </table:table-cell>
              <table:table-cell office:value-type="float" office:value="0.588089">
                <text:p>0.588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163">
                <text:p>0.501163</text:p>
              </table:table-cell>
              <table:table-cell office:value-type="float" office:value="0.399883">
                <text:p>0.399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084">
                <text:p>0.30084</text:p>
              </table:table-cell>
              <table:table-cell office:value-type="float" office:value="0.60348">
                <text:p>0.60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485">
                <text:p>0.638485</text:p>
              </table:table-cell>
              <table:table-cell office:value-type="float" office:value="0.596416">
                <text:p>0.596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6418">
                <text:p>0.606418</text:p>
              </table:table-cell>
              <table:table-cell office:value-type="float" office:value="0.482809">
                <text:p>0.48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22">
                <text:p>0.551722</text:p>
              </table:table-cell>
              <table:table-cell office:value-type="float" office:value="0.429987">
                <text:p>0.42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17">
                <text:p>0.49917</text:p>
              </table:table-cell>
              <table:table-cell office:value-type="float" office:value="0.665054">
                <text:p>0.665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7138">
                <text:p>0.637138</text:p>
              </table:table-cell>
              <table:table-cell office:value-type="float" office:value="0.548266">
                <text:p>0.548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206">
                <text:p>0.630206</text:p>
              </table:table-cell>
              <table:table-cell office:value-type="float" office:value="0.525532">
                <text:p>0.525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104">
                <text:p>0.376104</text:p>
              </table:table-cell>
              <table:table-cell office:value-type="float" office:value="0.629331">
                <text:p>0.629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055">
                <text:p>0.631055</text:p>
              </table:table-cell>
              <table:table-cell office:value-type="float" office:value="0.527762">
                <text:p>0.527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282">
                <text:p>0.483282</text:p>
              </table:table-cell>
              <table:table-cell office:value-type="float" office:value="0.661691">
                <text:p>0.661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144">
                <text:p>0.456144</text:p>
              </table:table-cell>
              <table:table-cell office:value-type="float" office:value="0.654681">
                <text:p>0.654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814">
                <text:p>0.474814</text:p>
              </table:table-cell>
              <table:table-cell office:value-type="float" office:value="0.65965">
                <text:p>0.6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3336">
                <text:p>0.503336</text:p>
              </table:table-cell>
              <table:table-cell office:value-type="float" office:value="0.400974">
                <text:p>0.400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0299">
                <text:p>0.550299</text:p>
              </table:table-cell>
              <table:table-cell office:value-type="float" office:value="0.428974">
                <text:p>0.428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345">
                <text:p>0.611345</text:p>
              </table:table-cell>
              <table:table-cell office:value-type="float" office:value="0.645929">
                <text:p>0.645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943">
                <text:p>0.626943</text:p>
              </table:table-cell>
              <table:table-cell office:value-type="float" office:value="0.627079">
                <text:p>0.627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896">
                <text:p>0.429896</text:p>
              </table:table-cell>
              <table:table-cell office:value-type="float" office:value="0.370699">
                <text:p>0.37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791">
                <text:p>0.638791</text:p>
              </table:table-cell>
              <table:table-cell office:value-type="float" office:value="0.594708">
                <text:p>0.594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638">
                <text:p>0.542638</text:p>
              </table:table-cell>
              <table:table-cell office:value-type="float" office:value="0.66954">
                <text:p>0.66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455">
                <text:p>0.413455</text:p>
              </table:table-cell>
              <table:table-cell office:value-type="float" office:value="0.365419">
                <text:p>0.365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449">
                <text:p>0.388449</text:p>
              </table:table-cell>
              <table:table-cell office:value-type="float" office:value="0.633482">
                <text:p>0.633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59">
                <text:p>0.51759</text:p>
              </table:table-cell>
              <table:table-cell office:value-type="float" office:value="0.408521">
                <text:p>0.40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963">
                <text:p>0.380963</text:p>
              </table:table-cell>
              <table:table-cell office:value-type="float" office:value="0.630971">
                <text:p>0.630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5766">
                <text:p>0.535766</text:p>
              </table:table-cell>
              <table:table-cell office:value-type="float" office:value="0.669441">
                <text:p>0.669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2427">
                <text:p>0.422427</text:p>
              </table:table-cell>
              <table:table-cell office:value-type="float" office:value="0.368245">
                <text:p>0.36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9828">
                <text:p>0.489828</text:p>
              </table:table-cell>
              <table:table-cell office:value-type="float" office:value="0.663157">
                <text:p>0.663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64">
                <text:p>0.56064</text:p>
              </table:table-cell>
              <table:table-cell office:value-type="float" office:value="0.436636">
                <text:p>0.43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8902">
                <text:p>0.608902</text:p>
              </table:table-cell>
              <table:table-cell office:value-type="float" office:value="0.486247">
                <text:p>0.486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5">
                <text:p>0.63975</text:p>
              </table:table-cell>
              <table:table-cell office:value-type="float" office:value="0.564734">
                <text:p>0.564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631">
                <text:p>0.595631</text:p>
              </table:table-cell>
              <table:table-cell office:value-type="float" office:value="0.657073">
                <text:p>0.65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2664">
                <text:p>0.612664</text:p>
              </table:table-cell>
              <table:table-cell office:value-type="float" office:value="0.491765">
                <text:p>0.491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34">
                <text:p>0.54334</text:p>
              </table:table-cell>
              <table:table-cell office:value-type="float" office:value="0.669534">
                <text:p>0.669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935">
                <text:p>0.458935</text:p>
              </table:table-cell>
              <table:table-cell office:value-type="float" office:value="0.655458">
                <text:p>0.655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5">
                <text:p>0.55875</text:p>
              </table:table-cell>
              <table:table-cell office:value-type="float" office:value="0.435182">
                <text:p>0.435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67">
                <text:p>0.52367</text:p>
              </table:table-cell>
              <table:table-cell office:value-type="float" office:value="0.668637">
                <text:p>0.668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04">
                <text:p>0.40904</text:p>
              </table:table-cell>
              <table:table-cell office:value-type="float" office:value="0.364076">
                <text:p>0.364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656">
                <text:p>0.223656</text:p>
              </table:table-cell>
              <table:table-cell office:value-type="float" office:value="0.577307">
                <text:p>0.577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018">
                <text:p>0.621018</text:p>
              </table:table-cell>
              <table:table-cell office:value-type="float" office:value="0.635623">
                <text:p>0.635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6394">
                <text:p>0.466394</text:p>
              </table:table-cell>
              <table:table-cell office:value-type="float" office:value="0.657481">
                <text:p>0.65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98">
                <text:p>0.570598</text:p>
              </table:table-cell>
              <table:table-cell office:value-type="float" office:value="0.444733">
                <text:p>0.444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91">
                <text:p>0.43091</text:p>
              </table:table-cell>
              <table:table-cell office:value-type="float" office:value="0.37104">
                <text:p>0.37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1387">
                <text:p>0.531387</text:p>
              </table:table-cell>
              <table:table-cell office:value-type="float" office:value="0.669237">
                <text:p>0.669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3649">
                <text:p>0.633649</text:p>
              </table:table-cell>
              <table:table-cell office:value-type="float" office:value="0.613441">
                <text:p>0.613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856">
                <text:p>0.342856</text:p>
              </table:table-cell>
              <table:table-cell office:value-type="float" office:value="0.61797">
                <text:p>0.61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632">
                <text:p>0.611632</text:p>
              </table:table-cell>
              <table:table-cell office:value-type="float" office:value="0.490212">
                <text:p>0.49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186">
                <text:p>0.628186</text:p>
              </table:table-cell>
              <table:table-cell office:value-type="float" office:value="0.520574">
                <text:p>0.52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917">
                <text:p>0.347917</text:p>
              </table:table-cell>
              <table:table-cell office:value-type="float" office:value="0.348305">
                <text:p>0.348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783">
                <text:p>0.444783</text:p>
              </table:table-cell>
              <table:table-cell office:value-type="float" office:value="0.375894">
                <text:p>0.375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217">
                <text:p>0.46217</text:p>
              </table:table-cell>
              <table:table-cell office:value-type="float" office:value="0.382504">
                <text:p>0.382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271">
                <text:p>0.430271</text:p>
              </table:table-cell>
              <table:table-cell office:value-type="float" office:value="0.370827">
                <text:p>0.3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8301">
                <text:p>0.388301</text:p>
              </table:table-cell>
              <table:table-cell office:value-type="float" office:value="0.358163">
                <text:p>0.358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857">
                <text:p>0.484857</text:p>
              </table:table-cell>
              <table:table-cell office:value-type="float" office:value="0.392137">
                <text:p>0.392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6789">
                <text:p>0.116789</text:p>
              </table:table-cell>
              <table:table-cell office:value-type="float" office:value="0.543385">
                <text:p>0.543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306">
                <text:p>0.378306</text:p>
              </table:table-cell>
              <table:table-cell office:value-type="float" office:value="0.630074">
                <text:p>0.63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72">
                <text:p>0.481272</text:p>
              </table:table-cell>
              <table:table-cell office:value-type="float" office:value="0.390531">
                <text:p>0.39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301">
                <text:p>0.596301</text:p>
              </table:table-cell>
              <table:table-cell office:value-type="float" office:value="0.656695">
                <text:p>0.65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4749">
                <text:p>0.424749</text:p>
              </table:table-cell>
              <table:table-cell office:value-type="float" office:value="0.368998">
                <text:p>0.368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854">
                <text:p>0.515854</text:p>
              </table:table-cell>
              <table:table-cell office:value-type="float" office:value="0.407563">
                <text:p>0.407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702">
                <text:p>0.25702</text:p>
              </table:table-cell>
              <table:table-cell office:value-type="float" office:value="0.588496">
                <text:p>0.588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356">
                <text:p>0.227356</text:p>
              </table:table-cell>
              <table:table-cell office:value-type="float" office:value="0.578535">
                <text:p>0.578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094">
                <text:p>0.391094</text:p>
              </table:table-cell>
              <table:table-cell office:value-type="float" office:value="0.358923">
                <text:p>0.358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5142">
                <text:p>0.455142</text:p>
              </table:table-cell>
              <table:table-cell office:value-type="float" office:value="0.379757">
                <text:p>0.379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431">
                <text:p>0.347431</text:p>
              </table:table-cell>
              <table:table-cell office:value-type="float" office:value="0.619543">
                <text:p>0.619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999">
                <text:p>0.545999</text:p>
              </table:table-cell>
              <table:table-cell office:value-type="float" office:value="0.669482">
                <text:p>0.669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3438">
                <text:p>0.383438</text:p>
              </table:table-cell>
              <table:table-cell office:value-type="float" office:value="0.356866">
                <text:p>0.356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75">
                <text:p>0.264775</text:p>
              </table:table-cell>
              <table:table-cell office:value-type="float" office:value="0.591128">
                <text:p>0.591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973">
                <text:p>0.271973</text:p>
              </table:table-cell>
              <table:table-cell office:value-type="float" office:value="0.334201">
                <text:p>0.33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2777">
                <text:p>0.342777</text:p>
              </table:table-cell>
              <table:table-cell office:value-type="float" office:value="0.617942">
                <text:p>0.617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3718">
                <text:p>0.213718</text:p>
              </table:table-cell>
              <table:table-cell office:value-type="float" office:value="0.574022">
                <text:p>0.574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4769">
                <text:p>0.264769</text:p>
              </table:table-cell>
              <table:table-cell office:value-type="float" office:value="0.591126">
                <text:p>0.59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1289">
                <text:p>0.481289</text:p>
              </table:table-cell>
              <table:table-cell office:value-type="float" office:value="0.390539">
                <text:p>0.390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1652">
                <text:p>0.511652</text:p>
              </table:table-cell>
              <table:table-cell office:value-type="float" office:value="0.667165">
                <text:p>0.66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1421">
                <text:p>0.631421</text:p>
              </table:table-cell>
              <table:table-cell office:value-type="float" office:value="0.61867">
                <text:p>0.61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717">
                <text:p>0.558717</text:p>
              </table:table-cell>
              <table:table-cell office:value-type="float" office:value="0.668547">
                <text:p>0.668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0592">
                <text:p>0.430592</text:p>
              </table:table-cell>
              <table:table-cell office:value-type="float" office:value="0.647112">
                <text:p>0.64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3489">
                <text:p>0.313489</text:p>
              </table:table-cell>
              <table:table-cell office:value-type="float" office:value="0.607841">
                <text:p>0.607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365">
                <text:p>0.331365</text:p>
              </table:table-cell>
              <table:table-cell office:value-type="float" office:value="0.344805">
                <text:p>0.344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11">
                <text:p>0.51911</text:p>
              </table:table-cell>
              <table:table-cell office:value-type="float" office:value="0.66815">
                <text:p>0.66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21">
                <text:p>0.357621</text:p>
              </table:table-cell>
              <table:table-cell office:value-type="float" office:value="0.623039">
                <text:p>0.623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6231">
                <text:p>0.296231</text:p>
              </table:table-cell>
              <table:table-cell office:value-type="float" office:value="0.338214">
                <text:p>0.338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3547">
                <text:p>0.533547</text:p>
              </table:table-cell>
              <table:table-cell office:value-type="float" office:value="0.417876">
                <text:p>0.417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002">
                <text:p>0.186002</text:p>
              </table:table-cell>
              <table:table-cell office:value-type="float" office:value="0.564992">
                <text:p>0.564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136">
                <text:p>0.639136</text:p>
              </table:table-cell>
              <table:table-cell office:value-type="float" office:value="0.592545">
                <text:p>0.592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08">
                <text:p>0.640208</text:p>
              </table:table-cell>
              <table:table-cell office:value-type="float" office:value="0.581158">
                <text:p>0.58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6666">
                <text:p>0.546666</text:p>
              </table:table-cell>
              <table:table-cell office:value-type="float" office:value="0.669462">
                <text:p>0.66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13">
                <text:p>0.639713</text:p>
              </table:table-cell>
              <table:table-cell office:value-type="float" office:value="0.564345">
                <text:p>0.56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8973">
                <text:p>0.578973</text:p>
              </table:table-cell>
              <table:table-cell office:value-type="float" office:value="0.664201">
                <text:p>0.664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284">
                <text:p>0.365284</text:p>
              </table:table-cell>
              <table:table-cell office:value-type="float" office:value="0.625657">
                <text:p>0.625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9724">
                <text:p>0.619724</text:p>
              </table:table-cell>
              <table:table-cell office:value-type="float" office:value="0.637222">
                <text:p>0.637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414">
                <text:p>0.368414</text:p>
              </table:table-cell>
              <table:table-cell office:value-type="float" office:value="0.626723">
                <text:p>0.626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6369">
                <text:p>0.326369</text:p>
              </table:table-cell>
              <table:table-cell office:value-type="float" office:value="0.343802">
                <text:p>0.343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692">
                <text:p>0.42692</text:p>
              </table:table-cell>
              <table:table-cell office:value-type="float" office:value="0.369712">
                <text:p>0.36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977">
                <text:p>0.610977</text:p>
              </table:table-cell>
              <table:table-cell office:value-type="float" office:value="0.489242">
                <text:p>0.48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63">
                <text:p>0.622463</text:p>
              </table:table-cell>
              <table:table-cell office:value-type="float" office:value="0.633739">
                <text:p>0.633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007">
                <text:p>0.623007</text:p>
              </table:table-cell>
              <table:table-cell office:value-type="float" office:value="0.509511">
                <text:p>0.509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2631">
                <text:p>0.572631</text:p>
              </table:table-cell>
              <table:table-cell office:value-type="float" office:value="0.446486">
                <text:p>0.446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909">
                <text:p>0.580909</text:p>
              </table:table-cell>
              <table:table-cell office:value-type="float" office:value="0.454028">
                <text:p>0.454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95">
                <text:p>0.60795</text:p>
              </table:table-cell>
              <table:table-cell office:value-type="float" office:value="0.648815">
                <text:p>0.64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632">
                <text:p>0.219632</text:p>
              </table:table-cell>
              <table:table-cell office:value-type="float" office:value="0.575974">
                <text:p>0.57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581">
                <text:p>0.395581</text:p>
              </table:table-cell>
              <table:table-cell office:value-type="float" office:value="0.360167">
                <text:p>0.360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567">
                <text:p>0.399567</text:p>
              </table:table-cell>
              <table:table-cell office:value-type="float" office:value="0.637173">
                <text:p>0.637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2067">
                <text:p>0.292067</text:p>
              </table:table-cell>
              <table:table-cell office:value-type="float" office:value="0.337498">
                <text:p>0.337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">
                <text:p>0.5705</text:p>
              </table:table-cell>
              <table:table-cell office:value-type="float" office:value="0.444649">
                <text:p>0.444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842">
                <text:p>0.639842</text:p>
              </table:table-cell>
              <table:table-cell office:value-type="float" office:value="0.565739">
                <text:p>0.565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05">
                <text:p>0.31505</text:p>
              </table:table-cell>
              <table:table-cell office:value-type="float" office:value="0.608379">
                <text:p>0.60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041">
                <text:p>0.286041</text:p>
              </table:table-cell>
              <table:table-cell office:value-type="float" office:value="0.598394">
                <text:p>0.598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33">
                <text:p>0.579633</text:p>
              </table:table-cell>
              <table:table-cell office:value-type="float" office:value="0.452821">
                <text:p>0.45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642">
                <text:p>0.377642</text:p>
              </table:table-cell>
              <table:table-cell office:value-type="float" office:value="0.355362">
                <text:p>0.355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116">
                <text:p>0.615116</text:p>
              </table:table-cell>
              <table:table-cell office:value-type="float" office:value="0.642323">
                <text:p>0.642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5144">
                <text:p>0.485144</text:p>
              </table:table-cell>
              <table:table-cell office:value-type="float" office:value="0.392267">
                <text:p>0.392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123">
                <text:p>0.375123</text:p>
              </table:table-cell>
              <table:table-cell office:value-type="float" office:value="0.628999">
                <text:p>0.62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1178">
                <text:p>0.371178</text:p>
              </table:table-cell>
              <table:table-cell office:value-type="float" office:value="0.627662">
                <text:p>0.627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192">
                <text:p>0.403192</text:p>
              </table:table-cell>
              <table:table-cell office:value-type="float" office:value="0.362342">
                <text:p>0.362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033">
                <text:p>0.513033</text:p>
              </table:table-cell>
              <table:table-cell office:value-type="float" office:value="0.406031">
                <text:p>0.406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9387">
                <text:p>0.629387</text:p>
              </table:table-cell>
              <table:table-cell office:value-type="float" office:value="0.523467">
                <text:p>0.523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849">
                <text:p>0.615849</text:p>
              </table:table-cell>
              <table:table-cell office:value-type="float" office:value="0.641567">
                <text:p>0.641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987">
                <text:p>0.298987</text:p>
              </table:table-cell>
              <table:table-cell office:value-type="float" office:value="0.602842">
                <text:p>0.602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119">
                <text:p>0.370119</text:p>
              </table:table-cell>
              <table:table-cell office:value-type="float" office:value="0.627302">
                <text:p>0.627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1315">
                <text:p>0.571315</text:p>
              </table:table-cell>
              <table:table-cell office:value-type="float" office:value="0.445347">
                <text:p>0.445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199">
                <text:p>0.596199</text:p>
              </table:table-cell>
              <table:table-cell office:value-type="float" office:value="0.470046">
                <text:p>0.47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8346">
                <text:p>0.538346</text:p>
              </table:table-cell>
              <table:table-cell office:value-type="float" office:value="0.420908">
                <text:p>0.42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758">
                <text:p>0.613758</text:p>
              </table:table-cell>
              <table:table-cell office:value-type="float" office:value="0.493448">
                <text:p>0.493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913">
                <text:p>0.490913</text:p>
              </table:table-cell>
              <table:table-cell office:value-type="float" office:value="0.394926">
                <text:p>0.394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237">
                <text:p>0.421237</text:p>
              </table:table-cell>
              <table:table-cell office:value-type="float" office:value="0.367863">
                <text:p>0.367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526">
                <text:p>0.320526</text:p>
              </table:table-cell>
              <table:table-cell office:value-type="float" office:value="0.61027">
                <text:p>0.6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7538">
                <text:p>0.567538</text:p>
              </table:table-cell>
              <table:table-cell office:value-type="float" office:value="0.44216">
                <text:p>0.44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0859">
                <text:p>0.540859</text:p>
              </table:table-cell>
              <table:table-cell office:value-type="float" office:value="0.669542">
                <text:p>0.669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905">
                <text:p>0.556905</text:p>
              </table:table-cell>
              <table:table-cell office:value-type="float" office:value="0.668755">
                <text:p>0.668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827">
                <text:p>0.387827</text:p>
              </table:table-cell>
              <table:table-cell office:value-type="float" office:value="0.633275">
                <text:p>0.63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758">
                <text:p>0.37758</text:p>
              </table:table-cell>
              <table:table-cell office:value-type="float" office:value="0.62983">
                <text:p>0.62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216">
                <text:p>0.480216</text:p>
              </table:table-cell>
              <table:table-cell office:value-type="float" office:value="0.66097">
                <text:p>0.6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29">
                <text:p>0.29929</text:p>
              </table:table-cell>
              <table:table-cell office:value-type="float" office:value="0.338749">
                <text:p>0.338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8726">
                <text:p>0.408726</text:p>
              </table:table-cell>
              <table:table-cell office:value-type="float" office:value="0.64017">
                <text:p>0.64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481">
                <text:p>0.542481</text:p>
              </table:table-cell>
              <table:table-cell office:value-type="float" office:value="0.423611">
                <text:p>0.423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206">
                <text:p>0.568206</text:p>
              </table:table-cell>
              <table:table-cell office:value-type="float" office:value="0.442716">
                <text:p>0.44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454">
                <text:p>0.304454</text:p>
              </table:table-cell>
              <table:table-cell office:value-type="float" office:value="0.604725">
                <text:p>0.60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4583">
                <text:p>0.564583</text:p>
              </table:table-cell>
              <table:table-cell office:value-type="float" office:value="0.667688">
                <text:p>0.667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125">
                <text:p>0.174125</text:p>
              </table:table-cell>
              <table:table-cell office:value-type="float" office:value="0.561184">
                <text:p>0.56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851">
                <text:p>0.444851</text:p>
              </table:table-cell>
              <table:table-cell office:value-type="float" office:value="0.375918">
                <text:p>0.37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0598">
                <text:p>0.380598</text:p>
              </table:table-cell>
              <table:table-cell office:value-type="float" office:value="0.356123">
                <text:p>0.35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0483">
                <text:p>0.440483</text:p>
              </table:table-cell>
              <table:table-cell office:value-type="float" office:value="0.650126">
                <text:p>0.65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934">
                <text:p>0.595934</text:p>
              </table:table-cell>
              <table:table-cell office:value-type="float" office:value="0.469737">
                <text:p>0.46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709">
                <text:p>0.58709</text:p>
              </table:table-cell>
              <table:table-cell office:value-type="float" office:value="0.661208">
                <text:p>0.661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1428">
                <text:p>0.591428</text:p>
              </table:table-cell>
              <table:table-cell office:value-type="float" office:value="0.659247">
                <text:p>0.659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1431">
                <text:p>0.311431</text:p>
              </table:table-cell>
              <table:table-cell office:value-type="float" office:value="0.607131">
                <text:p>0.607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0532">
                <text:p>0.390532</text:p>
              </table:table-cell>
              <table:table-cell office:value-type="float" office:value="0.634177">
                <text:p>0.634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9733">
                <text:p>0.639733</text:p>
              </table:table-cell>
              <table:table-cell office:value-type="float" office:value="0.564558">
                <text:p>0.564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987">
                <text:p>0.49987</text:p>
              </table:table-cell>
              <table:table-cell office:value-type="float" office:value="0.665186">
                <text:p>0.665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6857">
                <text:p>0.526857</text:p>
              </table:table-cell>
              <table:table-cell office:value-type="float" office:value="0.413824">
                <text:p>0.413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021">
                <text:p>0.438021</text:p>
              </table:table-cell>
              <table:table-cell office:value-type="float" office:value="0.649384">
                <text:p>0.649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4994">
                <text:p>0.434994</text:p>
              </table:table-cell>
              <table:table-cell office:value-type="float" office:value="0.648464">
                <text:p>0.64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394">
                <text:p>0.49394</text:p>
              </table:table-cell>
              <table:table-cell office:value-type="float" office:value="0.396358">
                <text:p>0.396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966">
                <text:p>0.453966</text:p>
              </table:table-cell>
              <table:table-cell office:value-type="float" office:value="0.654065">
                <text:p>0.654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133">
                <text:p>0.475133</text:p>
              </table:table-cell>
              <table:table-cell office:value-type="float" office:value="0.65973">
                <text:p>0.65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582">
                <text:p>0.497582</text:p>
              </table:table-cell>
              <table:table-cell office:value-type="float" office:value="0.664749">
                <text:p>0.664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061">
                <text:p>0.524061</text:p>
              </table:table-cell>
              <table:table-cell office:value-type="float" office:value="0.668674">
                <text:p>0.6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658">
                <text:p>0.638658</text:p>
              </table:table-cell>
              <table:table-cell office:value-type="float" office:value="0.556221">
                <text:p>0.556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37">
                <text:p>0.45437</text:p>
              </table:table-cell>
              <table:table-cell office:value-type="float" office:value="0.65418">
                <text:p>0.65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3392">
                <text:p>0.613392</text:p>
              </table:table-cell>
              <table:table-cell office:value-type="float" office:value="0.644029">
                <text:p>0.644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41">
                <text:p>0.638041</text:p>
              </table:table-cell>
              <table:table-cell office:value-type="float" office:value="0.552705">
                <text:p>0.55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714">
                <text:p>0.576714</text:p>
              </table:table-cell>
              <table:table-cell office:value-type="float" office:value="0.664892">
                <text:p>0.664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567">
                <text:p>0.638567</text:p>
              </table:table-cell>
              <table:table-cell office:value-type="float" office:value="0.555662">
                <text:p>0.555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555">
                <text:p>0.570555</text:p>
              </table:table-cell>
              <table:table-cell office:value-type="float" office:value="0.444696">
                <text:p>0.44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232">
                <text:p>0.497232</text:p>
              </table:table-cell>
              <table:table-cell office:value-type="float" office:value="0.664682">
                <text:p>0.66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83">
                <text:p>0.420583</text:p>
              </table:table-cell>
              <table:table-cell office:value-type="float" office:value="0.643976">
                <text:p>0.643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062">
                <text:p>0.457062</text:p>
              </table:table-cell>
              <table:table-cell office:value-type="float" office:value="0.654937">
                <text:p>0.654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852">
                <text:p>0.542852</text:p>
              </table:table-cell>
              <table:table-cell office:value-type="float" office:value="0.669538">
                <text:p>0.669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7324">
                <text:p>0.527324</text:p>
              </table:table-cell>
              <table:table-cell office:value-type="float" office:value="0.414101">
                <text:p>0.41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987">
                <text:p>0.579987</text:p>
              </table:table-cell>
              <table:table-cell office:value-type="float" office:value="0.663873">
                <text:p>0.66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8265">
                <text:p>0.488265</text:p>
              </table:table-cell>
              <table:table-cell office:value-type="float" office:value="0.393694">
                <text:p>0.393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1411">
                <text:p>0.291411</text:p>
              </table:table-cell>
              <table:table-cell office:value-type="float" office:value="0.600236">
                <text:p>0.600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8637">
                <text:p>0.458637</text:p>
              </table:table-cell>
              <table:table-cell office:value-type="float" office:value="0.655376">
                <text:p>0.655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2768">
                <text:p>0.632768</text:p>
              </table:table-cell>
              <table:table-cell office:value-type="float" office:value="0.615628">
                <text:p>0.615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82">
                <text:p>0.616482</text:p>
              </table:table-cell>
              <table:table-cell office:value-type="float" office:value="0.497813">
                <text:p>0.497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101">
                <text:p>0.347101</text:p>
              </table:table-cell>
              <table:table-cell office:value-type="float" office:value="0.61943">
                <text:p>0.6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3982">
                <text:p>0.523982</text:p>
              </table:table-cell>
              <table:table-cell office:value-type="float" office:value="0.412142">
                <text:p>0.41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146">
                <text:p>0.625146</text:p>
              </table:table-cell>
              <table:table-cell office:value-type="float" office:value="0.51384">
                <text:p>0.51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4431">
                <text:p>0.404431</text:p>
              </table:table-cell>
              <table:table-cell office:value-type="float" office:value="0.362705">
                <text:p>0.362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6801">
                <text:p>0.626801</text:p>
              </table:table-cell>
              <table:table-cell office:value-type="float" office:value="0.627312">
                <text:p>0.627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4256">
                <text:p>0.344256</text:p>
              </table:table-cell>
              <table:table-cell office:value-type="float" office:value="0.618451">
                <text:p>0.618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7269">
                <text:p>0.457269</text:p>
              </table:table-cell>
              <table:table-cell office:value-type="float" office:value="0.654995">
                <text:p>0.654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193">
                <text:p>0.490193</text:p>
              </table:table-cell>
              <table:table-cell office:value-type="float" office:value="0.663236">
                <text:p>0.663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3222">
                <text:p>0.283222</text:p>
              </table:table-cell>
              <table:table-cell office:value-type="float" office:value="0.597426">
                <text:p>0.597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0961">
                <text:p>0.280961</text:p>
              </table:table-cell>
              <table:table-cell office:value-type="float" office:value="0.335645">
                <text:p>0.335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6442">
                <text:p>0.576442</text:p>
              </table:table-cell>
              <table:table-cell office:value-type="float" office:value="0.449875">
                <text:p>0.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58">
                <text:p>0.59058</text:p>
              </table:table-cell>
              <table:table-cell office:value-type="float" office:value="0.463795">
                <text:p>0.463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572">
                <text:p>0.420572</text:p>
              </table:table-cell>
              <table:table-cell office:value-type="float" office:value="0.36765">
                <text:p>0.36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3301">
                <text:p>0.453301</text:p>
              </table:table-cell>
              <table:table-cell office:value-type="float" office:value="0.379055">
                <text:p>0.379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331">
                <text:p>0.365331</text:p>
              </table:table-cell>
              <table:table-cell office:value-type="float" office:value="0.35231">
                <text:p>0.35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507">
                <text:p>0.169507</text:p>
              </table:table-cell>
              <table:table-cell office:value-type="float" office:value="0.559717">
                <text:p>0.559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2764">
                <text:p>0.432764</text:p>
              </table:table-cell>
              <table:table-cell office:value-type="float" office:value="0.647782">
                <text:p>0.647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157">
                <text:p>0.415157</text:p>
              </table:table-cell>
              <table:table-cell office:value-type="float" office:value="0.365945">
                <text:p>0.365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544">
                <text:p>0.444544</text:p>
              </table:table-cell>
              <table:table-cell office:value-type="float" office:value="0.651334">
                <text:p>0.651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669">
                <text:p>0.607669</text:p>
              </table:table-cell>
              <table:table-cell office:value-type="float" office:value="0.484522">
                <text:p>0.48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82">
                <text:p>0.415682</text:p>
              </table:table-cell>
              <table:table-cell office:value-type="float" office:value="0.642414">
                <text:p>0.642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6106">
                <text:p>0.496106</text:p>
              </table:table-cell>
              <table:table-cell office:value-type="float" office:value="0.397399">
                <text:p>0.397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6645">
                <text:p>0.336645</text:p>
              </table:table-cell>
              <table:table-cell office:value-type="float" office:value="0.61583">
                <text:p>0.61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561">
                <text:p>0.387561</text:p>
              </table:table-cell>
              <table:table-cell office:value-type="float" office:value="0.633186">
                <text:p>0.633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